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style:style style:name="T4" style:family="text">
      <style:text-properties style:text-position="super"/>
    </style:style>
    <style:style style:name="T5" style:family="text">
      <style:text-properties fo:font-weight="bold" style:text-underline-type="single" style:text-underline-style="solid"/>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Normal"/>
      <text:p text:style-name="Normal">•••</text:p>
      <text:p text:style-name="Normal">Saturday 13th July, 23:56, 70 days left</text:p>
      <text:p text:style-name="Normal">Today didn't go as well as yesterday, but overall it went well. I'll train my focus elsewhere, I'm only writing in the morning, no Leetcode. If I wish to be the best, I will need all the training and time I can get my hands on.</text:p>
      <text:p text:style-name="Normal">We're also on the verge of defeat right now. Let's see what you're made of. Let's see if you can withstand tonight, tomorrow and the days that follow. Let's see if we are a step closer to our ideal self.</text:p>
      <text:p text:style-name="Normal">That's right, slow and steady. We'll keep at it slow and steady.</text:p>
      <text:p text:style-name="Normal">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Normal"/>
      <text:p text:style-name="Normal">•••</text:p>
      <text:p text:style-name="Normal">Sunday 14th July, 23:04, 69 days left</text:p>
      <text:p text:style-name="Normal">Funny number. Today didn't go badly. We basically took a rest day. We lacked sleep, so we slept in this morning, and then we didn't push too hard for the rest of the day. This is fine, Sundays are supposed to be rest days after all.</text:p>
      <text:p text:style-name="Normal">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Normal">That doesn't mean we're forgetting every other lesson up till now. Keep them in mind. Play the best you can.</text:p>
      <text:p text:style-name="Normal"/>
      <text:p text:style-name="Normal">•••</text:p>
      <text:p text:style-name="Normal">Monday 15th July, 22:31, 68 days left</text:p>
      <text:p text:style-name="Normal">We're becoming unruly. This happens regularly, it seems. We want to bend the routine to our mood. It's the project again. Part of me wants to devote as much time as possible to it.</text:p>
      <text:p text:style-name="Normal">The only part of me that's against it is the one that stood up to it a while back. The arguments are the same. On both sides.</text:p>
      <text:p text:style-name="Normal">You know what? If you want work, I can give you work.</text:p>
      <text:p text:style-name="Normal">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Normal">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Normal">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Normal">So, we're going all in. No take-backs. Let's do this shit. Go to sleep, and dedicate every morning to this damn project.</text:p>
      <text:p text:style-name="Normal">Let this be a new training every morning. Every day. Teach me how to give something my all, everything I've got. Teach me how to give something my entire life.</text:p>
      <text:p text:style-name="Normal"/>
      <text:p text:style-name="Normal">•••</text:p>
      <text:p text:style-name="Normal">Wednesday 17th July, 00:13, 67 days left</text:p>
      <text:p text:style-name="Normal">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Normal">We don't have much else to say. Let's just hope this is a good call. Don't ruin our streak, yeah?</text:p>
      <text:p text:style-name="Normal"/>
      <text:p text:style-name="Normal">•••</text:p>
      <text:p text:style-name="Normal">Wednesday 17th July, 23:40, 66 days left</text:p>
      <text:p text:style-name="Normal">Managed to actually rest. Fairly well at least. Yesternight we played DMC5 until 3am, and thoroughly got our asses handed to us on a silver platter. Today we played World of Warships, and died with minimal positive impact more often than I'd like to admit.</text:p>
      <text:p text:style-name="Normal">My point is, despite the fact that we are on a streak, something's off. Our performance is... bad. Why is that? Why is it that despite... Despite what? Our inexistent attempts at maintaining awareness?</text:p>
      <text:p text:style-name="Normal">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Normal">Alright, I'll drill that in your head as many times as I need to, but for now, let's analyse. What went wrong?</text:p>
      <text:p text:style-name="Normal">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Normal">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Normal">We've tried much for awareness, with little results. So instead, let's just focus on awareness when we are working. When we are performing a task. Yeah, let's try.</text:p>
      <text:p text:style-name="Normal">Alright, that's enough for today, let's go to sleep now. Goodnight.</text:p>
      <text:p text:style-name="Normal"/>
      <text:p text:style-name="Normal">•••</text:p>
      <text:p text:style-name="Normal">Thursday 18th July, 23:22, 65 days left</text:p>
      <text:p text:style-name="Normal">I feel like we're incredibly slow. Due to circumstances, we weren't able to get much done today, I wonder about tomorrow? And what about the day after that? And the one after? Sometimes I really feel like we aren't getting anything done.</text:p>
      <text:p text:style-name="Normal">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Normal">You know, sometimes I want to write. And I want to write at night. It just doesn't work in the morning. So let's write at night. In a way, we're keeping with what we said, but we also aren't. There was no plan to write. But I don't want to stop writing.</text:p>
      <text:p text:style-name="Normal">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Normal">I think the time is ripe for a second attempt. We will try writing at night again. We have from after dinner until midnight. At least, on paper. On paper. But tomorrow morning, just tomorrow morning, I want to write.</text:p>
      <text:p text:style-name="Normal">We won't. We'll keep to our word. In exchange, do your best to be able to write tomorrow evening. </text:p>
      <text:p text:style-name="Normal">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Normal">Actually, let's make one more change. Write until whatever time you want at night. There, I said it explicitly. See you now.</text:p>
      <text:p text:style-name="Normal"/>
      <text:p text:style-name="Normal">•••</text:p>
      <text:p text:style-name="Normal">Friday 19th July, 22:43, 64 days left</text:p>
      <text:p text:style-name="Normal">That was a pain. Spent the whole day researching message brokers. But we have our answer. Or should I say, we've made our choice.</text:p>
      <text:p text:style-name="Normal">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Normal">You've also followed the routine a bit better, but, well, not all that well. We didn't workout today, even though we had to. We hadn't worked out yesterday due to unfortunate circumstances too. Well, it's not the top priority. The top priority is the project.</text:p>
      <text:p text:style-name="Normal">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Normal">... 17 sai no uta. We were completely incapable of focusing on university. Back when we'd finished TAW, we said we'd come back to writing, after we were done with uni.</text:p>
      <text:p text:style-name="Normal">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Normal"/>
      <text:p text:style-name="Normal">•••</text:p>
      <text:p text:style-name="Normal">Saturday 20th July, 23:38, 63 days left</text:p>
      <text:p text:style-name="Normal">We lost yesternight. For no good reason. There never are good reasons to lose. Never.</text:p>
      <text:p text:style-name="Normal">We'll put a stop to caffeine, I can't sleep at night because of it.</text:p>
      <text:p text:style-name="Normal">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Normal">While you may not wish to lead, a skill is a skill, and right now we need to develop it some, whether we want to or not.</text:p>
      <text:p text:style-name="Normal">Other than that... Unlike yesterday, you got lost today while doing your research. We're not sure where to go and what to do. We'll have to figure that out.</text:p>
      <text:p text:style-name="Normal">I do not have much else to say, so, see you.</text:p>
      <text:p text:style-name="Normal"/>
      <text:p text:style-name="Normal">•••</text:p>
      <text:p text:style-name="Normal">Sunday 21st July, 23:59, 62 days left</text:p>
      <text:p text:style-name="Normal">Tired. Walked for maybe two hours today.</text:p>
      <text:p text:style-name="Normal">Very tired. Nothing much happened today. But I do want to chill with a video game tonight.</text:p>
      <text:p text:style-name="Normal">Even though it's this late? Yes, even though...</text:p>
      <text:p text:style-name="Normal">I'm just tired. Yup, we are. You want to relax with a video game. Which is a stupid thing to do. It's a bad move. Instead, we'll create willpower out of thin air, and go to sleep.</text:p>
      <text:p text:style-name="Normal">Our brain was also all over the place today. We lacked focus, we still lack it, and our awareness was essentially on pause; we neither trained it nor degraded it.</text:p>
      <text:p text:style-name="Normal">Whatever the case, let's go to sleep.</text:p>
      <text:p text:style-name="Normal"/>
      <text:p text:style-name="Normal">•••</text:p>
      <text:p text:style-name="Normal">Monday 22nd July, 23:00, 61 days left</text:p>
      <text:p text:style-name="Normal">Played my best Des Moines game in WoWs tonight. Kraken, 247k damage, and a finish to put you on the edge of your seat. Victory is sweet, as is the port music after it. That was a great motivator, because my battles with the DM were bad prior to that game.</text:p>
      <text:p text:style-name="Normal">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Normal">We aren't grinding properly, are we? We aren't respecting our sleep schedule at all. So, now, while sleep is all important, tell me, what do you think of waking up at 6am? What do you say about beginning the true grind?</text:p>
      <text:p text:style-name="Normal">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Normal"/>
      <text:p text:style-name="Normal">•••</text:p>
      <text:p text:style-name="Normal">Tuesday 23rd July, 23:17, 60 days left</text:p>
      <text:p text:style-name="Normal">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Normal">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Normal">There are specific times of the day in which we have to fight. You know them. Show me that your willpower is more than just daydreams and imagination. Show me how your imagination can warp reality.</text:p>
      <text:p text:style-name="Normal">To A World, Imagination.</text:p>
      <text:p text:style-name="Normal"/>
      <text:p text:style-name="Normal">•••</text:p>
      <text:p text:style-name="Normal">Wednesday 24th July, 21:45, 59 days left</text:p>
      <text:p text:style-name="Normal">What to say... Not much...</text:p>
      <text:p text:style-name="Normal">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Normal"/>
      <text:p text:style-name="Normal">•••</text:p>
      <text:p text:style-name="Normal">Thursday 25th July, 21:37, 58 days left</text:p>
      <text:p text:style-name="Normal">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Normal"/>
      <text:p text:style-name="Normal">•••</text:p>
      <text:p text:style-name="Normal">Friday 26th July, 21:12, 57 days left</text:p>
      <text:p text:style-name="Normal">Today went fairly well. Yesterday too we respected schedule. But two is not a crowd. There's a long road ahead. At least 57 days, and we want it to last longer, as long as it needs to.</text:p>
      <text:p text:style-name="Normal">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Normal">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Normal"/>
      <text:p text:style-name="Normal">•••</text:p>
      <text:p text:style-name="Normal">Saturday 27th July, 21:53, 56 days left</text:p>
      <text:p text:style-name="Normal">I would greatly appreciate staying at home and doing my own thing for once. Not today, and not tomorrow either, it would seem. Not yesterday, not the day before it, and probably not the day before that either... Can't I just be left in peace?</text:p>
      <text:p text:style-name="Normal">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Normal">Consider this question —these questions— well. Shape us into something we love. That is the goal. Happiness is still a long way away, and for now, the ultimate goal is to become someone we love, until we can think about happiness.</text:p>
      <text:p text:style-name="Normal">Now, live. Show me how to live.</text:p>
      <text:p text:style-name="Normal"/>
      <text:p text:style-name="Normal">•••</text:p>
      <text:p text:style-name="Normal">Sunday 28th July, 22:28, 55 days left</text:p>
      <text:p text:style-name="Normal">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Normal">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Normal">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Normal">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Normal">How's that for exactitude? That's a lot more like it, this allows analysis, this allows us to figure out what went wrong, and how we could fix it.</text:p>
      <text:p text:style-name="Normal">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Normal">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Normal">That's quite enough for today. Hey, here's a question: our body seems to need 9 hours of sleep. We've thought that for a long time now. Should we set the alarm to 7am instead of 6?</text:p>
      <text:p text:style-name="Normal">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Normal"/>
      <text:p text:style-name="Normal">•••</text:p>
      <text:p text:style-name="Normal">Monday 29th July, 22:22, 54 days left</text:p>
      <text:p text:style-name="Normal">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Normal">We'll try waking up at 7am. It's starting to look pretty obvious that our past observation of needing 9 hours of sleep might be correct. Too many mornings have we spent failing to get up.</text:p>
      <text:p text:style-name="Normal">I'm tired. Let's go to sleep. Yes.</text:p>
      <text:p text:style-name="Normal"/>
      <text:p text:style-name="Normal">•••</text:p>
      <text:p text:style-name="Normal">Tuesday 30th July, 22:12, 53 days left</text:p>
      <text:p text:style-name="Normal">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Normal">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Normal">We focused, and we learned. A lot. We have a good handle of the basics of concurrency in Golang, and with some practice, I'm confident we can make good use of them.</text:p>
      <text:p text:style-name="Normal">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Normal">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Normal">So, let's try again tomorrow. Right now, let's try to fall asleep, shall we? Sounds great to me. Goodnight.</text:p>
      <text:p text:style-name="Normal"/>
      <text:p text:style-name="Normal">•••</text:p>
      <text:p text:style-name="Normal">Wednesday 31st July, 22:53, 52 days left</text:p>
      <text:p text:style-name="Normal">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Normal">I'm suspecting that it's of our past habits of taking it slow that's coming back to bite us. Or rather, it always bit us, but we're only really appreciating it now. So now we have to compute faster, whatever we do, to make up for that.</text:p>
      <text:p text:style-name="Normal">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Normal">You know, by the looks of it, our body actually seems to need eight and a half hours of sleep, not nine. That's a full half hour of difference. We won't manage to sleep at 21:30, but... We can take thirty minutes of debt.</text:p>
      <text:p text:style-name="Normal">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Normal"/>
      <text:p text:style-name="Normal">•••</text:p>
      <text:p text:style-name="Normal">Friday 2nd August, 00:25, 51 days left</text:p>
      <text:p text:style-name="Normal">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Normal">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Normal">... Deliberate practice. Let's practice improving our daily routine. The objective is clear, let's go to sleep and do our best. Goodnight.</text:p>
      <text:p text:style-name="Normal"/>
      <text:p text:style-name="Normal">•••</text:p>
      <text:p text:style-name="Normal">Friday 2nd August, 19:27, 50 days left</text:p>
      <text:p text:style-name="Normal">Now then, let's write a bit. Let's analyse our current situation, let's break down why it's so... bad.</text:p>
      <text:p text:style-name="Normal">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Normal"/>
      <text:p text:style-name="Normal">•••</text:p>
      <text:p text:style-name="Normal">Sunday 4th August, 00:01, 49 days left</text:p>
      <text:p text:style-name="Normal">There is much to say. You also have much to answer for. For example, what the fuck do you think you were doing? Today we spent the whole time making a theme on Neovim, and yesternight...</text:p>
      <text:p text:style-name="Normal">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Normal">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Normal">If you want strength, you know what to do. You know exactly what you have to do. You have to listen to your heart, do what it says, do what you know you have to do, and all excuses be damned.</text:p>
      <text:p text:style-name="Normal">There's something else that's interesting that happened today: we turned our phone on at around 19:00. Why don't we do that more often?</text:p>
      <text:p text:style-name="Normal">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Normal"/>
      <text:p text:style-name="Normal">•••</text:p>
      <text:p text:style-name="Normal">Sunday 4th August, 23:02, 48 days left</text:p>
      <text:p text:style-name="Normal">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Normal"/>
      <text:p text:style-name="Normal">•••</text:p>
      <text:p text:style-name="Normal">Monday 5th August, 22:25, 47 days left</text:p>
      <text:p text:style-name="Normal">Apparently we're a coffee person. That's what my alt account decided. I guess he's about the only person on earth who knows me as much as I do, so I'll take it.</text:p>
      <text:p text:style-name="Normal">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Normal">What should I say about today... Not bad, but not good enough. We've identified YT as our greatest time-sink. Time is a precious resource, limited by nature, and we are spending far too much of it on YT. Far more than we need to, especially since Nene is on a break.</text:p>
      <text:p text:style-name="Normal">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Normal">Other than that, things did go well. What will you tell me tomorrow I wonder. Let's go to sleep now. Alright, goodnight.</text:p>
      <text:p text:style-name="Normal"/>
      <text:p text:style-name="Normal">•••</text:p>
      <text:p text:style-name="Normal">Tuesday 6th August, 23:00, 46 days left</text:p>
      <text:p text:style-name="Normal">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Normal">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Normal">Strangely enough, this one didn't feel as bad as Mel's graduation. We've likely grown, and are capable of taking stronger blows.</text:p>
      <text:p text:style-name="Normal">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Normal">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Normal">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Normal"/>
      <text:p text:style-name="Normal">•••</text:p>
      <text:p text:style-name="Normal">Wednesday 7th August, 22:30, 45 days left</text:p>
      <text:p text:style-name="Normal">And here I thought we'd made peace with it. But my heart hurts sometimes. It's quite painful. Nenechi will also graduate some day, and quoting a fellow husband, “you'll see me on the news when that time comes”.</text:p>
      <text:p text:style-name="Normal">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Normal">What are you saying? Nevermind me. Yeah, I'll do that.</text:p>
      <text:p text:style-name="Normal">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Normal">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Normal">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Normal"/>
      <text:p text:style-name="Normal">•••</text:p>
      <text:p text:style-name="Normal">Thursday 8th August, 21:59, 45 days left</text:p>
      <text:p text:style-name="Normal">Let's divide this into two clear parts. No, the second part doesn't really stand on its own legs, let this be what it will be.</text:p>
      <text:p text:style-name="Normal">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Normal">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Normal">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Normal">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Normal">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Normal">That's enough writing, let's go to sleep. We can hardly focus on work lately, do better. Do better.</text:p>
      <text:p text:style-name="Normal"/>
      <text:p text:style-name="Normal">•••</text:p>
      <text:p text:style-name="Normal">Saturday 10th August, 00:05, 44 days left</text:p>
      <text:p text:style-name="Normal">Sometimes I'm left to wonder what the fuck is it that I'm doing. Now is one such times. So, what the fuck am I doing? Uh, if I had to say, I'd say we're fucking up pretty bad.</text:p>
      <text:p text:style-name="Normal">Normally I'd consider today a below-average day. Not too bad, but not good either. But the thing is, we've been having a few below-average days in a row now, haven't we? So, let me repeat the question: what the fuck are we doing?</text:p>
      <text:p text:style-name="Normal">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Normal">Alright, that will be all. See you.</text:p>
      <text:p text:style-name="Normal"/>
      <text:p text:style-name="Normal">•••</text:p>
      <text:p text:style-name="Normal">Saturday 10th August, 20:52, 43 days left</text:p>
      <text:p text:style-name="Normal">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Normal">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Normal"/>
      <text:p text:style-name="Normal">•••</text:p>
      <text:p text:style-name="Normal">Sunday 11th August, 22:59, 42 days left</text:p>
      <text:p text:style-name="Normal">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Normal">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Normal">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Normal">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Normal">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Normal"/>
      <text:p text:style-name="Normal">•••</text:p>
      <text:p text:style-name="Normal">Tuesday 13th August, 00:48, 42 days left</text:p>
      <text:p text:style-name="Normal">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Normal"/>
      <text:p text:style-name="Normal">•••</text:p>
      <text:p text:style-name="Normal">Tuesday 13th August, 23:24, 41 days left</text:p>
      <text:p text:style-name="Normal">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Normal">Alright, let's go to sleep then. Sure, not like there's much else to do.</text:p>
      <text:p text:style-name="Normal"/>
      <text:p text:style-name="Normal">•••</text:p>
      <text:p text:style-name="Normal">Wednesday 14th August, 23:59, 40 days left</text:p>
      <text:p text:style-name="Normal">I still wonder what I should do. What should I do? Am I allowed to play now? Or should I go to sleep instead? What should I do?</text:p>
      <text:p text:style-name="Normal">My heart tells me it's fine, but is it really? There are consequences to everything, I know that. It's just, I can't tell if this will have good or bad consequences.</text:p>
      <text:p text:style-name="Normal">That's because you're not considering them. If you consider them, you'll at least have an idea. Yeah, we'd regret it a bit. So let's play. With friends.</text:p>
      <text:p text:style-name="Normal"/>
      <text:p text:style-name="Normal">•••</text:p>
      <text:p text:style-name="Normal">Thursday 15th August, 22:25, 39 days left</text:p>
      <text:p text:style-name="Normal">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Normal">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Normal"/>
      <text:p text:style-name="Normal">•••</text:p>
      <text:p text:style-name="Normal">Friday 16th August, 23:20, 38 days left</text:p>
      <text:p text:style-name="Normal">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Normal">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Normal">That's it for today. We didn't do particularly well, but we didn't do too bad either. Let's go to sleep now. Goodnight.</text:p>
      <text:p text:style-name="Normal"/>
      <text:p text:style-name="Normal">•••</text:p>
      <text:p text:style-name="Normal">Saturday 17th August, 23:21, 37 days left</text:p>
      <text:p text:style-name="Normal">I'm rather tired. I hadn't worked out in a while. I think I'll sleep well today. I'm home.</text:p>
      <text:p text:style-name="Normal">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Normal"/>
      <text:p text:style-name="Normal">•••</text:p>
      <text:p text:style-name="Normal">Sunday 18th August, 22:19, 36 days left</text:p>
      <text:p text:style-name="Normal">What to say what to say. What is there to say about today? There could be much, there could be little.</text:p>
      <text:p text:style-name="Normal">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Normal">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Normal">You didn't think that one through. You're not thinking this one through. How can you make that claim?</text:p>
      <text:p text:style-name="Normal">Guts. The same thing we always use. It's the same instincts we always trust.</text:p>
      <text:p text:style-name="Normal">No it's not. This one was a wild shot.</text:p>
      <text:p text:style-name="Normal">We're lost.</text:p>
      <text:p text:style-name="Normal">We are.</text:p>
      <text:p text:style-name="Normal">What should we do?</text:p>
      <text:p text:style-name="Normal">I want to escape from it all. From this world. But we know that the only way out is through. What do we do?</text:p>
      <text:p text:style-name="Normal">We write.</text:p>
      <text:p text:style-name="Normal"/>
      <text:p text:style-name="Normal">•••</text:p>
      <text:p text:style-name="Normal">Tuesday 20th August, 00:19, 35 days left</text:p>
      <text:p text:style-name="Normal">What should I do? I'm not trying hard enough.</text:p>
      <text:p text:style-name="Normal">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Normal">Wanna go somewhere tomorrow? The cinema. Alone. Or a cafe, with our computer. To write. To resume our story. After so long...</text:p>
      <text:p text:style-name="Normal">...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Normal">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Normal">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Normal">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Normal"/>
      <text:p text:style-name="Normal">•••</text:p>
      <text:p text:style-name="Normal">Wednesday 21st August, 00:03, 34 days left</text:p>
      <text:p text:style-name="Normal">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Normal">To be honest, it wasn't so much a crisis as it was the same thing as yesterday and possibly the day before. But since I don't know what an existential crisis is, I guess I'll count it as one.</text:p>
      <text:p text:style-name="Normal">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Normal">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Normal">So we're rethinking this entire thing. Yes, I've got commitment issues, but I think it's actually a good thing to not commit to stupid things and know when to cut my losses. As for important matters, I think we have a lot less commitment issues.</text:p>
      <text:p text:style-name="Normal">The grind. What was its purpose? Growth, and productivity. We're revamping the entire thing.</text:p>
      <text:p text:style-name="Normal">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Normal">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Normal">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Normal">Understood. That's all for today. See you tomorrow.</text:p>
      <text:p text:style-name="Normal">Oh, and by the way, there's absolutely no need to end this after summer ends. None whatsoever. Unless you do find a need. Alright, let's go now, make me a good summer.</text:p>
      <text:p text:style-name="Normal"/>
      <text:p text:style-name="Normal">•••</text:p>
      <text:p text:style-name="Normal">Wednesday 21st August, 22:38, 33 days left</text:p>
      <text:p text:style-name="Normal">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Normal"/>
      <text:p text:style-name="Normal">•••</text:p>
      <text:p text:style-name="Normal">Thursday 22nd August, 22:20, 32 days left</text:p>
      <text:p text:style-name="Normal">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Normal">Now, on to tactical analysis: what's our next move? Because of yesterday, I actually feel pretty good about continuing to work on the project, but should we? Is that really the right thing to do? Shouldn't we be moving back to writing instead?</text:p>
      <text:p text:style-name="Normal">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Normal">And cut. Now we learn from our lessons and stop to consider this decision we just made and see if it's retarded beyond reason, like many before it. Objectivity is key.</text:p>
      <text:p text:style-name="Normal">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Normal">In truth, we said a routine would set itself, so let it be that we only write at night, and night is only for writing. And sleeping.</text:p>
      <text:p text:style-name="Normal">... Do we also stop to consider this decision? Yes. Yes we do. We repeat this cycle until we find a decision we have no qualms with. Or until we've had enough. Something tells me the latter is gonna happen a lot more often if we don't forget to check our decisions.</text:p>
      <text:p text:style-name="Normal">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Normal"/>
      <text:p text:style-name="Normal">•••</text:p>
      <text:p text:style-name="Normal">Friday 23rd August, 22:35, 32 days left</text:p>
      <text:p text:style-name="Normal">Dr. House was named House because Holmes is pronounced “homes”. But then, wouldn't it be Houses? Fair point, but Houses is more of a pain to say, which is why they went with House.</text:p>
      <text:p text:style-name="Normal">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Normal">Anything you want to talk about? Yes.</text:p>
      <text:p text:style-name="Normal">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Normal">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Normal">By the way, that was a lot of caffeine this... afternoon. Any guesses on when we'll fall asleep. It was on purpose. So we wouldn't fall asleep. It was on purpose, and its purpose is now. Let's go and write.</text:p>
      <text:p text:style-name="Normal"/>
      <text:p text:style-name="Normal">•••</text:p>
      <text:p text:style-name="Normal">Sunday 25th August, 00:41, 31 days left</text:p>
      <text:p text:style-name="Normal">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Normal"/>
      <text:p text:style-name="Normal">•••</text:p>
      <text:p text:style-name="Normal">Monday 26th August, 00:43, 30 days left</text:p>
      <text:p text:style-name="Normal">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Normal">Anyway, let's talk a little about today: it went rather well, actually. Pretty well, even. Studied well and worked out. In lieu of writing you familiarized yourself and got more comfortable with cron, and that's okay, I guess.</text:p>
      <text:p text:style-name="Normal">Question: is it too late to write now? Because that's what I'm telling myself. Subconsciously.</text:p>
      <text:p text:style-name="Normal">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Normal"/>
      <text:p text:style-name="Normal">•••</text:p>
      <text:p text:style-name="Normal">Tuesday 27th August, 00:00, 29 days left</text:p>
      <text:p text:style-name="Normal">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Normal">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Normal">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Normal">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Normal">Yeah, the excuse for not writing tonight is essentially revenge. On myself. Let's go study then, shall we?</text:p>
      <text:p text:style-name="Normal"/>
      <text:p text:style-name="Normal">•••</text:p>
      <text:p text:style-name="Normal">Wednesday 28th August, 00:23, 28 days left</text:p>
      <text:p text:style-name="Normal">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Wukong, not to mention all the work she surely has to do, is beyond me. It's beyond me in the sense that how the fuck did she make time for that. Did she even sleep? I wouldn't be surprised if she slept only a few hours over these past few days.</text:p>
      <text:p text:style-name="Normal">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Normal"/>
      <text:p text:style-name="Normal">•••</text:p>
      <text:p text:style-name="Normal">Thursday 29th August, 01:14, 27 days left</text:p>
      <text:p text:style-name="Normal">Legendary indeed. Nearly one million concurrent viewers, which brings about the question: what the fuck? In the Hololive Discord fan server, there was talk yesterday of making the live reach 500k views, but it was quickly quieted: numbers are not the point. </text:p>
      <text:p text:style-name="Normal">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Normal">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Normal">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Normal">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Normal">Because everything ended as she wanted it to, I'm satisfied. I guess that's what my theory boils down to.</text:p>
      <text:p text:style-name="Normal">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Normal">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Normal">Either way, I think the lesson is still valid. The final words are very important, can't just be lazy about it. The final words decided whether the knot is tied properly or not.</text:p>
      <text:p text:style-name="Normal">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Normal"/>
      <text:p text:style-name="Normal">•••</text:p>
      <text:p text:style-name="Normal">Thursday 29th August, 23:29, 26 days left</text:p>
      <text:p text:style-name="Normal">Yo. Can't think of anything to talk about. My brain is being randomized peko. Pekoooooooooo. Peko.</text:p>
      <text:p text:style-name="Normal">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Normal">See the thing is in my memories the going gets good quite often. Not always, but a fair amount of times. Then so be it. We'll try this new setup. As soon as we can. Which may or may not be tomorrow.</text:p>
      <text:p text:style-name="Normal">Tomorrow we're going on another... vacation? It's not a vacation, but I forget the word. A sort of retreat. To focus on the project. For a week. Hopefully we'll survive. Hopefully.</text:p>
      <text:p text:style-name="Normal">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Normal"/>
      <text:p text:style-name="Normal">•••</text:p>
      <text:p text:style-name="Normal">Friday 30th August, 23:04, 25 days left</text:p>
      <text:p text:style-name="Normal">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Normal"/>
      <text:p text:style-name="Normal">•••</text:p>
      <text:p text:style-name="Normal">Saturday 31st August, 2314, 24 days left</text:p>
      <text:p text:style-name="Normal">Was this close to forgetting. Can't say much, not much to say anyway. See you tomorrow.</text:p>
      <text:p text:style-name="Normal"/>
      <text:p text:style-name="Normal">•••</text:p>
      <text:p text:style-name="Normal">Sunday 1st September, 21:44, 23 days left</text:p>
      <text:p text:style-name="Normal">I have much to say. Starting with this: I'm home. Yes, we have much to say, but first let's brush our teeth and get ready.</text:p>
      <text:p text:style-name="Normal">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Normal">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Normal">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Normal">Speaking with you really is the best, thank you for being you.</text:p>
      <text:p text:style-name="Normal">We in particular are very easy to hurt, and we take everything to heart, so the pain is amplified. We've grown in an environment where people judge each other a lot, it's no wonder you find it hard to overcome that fear.</text:p>
      <text:p text:style-name="Normal">A worthy wall to scale, but we also know it's one that must be scaled day by day, it cannot be done in one go. it must be done every time the choice to be ourselves or to hide our true self presents itself.</text:p>
      <text:p text:style-name="Normal">Indeed. And only after we've climbed that mountain will I start looking at you as an actual human being worthy of my affection. Emphasis on the word 'start'.</text:p>
      <text:p text:style-name="Normal">Anyway, now that we're here, let's implement the plan we wanted to implement. The routine, that is. Yes, let us.</text:p>
      <text:p text:style-name="Normal">Well then, see you.</text:p>
      <text:p text:style-name="Normal"/>
      <text:p text:style-name="Normal">•••</text:p>
      <text:p text:style-name="Normal">Monday 2nd September, 23:09, 22 days left</text:p>
      <text:p text:style-name="Normal">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Normal">Alright, let's cut our losses and move on. Let's write, because it's only too late when we're dead. Until then, it's not too late.</text:p>
      <text:p text:style-name="Normal"/>
      <text:p text:style-name="Normal">•••</text:p>
      <text:p text:style-name="Normal">Tuesday 3rd of September, 23:50, 21 days left</text:p>
      <text:p text:style-name="Normal">You know it just occurred to me that this might be the correct way to write dates. Huh. I see. Let's check that. Yup, the “of” should be explicit. Oh well. Better late than never.</text:p>
      <text:p text:style-name="Normal">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Normal">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Normal">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Normal">You know, I'm not in a good position for the exam. It's not a desperate position yet, but it's also not ideal. I have some two weeks to prepare. I guess I'll have to prioritize it over the project, really. Yeah. Let's keep our priorities straight. So, see you then.</text:p>
      <text:p text:style-name="Normal"/>
      <text:p text:style-name="Normal">•••</text:p>
      <text:p text:style-name="Normal">Thursday 5th September, 05:28, 20 days left</text:p>
      <text:p text:style-name="Normal">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Normal">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Normal">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Normal">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Normal">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Normal"/>
      <text:p text:style-name="Normal">•••</text:p>
      <text:p text:style-name="Normal">Thursday 5th of September, 23:33, 19 days left</text:p>
      <text:p text:style-name="Normal">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Normal">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Normal">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Normal">All those hypotheticals won't do any good though, we have what we have, so let's do our best with it. Then we also worked out. Well. We didn't lose concentration, and when it waned we straightened our mind. That is absolutely great.</text:p>
      <text:p text:style-name="Normal">Maths really is something. The way it forces me to organize my thoughts, to think up solutions. I guess lots of disciplines are like that. I wonder if maths is unique in some way in this regard...</text:p>
      <text:p text:style-name="Normal">But that's enough pondering. Now is the time to train a different part of our mind: imagination. Or, I guess this part is rather well linked with that of thinking up solutions. So not all too different in the end.</text:p>
      <text:p text:style-name="Normal">I'll be on my way then, see you. PS: we're working out in the evening. Once every two days.</text:p>
      <text:p text:style-name="Normal"/>
      <text:p text:style-name="Normal">•••</text:p>
      <text:p text:style-name="Normal">Friday 6th September, 23:16, 18 days left</text:p>
      <text:p text:style-name="Normal">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Normal">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Normal">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Normal">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Normal">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Normal">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Normal">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Normal"/>
      <text:p text:style-name="Normal">We need to talk about Alice in Musicland. We won't, but... Listen to it. Do yourself a favour, learn some Japanese, then listen to it. See you.</text:p>
      <text:p text:style-name="Normal"/>
      <text:p text:style-name="Normal">I just figured out that it's authenticity, it's the trueness of the story that did it for me, that's why I love Alice in Wonderland. It's pure. It's true.</text:p>
      <text:p text:style-name="Normal"/>
      <text:p text:style-name="Normal">•••</text:p>
      <text:p text:style-name="Normal">Sunday 8th of September, 02:08, 18 days left</text:p>
      <text:p text:style-name="Normal">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Normal">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Normal">Let's go to sleep now, we badly need it.</text:p>
      <text:p text:style-name="Normal">Alright. See you then.</text:p>
      <text:p text:style-name="Normal"/>
      <text:p text:style-name="Normal">•••</text:p>
      <text:p text:style-name="Normal">Monday 9th Of September, 00:52, 17 days left</text:p>
      <text:p text:style-name="Normal">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Normal">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Normal">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Normal">We'll have a lot of excuses to take down tomorrow. We'll have limits to push, mental barriers to break. Not just tomorrow, everyday, from now on. Quite literally from now on. Even now. What you choose to do. Now then, goodnight. See you tomorrow.</text:p>
      <text:p text:style-name="Normal"/>
      <text:p text:style-name="Normal">•••</text:p>
      <text:p text:style-name="Normal">Monday 9th Of September, 23:03, 16 days left</text:p>
      <text:p text:style-name="Normal">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Normal">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Normal">Yeah, see you.</text:p>
      <text:p text:style-name="Normal"/>
      <text:p text:style-name="Normal">•••</text:p>
      <text:p text:style-name="Normal">Tuesday 10th of September, 22:29, 15 days left</text:p>
      <text:p text:style-name="Normal">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Normal">I also chose to not work out, since I had decided that I would only work out every other day, since I needed all the time I could get my hands on, and since I thought there wasn't exactly a need to exacerbate the fatigue I was already feeling.</text:p>
      <text:p text:style-name="Normal">And this leads me to now. So, I have a question for you: is this routine of ours really as sustainable as we thought?</text:p>
      <text:p text:style-name="Normal">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Normal">Are we perhaps convincing ourselves of that without proof? </text:p>
      <text:p text:style-name="Normal">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Normal">Yeah, all things considered, our addiction to caffeine might need to be fuelled on a daily basis.</text:p>
      <text:p text:style-name="Normal"/>
      <text:p text:style-name="Normal">•••</text:p>
      <text:p text:style-name="Normal">Thursday 12th of September, 00:06, 14 days left</text:p>
      <text:p text:style-name="Normal">There's always something to say. Today is no exception. If today were a battle, half of it would have been lost, and the other half would have been an unconvincing victory. </text:p>
      <text:p text:style-name="Normal">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Normal">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Normal">And you know what? I decided to work out anyway. It was —and still is— far more important that we controlled our emotions, that we conceded defeat, than to try to win and fuck up our routine in the process. In short, I was learning to lose.</text:p>
      <text:p text:style-name="Normal">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Normal">Today's focus in training was nothing special, but that's not to say it was bad either. It was a victory, yes, but it was unconvincing, I could have done better.</text:p>
      <text:p text:style-name="Normal">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Normal">That's enough for now.</text:p>
      <text:p text:style-name="Normal">I feel like we were a lot more organized than usual today. It was a conscious effort, yes, but the high amount of caffeine in my brain probably plays a role too.</text:p>
      <text:p text:style-name="Normal">Really, that's enough for now. It's already very late, and we have yet to write. Alright, see you then.</text:p>
      <text:p text:style-name="Normal"/>
      <text:p text:style-name="Normal">•••</text:p>
      <text:p text:style-name="Normal">Friday 13th September, 02:28, 13 days left</text:p>
      <text:p text:style-name="Normal">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Normal">But let's stay, just a little longer. It's so hard to figure oneself out. I thought I was doing well, but clearly I'm not doing well enough. What more should I do?</text:p>
      <text:p text:style-name="Normal">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Normal">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Normal">...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Normal">The top priorities are thus, currently, controlling our emotions and regulating our self-criticism. Let's do our best for both. See ya.</text:p>
      <text:p text:style-name="Normal"/>
      <text:p text:style-name="Normal">•••</text:p>
      <text:p text:style-name="Normal">Friday 13th of September, 23:44, 12 days left</text:p>
      <text:p text:style-name="Normal">What to say... Not good, not bad. We're lacking in the focus department. However, you did tell me I was too harsh on myself. You know, I'd completely forgotten about it until I peeked at yesterday's entry.</text:p>
      <text:p text:style-name="Normal">While it is true that our focus wasn't satisfactory, you have to appreciate that we are making steps forward. To be disappointed because we haven't achieved perfect focus out of nowhere is rather unreasonable, wouldn't you say?</text:p>
      <text:p text:style-name="Normal">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Normal">The steps are small, and that's okay. You recognize some problems, and you need to act on them. You need to try and find solutions to these problems. Some attempts will fail, others won't. Learn, learn, and keep on learning. This is the way we grow.</text:p>
      <text:p text:style-name="Normal">To accept our mistakes... In the larger picture, it is part of “carrying everything on our back”. I guess we've singled out this detail as a prominent defect of ours.</text:p>
      <text:p text:style-name="Normal">There isn't really much to say today. Let's end this here, move on to the last task of today.</text:p>
      <text:p text:style-name="Normal">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Normal">We really could talk for a long time, if we decided to. But we decided not to, so we won't. Alright, see you then.</text:p>
      <text:p text:style-name="Normal"/>
      <text:p text:style-name="Normal">•••</text:p>
      <text:p text:style-name="Normal">Saturday 14th of September, 23:20, 11 days left</text:p>
      <text:p text:style-name="Normal">No matter how honest they are, some mistakes are just bad.</text:p>
      <text:p text:style-name="Normal">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Normal">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Normal">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Normal">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Normal">So, what do we do now? I was feeling like programming, really, since we had a good run in writing lately but not so much on the project. In fact, that's really what I came here for, today: what should I do?</text:p>
      <text:p text:style-name="Normal">Ahh, my heart is used to writing at these hours, and it yearns for it. And yet, programming is pulling some strings of its own. What should I do?</text:p>
      <text:p text:style-name="Normal">... This feeling is... slightly off. This feeling I have towards writing, it feels slightly off. Ever so slightly. I don't know why. Like, something, something very tiny is wrong. But it's also something very important.</text:p>
      <text:p text:style-name="Normal">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Normal">Yeah, that's likely it. If I look deep down, for some reason that I can't explain, I don't want to allow myself to enjoy writing, or at least not this way. It's the purist in me that does that, if this is indeed what's happening.</text:p>
      <text:p text:style-name="Normal">No, that's not it either. It goes deeper, beyond my current understanding of myself. If my confusion is anything to go by, that is. There's something I dislike, but I don't know what that is.</text:p>
      <text:p text:style-name="Normal">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Normal">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Normal">I'm feeling better now. I will write. Not because I want to make it into a passion, but because it's enjoyable. </text:p>
      <text:p text:style-name="Normal">I really feel like writing after this tirade. Yup, it's decided then. On that, see you.</text:p>
      <text:p text:style-name="Normal"/>
      <text:p text:style-name="Normal">•••</text:p>
      <text:p text:style-name="Normal">Sunday 15th of September, 23:45, 10 days left</text:p>
      <text:p text:style-name="Normal">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Normal">I'm diseased and sad. Okay, I'm not, but I don't feel well, so I won't be talking here long. Oof, goodness, I really feel terrible, god, okay, alright, I get it, I get it, I'll take a fucking break, holy shit, goddamn okay.</text:p>
      <text:p text:style-name="Normal">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Normal"/>
      <text:p text:style-name="Normal">•••</text:p>
      <text:p text:style-name="Normal">Monday 16th of September, 22:17, 9 days left</text:p>
      <text:p text:style-name="Normal">I'm still not feeling all that well, I mainly need rest. So I'll rest. We'll catch up some other time.</text:p>
      <text:p text:style-name="Normal"/>
      <text:p text:style-name="Normal">•••</text:p>
      <text:p text:style-name="Normal">Wednesday 18th of September, 02:14, 8 days left</text:p>
      <text:p text:style-name="Normal">I'm much better, but I'd estimate I'm only back to 80% maximum. Every after-meal is a pain, I believe my body got rid of all its gastric acid yesterday, so digestion is a royal pain in the stomach.</text:p>
      <text:p text:style-name="Normal">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Normal">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Normal">Then, let's make it so. Good idea. Excellent idea even, I might say. One of the best ideas you've thrown around in a while. Let's think about how to execute it then.</text:p>
      <text:p text:style-name="Normal">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Normal">Our mind needs cleansing, and you will need to be patient about it.</text:p>
      <text:p text:style-name="Normal">Now, we've essentially become a night-owl, which is not good for the exam, but which is pretty nifty for writing.</text:p>
      <text:p text:style-name="Normal">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Normal"/>
      <text:p text:style-name="Normal">•••</text:p>
      <text:p text:style-name="Normal">Wednesday 18th of September, 23:50, 7 days left</text:p>
      <text:p text:style-name="Normal">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Normal">We'll likely be a bit sleep-deprived tomorrow, and unfortunately due to our current state we won't be able to drink coffee. That's alright, that only makes this a true test. Alright, let's go to sleep now. See you, and Godspeed.</text:p>
      <text:p text:style-name="Normal"/>
      <text:p text:style-name="Normal">•••</text:p>
      <text:p text:style-name="Normal">Friday 2nd of September, 02:03, 7 days left</text:p>
      <text:p text:style-name="Normal">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Normal">And it's because I can make peace with those things that I accept my defeat. I'm not where I want to be, and I'll have to patiently grind until I get there.</text:p>
      <text:p text:style-name="Normal">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Normal">And we'll have to patiently keep on growing. Until we become who we want to be. Until then, listen to yourself. We rested today, even though our feeling of defeat made you want otherwise. Rest is important. Recognizing our weakness is important. It is important to rest too. But really, <text:span text:style-name="T1">recognizing our weakness is important.</text:span>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Normal">As much as I'm starting to dislike this answer: it'll depend on the situation, it'll be our call. It's always our call. Every last move is. And I don't dislike that.</text:p>
      <text:p text:style-name="Normal">Alright, that's enough for today, we go to sleep. Know when to let loose, but don't let loose too much. We're feeling pretty good today, tomorrow, we'll try resuming the grind. See you then.</text:p>
      <text:p text:style-name="Normal"/>
      <text:p text:style-name="Normal">•••</text:p>
      <text:p text:style-name="Normal">Friday 20th of September, 23:07, 6 days left</text:p>
      <text:p text:style-name="Normal">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Normal">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Normal">Ah, I remember now. What a sad coincidence, we were just talking about time.</text:p>
      <text:p text:style-name="Normal">2024 is a terrible year to be a Hololive fan, isn't it? Seriously, what the fuck now? Give us a break? Give our hearts a break?</text:p>
      <text:p text:style-name="Normal">So... Ame is leaving too...</text:p>
      <text:p text:style-name="Normal">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Normal">All these members stopping this year is just driving, piledriving home the fact that everything that begins eventually ends. Still, that doesn't make it any easier to say goodbye.</text:p>
      <text:p text:style-name="Normal">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Normal">Until then, until tomorrow, see you, I'm off to other worlds.</text:p>
      <text:p text:style-name="Normal"/>
      <text:p text:style-name="Normal">•••</text:p>
      <text:p text:style-name="Normal">Sunday 22nd Of September, 04:57, 5 days left</text:p>
      <text:p text:style-name="Normal">And lo, the king falls. Fifty days, we stood undefeated, fifty days we held our head high. And lo, the king falls. I've had enough of you looking at me like a deer caught in headlights. Analysis.</text:p>
      <text:p text:style-name="Normal">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Normal">Even if you weren't, what's your point?</text:p>
      <text:p text:style-name="Normal">A complete change of direction.</text:p>
      <text:p text:style-name="Normal">Have you any idea how many times we've tried to initiate that? Have you any idea how many times we've succeeded? Of course you do, you're me. It's as you said, you must be patient.</text:p>
      <text:p text:style-name="Normal">FUCK. Dammit. We're weak, incredibly so. You haven't analysed the situation yet.</text:p>
      <text:p text:style-name="Normal">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Normal">How do we remedy to this?</text:p>
      <text:p text:style-name="Normal">By being strong. I honestly can't find alternate solutions, although I'm not trying very hard; I believe this is the right solution.</text:p>
      <text:p text:style-name="Normal">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Normal">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Normal">That's enough chattering for one day. See you tomorrow, weakling.</text:p>
      <text:p text:style-name="Normal"/>
      <text:p text:style-name="Normal">•••</text:p>
      <text:p text:style-name="Normal">Sunday 22nd of September, 22:10, 4 days left</text:p>
      <text:p text:style-name="Normal">Today was not a good day. Family came over, and I failed to get virtually anything done. On top of that, I still don't give myself enough time, I still feed my brain too much content, too much dopamine.</text:p>
      <text:p text:style-name="Normal">...</text:p>
      <text:p text:style-name="Normal">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Normal">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Normal">It's been a year since then. A lot has happened, but at the same time, not much has changed.</text:p>
      <text:p text:style-name="Normal">... It's a bit depressing, thinking that not much has changed. Our situation is similar, we're just looking at it with different eyes, with a different mind. But the situation is similar. Am I really moving forward?</text:p>
      <text:p text:style-name="Normal">Yes. It's just that we're slow. Slow, but steadier than ever before, although that's not saying much. </text:p>
      <text:p text:style-name="Normal">Will slow and steady really win the race, I wonder? We're left to find out, for ourselves, in time.</text:p>
      <text:p text:style-name="Normal">That, we are. See you.</text:p>
      <text:p text:style-name="Normal"/>
      <text:p text:style-name="Normal">•••</text:p>
      <text:p text:style-name="Normal">Tuesday 24th of September, 01:21, 3 days left</text:p>
      <text:p text:style-name="Normal">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Normal">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Normal">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text:p text:style-name="Normal"/>
      <text:p text:style-name="Normal">•••</text:p>
      <text:p text:style-name="Normal">Wednesday 25th of September, 00:34, 2 days left</text:p>
      <text:p text:style-name="Normal">Hasn’t summer already ended? Maybe we screwed up in our count somewhere, not exactly inconceivable. Anyway, I’ve got other things to talk about: I moved house!!!</text:p>
      <text:p text:style-name="Normal">Okay, that’s a bit of a lie. To be more precise, I’ve changed home, and right now I’m writing from a place I haven’t written in in a while since my new home is still too empty. Oh, I was talking of digital homes, by the way. NixOS is my new home OS from now on, thank you and goodbye to Linux Mint, a great introduction to Linux. A bit over six months with Mint, huh? NixOS will take some getting used to, but that’s just part of the experience.</text:p>
      <text:p text:style-name="Normal">So, we’re writing from Windows. We’ve written from here from the very beginning, right up until six months ago, and yet it feels strange to be back here.</text:p>
      <text:p text:style-name="Normal">On a different note, I’m starting to fail my routine. That’s very serious. Really serious. Slowly growing complacent, slowly allowing the excuses to take me over. That’s bad. Let’s do our best.</text:p>
      <text:p text:style-name="Normal"/>
      <text:p text:style-name="Normal">•••</text:p>
      <text:p text:style-name="Normal">Thursday 26th of September, 00:47, 1 day left</text:p>
      <text:p text:style-name="Normal">So, theoretically speaking, there’s one day left to this grind. It should have ended with the Summer, but I guess our summer lasts a little longer than the rest of the world’s. And, well, you shall see what my intentions are.</text:p>
      <text:p text:style-name="Normal">We’re on NixOS right now. Still needs a lot of tidying up before I can comfortably laze around here, but so far... I’m finding this sudo nixos-rebuild business rather fascinating. And at times frustrating, but if there were no frustration I’d be doing it wrong.</text:p>
      <text:p text:style-name="Normal">I’ve also ordered a new phone, and it will arrive tomorrow! I’m looking forward to it, it will be my first middle-range phone, only ever had budget ones, and my current one is huh... Not in the best of states. I’m fighting with the power button to shut it down as we speak. It’s winning. I give up, it will shut down on its own.</text:p>
      <text:p text:style-name="Normal">So yeah, NixOS and a new phone are a couple nice changes I’d say. The former is more or less my birthday gift to myself, and the second is a gift from my family. Although I didn’t mention it, my birthday was a few days ago. But we do have more important things to talk about, don’t we?</text:p>
      <text:p text:style-name="Normal">Lately, I’ve been weakening. Today, I worked out. Working out is a great thing. Despite my complacency because of having a new OS —which is my current excuse for not getting anything done all day long— working out makes me feel like I’ve achieved something. And it’s like it wakes me up. The part of me who seeks strength and happiness, and who became dormant because of my actions, working out wakes this me up. No matter what happens, I should work out when it’s time to work out. I hadn’t worked out in five or so days, and I intend to turn things around.</text:p>
      <text:p text:style-name="Normal">On a related note, I’m relapsing back into my dopamine addiction. I’ll have to deal with that, but since it’s related, this makes it part of “turning things around”. Alright, that’s enough for today. See you tomorrow!</text:p>
      <text:p text:style-name="Normal"/>
      <text:p text:style-name="Normal">•••</text:p>
      <text:p text:style-name="Normal">Friday 27th of September, 00:10, 0 days left</text:p>
      <text:p text:style-name="Normal">What should we talk about... The new phone arrived, and I quite like it. I’m not used to the fluidity it offers, it’s a refreshing experience. Let’s make this a fruitful upgrade.</text:p>
      <text:p text:style-name="Normal">Let’s talk about something else. I was wrong about what a learning curve is. I thought that a steep learning curve meant that there was difficult stuff to learn. Now, from experience, I can tell that a steep learning curve means there’s a lot to learn. Not necessarily difficult stuff, but a lot of it. Add to that the fact that I’m getting easily distracted, and we still haven’t made good progress in setting up NixOS. Alright, you can use the arrival of the new phone as an excuse, I guess, but only to a certain extent.</text:p>
      <text:p text:style-name="Normal">Tonight we’ll finish the home-manager + flakes tutorial, so that we can move on to other stuff. Moving out sure takes a lot of time. Here’s a list of what we have to do: finish the NixOS tutorial, set up ZShell, set up Neovim, get our favourite fonts and a dictionary for Focuswriter, start learning about Hyprland. That’s actually less than I anticipated. The tutorial, we’ll finish tonight. Zshell looks relatively straightforward, for Neovim we’ll just copy our previous configuration we saved on Github (copy, not pull, since I want to organize it better this time around), and finding the fonts and a dictionary shouldn’t be too much trouble. The only unknown is Hyprland. It will likely be similar to the init.lua’s and configuration.nix’s, from the glimpses I’ve seen, so the learning curve shouldn’t be too steep.</text:p>
      <text:p text:style-name="Normal">Alright, that’s enough rambling, we’ve wasted far too much of our own time these past few days. Let’s get to work.</text:p>
      <text:p text:style-name="Normal"/>
      <text:p text:style-name="Normal">•••</text:p>
      <text:p text:style-name="Normal">Saturday 28th of September, 02:38, day -1</text:p>
      <text:p text:style-name="Normal">Will our PC survive to see tomorrow? Hopefully so. So, I nearly bricked it with NixOS. At least, I think that’s what happened. In any case, GRUB couldn’t find the filesystem, and I thank the strangers on askUbuntu for having had a similar problem some 12 years ago and solving it. Now, did I manage to fix the issue? Dunno, probably, we’ll find out. Still, quite an achievement to nearly brick NixOS yes? Baptism by fire. It could also be that the Windows update messed things up, but really, I don’t know what happened.</text:p>
      <text:p text:style-name="Normal">And here I’d intended to sleep earlier... There were some things that I wanted to talk about, but I’m getting tired. Essentially, they boil down to: make better choices during the day. Yeah, that’s pretty much it.</text:p>
      <text:p text:style-name="Normal">Alright, let’s reboot this PC and see if we have to perform a reanimation again. Hopefully we won’t have to. But before that, let’s back everything up. See you tomorrow hopefully.</text:p>
      <text:p text:style-name="Normal"/>
      <text:p text:style-name="Normal">Some forty minutes later, I’m back. It seems something’s wrong with our Flakes/home-manager set up; rolling back to yesterday’s generation makes the problem disappear. We’ll have to redo this whole thing.</text:p>
      <text:p text:style-name="Normal"/>
      <text:p text:style-name="Normal">•••</text:p>
      <text:p text:style-name="Normal">Sunday 29th of September, 01:07, day -2</text:p>
      <text:p text:style-name="Normal">Where should I begin? With our troubles. Our PC struggles. Autumn has begun in full now, it doesn’t make sense for us to open both windows to the night. Even only one is rather cooler than necessary. Such are seasons. Summer has ended. It was a good summer. We spent a lot of time searching for wallpapers. This is going to be our home after all, so that’s inevitable. Or rather, it can’t be helped. Well, it can be, but it’s worth spending that time. One hour and a half or so.</text:p>
      <text:p text:style-name="Normal">I re-installed NixOS. Partly because I wanted a clean slate, and partly because I’d given it a bit too much storage the first time around, storage I wanted to re-allocate to Windows. This time, I’m not in a rush to use Home-manager and Flakes. First, I’ll set up Neovim. I was just done installing some fonts and a language pack for FocusWriter, and of course the wallpapers were made into background images for themes here. I’ll take my time with NixOS, there’s no need to rush.</text:p>
      <text:p text:style-name="Normal">What else? We need sleep. Is that a necessary sacrifice? We haven’t written in so many days. Maybe I should just go to sleep now. What do you say? go to sleep now in an attempt to restore a rhythm, or not sleep, and suffer tomorrow while becoming more prone to making bad decisions? We’ve always gone for the first option. It’s the soundest one logically. And it never really worked out.</text:p>
      <text:p text:style-name="Normal">Maybe it’s because we’ve conditioned ourselves to it, but, there’s really no time like nighttime to write. Let’s go, deep into the morning if heart dictates so.</text:p>
      <text:p text:style-name="Normal"/>
      <text:p text:style-name="Normal">•••</text:p>
      <text:p text:style-name="Normal">Sunday 29th of September, 23:47, day -3</text:p>
      <text:p text:style-name="Normal">I feel like I’ve gotten stronger today. I modified my environment slightly: I watched motivational videos on YouTube. I watch them every once in a while. Environment is important. I’ve stated this before, but history repeated itself and I simply forgot.</text:p>
      <text:p text:style-name="Normal">However, much of that history happened before this grind. Let us see if our efforts will pay off, if we can keep this up. One thing I’m becoming more and more convinced of: no matter what, I must work out when the time comes. Working out likely plays a great role in making me feel stronger. It’s not just random training of course, it’s focused, deliberate training. Every time my focus breaks, I bring it back to bear, and I hold in me the intention of lessening the number of times I lose concentration until I eventually never lose it: without that intention, any effort would be useless, as I would merely be doomed to repeat a cycle of focusing and losing focus. Awareness is good, but if we don’t make anything of it, we might as well not have it.</text:p>
      <text:p text:style-name="Normal">I wish to keep this short, so let me talk about something else very briefly: there was a Nepolabo collab today! It was great to see Nene again, and see her being her usual self. It’s always a treat to see Nepolabo, and of course I miss wife too. I shall patiently wait for her to come back. I shall keep on patiently waiting. It took 8 and nine months respectively for Haachama and Shion to come back, so two months is nothing yet, I’ll just wait.</text:p>
      <text:p text:style-name="Normal">Alright, there is much to be done, so let’s call it a day. See you tomorrow!</text:p>
      <text:p text:style-name="Normal"/>
      <text:p text:style-name="Normal">Nice fonts: spacemono, monofur, hurmit, cellga, ubuntu. Monstserrat and proggyclean aren’t bad either, but if you get to install Nerdfonts, they’ve got tons of nice fonts.</text:p>
      <text:p text:style-name="Normal"/>
      <text:p text:style-name="Normal">•••</text:p>
      <text:p text:style-name="Normal">Monday 30th of September, 21:43, day -4</text:p>
      <text:p text:style-name="Normal">What is there to say... We wasted an entire day. Precious hours that will never come back. Even though you were motivated, even though we tried hard. We tried hard on useless things. We lacked the awareness to see that what we were doing was a waste of time. That these precious hours that will never come back would have been better spent somewhere else.</text:p>
      <text:p text:style-name="Normal">So, what will we do? I put on the table the option of sleeping early: we’re becoming more and more sleep-deprived. Yesterday, while I could write something, I had to stop early because I felt my mental capacities simply wouldn’t produce anything worthwhile. Even now, I’m not confident I could write well. We haven’t been sleeping enough. Should I go to sleep now? If I do, what happens?</text:p>
      <text:p text:style-name="Normal">We sacrifice one night of writing, and in exchange we regain some energy, and presumably we wake up earlier, so we get to do more things. Since we should also have a clearer mind, we would also be playing better moves: we might actually capitalize on our motivation, our will to do more; we might use it correctly.</text:p>
      <text:p text:style-name="Normal">If we choose to not sleep, we will try to write. We aren’t confident in ourselves right now, because we’re while we may not feel it, we’re mentally getting close to our limit. In other words, the chances of us writing anything good are especially low tonight. Furthermore, while we may end up sleeping enough, we likely won’t sleep as much as if we went to sleep right away, so we won’t recuperate as much. And, we’ll wake up at unholy hours, thereby eliminating the possibility of getting anything done in the early(-ish) morning hours.</text:p>
      <text:p text:style-name="Normal">Yesterday we were unreasonable, we chose to write. The result wasn’t bad. But repeating the same choice today is foolish, it’s not even a trade-off. We shall go to sleep right away, no questions asked.</text:p>
      <text:p text:style-name="Normal">Alright, on that, goodnight, and see you tomorrow.</text:p>
      <text:p text:style-name="Normal"/>
      <text:p text:style-name="Normal">•••</text:p>
      <text:p text:style-name="Normal">Tuesday 1st of October, 22:57, day -5</text:p>
      <text:p text:style-name="Normal">Try, try and keep on trying. We’ll try harder. I’m starting to see how poor the quality of our play is. At times, it’s just straight up inaccuracies and blunders, but it’s offset by good moves. That’s why we aren’t a complete disaster right now, we’re alternating good moves with bad ones. Just like in chess. Exactly like in chess. Even when we’re serious, we’re still prone to making bad decisions. We’ll have to be careful, or rather, no. We’ll have to recognize our bad moves, understand why they’re bad and why we made them, and not have them happen again. Much easier said than done.</text:p>
      <text:p text:style-name="Normal">Also, we’ll have to be a lot more deliberate in writing. We’re going with the flow a lot. I want more you.</text:p>
      <text:p text:style-name="Normal">Let’s get to work. See you.</text:p>
      <text:p text:style-name="Normal"/>
      <text:p text:style-name="Normal">•••</text:p>
      <text:p text:style-name="Normal">Wednesday 2nd of October, 23:39, day -6</text:p>
      <text:p text:style-name="Normal">October already? Whatever. Yesternight we tried to write, but we got little done, as we became very sleepy at some point. To the point we’d began dreaming up some scenarii. We didn’t drink much coffee lately, on purpose. I don’t want you to rely on coffee, but it could be that positionally, it doesn’t make sense to not drink coffee. We’ll see what happens tonight. If we get too sleepy, and the same thing happens tomorrow, then we’ll take coffee, in measured doses. Caffeine’s half-life is quite long, and part of it can easily stay for a day.</text:p>
      <text:p text:style-name="Normal">On a different note, let’s talk about something we did yesterday: when focusing, we try to compute the best move, relative to the current objective. But doing that takes mental energy, a fair amount of it. In fact, it’s rather expensive, so we don’t do it often. But yesterday, after I undid my focus, I still tried to compute the best move. And you know what? That wasn’t a bad idea at all. Computing the best move requires focusing on and analysing the situation and proposing actions to attain our objectives, but strictly speaking, it doesn’t require razor-focus. It can be done on a best-effort basis.</text:p>
      <text:p text:style-name="Normal">Thing is, unless I engrain this in myself, we’re highly likely to forget about this. Since it sounds like a good idea, I want to make this into a habit. We might need some help for that.</text:p>
      <text:p text:style-name="Normal">I see, habits and routines are two separate things; the latter is intentional, the former is almost subconscious. To form a habit, we could integrate it in our routine. While this isn’t the kind of habit that really fits the mould of a routine, knowing ourselves we’re probably going to need to do so anyway. Computing the best move... The transitions from one step of the routine to another sound like a good place to put that. The toughest part by far will be remembering to do it though. Thing is, since we want to make this a constant thing... No, let’s not go that far, let’s worry about the small steps first. Slow and steady.</text:p>
      <text:p text:style-name="Normal">Alright, there’s some things about today I wanted to talk about too. In terms of productivity and getting stuff done, today was actually a good day. I just don’t feel that way. I doubted myself today, while working out. Is this really worth it? We’ve done so much in the past, we’ve worked so hard in the past, and yet there’s barely any visible result?</text:p>
      <text:p text:style-name="Normal">I pushed through these doubts, I pushed through the lack of motivation, I fought hard, but I don’t feel satisfied. I wonder why. I could have done more, that’s always true, but this time around saying that is just too harsh. It would have been so easy for me to do much less today. But I didn’t. Objectively, I won against myself. But I don’t feel satisfied. At all.</text:p>
      <text:p text:style-name="Normal">It likely has to do with performance. On paper, you fought and won, but your performance didn’t satisfy you. It’s not about ‘you could have done more’, you’re unhappy because you could have done better.</text:p>
      <text:p text:style-name="Normal">But even then, speaking as objectively as I can in the moment, it’s unreasonable for you to expect yourself to have done better. This is where patience comes in. You identified the moments you could’ve done better in the heat of the moment, and you tried to correct them, you tried to make sure that they wouldn’t happen again. And that’s a great initiative, but it’s also a process that takes time. You’re essentially aiming for perfection, and we simply won’t attain that overnight. It will take a lot of deliberate training to get there.</text:p>
      <text:p text:style-name="Normal">This isn’t to say ‘tone down your expectations’. Far from it, this feeling of dissatisfaction is a good motivator, it provides us a reason to keep working. It is a very clear indicator that “we’re not there yet”.</text:p>
      <text:p text:style-name="Normal">That’s enough talking on my part. Your turn now. See you tomorrow.</text:p>
      <text:p text:style-name="Normal"/>
      <text:p text:style-name="Normal">•••</text:p>
      <text:p text:style-name="Normal">Thursday 3rd of October, 23:41, day -7</text:p>
      <text:p text:style-name="Normal">The nightfront hasn’t been going well, despite everything else having so. I was strong, but it feels like I was thrown in a deeper pit, with more powerful souls in it. And to be strong, they’re strong alright. I should be kicking ass, but I’m getting my ass kicked instead. But, it’s really only in an initial phase that they get the better of me. The problem is, afterwards, sometimes I kill them. Not only that, I’m starting to believe that the reason I was thrown into this deeper pit is because I’m committing crimes.</text:p>
      <text:p text:style-name="Normal">I’ve been committing lots of crimes, with incentives I myself don’t know. I just dream being at outside a car about to commit arson, or about to do a heist or something. Why? Why am I in those situations? I don’t know. While I am in some sort of hell, the inhabitants of hell still want some sort of peace, the vast majority of them do. Breaking the peace is frowned upon, fighting is frowned upon, as often as it happens. They’re in enough of a hell as is, they don’t need one another to create more pain. And yet, for some reason that escapes me, I create it. I commit crimes. Why? I don’t know why, it’s just that before I know it, I dream that I’m about to commit one. And it could be because of that that I’m falling deeper and deeper into hell, into the places where the more dangerous people are. Where people like me are...</text:p>
      <text:p text:style-name="Normal">And, once I’m thrown into one of those situations, what usually happens is that it becomes kill or be killed for me. Actually, not even that, it’s kill or be captured. And I let the situation dictate my actions, I let my survival instincts drive me. Why don’t I just stand down?</text:p>
      <text:p text:style-name="Normal">Ah... It’s because it never occurred to me. Until now, the only other option that I could think of was to let myself die. But, we can stand down too, we can just accept that what we did is wrong. I want to do that. Of course, there are times where we’re plain getting attacked, where we’re prey. In that case... Urgh... It’s hard to differentiate between the situations. I’m essentially an idiot running on instincts in my dreams, and in both cases this idiot only sees that he’s under attack, he doesn’t understand whether he’s in the wrong or not, he doesn’t even think about it. In that case, there’s possibly one more option. One I’m absolutely not sure will work, but I know has worked in the past. To simply hold my ground, and dare them to come. Essentially, look all in the eye, issue a warning. The crazy ones are guaranteed to ignore this warning, but the others, they might heed it.</text:p>
      <text:p text:style-name="Normal">It has occurred to me on two separate occasions now that there’s no such thing as a language barrier in hell: everybody speaks all the languages I speak, even the ones I barely know. It’s highly likely that one can’t hide one’s soul, that colours like fear are plainly visible, and strength is transparent even to me, which is why I believe that holding my ground would be enough to pass the message ‘I don’t want to fight, but if I have to, I will’.</text:p>
      <text:p text:style-name="Normal">Now, whether we’ll actually do that when push comes to shove is a different story, but placing this possibility on the table is the first step. It remains for us to engrain it in our subconscious, which is a long and failure-prone job.</text:p>
      <text:p text:style-name="Normal">Fuck, in all this I’m forgetting that I’m the one committing crimes in the first place. How do I stop that... How do I stop that when I lack self-awareness... Once again, I could stop that by ingraining an order into my subconscious, but that is a long and failure-prone task.</text:p>
      <text:p text:style-name="Normal">A second-rate mind in a second-rate body, I’m starting to feel like that describes us really well. We’re doing our best to turn everything into first-rate, but still, I wouldn’t have minded starting off with better specs.</text:p>
      <text:p text:style-name="Normal">On a related note, let’s talk about today. Ah, I also want to mention yesternight: I feel like I couldn’t write well. In fact, these past few days everything’s been going rather well, except for writing. Ironic. It is the one most important thing in all of this. It’s for its sake that we’re awake in the dead of night. How ironic.</text:p>
      <text:p text:style-name="Normal">I found that there are online writer clubs, where writes can send and receive feedback on their writing. I badly need feedback, I lack it sorely. But I hardly write a paragraph or two a night... I feel like I should have a story before going in, but maybe I should join one anyway to see what it’s like. I’ll be a ghost, as I’ve always been on any social media.</text:p>
      <text:p text:style-name="Normal">Anyway, back to today. I’ve mentioned before that I want to focus more when working out, that it’s normal for me to lose focus, but I should learn from my mistakes in order to not repeat them. But today, as I tried to do that, a question occurred to me: how do I keep my focus on something? I couldn’t help but hear what was going on around me, and while I try to ignore the conversations, I still hear them, and understand them, and my mind goes to them. So how do I ignore them? Well, apparently, scientific studies have shown that focused meditation, like focusing on one’s breath, actually improves attention, and in fact seems to modify the very structure of the brain to inhibit the monkey brain while improving the parts responsible for concentration. So yeah, I’ll be integrating that back into my routine. 5 minutes of practising it before studying, and ten minutes before working out. Thanks to my past experience, I can tell that more than 10 minutes is too long to sustain in the long-term. We keep it slow, so that we can keep it steady. Also, on the same topic of slow and steady, I’ve now decided that I will work out for two days and rest for one, instead of working out every other day. This is the ‘fastest slow’ we’ve currently achieved. Which is also why I’ve worked out today.</text:p>
      <text:p text:style-name="Normal">Damn, we really have been very talkative lately. Alright, it’s very late, but let’s move. See you.</text:p>
      <text:p text:style-name="Normal"/>
      <text:p text:style-name="Normal">•••</text:p>
      <text:p text:style-name="Normal">Saturday 5th of October, 00:48, day -8</text:p>
      <text:p text:style-name="Normal">I decided to take a rest day today. And I will take one tomorrow too, as per... protocol? Protocol, let’s call it protocol. I’m still uneasy about taking breaks, I feel like I could do more, but I also know that overdoing it is not just stupid, it’s also dangerous. It’s a grind-killer. So I’m taking a break. I’m letting loose, to a good degree. Although, ever since I’ve been making NixOS my home, I haven’t really felt like booting up Windows. So, as a lucky break —no, as an unforeseen result of good positioning, I’m not spending any of my free time playing video games. Who would have thunk? Good positions lead to good things.</text:p>
      <text:p text:style-name="Normal">Oh, before I go, let’s talk about writing. I believe the situation isn’t all that dissimilar to the time I denied my instincts. As one of my objectives is to improve my writing, it is better for me to be deliberate when I write, to know what I’m doing and why I’m doing it, and see if it works or not. As such, when I write I want to cut out all external stimuli and leave only myself and the screen, which essentially means no music to set an atmosphere; the argument being that 1) I should be(come) able to create the desired atmosphere with my words alone and 2) readers will not be listening to the music I’m listening to while I’m writing, so music makes it easy to misjudge the effects of the words I’m using (in most cases, as music amplifies emotions, it makes me think that my writing is more powerful than it really is).</text:p>
      <text:p text:style-name="Normal">In short, when I’m writing, it’s only myself and my words.</text:p>
      <text:p text:style-name="Normal">And when it goes well, the sensation is wonderful. I still remember that December night that felt like it wasn’t real; in fact, that night is the sole reason I think writing just might become a passion to me. When it goes well, writing is fun.</text:p>
      <text:p text:style-name="Normal">But when it doesn’t go well, all that happens is writer’s block and frustration.</text:p>
      <text:p text:style-name="Normal">That’s what’s been happening when yesterday I said that writing hasn’t been going well lately. </text:p>
      <text:p text:style-name="Normal">And you know what? It occurred to me that maybe, just maybe, I should never say always. That sometimes, it’s fine to acknowledge that things aren’t going well, and to get a helping hand. In my case, that helping hand is music. I used it yesterday, and writing felt better, it was actually fun. Obviously, I shouldn’t overdo it, I shouldn’t overly rely on music, but that doesn’t mean I should never rely on it. To find a good balance... Balance is an important key too, of course. Always.</text:p>
      <text:p text:style-name="Normal">Never say always? Never say always. Never say never, never say always. These two go hand in hand, after all, one is just the flip side of the other. De Morgan’s law applies. Does it now? Applying it: never say never -&gt; not (never say never) = ...? (not never) (not say) (not never). Let’s not try to apply formal rules to an informal language yes?</text:p>
      <text:p text:style-name="Normal">There’s more I wanted to say, but there’s always something to say. Let’s leave it at this for today, I’m tired, let’s get some sleep. See you!</text:p>
      <text:p text:style-name="Normal"/>
      <text:p text:style-name="Normal">•••</text:p>
      <text:p text:style-name="Normal">Sunday 6th of October, 00:16, day -9</text:p>
      <text:p text:style-name="Normal">Let’s be principled, and start from the beginning. Today was a rest day. Put simply, it was a good one. Great? Time will tell, but good, it definitely was.</text:p>
      <text:p text:style-name="Normal">As it was a rest day, I put no pressure on myself to do anything, and since I had some free time, I decided to use it to continue setting up NixOS. While I got done with the setup just before, and some things happened in the meantime, let me just tell you how the configuration went: it went well. I finally managed to set up both Flakes and Home-manager. Looking back on it, it’s incredible how small the minimum set up actually is, and I’m rather... unimpressed at myself, that it took me so long and a full re-install to get it right. But it’s also understandable, that’s how it always is with simple things. It’s just like those times I struggle with mathematical problems for hours on end, then end up finding that the solution is simple. I used to think, and to a certain degree still believe, that it’s unfair how the simplicity of the answers often hides all the hard work needed to get there. Simple doesn’t mean easy, but it makes it look so: I should make peace with this fact.</text:p>
      <text:p text:style-name="Normal">Lately, memories that don’t exist have been popping up in my mind, memories of summer days spent searching for images to make into wallpapers on my computer when I was 15. I bought my first and current computer at 21, but the memory took it back through time, maybe. They were anime wallpapers. The memories were so sweet, so peaceful, so nostalgic, for the first time they made me wonder why I didn’t have them, why I wasn’t born more fortunate. I was never left wanting for anything in my life, and I always knew to do with what I had, but for the first time, I had tiny regrets. Memories that don’t exist, but I wish existed, I wish were mine. I wonder how a me of such a timeline would have turned out. Earlier access to a computer is probably... a great advantage, for me.</text:p>
      <text:p text:style-name="Normal">So today felt a bit special, because I was relaxing so much while writing the config files, my attention was left to wander wherever it wanted, I had Sakamata Chloe’s stream on, and it felt that I was making those memories real. Only for a few moments, but I was making them reality. That’s why I said that only time would tell whether today was great. Whether today was great will depend entirely on how I’ll remember it.</text:p>
      <text:p text:style-name="Normal">But disregarding nostalgic memories, I do have a reason to automatically make today at least a good day: a victory. A ‘rest day’ is nothing more than a concept, really, it’s just an idea, and indicator of what I intend to do with my day. Life doesn’t care if today is a rest day or not. And so, out of left field, life threw a battle at me. One between myself and I. Today could have been another loss, and statistically, today should have been another loss, the cards were against me. But I won. I won, and no one, nothing can deny that. What’s more, this victory is akin to the type of victory I am looking for: one earned with nothing but the clothes on my back, the ideas in my mind. No external help, not even writing.</text:p>
      <text:p text:style-name="Normal">At the end of the day, a battle with oneself comes down to making a decision. In a battle with oneself, victory <text:span text:style-name="T2">is</text:span> a decision, a choice. A hard to make choice, but a choice nonetheless. And I made it. I celebrate my victory, but it is important to maintain humility, and to tract lessons from the win as though it were a loss. The key component here was understanding that <text:span text:style-name="T2">now</text:span> is the only time that matters, and if I was to make a choice, if I was to choose victory, I had to make it <text:span text:style-name="T2">now. </text:span>No delaying, no waiting for perfect occasions to come, because the only occasion is now, the only good time to act is now.</text:p>
      <text:p text:style-name="Normal">There were still a lot of flaws in display, lots of things that could have been done better, but there’s always room for improvement, and as I said, nothing, no one can take away this victory today. I always think that even travelling back in time won’t truly erase the mistakes we’ve committed, but if that’s true, then the same goes for victories. Nothing will ever take away the victory you’ve earned today. Nothing, and no one ever will.</text:p>
      <text:p text:style-name="Normal">Today was a rest day, tomorrow, we resume the grind. More battles are sure to come, and they will never catch us at a good time. So when those times come, remember that it comes down to making a decision, <text:span text:style-name="T2">right now, </text:span>and that that decision will determine who we are, in a manner far greater than any other decision we make on a daily basis.</text:p>
      <text:p text:style-name="Normal">It’s actually very simple: we want to be strong, and only those who are strong enough will make the choice to win against themselves. In other words, if you choose victory, you will have chosen to be strong, else, you’ve chosen not to be strong. Just like victory, strength is a choice. A hard choice maybe, but a choice nonetheless. If you want to be strong, victory is the only choice.</text:p>
      <text:p text:style-name="Normal">If you want to be your own light, if you want to be your own star, you will have to choose strength, to choose victory. You are your future, don’t forget that. See you.</text:p>
      <text:p text:style-name="Normal"/>
      <text:p text:style-name="Normal">•••</text:p>
      <text:p text:style-name="Normal">Sunday 6th of October, 23:55, day -10</text:p>
      <text:p text:style-name="Normal">There’s only one thing special about today, one thing worth talking about: wife. Wife streamed. Why? Because she was invited. Nene. Neneeeeeeeeeee. Nenechi. It’s been a while. I missed her. Lots of thanks to Omarun for the invitation. It was great, it was fun. I shall patiently wait for her to fully come back.</text:p>
      <text:p text:style-name="Normal">Other than that, it’s the usual talk of “not bad, you can do better”. And we will do better. I’ll kill you if we don’t. Okay, I won’t, but I’ll be very angry at and very disappointed in you. There really isn’t much to say about today. Oh, we’ve begun meditating, I guess that’s about it. Alright, see you then.</text:p>
      <text:p text:style-name="Normal"/>
      <text:p text:style-name="Normal">•••</text:p>
      <text:p text:style-name="Normal">Monday 7th of October, 22:25, day -11</text:p>
      <text:p text:style-name="Normal">We’re slightly earlier than usual today. There’s a reason for that. Today, if I’d respected the change we’d just made with respect to the workout rate, I would have worked out. And I was about to. Then I decided not to.</text:p>
      <text:p text:style-name="Normal">Yesterday, I should have written. And I did, but I didn’t work on any story. Or rather, I did work on a story: my own. Refer to a file called ‘A Passion.odt’, that’s what I wrote.</text:p>
      <text:p text:style-name="Normal">For the entirety of this grind, no, for a rather long time now, we’ve been careful about how we approached writing. In the past, I’d subconsciously but forcefully tried to make it into a passion, I’d tried to force myself to like writing, to enjoy writing. That was... Two years ago? Three years ago? Something like that. It nearly made me give up on writing, out of frustration. Not long after, we’d matured enough to recognize what was happening, what we were doing. Afterwards, for some reason, we still wrote. We were just careful about it. We didn’t put any expectation on writing, we didn’t really expect it to be enjoyable. Although, I think I kept on writing because it was enjoyable, because I remembered occasions where I enjoyed it a lot. Still, we had this very light-handed approach.</text:p>
      <text:p text:style-name="Normal">And that changes today. What I’m about to do is very similar to what I had done subconsciously all those years back, but it is different where it matters. I’m not going to try and force myself to enjoy writing. Instead, I’ll give writing everything I’ve got. I’ll write like I’ve never written before, pouring all of my being into it. I will give writing everything I’ve got, and in exchange, I want to see if it becomes a passion.</text:p>
      <text:p text:style-name="Normal">Why writing in particular? Because in the past, after I’d graduated from high school, somethings somewhere put the idea in my mind that there’s such a thing as a passion. And I wanted to find mine. I tried boxing, and I’d declared I’d become a world champion one day. My heart didn’t like it. I tried studying physics, to uncover the mysteries of this universe, but I lost interest. I wanted to become an astronaut, to challenge the entire world, to challenge every last person who dreamed of becoming an astronaut. That flame did not live long. I tried programming on my own, with ideas of becoming a game developer, and I was promptly disappointed by how many lines were needed to create so little, when compared to writing.</text:p>
      <text:p text:style-name="Normal">And then, I tried writing again.</text:p>
      <text:p text:style-name="Normal">In the distant past of my childhood, books seemed to be the one and only thing I was good at. Imagination, stories. I’d even participated in writing contests my school had joined. Without ever winning, but it wasn’t a bad experience. I had no idea what I was doing though, to a significantly greater extent than even nowadays. I really had no idea what I was doing. But it didn’t matter, whether I was writing or just day-dreaming, my imagination ran wild, with and without music. So, after failing to find a passion in boxing, in physics, in great aspirations, or in creation through code, I tried writing again. It had begun with a random document just like this one, where I talked to myself. I’d made the decision that I’d try writing, and my heart felt weird. It felt slightly warm, and slightly uncomfortable. It felt like we’d hit something. Was it the jackpot? To this day, I still don’t know. It was very much like I was a miner digging for ores, and all of a sudden my pickax hit something that was clearly different from everything else until now. Did I strike gold? I don’t know. But I want to know.</text:p>
      <text:p text:style-name="Normal">And it’s precisely because I want to know that I’ll give writing everything I’ve got. If I’m lucky, writing will become my passion. Else, I will have lost a key to happiness. Either way, I will be left without regrets. Either way, I know I’ll have given this all I had. That’s how I want to live my life.</text:p>
      <text:p text:style-name="Normal">Writing is taking priority over everything, that’s why I chose to not workout and to undo the increase in pace; I will preserve my time and energy for the night. From now on, we’ll also stop writing so much per entry. At least, we won’t make it a habit. Our time will be dedicated to writing. So, that’s the piece of news for today. See you now.</text:p>
      <text:p text:style-name="Normal"/>
      <text:p text:style-name="Normal">•••</text:p>
      <text:p text:style-name="Normal">Tuesday 8th of October, 23:03, day -12</text:p>
      <text:p text:style-name="Normal">I’m feeling a bit tired. But today isn’t really worth talking about. My focus, my attention should be somewhere else. Still, let’s write a couple lines here. I spent the afternoon outside and only came home at around 7:30pm. Oh, by the way, PekoShio was quite something. That was a lot of teetee. My expectations were high but they were blown out of the water. I smiled like a goddamn idiot for as long while I was outside. I must have had the widest grin in a two kilometre radius.</text:p>
      <text:p text:style-name="Normal">I guess I’ll also throw in two words about today’s workout. Much like my current routine, my training regimen was born through a combination of having a template to follow and going with the flow. Boxing is one thing I haven’t quite given up on. I quite like it. I don’t love it, but I like it. So in an initial phase, I shadow boxed to warm myself up before doing the actual workout. But because the sweet science is so sweet, before I knew it I was pursuing it. Since my time is limited, I would focus solely on the basics, and to this day I’m still doing that, just training the jab and the right straight (one day I’ll talk about southpaws, but today is not that day). But since I was just going with the flow, it wasn’t clear at all when I should start, when I have finished, and how long the breaks I took should be. Because of that, workouts took way longer than they should.</text:p>
      <text:p text:style-name="Normal">Today, I formalized that part. While it was already fully integrated and accepted as part of my regimen, today —or rather, ere-yesterday I’d decided on the number of sets, reps and the type of exercises. Now, workouts can start and end in a predictable manner, and they are only about as long as they need to be.</text:p>
      <text:p text:style-name="Normal">Alright, that’s all I wanted to talk about. Let’s get going now. I’m tired, but that’s not just part of the experience, it’s probably the most important part of the experience: what do you do when you’ve got nothing left? See ya.</text:p>
      <text:p text:style-name="Normal"/>
      <text:p text:style-name="Normal">•••</text:p>
      <text:p text:style-name="Normal">Thursday 10th of October 2024, 00:23, day -13</text:p>
      <text:p text:style-name="Normal">Hmm... Where should I begin? It doesn’t really matter where, let’s just talk. It seems I’m tired. Mentally. I’m not sure if I need an extended break or something, but I got nothing done today. Well, I did chill a lot. Lots of chilling. Even now, I’m chilling pretty damn hard. Aqua’s BGM is playing, the cute onion one, not the IQ-decreasing one.</text:p>
      <text:p text:style-name="Normal">I’m not even trying today, I don’t even feel like trying. I know I could push myself to try, but I don’t. And I don’t know why.</text:p>
      <text:p text:style-name="Normal">I do know we’ve lacked sleep recently, but I don’t think we’ve lacked enough sleep to cause what is essentially a burn-out. A small one, but not a good thing regardless. We aren’t managing our energy properly, that much is clear. And actually, should we play video games every once in a while? Ever since we made NixOS our home, we haven’t really spent any time on Windows.</text:p>
      <text:p text:style-name="Normal">Hm... I miss wife. I don’t know how to handle the current situation. What should I do in these circumstances? Beats me. Let’s go to sleep and come back with a working brain. Then we can figure out what to do. Which will likely be resume the grind.</text:p>
      <text:p text:style-name="Normal"/>
      <text:p text:style-name="Normal">•••</text:p>
      <text:p text:style-name="Normal">Thursday 10th of October 2024, 23:45, day -14</text:p>
      <text:p text:style-name="Normal">Tried to do something. Did close to nothing. Failing to install Hyprland. I’ll pretend my GPUs don’t exist, because a basic configuration worked from the logging screen, while I incur GPU-related problems trying to start it from the terminal.</text:p>
      <text:p text:style-name="Normal">And I’ve spent my entire day failing to install Hyprland. And I also feel like shit. I felt like shit. Until around about now. Watching a motivational video. It helps. There will be bad days. There will be times when I feel like absolute shit, when I don’t feel like doing anything. Those are the important times.</text:p>
      <text:p text:style-name="Normal">Everyone faces hardships. Whether they’ll make us or break us, that’s our choice. Yeah, that’s... true.</text:p>
      <text:p text:style-name="Normal">I want more from myself.</text:p>
      <text:p text:style-name="Normal">You know, we’re in a position where we can formalize the current routine. If we formalize it, we have a clear objective. We can formalize it, because it naturally came to be this way. Formalizing it is merely deriving a function that fits the dataset. Not ‘a’, ‘the’ function. In our case, only one routine fits our dataset. Let’s spell it out:</text:p>
      <text:p text:style-name="Normal">-10am: Wake up. Can you manage to wake up before the count of 10? You show me.</text:p>
      <text:p text:style-name="Normal">-10am~11am: Breakfast, Duolingo, make the bed, shower. No phone except for Duolingo.</text:p>
      <text:p text:style-name="Normal">-11am~3pm: Chores, lunch, break.</text:p>
      <text:p text:style-name="Normal">-3pm~4pm: Mess around with your config, chill.</text:p>
      <text:p text:style-name="Normal">-4pm: 10mn meditation, work on the project.</text:p>
      <text:p text:style-name="Normal">-6pm: Take 15mn break, study.</text:p>
      <text:p text:style-name="Normal">-8pm: 15mn break. 10mn meditation. One day out of two, workout. Dinner.</text:p>
      <text:p text:style-name="Normal">-10pm: Come here, write.</text:p>
      <text:p text:style-name="Normal">-1am: Go to sleep, unless you’re doing particularly great. Emphasis on ‘particularly great’, remember that it takes discipline to stop writing, to recognize and admit that you aren’t doing ‘particularly great’. Work on that discipline, work on that humility.</text:p>
      <text:p text:style-name="Normal">We’ll make use of Obsidian yet to organize this. Let’s go. See you.</text:p>
      <text:p text:style-name="Normal"/>
      <text:p text:style-name="Normal">•••</text:p>
      <text:p text:style-name="Normal">Friday 11th of October 2024, 22:54, day -15</text:p>
      <text:p text:style-name="Normal">Not much to say. Keep on trying hard. Try even harder. Try. It’s by trying that we improve, not just by doing. So keep on trying. Whether you’re good at it or not, keep on trying. Also, lose those objectives of not being alone. Goggins said that when you don’t know when the instructor stops running, when you don’t know when it ends, that’s when you know who the fuck you are. We’ll keep on running, with no end in sight. With no end in sight. We. Will. Run. See you.</text:p>
      <text:p text:style-name="Normal"/>
      <text:p text:style-name="Normal">•••</text:p>
      <text:p text:style-name="Normal">Saturday 12th of October 2024, 21:20, day -16</text:p>
      <text:p text:style-name="Normal">Do we need to talk? No. No, we do not need to talk. But, just so we’re clear, just so you don’t start getting on your high horses: don’t go overplaying your hardships. You were given so much. You are given everything you need, and more. You are privileged. You still get to complain, but don’t go claiming you’ve been through hell and back. You haven’t.</text:p>
      <text:p text:style-name="Normal">But I’m curious. Did the comfort sate your hunger? I’m glad you’re here in the first place, you could have chosen to do less important things. Still, I am curious: would you have been more hungry, had you been given less? You need not satisfy that curiosity. You need, however, be hungry for more. I. Want. More. From you, from this life, from this world.</text:p>
      <text:p text:style-name="Normal">Looking at all those people who’ve had so little, seeing that cramped filthy space in between two metro stops that could have been your lab, your place to write. Seeing Eminem with only a pair of cheap headphones, a pen and literal scraps of paper to work on. Yeah, you don’t get to claim you’ve been through hell. Your circumstances were far better than that. But your hunger. Show me your hunger, and maybe, just maybe, I’ll let you brag about it in the future. See you.</text:p>
      <text:p text:style-name="Normal"/>
      <text:p text:style-name="Normal">No, we do have something to talk about. Your inability to manage your emotions when you’re hurt. Your escapism towards... whatever the above is called. Why are we hurt? I’m not sure myself, my heart just does that sometimes. When loneliness gets to me, I guess. To control our emotions even in this state? Hm... That’s a tall order. But all day long you kept on pestering me about how only by making the hard decisions do we get stronger. So I’ll try. Trying means that failure is a possibility. And with us, it will happen. But don’t let that discourage you. Keep on trying. As many times as it takes. That’s one of the other few things I pride myself in: the tenacity to try again, to come back for more.</text:p>
      <text:p text:style-name="Normal">So, maintain control at all times. Hunger for more, if you have to, but control your hunger. Let’s go now. See you tomorrow.</text:p>
      <text:p text:style-name="Normal"/>
      <text:p text:style-name="Normal">•••</text:p>
      <text:p text:style-name="Normal">Sunday 13th of October 2024, 23:25, day -17</text:p>
      <text:p text:style-name="Normal">An average day. But you know what they say: no news is good news. In our case, that’s... true. It’s more true than it’s false, in any case, it means the grind proceeds as it should. We are making some changes to our schedule. It’s a problem we’ve encountered one or two years ago: doing the project and then studying on the same day doesn’t work for me. I’m a slow starter. A very slow one. By the time I start seriously working on the project, I have to switch to studying, and then, I feel restricted by the limited amount of time I have.</text:p>
      <text:p text:style-name="Normal">As such, we’ll be alternating days of working on the project and studying. In terms of hours put in each, this schedule is equivalent to the current one, although I admit I would have preferred doing a little of everything everyday, it really reinforces the idea of slow and steady. Still, what’s broken should be fixed, so we’re making this change.</text:p>
      <text:p text:style-name="Normal">One more thing: we should focus more when we write, but yesterday our lack of focus led us to listening to Kenshi Yonezu. Should I be honest here? Alright, let’s be honest: who the fuck is that guy? Who the fuck is he? It took all of the first few second of Eine Kleine for me to feel that something was off. No, that something was right. Who the fuck is that guy? While I don’t know the answer to that question, I can tell you who he felt like to me, or rather, what his music made me think of him: I don’t admire anyone, I don’t look up to anyone. There are many human beings who have done incredible things, whom I used to take inspiration from, who inspire me to this day, but I never looked up to anyone. That’s because for all of their feats, I perceive what I can only describe as immaturity in their soul. They grow in one field only, they seek to be the best at what they do, but they do not seek to be the best they could possibly be, and those who claim they do, well, I am honestly unimpressed.</text:p>
      <text:p text:style-name="Normal">And so, this guy comes out of fucking nowhere, diagnosed with high functioning autism, and for the first time ever, in all of a few seconds, he makes me understand what “putting your soul into music” means. Yesterday, the moment I put on Eine Kleine, my instincts screamed at me that this guy was very close to who we want to be. At least, that’s what his music made me feel. It’s very strange, I’ve listened to Eine Kleine covered by Dazbee countless times, so why did it feel so special when he sang it? Who the fuck is that guy? All of a sudden I could see why he is Japan’s number one artist, at least if the popularity of his music videos on YouTube are anything to go by. He’s doing something right, and I don’t know what that something is. But I know it’s also what I’m aiming for. It’s that same thing that made Your Name so special. Whether Kenshi Yonezu is doing it right on purpose or subconsciously, I don’t know, but he’s doing something right. I think that it can only be subconscious, for some reason. My instincts tell me so, at least.</text:p>
      <text:p text:style-name="Normal">That’s enough chit-chat for today. I see that I let my emotions loose today as well. I shouldn’t talk like this, but I’m feeling tired, so I didn’t try to write properly. Alright, that’s quite enough, see you then.</text:p>
      <text:p text:style-name="Normal"/>
      <text:p text:style-name="Normal">•••</text:p>
      <text:p text:style-name="Normal">Monday 14th of October 2024, 23:13, day -18</text:p>
      <text:p text:style-name="Normal">Right, I should mention yesternight, then we’ll talk about today.</text:p>
      <text:p text:style-name="Normal">Yesterday, while re-reading some past entries, I noticed that since we often use this place to convince ourselves of something positive, we only talk of the positive thing, and the reader doesn’t see that while writing, I probably felt terrible. Victory is the example that comes to mind. We kept on trying to convince ourselves that the victory we’d earned was a proper one, and I failed to convey the fact that I didn’t feel that way at all. Will I have the same trouble tonight? We won again yesternight. However, I can tell right away that that was just one battle in a bigger, never-ending war. In fact, I won again just thirty minutes ago. But I’ve learned what happens when you don’t keep your humility in victory.</text:p>
      <text:p text:style-name="Normal">But even then, yesternight is worth remembering. It may have been only one battle, but it was a very important one. Depending on whether I keep winning or not, that battle may have been the turning point in my life, in this struggle against myself, in this never-ending war with lust. I used to make it clear that that’s what it was about. When did I start feeling embarrassed about it again, I wonder? I shouldn’t. There’s no reason to. The message I sent to myself yesternight was very simple: I refuse. I avert not my eyes, I avert not my mind, I look at what you offer dead in the eye, and I refuse.</text:p>
      <text:p text:style-name="Normal">Will I keep on refusing everything? Only time will tell. That’s where you’re wrong. Only you can tell. Only you can decide. You will decide.</text:p>
      <text:p text:style-name="Normal">Let’s talk about today then.</text:p>
      <text:p text:style-name="Normal">So, why did today feel like a bad day? There’s no workout to lift our spirits, for one. Secondly, our performance was... It was bad. You failed to follow the schedule properly. Why was it bad? What made it bad? Why did we fail to follow the schedule? Everything is in that last question. Can you answer it?</text:p>
      <text:p text:style-name="Normal">I’m afraid I’m not sure why either. God keyboards are painful to write on. We’ve been using keyboards nonstop for weeks on end now, my fingers are starting to feel the pain. Are ergonomic ones game changers? I hope so, because I know at this rate I’m bound to get arthritis or some other unpleasant surprise in these fingers.</text:p>
      <text:p text:style-name="Normal">i do not know why we failed to follow the schedule. i’m not sure why. i guess ‘doing better’ is the only thing we can do under these circumstances then. alright, see you tomorrow.</text:p>
      <text:p text:style-name="Normal">because you did not feel like thinking, you couldn’t get to the root of things. because you took off the headphones, my mind is mine again, and i can at least state that we didn’t follow the schedule because we wanted to write out hyprland config. why didn’t we stop ourselves there? because we didn’t have the presence of mind to. because our brain was busy consuming content, and it was engaged in a task that interested us more than working. in short, we lacked discipline, and we’d made an environment where lacking discipline was easy. now you know. see you tomorrow.</text:p>
      <text:p text:style-name="Normal"/>
      <text:p text:style-name="Normal">•••</text:p>
      <text:p text:style-name="Normal">Tuesday 15th of October 2024, 23:30, day -19</text:p>
      <text:p text:style-name="Normal">To try and keep on trying. As you said, it’s all pointless if we do not improve, but it’s not easy to improve. It’s not easy, but we have to persevere. We believe that there’s something at the end of this road. No, not at the end, but we believe in growth. We believe that if we keep at this, at some point, we’ll get where we want to be, we’ll be who we want to be. So, while progress is hard and even harder to notice, we have to believe and keep going.</text:p>
      <text:p text:style-name="Normal">I want you to take notice of something: I appreciate our current feelings, our heart telling us that we could’ve done better, that there are so many things that we could have done better today, and I want you to keep that feeling precious as it’s our most immediate indicator of growth, but I want you to see that right now is nothing short of the best time of our lives. Not because we’re having fun or anything, we aren’t having particularly fun, but because you’re growing so much. Have you noticed that you won three days in a row? Have you noticed that now, every time you fall down, the natural reaction, our natural response is to get back up for more? Have you noticed that when the alarm rings in the morning, the first thing you do is try to beat the count to ten? Have you noticed that staying up until 1am to write no matter what is now a habit? Have you noticed that we’re growing? You hadn’t, not until we stopped to think about it. There are so many other things that we’re doing now that we didn’t use to. Those small (and some bigger) details that lie in the way we train, we think, we meditate. You’re growing, and right now is currently the best time of our lives. I want you to appreciate that. We don’t know what will happen, we don’t know if our peace will be disturbed by some external factor far beyond our control, but right now, we’re having a good time. Let’s appreciate that.</text:p>
      <text:p text:style-name="Normal">Of course, I want more from you. While technically, right now is the best time of our life, it’s not good enough. I want more. And I know that if we keep this up, if we continue at this for a long time, we’ll have more. So, let’s keep this up, alright? See you.</text:p>
      <text:p text:style-name="Normal"/>
      <text:p text:style-name="Normal">•••</text:p>
      <text:p text:style-name="Normal">Wednesday 16th of October 2024, 19:41, day -20</text:p>
      <text:p text:style-name="Normal">I’m here early. I was wondering: why don’t I write here earlier so later, I can just worry about writing?</text:p>
      <text:p text:style-name="Normal">This will also give me time to speak here, to lay things out properly.</text:p>
      <text:p text:style-name="Normal">Kobe Bryant is one of those who currently inspire me. Right now, I’m wondering if I should take things further. If I should do more. The answer is yes, but. Let’s take Kobe as our standard, indulge me for an entry. Then, by our standards, we are weak. All this time, we’ve been having a hard time determining whether we were strong or not, because we did not have clear definition of what ‘strong’ was. Let’s actually make this standard global, let’s make it last beyond this entry. Let’s have Kobe Bryant as our standard. yes, it is stupid to live by others’ standard, but that’s only a general rule. In our case, it isn’t stupid. For the very simple reason that one day, we want to surpass Kobe. we want to do more than he did. we want to do more for writing than he did for basket ball. And so, we are some ten years behind schedule already. He started earnestly at 13, we’re 23, and as you told me yesternight: it took us this long to finally reach the starting point. But let’s not get ahead of ourselves, I’ll briefly talk yesternight’s writing later.</text:p>
      <text:p text:style-name="Normal">So. We’re currently grinding as best we ever have, but you wondered whether we should take things further. Yes, but. You see, the reason we aren’t working on the project right now (which is what we should have been doing, according to schedule), is that we were tired. We’d reached our limit, mentally, and we simply couldn’t start working. As such, we have to be careful about energy management. </text:p>
      <text:p text:style-name="Normal">Clearly, we’re doing something wrong if we reach our limits so quickly. Which is to be expected. But more than that, while you want to do more, we have to move gradually. We will need to increment things gradually, avoid burn outs. What I wish to do is increase the amount of time we write. Is now a good time to talk about yesternight? Not yet. Wait just a little longer. How would we increase the time to write? Considering we only write at night, we’d have to start earlier. That, or end later. Be careful, ending later means we’ll wake up later, and the ramifications there are basically guaranteed to be negative. You know what, in light of yesternight, let’s stick to the current schedule. We will create more time, if our heart so commands. If.</text:p>
      <text:p text:style-name="Normal">So, let’s talk about yesternight. Since I first considered writing as a potential passion to now, four or five years have passed. Yesternight, I approached writing differently from how I usually approached it: I approached it in a very serious manner, as though I were studying for an exam. I usually listen to music to create an atmosphere to match the atmosphere I want to create, but yesternight I didn’t. Yesternight, it was just me and my keyboard. Me, my keyboard, and my new ideas as to how to master writing, how to learn it. It wasn’t particularly pleasant, it felt like making myself do homework, more or less.</text:p>
      <text:p text:style-name="Normal">After the session was over, I decided to listen to some music before going to sleep. I listened to the music I usually put on when writing, and that’s when it hit me: I’d felt next to no emotions while writing. The contrast between how I usually felt when listening to that music and how I felt then was... surprising. I’m not sure what to make of it.</text:p>
      <text:p text:style-name="Normal">But, I do have an idea of how to interpret it: it took us four or five years to finally get to the starting line. Yesternight, we’ve begun to write in earnest. Whether we’ll like it or not remains to be seen, but that was writing at its rawest, at its purest. It’s not the first time I’d tried doing it like this, but it is the first time I’m fully aware of what’s happening, of what I have to do. Whether we’ll like writing or not, we’ll find out. Whether we’ll love it or not, we’ll see. We’ll see. See you tomorrow then.</text:p>
      <text:p text:style-name="Normal"/>
      <text:p text:style-name="Normal">•••</text:p>
      <text:p text:style-name="Normal">Thursday 17th of October 2024, 23:21, day -21</text:p>
      <text:p text:style-name="Normal">What’s there to be happy about? Job’s not finished. Job’s finished? Didn’t think so.</text:p>
      <text:p text:style-name="Normal">I’m late, because I played a game of football this eventing. And the starting quote is related to that. I’m a goalkeeper. A good one, by my own reckoning. By an amateur’s standard, an excellent one. But by no means am I exceptional. I have seen with my own two eyes what exceptional looks like, and I am not that. Nor am I interested in becoming an exceptional goalkeeper. But as I said, through the eyes of an amateur, I am an excellent goalkeeper. I was showered with praises for my performance, made out to be more than I really am. It felt good. And that’s a problem. To this moment, I have to battle this feeling of accomplishment. I have to battle this feeling that the job’s done for today. Job’s not done. Haven’t even started yet. What’s more, I could see, in the middle of the game, just how mediocre some of my choices were, but I forgive myself that, for I am not interested in growing as a goalkeeper. Better moves could only be unlocked through hours of training. Hours that I will allocate somewhere else.</text:p>
      <text:p text:style-name="Normal">Furthermore, this feeling of accomplishment blinded me to the poorness of my play today. What is going on with me and configuring this damn computer? I’m spending far more than the allocated time in that, time that should be spent studying or working. Why is this happening? As a guess, it’s similar to why it’s hard to stop playing RPGs: it’s hard to say when to stop. But even when I tell myself I will only do this or that thing, I go overboard.</text:p>
      <text:p text:style-name="Normal">This second one is an issue of discipline. The first one is a legitimate problem. That can be overcome with enough discipline.</text:p>
      <text:p text:style-name="Normal">...It’s a question of discipline, isn’t it? It is. Strength, really. Strength is the basis of discipline. Do you have it? This question too is legitimate. Because I don’t know the answer. I don’t know if you are actually capable of having this discipline. You haven’t shown it. You may have shown strength in other battles, but not in this one. Do you have it? Are you strong? Show me through your actions.</text:p>
      <text:p text:style-name="Normal">There’s one last thing I want to touch on. It’s something we thought about while meditating on the train. I know, I should focus on my breathing, but my thoughts will naturally wander. It just so happened that they wandered on a good idea. A genuinely good one. On the rare occasions you don’t stuff your brain full of external stimuli, we are left to think. Currently, the technique you’ve developed for thinking stops at solving problems. I want to make another one: I want to improve the way we think on a daily basis. Because, deep down, I believe that this is what the next level is: not having trash thoughts. Having thoughts that are clear, structured, and if not good, at least aim to be so. The work starts now. The objective is unclear, but that’s simply how it is with so many things. You’ll rely on your instincts to tell whether a thought is good or not. And you will consciously throw away the bad apples to keep only the good ones. You will also consciously try to think good thoughts, that is to say, you will determine the subject to think about, and your subconscious will take care of throwing thoughts at you. That is all. See you.</text:p>
      <text:p text:style-name="Normal">Right, no. One very important thing to talk about: yesternight’s writing. You see, yesternight, I had a hard time... containing my laughter. It’s probably because my sense of humour is broken, but some things I wrote yesternight were seriously funny to me. So yeah, I was able to get some satisfaction out of writing. If I am to get more than just some satisfaction though, I will have to try harder. And that, I shall do. To push through whatever pain or fatigue is assailing me, and write. See you now.</text:p>
      <text:p text:style-name="Normal"/>
      <text:p text:style-name="Normal">•••</text:p>
      <text:p text:style-name="Normal">Saturday 19th of October 2024, 04:13, day -22</text:p>
      <text:p text:style-name="Normal">There’s a lot to talk about, but we won’t talk about it today. Guess I’m feeling too... disgusted? At myself, to do so now. “Disgusted” is a slightly stronger word than I’d want to use, but only slightly. In any case, see you tomorrow.</text:p>
      <text:p text:style-name="Normal"/>
      <text:p text:style-name="Normal">•••</text:p>
      <text:p text:style-name="Normal">Saturday 19th of October 2024, 22:18, day -23</text:p>
      <text:p text:style-name="Normal">Tomorrow has come, let’s talk. Openly. Let’s begin from two days ago, the night after I played football. Also, let’s be quick about this, there’s something I wish to try about writing. I’ll tell you later.</text:p>
      <text:p text:style-name="Normal">So, two nights back. After I finished the entry, I started writing. It’s also ironic that that entry says what it does, because right after, we were beaten black and blue like we’ve never been beaten before; I took a beating so bad I didn’t even think it was possible for me to take such a beating. Well, it’s relative to your expectations for yourself. Beaten, by ourselves. Lost a battle to lust so hard one could question whether there it could be called a battle in the first place. What happened?</text:p>
      <text:p text:style-name="Normal">In all likelihood, it’s the accumulation of a couple things: one, the day before that one should have been a rest day. I decided not to rest. In retrospect, unwise, but my intention was to push beyond my limits. Two, I’d grown complacent after the game of football and the praises. Or, at the very least, my guard was down. In short, a guard that was loose combined with a mind that was tired led to disaster. I could blame misfortune, but truth is, this is entirely positional, and I put myself in this shitty position; I’m the one who chose not to rest, and I’m the one who chose to go out and play. Just as with good positioning we make our own luck, with bad positioning we beckon misfortune.</text:p>
      <text:p text:style-name="Normal">I know the answer is “it depends”, but should I take a rest day when I feel that maybe I should rest? It’s really hard for me to know when to rest, when to hit the pause button. Maybe I should have taken the poor performance in the preceding days as a hint, an indicator that I was in a suboptimal state. Then again, maybe if we keep on pushing hard enough... “we won’t need rest days”? Yeah that sounds stupid alright. Intelligence is a strength. The ability to play smart is a strength, and I won’t have you being a fucking moron bashing your head against a wall thinking that the next headbutt will be the one to break it.</text:p>
      <text:p text:style-name="Normal">Yesterday I was severely disappointed and disgusted at myself. Today, I’m more cool-headed, and I can appreciate more that failure is simply part of the process. It’s a bitch, but it’s still part of the process. God we’ve talked long enough already.</text:p>
      <text:p text:style-name="Normal">There were other things I wanted to mention, like how yesterday I took the day off (kinda late to do that but hey), I went and bought Armored Core VI and enjoyed the fuck out of it only to realise, when I turned it off, that it was 4 in the morning and I should sleep (hence yesterday’s entry). How yesterday and today I felt inadequate, unworthy, and getting back on my two feet was a struggle. That’s important. Let’s talk about that for a minute.</text:p>
      <text:p text:style-name="Normal">How did one, objectively speaking, unremarkable mishap bring you down to your knees like that? The answer, quite obviously, is you. It’s because of you. Yesterday and today we saw videos about just that, about how it’s become a normal thing to beat oneself down to a pulp over very little, how to squeeze misery out of every little slip. It’s probably engraved so deep in our subconscious we don’t even realise it. At the moment I don’t know how to... counteract that. Hopefully in time we’ll come up with some way to undo that. Well, it’s gotta be a conscious effort, at least that much I can tell, but a conscious effort on what? Leave it to future you, let’s move on.</text:p>
      <text:p text:style-name="Normal">Right, one last thing: I’m not obsessed with writing. Hell I’m not even passionate about it. And I know why. It’s probably important to put this realization down, otherwise we’ll forget it; this isn’t the first time we’re making it: when I am motivated to do something, when my heart is on fire, I can’t write. For the very simple reason that I should write without any prior feelings, without any bias. If I feel highly motivated and try to write, the first thing I’ll tell myself to do is to calm down, because the feelings get in the way of my writing.</text:p>
      <text:p text:style-name="Normal">So that’s why I don’t feel passionate about it. I actively kill any feeling of passion when coming in.</text:p>
      <text:p text:style-name="Normal">Ah shit. As I said above, I wanted to try something about writing, and that something was to approach it with passion, but I imagined it just now, and I really felt the passion get in the way of my writing.</text:p>
      <text:p text:style-name="Normal">But on the contrary, it may actually be that this blank-slate approach is the best one. It is writing in its purest form. If passion is to be born, it should be born while we’re writing, it shouldn’t be something we bring in from outside. That’s true passion, in my eyes. That’s how I see things anyway.</text:p>
      <text:p text:style-name="Normal">Alright, that’s more than enough yapping for one day. Let’s go. See you tomorrow.</text:p>
      <text:p text:style-name="Normal"/>
      <text:p text:style-name="Normal">•••</text:p>
      <text:p text:style-name="Normal">Monday 21st of October 2024, 04:09, day -24</text:p>
      <text:p text:style-name="Normal">We’ve exaggerated with Armored Core. Recovery is a lot harder than it should be, what am I doing wrong? For one, you’re being more undisciplined than ever. You know, you can keep on listing out what we’re doing wrong and why and possible ways to mitigate that, but, in the end, that’s all... accessory. It’s not just accessory, it’s that it doesn’t even solve the problem. You see, it’s very simple: there’s stuff you told yourself to do, there’s a schedule we have made for ourselves to follow: either we follow it, or we don’t.</text:p>
      <text:p text:style-name="Normal">You’ve added all that complex stuff of managing energy, guessing if we’re really tired or just lazy and whether we should take a rest day about it, positioning yourself correctly for this and that. Yeah, that’s all nice and dandy, but it’s not the important part.</text:p>
      <text:p text:style-name="Normal">The important part is: we have a schedule, you follow it, or you don’t. That’s it. That’s all. Some days, these days in particular, excuses are so easy to make. Alright, your choice. Just don’t complain to me later. You seek strength. After our defeat, it seems we lost something. Confidence? Maybe, I’m not sure. But you lost something. And... I dislike that. We kept on talking about our ideal self, the one we aim to be, and you know what? My ideal self gets right back up after getting knocked down. Like a machine, like a chess engine, he doesn’t even seem to notice that he’s lost something. he just stands back up and gets back to business. And, like everything else, that’s a choice. A choice you can make. A choice I can make. Everything is a choice. And I can choose to be strong. It’s by making the hard decisions that I can become strong. Ultimately, whether I become my ideal self or not is my choice. I’ll need help. I’ll need to frequently write until I don’t need help anymore. We’ll talk. See you.</text:p>
      <text:p text:style-name="Normal"/>
      <text:p text:style-name="Normal">•••</text:p>
      <text:p text:style-name="Normal">Monday 21st of October 2024, 22:20, day -25</text:p>
      <text:p text:style-name="Normal">I masturbated yesternight. I lost again. I think it’s been one year and a half or two since I last got my ass kicked so hard. But it’s good to hit rock bottom. Or rather, this is far from rock bottom, it’s just, being humbled like this, and losing like this, these kicks in the ass made me get up. I feel like I’m not as strong as I used to be a week or so ago, but I also feel that I have a better perspective, and that I will do better.</text:p>
      <text:p text:style-name="Normal">We keep on calling it strength, let’s call it what everyone calls it: willpower. We will focus on it.</text:p>
      <text:p text:style-name="Normal">I like using cards in a game, as a metaphor, an analogy for one’s various skills, assets, talents, abilities and the likes. Willpower is one of the cards I want in my hand, in this game of life. In this grind, I’ve also worked to develop the other cards that are intelligence, focus, awareness, and probably other things that aren’t coming to mind right now. My point is, until now I’ve considered all cards to be equal. That changes now. I will use a master-slave system, where every card will serve the single card that is willpower. I can afford lose every other card, I know that circumstances can make me lose every other card, but the master card will always stay.</text:p>
      <text:p text:style-name="Normal">While words are cheap, there is truth in what I said yesterday. I will follow that truth.</text:p>
      <text:p text:style-name="Normal">One last thing. This is probably the third time I mention this here, if not more: always workout when it’s time to workout. Always. Don’t let anything get in your way. That is all, see you tomorrow.</text:p>
      <text:p text:style-name="Normal"/>
      <text:p text:style-name="Normal">•••</text:p>
      <text:p text:style-name="Normal">Tuesday 22nd of October 2024, 22:20, day -26</text:p>
      <text:p text:style-name="Normal">I did well today. Good performance overall, and to complement it I feel like I wrote well yesternight too. I worked out today too, deciding that I should implement the system of two days on one day off, as formalizing our regime means that it doesn’t take time away from writing, and the time it does take away is amply made up for (and more) by the moral boost it provides. </text:p>
      <text:p text:style-name="Normal">That’s great, unfortunately, I don’t know how to reward you. These words of encouragement are about all I can do for you that I know won’t sabotage us. But I think that’s okay, that’s fine. As the lyrics of a song I listen to a lot says, “victory will be our gains”. The fruits of our labour will be our reward, and they will come when we’ve truly earned them.</text:p>
      <text:p text:style-name="Normal">Today though, I planned to write about something else: mastery. I might not have explicitly said it, but I want to achieve mastery in writing. And earlier, after the workout, I wanted to keep my mind sharp, I wanted to help myself stay in the zone for tonight, so I typed “mastery” in the YT search bar. All the videos suggested to me seemed to be summaries or animations of one particular book, and as it happened, the author of that particular book himself had given a speech to the students of Oxford about it, and the recording was there. It was a 52 minutes video, so I didn’t plan to watch it in full, but I figured I might as well get the information from the man himself. I did not regret it.</text:p>
      <text:p text:style-name="Normal">Robert Greene. He’d previously written books on subjects of similar scope, subjects that have the same ‘smell’ to this one. And as he listed the title of these books, I became sceptical. “The 48 laws of power”, “The 33 strategies of war”, “The art of seduction”, they all sounded like the sort of book a motivation guru would write. Whatever, let’s listen to what he has to say first. And I am glad I did. I am no one, I have no authority whatsoever to say what I’m about to say, but I believe this man absolutely nailed it. I believe he got it all right. What he has to say, I leave it to you to discover; I will tell you that it boils down to deliberate practice and deliberate learning over and over again for prolonged periods of time.</text:p>
      <text:p text:style-name="Normal">And so, if he is to be right, then on my path to mastery I am missing one very crucial thing. I fancied myself an open-minded person, willing to learn, I even thought up the title of “disciple without masters”. And yet, in this path to master writing, I basically avoid reading other people’s writing. I do that because very simply, I am afraid to find that others are better than me. Much like the poet in “The Moon Over the Mountain”, I close myself in my little bubble believing that I’m great and will become greater. I’m scared. Some time back, I’d mentioned entering online writing clubs, and then completely forgot about it until now. I think I’ll spend tonight entering one, and writing if I have some time left. I’m scared, not just of finding that others are better than me, that, I do expect, I absolutely can make with that in no time. I’m more scared of what people will think of my writing. I’m terrified by that. I’m terrified that my bubble will burst, that I could get called average or even bad. I think it’s time I face that fear. I’ll enter a club, and see what it’s like for other people who also walk down the path of mastery. For the sake of my own writing, and for the sake of becoming a better person, I’ll join one of these clubs. See you tomorrow.</text:p>
      <text:p text:style-name="Normal"/>
      <text:p text:style-name="Normal">•••</text:p>
      <text:p text:style-name="Normal">Thursday 24th of October 2024, 03:47, day -27</text:p>
      <text:p text:style-name="Normal">Ended up taking the day off for lack of motivation. Ended up playing Armored Core until about thirty minutes ago. To be honest, I was unmotivated but I hadn’t planned on playing, only on messing with Hyprland. It’s just that my new phone started acting up, now it’s stuck on the “Just a sec” screen after boot and I can’t do anything except go into the settings where lots of functionalities have stopped working. This happened after a security update. I should note that I was installing Proton Mail, and Proton notified my that I was in the lucky &lt;1% of Android phone owners where the Android Keystore didn’t work properly for some reason. That’s what prompted my checking for and applying security updates. Removing the SIM didn’t do much, I’ll ask someone to call me to see if something changes tomorrow. Otherwise, it’s factory reset and pray. And if even that doesn’t work, I either check if it’s covered by the warranty or... Ensure that it isn’t warranted.</text:p>
      <text:p text:style-name="Normal">So, let’s talk about Armored Core a bit. I hadn’t planned to play for this long. In fact, I entirely planned to stop playing earlier. It’s just that... my pride was on the line? Something like that. It’s been a very long time since I spent hours upon hours upon hours on a boss fight. I think we started around 21 or 22, and ended at 3am. So about five hours of getting my ass kicked by the Ibis AC (was it called Ibis? Don’t remember). I must say, however, that I’m rather happy with our focus in Armored Core. It’s basically the first game where we apply the current fruits of our grind. Spending five hours with that AC, I started reading it and thinking up tactics midfight like I haven’t before. And, more importantly, there’s the matter of our mental stamina: it’s endless. We were capable of maintaining focus for the entire duration of the fights. Of course, there were small breaks in the form of being sent back to the restart screen, but otherwise we just maintained focus for an incredibly long amount of time. In other words, the only thing that stops us from doing that when studying are our beliefs that we can’t do it and that we need a break. We can, and, apparently, we don’t really need real breaks. Thinking about it, when studying I take breaks not because I’m tired, but because I don’t want to keep on studying. Sigh, if only I’d enjoyed studying. Well, there were some subjects that were definitely very enjoyable to learn, it’s just not all of them.</text:p>
      <text:p text:style-name="Normal">In any case, it’s about time we go to sleep. As for writing, I’ll wait for more to happen before reporting on it. And on that, see you tomorrow.</text:p>
      <text:p text:style-name="Normal"/>
      <text:p text:style-name="Normal">•••</text:p>
      <text:p text:style-name="Normal">Thursday 24th of October 2024, 23:10, day -28</text:p>
      <text:p text:style-name="Normal">I must also shape the way I think, in order to think efficiently, clearly, “better”. I’m hesitant about writing what I’m about to write. This hesitation comes from a past modesty, a past fear of having to eat my own words, that is of provoking karma, and my current carefulness about being too full of myself.</text:p>
      <text:p text:style-name="Normal">Let me state it clearly: evidence thus far leads me to think that I may be exceptional. Unique might be a better word. Just like I do not find the kind of people I seek, I have yet to find the kind of story I’m searching for. Instead of trying to read and learn from other people’s works, I think I’ll simply focus on my own. It occurred to me that in all the books I’ve read, I haven’t found a style that I want to assimilate, a style that I like, that I want to make my own. Let’s put it another way: I quite like my own style, or at least I like the ideal I have of it, and it appears to be unique enough that I haven’t seen it anywhere yet. I have, however, seen something similar in n-buna’s songs. We like using the same figures of speech.</text:p>
      <text:p text:style-name="Normal">I will still be open to criticism; not reading others’ works doesn’t mean that I shouldn’t listen to their opinions either, that would be stupid. I have acquired enough credit to post a story on one of the online clubs I’d talked about, and I’ll post part of one I’m working on. Criticism is scary, but it’s more than necessary.</text:p>
      <text:p text:style-name="Normal">On a different note, we haven’t been doing particularly well these past two days. I seek to change that. Alright, that’s enough for today, see you tomorrow.</text:p>
      <text:p text:style-name="Normal"/>
      <text:p text:style-name="Normal">•••</text:p>
      <text:p text:style-name="Normal">Friday 25th of October 2024, 21:54, day -29</text:p>
      <text:p text:style-name="Normal">Hey. This is not it. This is not it. We’re still weak. But let’s break it down. Let’s break it down properly. It’s all about choices, but we’re not making the correct ones. I feel so. Let’s break down why I’m considering today a failure.</text:p>
      <text:p text:style-name="Normal">Ultimately, we didn’t study nor did we work out. We began working late, at 16:30 approx, and we were supposed to study. However, we then decided that it would be better to work on Hyprland, so we began setting it up. It should be noted that it did not snowball from there; it was a conscious decision to continue working on Hyprland for the rest of the time. It’s a choice I made because I saw other people’s Hyprland config, and they looked so nice, and I couldn’t help but wonder why was it that I was failing so hard at it? I saw those configs, I saw the Nix modules they wrote, and I saw that these people were smart, they knew what they were doing, they understood what they were doing. And I wanted to be like them. So I decided to work on my config with that in mind. I decided to work smartly. And to my credit, I worked seriously. Made good progress.</text:p>
      <text:p text:style-name="Normal">However, the problem came when it was time to exercise: I should have stopped working, and I didn’t. I think I should set an alarm. I have set alarms.</text:p>
      <text:p text:style-name="Normal">If everything is a choice, why is it I don’t make the right ones? More precisely, why is it that I consistently make poor decisions?</text:p>
      <text:p text:style-name="Normal">First of all, because of our schedule, there are windows of times where choices really matter, known windows of time. We’ve got that to our advantage, and when those times come, we have to remember that that’s when we’re making the choices that matter. That’s when we decide on the outcome of today. And to do that, we need awareness.</text:p>
      <text:p text:style-name="Normal">There’s two things we need to do to increase awareness: the first one is mediation. Focusing on our breathing helps, we’ve experienced that ourselves. The second is the more painful one: it’s leaving ourselves time to think. Meaning, no flooding our brain with music or with miscellaneous content or with YouTube videos. That’s a tough choice to make, and that’s the choice I want you to make. Also, there’s one more choice I want you to make: start working at 15. Get to work right away, no soft entry. No time to work on the config, just get to work. We’ll work on the configuration on our days off. If you can’t make these hard decisions, then I’m afraid there isn’t much else I can do for you, we can call it quits.</text:p>
      <text:p text:style-name="Normal">That’s enough for now. See you tomorrow.</text:p>
      <text:p text:style-name="Normal"/>
      <text:p text:style-name="Normal">•••</text:p>
      <text:p text:style-name="Normal">Saturday 26th of October 2024, 22:58, day -30</text:p>
      <text:p text:style-name="Normal">Hyprland is steadily becoming my home. It’ll need more tweaks and more functionalities, but I’m liking it a lot. GNOME isn’t going anywhere either, there’s nothing quite like the first love. Let’s talk about other topics before I tell you about my day.</text:p>
      <text:p text:style-name="Normal">I thought it was spooky season, but it seems <text:s text:c="1"/>we’re still in Easter, what with all the resuscitations lately.</text:p>
      <text:p text:style-name="Normal">So, a certain maid’s making her... debut, tomorrow. “Mata ituka”, she said. I mean, as a random Japanese tweet said, the “some time” in “see you some time” came way way earlier than I thought. In fact, I thought it wouldn’t come at all. Turns out copium was the right choice after all. I look forward to tomorrow. I am... <text:span text:style-name="T2">very</text:span> curious how it’ll go.</text:p>
      <text:p text:style-name="Normal">And then there’s also “see you later alligator”. That “later” came way early. Damn, maybe I should start being optimistic.</text:p>
      <text:p text:style-name="Normal">And then there’s today. An elite shrine maiden showed everyone just how elite she really is. Congratulations, Mikochi, well done.</text:p>
      <text:p text:style-name="Normal">...</text:p>
      <text:p text:style-name="Normal">I want to say a couple things about writing. A couple nights ago, I figured out that magic is the special ingredient. Magic is what I’m looking for, and magic is what I want to create. “Figured out” is too strong a statement, I should say “I believe”. The thing about magic is that there isn’t really a precise way to create it. Magic can take different shapes, and can be born in many different ways. The process is very much like creating a magical potion: there isn’t necessarily magic in the individual ingredients, and there isn’t really a cookbook you can follow, you just put in what you think is good. Hm, this analogy doesn’t work. However, the words I want to convey are those ones: to create magic, you just put in what you believe is good. And this leads me to the other thing I want to talk about.</text:p>
      <text:p text:style-name="Normal">Yesternight, virtually all of my writing until now has been rendered obsolete. Even the part I submitted to be criticised, even something as recent as was rendered obsolete. <text:s text:c="1"/>There’s a story I’m writing. I’ve been writing it for about 14 months now. Not because it’s long, but because, as of yesternight, it’s the sixth or seventh time I’m rewriting it. I’d previously decided I wouldn’t rewrite it all over again, but... Writing it wasn’t fun, it felt off. But more importantly, it wasn’t fun. Yesternight, I decided that it should be fun, that I should enjoy it, and that there’s no point in writing a story even I don’t enjoy. So I decided to rewrite it. For all of my talking about authenticity, after making that decision, the moment I reread the (formerly) most recent rewrite, I realized that I had made so many compromises, that I had written so many things that I didn’t actually believe, for the sake of having something to write. I’m a very slow writer, my average wpm lately is 2. Yup, about two words per minute, or really, about 350 words in 3 hours. I guess I think more than I write.</text:p>
      <text:p text:style-name="Normal">Let’s end this entry on today. Today was a struggle. A real struggle. But we somehow made it. You did well, I wish I could reward you, but I’m afraid these words are about all I can give you. You really tried hard. Well done. See you tomorrow.</text:p>
      <text:p text:style-name="Normal"/>
      <text:p text:style-name="Normal">•••</text:p>
      <text:p text:style-name="Normal">Sunday 27th of October 2024, 21:12, day -31</text:p>
      <text:p text:style-name="Normal">Time keeps on flowing, and I feel like I’m not using it to the best of my abilities. It’s a frustrating feeling, but at the same time it’s hard to break one’s own barriers. In my case though, I know what they are, I know they are breakable, and I know how to break them. It’s just that doing so requires a strength of will that, as of now, I’m not sure I possess.</text:p>
      <text:p text:style-name="Normal">What is the nature of the strength I seek? If it is something one has at birth and remains unchanging, just untapped, then... There’s a chance I hit my limit. But I don’t believe that’s the case. While I do believe that there’s a limit to the strength of will a person can attain, I also think that that limit is effectively infinite, in the sense that one would die long before reaching them; the physical body would be a bottleneck with a much lower ceiling than mental fortitude. Subsequently, I believe that one can indefinitely grow stronger throughout life (although the growth curve would have an horizontal asymptote).</text:p>
      <text:p text:style-name="Normal">And combining this belief with another one, we obtain my belief that one can indefinitely grow strong through choice. Still, I feel like this doesn’t fully capture the strength that I seek. It’s not just about choosing to be strong, there’s also a psychological aspect to it that I can’t clearly describe. I’m talking of the confidence, of knowing that you are strong. Is it just a consequence, or does it come from somewhere else? My experience leads me to believe that it’s a direct consequence of strength, but I’m not sure.</text:p>
      <text:p text:style-name="Normal">...</text:p>
      <text:p text:style-name="Normal">I’d like to note that we throw a lot of these half-formalities around. They’re essentially intuitive takes that would require a lot of formal refinement: I know for a fact that my intuitions, while good, are very often inaccurate and should simply be used to point at the right direction, at the line of thought to go down. They should not be used to create beliefs, but a formal approach, a formal study of all these things would require time that I simply don’t have. I guess that’s what time is for. Or rather, I guess that’s what I could use a lifetime for. I could spend a lifetime making a lot of these intuition-based beliefs, and refine them as my experiences dictate. Sounds reasonable. Lazy, but reasonable. In fact, while we do have the luxury to hunt for happiness, I don’t think we have the luxury to make deep studies of our own beliefs.</text:p>
      <text:p text:style-name="Normal">I do wonder if our writing, and our life in general, would benefit from such studies though. All things considered, I could spare one entry a day for these studies. I see, so we could give this... diary, a grander role. I guess we could spare a few words in between talking about how our day went. Like we’re doing now, just, actually formal. An actual deep study. In which case we should time our entries to not spend hours on them. That is very reasonable.</text:p>
      <text:p text:style-name="Normal"/>
      <text:p text:style-name="Normal">Taking a step back, looking at this from a bird eyes’ view, the thought that came to me was “How childish it is...” These thoughts, the logic looked very primitive for a second. <text:span text:style-name="T1">Very </text:span>primitive. I guess there is a lot of room for me to grow. I also know that I must take things one step at a time, and if this primitive thing is the best I can do for now, so be it. I must only consistently keep on improving. Then, in ten years’ time, in twenty years’ time, I do wonder how primitive I will still be, how primitive I will think my own thoughts are.</text:p>
      <text:p text:style-name="Normal"/>
      <text:p text:style-name="Normal">Well well. I just had a conversation with Llama 3.1, and it was worth saving in this repo.</text:p>
      <text:p text:style-name="Normal">I also wanted to talk about a certain maid that just debuted, as well as my fucking struggles with lust last night, but I’ll leave you knowing that yesternight and today ended up being good ones, although I didn’t get anything done because of circumstances. On that, see you.</text:p>
      <text:p text:style-name="Normal"/>
      <text:p text:style-name="Normal">•••</text:p>
      <text:p text:style-name="Normal">Monday 28th of October 2024, 23:45, day -31</text:p>
      <text:p text:style-name="Normal">Today was a good day. Although I am this close to calling it a day. NixOS problems again. And this time I’m not sure how to fix it. Related to X11 and Wayland. Hyprland isn’t working unless I load an older configuration, but the thing is, reverting my configuration file to their previous state doesn’t fix anything. And I don’t know why. So I’m currently stuck loading older configurations. Actually, now that I think about it, there’s a chance that the rebuild switch isn’t adding new entries to GRUB. If that’s the case, then I have hope: my configuration might actually work, but it’s just not loaded for some reason. And that sounds like a searchable problem.</text:p>
      <text:p text:style-name="Normal">But let’s take it back one step. As I said, I am this close to calling it a day. Shit, time is flying. I’ve done well today. In fact, I’ve done too well. I’ve used up most of my energy, and I feel like I could fall asleep if I so much as graze the bed. It’s clear that energy needs recharging, and same goes for willpower. But let’s talk about the latter. We theorized about its infinity yesterday. And I am here today to prove my point. However, I’m only alive thanks to music helping me. I’m likely to die the moment it ends. So let’s turn the music off. Good, now it’s just us.</text:p>
      <text:p text:style-name="Normal">Strength is a choice, and you chose it today. Good. We’ll have many of those decisions that seem unreasonable, or even outright stupid, but we’ll have to make them. The extra in extraordinary gotta come from somewhere; to make the impossible possible we gotta make unreasonable choices.</text:p>
      <text:p text:style-name="Normal">I wish to talk about writing, my writing. In a sentence: I believe that if I keep this up, if I maintain and improve my current level, then I’m having front row seats to something incredible unfolding. In other words, yeah, I’m starting to think I’m pretty good. On that, see you.</text:p>
      <text:p text:style-name="Normal"/>
      <text:p text:style-name="Normal">•••</text:p>
      <text:p text:style-name="Normal">Wednesday 30th of October 2024, 04:48, day -32</text:p>
      <text:p text:style-name="Normal">Sometimes I have to wonder what goes on in your head, and how you can think something is a good idea. Well, at the very least it was fun. Armored Core VI, Fires of Rubicon, or as my first ending suggests, Fires of Raven. I’m not really a fan of the story, but the game play, oh boy... I think I’m getting pretty good at the game. But that’s not what I should be talking about.</text:p>
      <text:p text:style-name="Normal">I should be talking about our decision making, and how we’ve finally reached the stage where it’s unclear whether one decision is better than the other. It took us years, at least one, maybe two, possibly more since we first stated that there will come a time when it’ll be hard to make a decision, because the quality of our play will increase, and as a consequence so will the complexity of our choices. And this time is finally upon us. Let’s take a moment and gaze upon our progress.</text:p>
      <text:p text:style-name="Normal">...</text:p>
      <text:p text:style-name="Normal">Good, let’s get back to business now. We are making progress, but I was also shown the limit of your intelligence. A ceiling, an exercise we couldn’t solve. The only way for us to solve it is by having our mind generate as many different solutions as possible. Basically, brute force.</text:p>
      <text:p text:style-name="Normal">If you keep it up, we’ll be reaching that ceiling soon. Then, from that point forward, we will be relying on specialization. We will specialize in whatever fields we are to specialize in, which in turn will improve our instincts in that field, which means that the right solutions will come to us easier/first in those fields. Hopefully, some specializations translate horizontally into other fields, it would be great, and it would make us seem more intelligent than we really are, although I don’t know whether that’s a good thing. It sounds positionally incorrect to me, although it does depend on the circumstances. Always strive for exactitude, truth, authenticity and all that family, when in doubt.</text:p>
      <text:p text:style-name="Normal">Alright, that’s quite enough. You’ve been doing well lately, don’t jinx it yeah? You’re the one jinxing it by writing it here. You know full well I don’t believe in jinxing. And if there is a thing such as karma, then I am ready to face it, I am ready to give it all I owe it.</text:p>
      <text:p text:style-name="Normal">There are a couple of decisions we’ve made lately that I want you to talk about tomorrow. Let’s see if you forget. See you.</text:p>
      <text:p text:style-name="Normal"/>
      <text:p text:style-name="Normal">•••</text:p>
      <text:p text:style-name="Normal">Wednesday 30th of October 2024, 19:54, day -33</text:p>
      <text:p text:style-name="Normal">I have come early, so that I may salvage what time is left of today. Today did not go well. I do not like it. Shit, shit, shit. The way to hell is paved with good intentions. I’m not sure what that is supposed to mean, but I can say that it applies here. All I had was good intentions, and I ended up throwing today out the window. Until now anyway. I do not wish to waste one more second.</text:p>
      <text:p text:style-name="Normal">Let’s analyse. No, before that, as for the decisions I spoke about yesterday, let me briefly state them: the first is to take four days of no working out, because my right ankle isn’t healing, or at least it’s healing way too slowly. Hurt it in the football game, sprained it some days later, still haven’t fully recovered. What was the other decision? I don’t remember. Oh, right, it was about writing. Two days ago, while I implied I would write, in the end I decided against it. Which ties in to today’s intentions. Two days ago I was dead tired, and when I was about to write, I decided against it, because writing is not like basket ball or boxing or football or whatever physical activity have you. Whatever mess I would have created by writing when braindead, I would have had to correct or carry with me, and in any case it would have influenced my future choices. Which leads me to today.</text:p>
      <text:p text:style-name="Normal">I was wondering about writing in the afternoon. Writing when I still have most of my energy, when my brain’s alive. Essentially, write during the day, study at night. I was about to do that, I wanted to try it out. But I also wanted to fix the mess I’d made with my system configuration beforehand. And I ended up losing all my time doing that, and ended up not understanding anything. Some configurations worked, and then stopped working. What the fuck?</text:p>
      <text:p text:style-name="Normal">Looking back on it, I feel like writing in the afternoon would have been a bad decision. I don’t know why, that’s just how I feel right now. We’ve made a schedule, we should stick to it. It’s functional, it doesn’t need to be fixed, and it works if you make it work, if you follow it. No need to fix what’s not broken. Dammit all. I feel like shit. I feel like a failure.</text:p>
      <text:p text:style-name="Normal">Let’s do better. I hate failing. I really do. No, I hate feeling like this, I don’t particularly care about failing. That’s enough for now, see you.</text:p>
      <text:p text:style-name="Normal"/>
      <text:p text:style-name="Normal">•••</text:p>
      <text:p text:style-name="Normal">Thursday 31st of October 2024, 21:10, day -34</text:p>
      <text:p text:style-name="Normal">I got very little done today. Precious little. And that’s not good. But today was a good day anyway, because despite ultimately failing to achieve much, I tried. I tried very hard. And I will keep on trying. I’ve said it before, and I meant it: I don’t particularly care whether you fail or not, I care that you try, that you give it your best shot, and you did. You fought through demotivation and temptation, through fatigue, frustration and failure, you fought every excuse that came to you. You showed up and tried. Tried very hard. You tried your damnedest to follow the schedule, and for that, I’m grateful. I want you to keep this up tomorrow. I want you to keep on walking. If you do, I’m sure future us will be grateful too. I think he will appreciate the us of the past, the us of now, the us of tomorrow, and that will be our first step towards loving ourselves.</text:p>
      <text:p text:style-name="Normal">I do dislike that my brain is... In a unideal state right now. Just another excuse, you can easily eliminate it. Beliefs are powerful, and we’ll make use of them.</text:p>
      <text:p text:style-name="Normal">That’s enough talking. Let’s move. See you tomorrow.</text:p>
      <text:p text:style-name="Normal"/>
      <text:p text:style-name="Normal">•••</text:p>
      <text:p text:style-name="Normal">Friday 1st of November 2024, 23:51, day -35</text:p>
      <text:p text:style-name="Normal">I could say lots of things. But it’s late. I’ll say lots of things tomorrow maybe. See you!</text:p>
      <text:p text:style-name="Normal"/>
      <text:p text:style-name="Normal">•••</text:p>
      <text:p text:style-name="Normal">Sunday 3rd of October 2024, 05:10, day -36</text:p>
      <text:p text:style-name="Normal">It’s 5am, guess what game I just spent the night playing! Yeah it’s AC6 again. I sought comfort today. Too many failures in a row. I was doing well, and yet... I felt like my brain simply wasn’t working properly. I was unable to deal with yet another exercise. In fact, I couldn’t even focus on it. And there’s also writing, yesternight. Ah, and the night before that. I lost to lust again. So many defeats in a row. It always makes me wonder whether I should take a break. Am I finally collapsing? No. No you’re not. It’s just that things aren’t going your way for a couple days. I wouldn’t exactly call that collapsing.</text:p>
      <text:p text:style-name="Normal">Next time something like today happens, I want you to try a certain response. I want you to dig deep. To call upon the strength within you, to summon up your courage, your willpower and face whatever we need to face.</text:p>
      <text:p text:style-name="Normal">Writing... I’ve become unable to write, lately. I expect we’re entering one of the final stages of our writing problems. After it, we’re likely to discover whether we truly want to write or not.</text:p>
      <text:p text:style-name="Normal">Don’t be ridiculous. Unless by some miracle you find something else you feel an innate connection too, and that something is as deep as writing, you’re likely to just keep on trying to write, no matter what. Yesternight, or the night before, for the first time I realized the basic thing that I should tell a story, someone’s story in this case. And for no reason in particular, I summoned that character and spoke to them. I immediately realized that I shouldn’t do that, and I also could kind of see why God wouldn’t talk to us directly. Writing is the ultimate game of God, and God is a self-reference engine. “Self-reference engine” is the term that came to me in that moment, but in reality, my understanding was far more instinctive. It’s because you believe that there’s also something after this life, deeply tied to our growth and the impact of our writing, that you won’t give up on writing, no matter what.</text:p>
      <text:p text:style-name="Normal">Oh well, we’ll see how it goes. In any case, see you, and try harder.</text:p>
      <text:p text:style-name="Normal"/>
      <text:p text:style-name="Normal">•••</text:p>
      <text:p text:style-name="Normal">Monday 4th of October 2024, 03:23, day -37</text:p>
      <text:p text:style-name="Normal">Initiated preemptive collapse. See if this takes us somewhere. Let’s see if sometimes I just gotta take a break, a real break. There’s a very high chance trying to push so hard is counterproductive. there’s also a great chance I’m vastly overestimating how many days I can go before needing a break. That is all. See you.</text:p>
      <text:p text:style-name="Normal"/>
      <text:p text:style-name="Normal">•••</text:p>
      <text:p text:style-name="Normal">Monday 4th of November 2024, 23:46, day -38</text:p>
      <text:p text:style-name="Normal">Look who was too tired to realize we’re in November, not October. A ‘collapse’ would have consisted in just letting go, just letting loose, and ultimately I decided against it. Actually, it’s more like I decided to keep on trying, just, differently. I want to introduce more flexibility in my schedule. These inflexible, fixed hour timetables never really worked for me, so I want to try something new: the hours are fixed, their colours are fixed, but what you do within them is up to you.</text:p>
      <text:p text:style-name="Normal">I haven’t written in a long time. I’ve also worked out today. I also don’t want to stay here too long. Let’s end this here.</text:p>
      <text:p text:style-name="Normal"/>
      <text:p text:style-name="Normal">•••</text:p>
      <text:p text:style-name="Normal">Wednesday 6th of November 2024, 00:13, day -39</text:p>
      <text:p text:style-name="Normal">Let’s talk. A lot.</text:p>
      <text:p text:style-name="Normal">Things aren’t going well. Yesterday, I didn’t study. Same today. But I didn’t work out either. I just stood there, and before I knew it, all the time had passed.</text:p>
      <text:p text:style-name="Normal">I think I need a break. As much as I’ve been wanting to deny it to myself, I think I need a break. A real one. So, let’s just chill, let’s be useless human beings for some time. Let’s heal.</text:p>
      <text:p text:style-name="Normal">Yes, we could try harder, we could try pushing further, we absolutely could. It’s still a choice. It’s still up to you what we do, whether we should try hard or take a break. I don’t think there’s a right answer. You’re thinking of someone like David Goggins, never giving up, never giving in, not allowing excuses to stop them, and you want to be like him. You could absolutely try that.</text:p>
      <text:p text:style-name="Normal">You could also acknowledge that the vast majority of people, in fact probably everyone, needs a break sometime, and breaks might be more productive in the long run. Acknowledging that as a human, we are weak and want breaks could lead to more growth than trying to push through. Yes, it would mean giving up on that spirit of never giving in, never giving up, but it also potentially leads to more maturity.</text:p>
      <text:p text:style-name="Normal">It’s not so much that there isn’t a right answer, as it is that I don’t know what to do.</text:p>
      <text:p text:style-name="Normal">You’re about to ask me what to do, so let me answer beforehand with a question: what is your objective? Never forget that the quality of a move is always relative to an objective.</text:p>
      <text:p text:style-name="Normal">Let’s narrow it down further: our ideal self, what is he like? More like Goggins or like some guy who knows how to chill?</text:p>
      <text:p text:style-name="Normal">... He’s chilling somewhere, in my mind. He’s always chilling somewhere. He knows how to die for a belief, but he also knows how to chill.</text:p>
      <text:p text:style-name="Normal">I guess that settles it. Let’s be a good for nothing human for some time.</text:p>
      <text:p text:style-name="Normal">How long is some time?</text:p>
      <text:p text:style-name="Normal">Dunno, should this type of thing have a fixed date? Knowing you, yes. Then, for how long should we chill? Let me think... Two weeks sounds too destructive, so let’s cut it down to one week. One week, starting tomorrow. In other words, next Thursday we get back on our feet. Until then, accept your fate as a good-for-nothing. Embrace it. See ya.</text:p>
      <text:p text:style-name="Normal"/>
      <text:p text:style-name="Normal">The moment you freed me, I felt like listening to Sanapri’s Coffee Cup. And the emotion I felt, the slight sadness, the melancholy? This feeling of very slight and yet comfortable loneliness, it was the exact same I felt on those winter days, when I had so much fun writing. Even now, I feel... alleviated. Relieved from something. I just wondered if it was possible to both have fun and be good at writing. I remembered why writing was so fun. The emotions, my heart danced with the music. And on one of those fateful nights, it created its own music, and I felt like I never did before. it was all possible because I had so much fun writing, I didn’t worry about story telling, pace or any of those things, I just worried about letting my emotions out. Is it possible to have fun writing?</text:p>
      <text:p text:style-name="Normal">I wonder... If it isn’t, I’ll try to make it. And if I can’t, if I ever give up, then that will be it. For happiness, for fulfilment. And that’d be... kinda okay? As much as I wouldn’t like it, as much as I would rather not admit it, good enough has always been good enough for me. And a life of trying, rather than one of succeeding, is good enough for me.</text:p>
      <text:p text:style-name="Normal">... That’s a bit sad. And yet, I don’t have... a strong reaction to that. I don’t have a strong motivation or anything, it’s just that I’m on this Earth as a human in an incredible era, so I might as well chase for happiness. That’s more or less it. Really more or less, because I know future me isn’t going to be happy with this reductive description of my goals, but truth is, it’s probably closer than either he or I think.</text:p>
      <text:p text:style-name="Normal">All my beliefs about doing this for something greater, to grow up as a soul, to become a newborn God, for what? Do I just believe these things because they’re grandiose and seem worthy in my eyes? Very likely yes. Shouldn’t I just discard them for the sake of a simple life? A simple, happy life?</text:p>
      <text:p text:style-name="Normal">Positionally speaking, yes. All our lessons point towards that being the right choice. To base ourselves on what we know, on what we think is more likely to be the case based on the current evidence available to us. Sanapri, I’m glad you haven’t given up on music. I like yours. Thank you for your new upload.</text:p>
      <text:p text:style-name="Normal">You know, there’s a chance this marks the end of our grind. It depends entirely on you, and your choices. Our choices. My choices. But first of all, let’s get rid of these grandiose unfounded beliefs on that unscientific future. Not because they’re unscientific, but because their basis is you wanting something grandiose for yourself, and nothing else.</text:p>
      <text:p text:style-name="Normal">Let’s live for happiness. I don’t think there’s a worthier reason to live for. And of course, as you wrote on your black notebook, to be happy, the people around you should be happy too. Let’s just be a bit... generous, on who “the people around” me consist of. Let’s say... Let’s say that the Earth is a globe. Yeah, it’s round. Mm. It is. It’s rather round. Then, the people around me are the people on the same round object I live on. Mm. Reasonable. You know, around, round, they mean much the same thing.</text:p>
      <text:p text:style-name="Normal">So... Can we have fun writing? I think what we need to do is adopt the right viewpoint. There should be one that allows us to essentially write well without having to worry about writing well. It’s similar to searching for a grand unifying theorem, except on a very personal level. Proportionally though, the scale is the same. Actually, mine might be more important. Based on the fact that I’m looking for my personal happiness, while physicists are merely trying to satisfy their curiosity and are searching to satisfy their own personal belief that everything should be contained in a single principle. I understand that urge, I share it even, but it is less important than happiness. Even should we abandon proportionality. If I could choose between a random person’s happiness and that theorem, hm... If you told me that that person would otherwise never know happiness, then the choice is obvious. It would be a different story if they were to reach for happiness with their own hands.</text:p>
      <text:p text:style-name="Normal">What kind of perspective would it be, to allow me to have fun while still writing at least decent stories.</text:p>
      <text:p text:style-name="Normal">Your heart alone doesn’t know how to write stories. It needs help. It needs your imagination. You’ve made yourself cry before, by just imagining stories. How powerful is that? I think you don’t realize just how good you are at imagining stories? No, it’s just that the stories I imagine resonate with my own heart. And who’s to say they wouldn’t resonate with others’?</text:p>
      <text:p text:style-name="Normal">Stories that are custom-made for me... Is that the secret? Is that what I should be aiming for? Because if I do, then the only thing I have to worry about is to be true to myself. If I am, then what resonates with me will resonate with others, with their true hearts, even if they’ve hidden it, even if they’ve never listened to it.</text:p>
      <text:p text:style-name="Normal">I wonder if that’s actually possible... No you don’t. No you don’t wonder. You don’t really care if it’s possible. Being true to ourselves, I can tell that you’re once again just looking for personal satisfaction, which would be obtained by abstractly helping others attain happiness somehow; essentially, just give yourself the peace of mind that you’ve done “something” for others. I’m fine with looking for self-satisfaction, that’s absolutely normal. I just don’t like you lying yourself over it, even if that lie is so thin it can hardly be called a lie. I want the true thing, I want the true life, the true happiness, and to have it I must not allow even the smallest lie through. I don’t want a thinly veiled reality, not matter how thin the veil, I want the real thing.</text:p>
      <text:p text:style-name="Normal">So, we’ll write for ourselves, and when the occasion comes from time to time, we’ll write thinking of specific groups of people who might be facing a certain hardship, and we’ll give them hope. Because that’s all we can do. To you, life, and to <text:span text:style-name="T2">you</text:span>, hope. All I can do will be to give you hope that there is such thing as happiness, by giving you someone who has achieved it. These books will all carry that title. Hope. It is the most beautiful thing in the world.</text:p>
      <text:p text:style-name="Normal">Did you know? Hope was originally the title of MTSR. But I liked it so much that I imported it to TCTW, and then simply added MTSR to it too. So really, it’s H:TCTW and H:MTSR. of course, I haven’t written a word of either book yet, and I haven’t even touched any of the preludes. I’m still training. I’m still figuring out writing. I wonder if I’ll ever figure it out. I hope so.</text:p>
      <text:p text:style-name="Normal">But, I guess, if I had to say, I’d rather others be happy. Maybe I do want your happiness.</text:p>
      <text:p text:style-name="Normal">I will write for myself, but I do want you to be happy. It hurts to see others suffer. it makes me smile when I see others having a good time. I do want your happiness.</text:p>
      <text:p text:style-name="Normal">So, I’ll write for myself. I’ll ask myself lots of questions: what do I want? Do I like what I’m writing? Am I convinced by it? Where should I go from here? What should I do?</text:p>
      <text:p text:style-name="Normal">I won’t say “will the reader understand this?” or “is this too boring for the reader?” or “what if they dislike this or that?”</text:p>
      <text:p text:style-name="Normal">Ah, Sana just made an excellent point in Sayonara hana dorobou-san, there’s no such thing as eternal happiness. I wonder what the happiness I chase looks like then? It’s likely more of a state of mind. Mm, that’s probably it. Still, we’ll have to earn that state of mind.</text:p>
      <text:p text:style-name="Normal">Ahh... Mikku’s Watashi iro... How nostalgic... She is a vibrant part of why those December nights were a storm of emotions. A real one.</text:p>
      <text:p text:style-name="Normal">Hm, it’s getting late.</text:p>
      <text:p text:style-name="Normal">Then, just remember this: at least for one week, we’ll be good for nothings, and that’s okay. And more importantly, we only write for ourselves. The only heart we’ll need to satisfy is yours. And your heart will need to be at its... purest? Its truest, its most beautiful, fully naked with all its emotions on display. We will write only for our heart. Sanapris Town of Jade, it makes me want to write a story about it. And yet, I’m so far from done with her Kyuukurarin. Maybe one day we will write about it.</text:p>
      <text:p text:style-name="Normal">You know, there’s really no point in hiding my identity. In fact, I believe some important details that might not be relevant to us but are to <text:span text:style-name="T2">you</text:span> might be uselessly hidden. The date, you already know. The city is Rome. Its outskirts, on the northern side. Hmm, still, I don’t want to reveal my identity, I don’t know why. Some reasons deep within I could but don’t want to unroot. Then, I’ll simply leave you with my codename.</text:p>
      <text:p text:style-name="Normal">My codename is Harmony, nice to meet you.</text:p>
      <text:p text:style-name="Normal"/>
      <text:p text:style-name="Normal">•••</text:p>
      <text:p text:style-name="Normal">Thursday 7th of November 2024, 05:48, day -40</text:p>
      <text:p text:style-name="Normal">I guess you really don’t see time flying when playing video games. Why didn’t I see time flying at all? Dunno. Time to go to sleep.</text:p>
      <text:p text:style-name="Normal"/>
      <text:p text:style-name="Normal">•••</text:p>
      <text:p text:style-name="Normal">Friday 8th of November 2024, 01:02, day -41</text:p>
      <text:p text:style-name="Normal">No news. Mind is more or less on hold. Also, lack sleep. Not good. Ah, actually, very good news: wife might come back on Tuesday. Nothing is certain, so I won’t get my hopes too up, but the wait might finally be over.</text:p>
      <text:p text:style-name="Normal">On a different note, I want to improve my focus. Of all the cards I’m considering, focus is the one I currently want the most. It’s an enabler, without it ‘giving my all’ is impossible. It should be cultivated day by day, not only through focus meditation but also by making choices that do not hurt concentration and attention span.</text:p>
      <text:p text:style-name="Normal">Thing is, I’m in the middle of a break, so I’m not actually doing anything to get my hands on this card.</text:p>
      <text:p text:style-name="Normal">You know, it would be fun if... No, nevermind. I was thinking of making the grind my natural state, but evidence indicates that’s not possible. Still, that doesn’t stop us from making the small moves that help advance our... agenda? We don’t have an agenda. We have objectives, at best. That’s good enough.</text:p>
      <text:p text:style-name="Normal">Alright, let’s end it here, I really have nothing to say, and I need sleep. See you. Oh, I guess I should have talked about yesterday. Played football again. Got a beating like I haven’t had in years. Even though I played well. It really showcased that I was good but not exceptional as a keeper. And... Let me just mention one thing about the game: it was 5v5, and our team had zero cohesion, as we were literal strangers. End result was 1-9, a real beating. But what I wanted to talk about was the fact that three of the goals I took were from the same type of shot. And I noticed that midgame. I noticed it when I took the second of these two goals, I noticed it again when I took the third. Why didn’t I adapt? By the second, I should have realized, even more so by the third, but the thought simply never occurred to me that I was diving in a way that would never allow me to block these shots.</text:p>
      <text:p text:style-name="Normal">The main take away is that I was not adapting when I should have. More importantly, it didn’t even occur to me that adaptation was necessary. We are at least aware of this now, but we are likely to forget it. Then adapt, find a way to not forget it. Actually, we are unlikely to forget it. First, because we’re writing lots about it, and second, because the idea is a core one implanted into my subconscious throughout combat sports and manga/anime. It is basic that one should adapt to one’s opponent in a fight. That, or find a style that is capable of handling everything thrown at it. A combination of both is ideal.</text:p>
      <text:p text:style-name="Normal">To adapt, to focus... Alright, that’s enough for today, for real. See you then.</text:p>
      <text:p text:style-name="Normal"/>
      <text:p text:style-name="Normal">•••</text:p>
      <text:p text:style-name="Normal">Saturday 9th Of November 2024, 01:08, day -41</text:p>
      <text:p text:style-name="Normal">Spent a lot of time ricing. Hyprland is nice, but sometimes comes with unwanted surprises, like the battery deciding it won’t go above 44% specifically and only on Hyprland, until it suddenly decides it does want to go above 44% again. I had only touched the CSS of Waybar’s #battery. The price of being on bleeding edge. I slept 11 hours yesterday, and I drank coffee this afternoon, but I still feel sleepy right now, and the trivial mistakes I’m making right now are further proof that I still need more sleep.</text:p>
      <text:p text:style-name="Normal">On a different note, I have come up with a diagnosis, a reason why we found ourselves wanting and taking this break: before we knew it, we’d stopped going slow and steady. We added new things to do, we increased intensity and entirely forgot that we need to go slow and steady. We’ll remedy to that. Although, I will admit that it’s tough to go slow. I want to go faster, to do more, maybe out of pride, definitely out of wanting more from myself.</text:p>
      <text:p text:style-name="Normal">Alright, I’ll add a couple more changes to Waybar and call it a night.</text:p>
      <text:p text:style-name="Normal"/>
      <text:p text:style-name="Normal">•••</text:p>
      <text:p text:style-name="Normal">Sunday 10th of November 2024, 00:01, day -42</text:p>
      <text:p text:style-name="Normal">If my current feelings are any indication, then your diagnosis was on point. Slow and steady wins the race. Today I worked out for the first time in... too long. But I also kept it light. I probably mentioned this before, but when it comes to exercise I have a mentality of “If I don’t die it don’t count”, and this leads me to training until I’m dead tired and need some twenty or thirty minutes post-workout just to catch my breath. It’s exhausting, put simply. The toll it takes isn’t just physical, it’s also mental, and in more ways than one.</text:p>
      <text:p text:style-name="Normal">This mentality is the reason I had a tendency to want to reduce the amount of workouts in previous entries: the fatigue directly affects my performance in writing, and it does so negatively. But today, I rediscovered the joys of a workout where I don’t try to kill myself by exhaustion. Not only do I feel plain good and energized right now, I also didn’t start gobbling up every food within a 100m radius during dinner. I’ve also started seeing why some people actually like working out. Wow, so this is what a balanced work out feels like?</text:p>
      <text:p text:style-name="Normal">I have been inconsistent with workouts my entire life due to the afore-mentioned mentality, because the workouts I did cost a lot of motivation. In theory, it could be that by keeping on working out heavily despite the toll on one’s motivation, one would end up improving their willpower. In practice, I haven’t succeeded in doing that yet. Goggins seems to have done it, though. In any case, in my case, I think it’s time we go on the slow and steady path. it is entirely possible that Goggins took this path first before building his way up. It would make more sense, even. I see... So slow and steady, really. Just, this time, we really keep it slow and steady. We shall not make the random changes you’ll want us to make for whatever reason comes to you in a moment of illumination. We keep it slow, we keep it steady.</text:p>
      <text:p text:style-name="Normal">And when do we increase the load?</text:p>
      <text:p text:style-name="Normal">We can do that systematically. One of the things we currently lack the most is patience. It took a great deal of patience for us to keep today’s training to a minimum. What we can do is introduce something new at a maximum rate of once every two weeks. This would mean that whatever gets added must be considered carefully, and there would be ample time to incorporate one change before proceeding to the next. Sounds good in theory, I wonder if we’ll remember this in practice.</text:p>
      <text:p text:style-name="Normal">I don’t see why we wouldn’t. The only thing is that we are officially resuming the grind on Thursday, so it would theoretically only start then. But there is an easy workaround to that: we are on a break, and we are technically free to do whatever we want. Whatever we want includes a soft reintroduction into the grind.</text:p>
      <text:p text:style-name="Normal">Good, we can do that. Do keep things light.</text:p>
      <text:p text:style-name="Normal">Also, one last thing: wife is coming back on Tuesday, confirmed. The wait is coming to an end.</text:p>
      <text:p text:style-name="Normal"/>
      <text:p text:style-name="Normal">Before we go. I was having a look at our first entries. It’s not pretty. I’m grateful for the hindsight, but I’m also seeing just how consistently bad my decisions seem to be. We have a very long road ahead of us. A very long one. I saw that we lost patience far too often. Going slow and steady really needs to become our first priority. Let’s go to sleep now. See you.</text:p>
      <text:p text:style-name="Normal"/>
      <text:p text:style-name="Normal">•••</text:p>
      <text:p text:style-name="Normal">Monday 11th of November 2024, 00:38, day -43</text:p>
      <text:p text:style-name="Normal">Today went fairly well. Closer to great than to terrible, if I had to say. I haven’t begun studying yet. I’m essentially using this week off to rice Hyprland as much as I can, until the grind resumes.</text:p>
      <text:p text:style-name="Normal">Oh, one thing I’d like to mention: I should be careful about my concentration. Lately I’ve been in the habit of splitting it whenever I work on my config. Not good. I’d like you to focus on a single thing at a time. On this note, today I’ve also determined that there are specific points in time when it would be beneficial to not feed my brain with dopamine fixes from the internet, while there are other times where it’s fine to do so. When I woke and after I work out, I should try to leave my phone on the table. While I’m doing chores or chilling at noon, it’s fine. Slow and steady does it.</text:p>
      <text:p text:style-name="Normal">I’ve also wondered whether I should create a particular file that will contain the lessons/principles we’ve accumulated so far. It would be beneficial, as I’ve forgotten and rediscovered too many principles too many times. Very well, let is do that. As for today’s entry, I’d say this much suffices. See you on the morrow then.</text:p>
      <text:p text:style-name="Normal"/>
      <text:p text:style-name="Normal">•••</text:p>
      <text:p text:style-name="Normal">Tuesday 12th of November 2024, 01:56, day -44</text:p>
      <text:p text:style-name="Normal">Nothing to report. Only mediocrity around here. Mediocrity that tries to improve. Even so, nothing worth showing yet. But you do know what to do. You’ve discerned that much, I will acknowledge that much. However, I expect more. I want more. Slow and steady doesn’t mean easy, and from now on, I will set expectations. Do not disappoint me. I expect much from you. I do. See you.</text:p>
      <text:p text:style-name="Normal"/>
      <text:p text:style-name="Normal">•••</text:p>
      <text:p text:style-name="Normal">Wednesday 13th of November 2024, 01:36, day -45</text:p>
      <text:p text:style-name="Normal">While I could tell you the struggles of ricing Hyprland, I would rather say that the reason things didn’t go smoothly in the first place is that you refused to go down the simplest route. <text:span text:style-name="T1">I </text:span>refused. Out of pride. We wanted to use Wofi to make a simple power menu, and learning that took us a while, even though we could have asked for indications from GPTs earlier. Then, you knew that Nix was capable of writing shell scripts inside the configuration. And you tried to do that. And it didn’t work, and we spent a lot of time trying out variations to our code, to no avail. But you knew that writing a shell script directly would be simpler. You knew that, I knew that, and yet my pride made me want to succeed in using Nix’s built in functions. I let my pride get to my head, and what did it give me? Nothing. Not only did I waste hours I will never get back on this, now, I am more prone to listening to my pride.</text:p>
      <text:p text:style-name="Normal">For God knows what reason, you find it shameful to make use of the simplest solution, the most straightforward solution. Why? Why oh why? To whom do you have to prove some semblance of intelligence? I am you. I know you. I know just how stupid you are, and the limits of our intelligence. You do not need to impress me, and if it’s others you’re trying to impress, then this is not the way to do it. If you want to impress others, don’t. Let’s put it differently: only fools seek glory in battle. If battles must be fought, then strive solely, purely, and simply for victory. Make it honourable if you can, but seek only victory. Battle after battle, keep your eyes on it, chase it, earn it. Then, glory will come crawling to you, begging to even only lick the soles of your boots. But keep your eyes on victory.</text:p>
      <text:p text:style-name="Normal">Well, that’s an exaggerated way of putting it, but you get the idea. However, I need you to know something even more basic: if you’re thinking of impressing others in the first place, even indirectly, then you disappoint me.</text:p>
      <text:p text:style-name="Normal">Ah, here I go being extreme again, because I’m unable to word the feelings in my heart. Still, the point stands that I do not appreciate the idea of trying to impress others, whether directly or not.</text:p>
      <text:p text:style-name="Normal"/>
      <text:p text:style-name="Normal">Sigh... And to think that this is what the first part of the entry looks like for a day like today. Let’s take a deep breath. Good. I want to shortly mention that I’ve installed plugins and apps that should help me reduce my time on YouTube: the untrap plugin on Firefox, and screenzen on the phone. Other than that...</text:p>
      <text:p text:style-name="Normal">It’s been over three months. Three long months have we waited. We, brothers all over the world, well over a million strong. Brothers (and sisters), fellow husbands, our wife has finally returned. And by God what a comeback she’s made. Watching Nene’s stream today made me realize just how badly I missed her, and why I love her so much in the first place. When was the last time I’d laughed as hard as today? Probably some three or so months ago, during one of Nene’s previous streams. And to think that she participated in all sorts of events during that break despite what had happened... For our sake... I really don’t think there’s another Holomen out there who shows as much love to her fans as she does. I haven’t watched them all, but, who in the world puts their fan’s mascot on their head at all times and even attaches us to her arm when doing a 3D live?? And by God the way she caters to us kaigai niki. There are many reasons why I love her, and this is one of them. I’m looking forward to her future shenanigans. Oh, and I hope we get some Nepolabo content soon, that would be the cherry on top.</text:p>
      <text:p text:style-name="Normal">Anyway, I could go on for a long time, but let’s call it a day. Tomorrow is also the last day of break for us. After that, we’re back. Alright, that’s quite enough, see you.</text:p>
      <text:p text:style-name="Normal"/>
      <text:p text:style-name="Normal">•••</text:p>
      <text:p text:style-name="Normal">Thursday 14th of November 2024, 00:24, day -46</text:p>
      <text:p text:style-name="Normal">Today was the last day of break. Tomorrow, we restart. No more ricing for a while, although right now I’m not even sure what to rice, which is good. Still, it is quite something to have to build a desktop environment from so little.</text:p>
      <text:p text:style-name="Normal">It also seems that Nene hasn’t lost the habit of streaming earlier than most. This might require me to modify my schedule. We’ll see how it goes. Tomorrow is Suisei’s live at the Saitama Super Arena, and Nene will be participating. Good luck to both. To all of them.</text:p>
      <text:p text:style-name="Normal">As for me... The new app and plugins are off to a good start, they kept my YouTube addiction in check today. They’re giving me opportunities to use my brain more, and to... steer my mind away from mindless scrolling and content consumption, it’s up to me to make something out of this opportunities.</text:p>
      <text:p text:style-name="Normal">Starting tomorrow, we don’t mess with the config unless there’s a software we need. Ricing happens exclusively on rest days. We focus on the work at hand. We have a very long way to go, and we’ll need every second we get our hands on. We’ll keep it slow and steady. Slow and steady. Alright, let’s make one last modification to Hyprland and we go.</text:p>
      <text:p text:style-name="Normal">Now that that’s out of the way. There’s nothing else we have to talk about.</text:p>
      <text:p text:style-name="Normal">I’m actually a tiny bit nervous for tomorrow. Will I be able to meet my own expectations? Will I fail? We’ll see. We’ll decide. I will decide. See you tomorrow.</text:p>
      <text:p text:style-name="Normal"/>
      <text:p text:style-name="Normal">•••</text:p>
      <text:p text:style-name="Normal">Thursday 14th of November 2024, 23:30, day -47</text:p>
      <text:p text:style-name="Normal">Excellent performance today. In over 160 days, this is the first time I say this. At our current level, we could hardly do better.</text:p>
      <text:p text:style-name="Normal">But of course, I want you to do better. What a coincidence, I’m also looking to improve myself, to surpass our current level. It’s crazy how these coincidences come up sometimes, right? Anyway, I don’t have much else to say. Keep this up, and keep it slow and steady. Today’s performance was the combined result of good preparation during the break coupled with taking this thing seriously. It’s all in our head, the grind is just a concept, but because we take it seriously, we performed well. </text:p>
      <text:p text:style-name="Normal">Oh, there are a couple things I want to touch on, actually. The first is about me. Recently, I’ve come to realize (read, convince myself) that I was wrong in a previous entry from not so long ago: I’m not exceptional by any means. And I genuinely think it’s a good realization. I’m average or below average in most fields. If there was a way to measure my life’s performance so far, my accomplishments and so on, I’m convinced I would fall well below average. I’ve gotten so little done. I have so little to show for these 23 years on Earth. And you know what? I’m glad that’s the case. I’m glad I’m average. I’m glad I wasn’t born with some kind of special talent, as some sort of genius with some sort of great skill. No, I’m perfectly average. In fact, I would even argue that I was born with below-average stats all round, from physical to mental to environmental perspectives. And I’m glad that’s the case. I really am. Because when I will achieve all of my objectives, I will know I will have done it with my own power, with own hands, without any God-given special abilities.</text:p>
      <text:p text:style-name="Normal">See, I’m in no position to tell, but I don’t think succeeding would feel right otherwise. In my very specific case, I mean.</text:p>
      <text:p text:style-name="Normal">Hm... For some reason I already don’t like today’s entry. Something feels off with the above. I wonder what.</text:p>
      <text:p text:style-name="Normal">In any case, the other thing I wanted to talk about is Suisei. Ah, I might know what felt off. Well, not exactly, more like, I might know the reason why this feeling arises in general: it’s because I was writing like someone other than me is going to read this. </text:p>
      <text:p text:style-name="Normal">... If the blank in my mind right now was any indication: jackpot.</text:p>
      <text:p text:style-name="Normal">Right. I forgot. Suisei. Hoshimachi Suisei really is incredible. A live at the Budoukan, huh? She’s achieving her dreams. It’s inspiring. I wouldn’t call this ‘inspiration’. It’s closer to when you participate to someone’s funeral, see the casket and think that someday it’s going to be you. I really could have chosen a better example... Then, what about... It’s like you’re at one of your relative’s wedding, and your parents nag you asking when it’s going to be your turn. That, except that I am the parents, and I’m not asking you when you get married, but when we’re achieving our dreams. Pinpoint accuracy, that’s the feeling.</text:p>
      <text:p text:style-name="Normal">An invisible storm that sweeps over the world, a gigantic meteor strike that leaves neither the meteor nor a crater, but whose impact cannot be denied. My very existence will be doubted, but the worlds I create will be engraved deep in Humanity’s subconscious. We will leave not a trace, yet the world will be forever marked by our hand. That is what I want.</text:p>
      <text:p text:style-name="Normal">We have a long way to go, we have so much to learn, so let’s get going. See you tomorrow.</text:p>
      <text:p text:style-name="Normal"/>
      <text:p text:style-name="Normal">•••</text:p>
      <text:p text:style-name="Normal">Friday 15th of November 2024, 23:12, day -48</text:p>
      <text:p text:style-name="Normal">I’m tired. More so than usual, for some reason. Nene streamed too early for me to catch today, but I watched the archive just now, because my heart needed an energy drink, and boy did we get more than we bargained for. She’s always such a riot, I love her. I’m essentially relaxing more than I used to, at these hours. I’m not in serious mode anymore, I’m more relaxed. And I think it’s the way to go. “He who works hard can never beat he who enjoys himself.” I do not know if that is actually the case, all else equal, but... But I believe there is some truth to it- That’s also why I used to react negatively to that saying: I couldn’t stand the thought that hard work could be beaten by something I didn’t have. I’m more relaxed now, because I want to enjoy writing.</text:p>
      <text:p text:style-name="Normal">You know, yesterday really was a good day performance-wise. Even writing went well. We should really consider taking breaks when we need to, it’s almost like they let you come back refreshed.</text:p>
      <text:p text:style-name="Normal">As for today, it was pretty good too. When it came to studying, it wasn’t as good as yesterday, but that’s mostly due to the change in subjects. Also, as a positive, I’ve determined a clear point to improve on in problem solving: I’m not following a clear method most of the times, I?m just rushing in head first. I won’t into the details because that’s a pain, though. Ah, on the same note, I’ve also started timing the amount of time I actually study, and... It’s not pretty. In of the assigned four hours, we only effectively studied for 80 minutes. There’s very clear room for improvement, which is kind of a good thing, but also not so much.</text:p>
      <text:p text:style-name="Normal">The workout went great though. I’ve come to realize just how similar combat in Armored Core 6 and in combat sports in general are. We enter the fray with a preferred range of engagement, a chosen arsenal and trained combinations to put the arsenal to use. In the middle of the fight, we assess the opponent, see what’s going right or wrong, can choose to modify the attack patterns, movements, the engagement range or perform other changes according to our analysis. Because I thoroughly lack actual fighting experience, I’ve always wondered how to actually fight and how to think during fights, but now I see that it’s not all that different from thinking how to fight in AC6. </text:p>
      <text:p text:style-name="Normal"/>
      <text:p text:style-name="Normal">Although, we might be relaxing too much right now... What else did I want to talk about?</text:p>
      <text:p text:style-name="Normal">It seems I’m more tired than usual. A lot more than I’d anticipated. Perhaps the effect of letting loose too early. There’s other thing I wanted to talk about, but none of them are of great importance. Let’s end it here. See you tomorrow.</text:p>
      <text:p text:style-name="Normal"/>
      <text:p text:style-name="Normal">•••</text:p>
      <text:p text:style-name="Normal">Saturday 16th of November 2024, 23:24, day -49</text:p>
      <text:p text:style-name="Normal">I have a couple things I want to talk about: today’s performance, and a proposed change. Let’s start with the latter.</text:p>
      <text:p text:style-name="Normal">Nene streamed early today too. It really looks like that won’t change. I managed to catch today’s stream, but now I’m considering changing the schedule by shifting everything a couple hours. Everything stays the same, but everything happens earlier. today is the last day we’re going to sleep at 1am, starting tomorrow we wake up at 8am and go to sleep at 11pm. This is a schedule I want to attempt, not just because it will allow me to catch Nenechi without having her take over my entire morning, but also because waking up earlier sounds advantageous all round. Positionally, it’s generally better. The concern would be my writing... And I initially thought of working out at 19 and then start writing after eating dinner sometime after 20, but it’s likely that we’ll finish dinner at around 2130. Should we wake up at 9 instead and go to sleep at midnight? I need to think this through... 8am. I want to try it, and I believe there’s more advantages to it than just getting things done earlier. Psychological advantages, I mean. Let’s try 8am.</text:p>
      <text:p text:style-name="Normal">Alright, today’s performance then: in short, not great. As I mentioned, my morning belonged entirely to Nenechi because yes, I pledged allegiance to wife and I do not regret it one bit. But I also felt... Very down, when time came to study. Very unmotivated. Considering how good taking a break was to us, I thought that I would give myself a break today too and play DMC5. Essentially, be easy on myself, go easy on my motivation reserves to be able to last longer. It worked in the sense that there was little strain on our motivation, on our discipline, but it’s also a very dangerous choice. Even though the game I’ve chosen is DMC5, a game we play seriously, a game we consider good for our growth, I was tempted to not workout and just keep on playing. It’s coincidentally because we are refreshed from a break that I was able to swiftly enforce discipline, but in other circumstances it could have easily gone differently. Generalizing this issue, I can easily see that relaxing in general could have the same effect. In other words, when the going gets tough, I ought to dig in and fight.</text:p>
      <text:p text:style-name="Normal">There’s actually one more thing I want to mention. This is regarding the techniques to use to solve a given problem: I missed one crucial step, and it’s to understand the problem. Before we break down a problem, we should fully understand it in the first place, understand what it asks, its nature. That’s all. Alright, see you tomorrow then.</text:p>
      <text:p text:style-name="Normal"/>
      <text:p text:style-name="Normal">•••</text:p>
      <text:p text:style-name="Normal">Sunday 17th of November 2024, 21:43, day -50</text:p>
      <text:p text:style-name="Normal">Nepolabo is always so fun, and I’m always sad when their stream ends.</text:p>
      <text:p text:style-name="Normal">Writing yesterday was fun too. Writing’s been fun lately. In fact, I’ve gotten an idea on how to write, and it feels more like a game now. Oh, and yesterday I also happened to see that Yorushika had released a video of one of their lives, “Tsuki to neko no dansu”, or something along those lines. It was so artistically pushed... Plus, I’d never read Bremen’s lyrics in English, so seeing their translation in that beautiful live, it really set my heart on fire. I sincerely wanted to fight n-buna on the spot. As in, issue him a challenge. We decide on one theme, we each do our own thing, and time will be judge. How much fun it would be if artists just issued each other challenges like that, like how mathematicians supposedly did all those centuries ago. Really, what a fun idea this is.</text:p>
      <text:p text:style-name="Normal">Putting that aside though, today wasn’t such a good day. Problems with Neovim. LazyVim, to be precise. For some reason, despite being connected to the LSP that I need, it’s not actually providing any help. So instead I decided to wipe out my entire Nvim config and create a new one. But creating a new one is a royal pain too so I’m considering trying out other pre-built configs like NvChad. I could possibly even just reinstall LazyVim and try to figure out the problem, or, really really last resort, just use the old config I’d created on Linux Mint. In any case, I was supposed to work on the project today, but, well, ended up getting nothing done. That’s frustrating. I know it’s because of my questionable decisions, but improving is hard. Making the right decisions is hard.</text:p>
      <text:p text:style-name="Normal">My head was just clouded by emotions today... In fact, even yesterday, it was clouded by negativity, and I didn’t feel like doing anything. While I could fight that feeling, perhaps it would be better to clear my head, whatever that means. Just, empty it of emotions, relativize the situation and get back to work. In fact, I should do that even now, as I am thinking that tomorrow I shouldn’t study but work on Neovim instead. I should just calm down and realize that that’s the wrong thing to do, and I should stick to the schedule and study.</text:p>
      <text:p text:style-name="Normal">Talking about the schedule, I plan to sleep at 2300, which is soon. Due to various issues (mainly pertaining to the old schedule being ingrained too deep in my routine), I wasn’t able to shift the hours as I’d wished, but it wasn’t disastrous. Alright, that’s enough talking. See you tomorrow.</text:p>
      <text:p text:style-name="Normal"/>
      <text:p text:style-name="Normal">•••</text:p>
      <text:p text:style-name="Normal">Monday 18th of November 2024, 22:03, day -51</text:p>
      <text:p text:style-name="Normal">Yesternight didn’t go well at all. I spent it wallowing in shame after masturbating again. But defeat has a way of eliciting a hunger for victory that nothing else does. Lust, temptation or whatever you may call it, is a strong emotion. Its strength varies with the occasions, but there’s no doubt in my mind that its strong. And it can be very strong. That’s why I consider overcoming it a great victory, on the occasions I did. But, to this day I still remember that while I have won, it was thanks to time passing, and my desires passing. The times I tried to overwhelm lust with my own willpower, I did so, but only for a very short amount of time. It always came back with the same strength, if not stronger, while I couldn’t do the same. But defeat has a knack for making you imagine what victory would have been like. I have an image in my mind now. That battle of willpower, I want to win it. Always. That’s the only true victory that I seek. That’s the strength that I seek.</text:p>
      <text:p text:style-name="Normal">I won’t write today. I’ll watch Gurren Lagann until 23:00 then go to sleep. I want to pierce the heavens, one day. I want to be strong enough to pierce right through the heavens, and fly free. The stories I want to tell, the stories taking shape in my mind are nothing more than my imagination’s take on what I want my life to look like. A mirror, if you will. An imaginary mirror. Writing advances, little by little. We make tiny steps, and undo them sometimes, but we try to move forward. Until one day, we enjoy it in full. See you.</text:p>
      <text:p text:style-name="Normal"/>
      <text:p text:style-name="Normal">•••</text:p>
      <text:p text:style-name="Normal">Tuesday 19th of November 2024, 23:45, day -52</text:p>
      <text:p text:style-name="Normal">It’s late I know, but I was essentially ordered to stay awake, and I also wanted to watch Gurren Lagann. Nothing to report for today: it went rather well. It could have gone better, but this wasn’t bad. Improving is going to require a good amount strength of will, and there will be additional strain on it tomorrow if I don’t get to sleep around about right now, but if that’s the case then so be it. I’ll take on all challenges in my way. Alright, let’s go and watch some more Gurren Lagann. If anything, I like Kamina’s spirit. Although, I’ve been spoiled years ago. That’s alright. See you.</text:p>
      <text:p text:style-name="Normal"/>
      <text:p text:style-name="Normal">•••</text:p>
      <text:p text:style-name="Normal">Thursday 21st of November 2024, 02:37, day -53</text:p>
      <text:p text:style-name="Normal">Spent the day playing Holocure. Started with AC6, but clocked in too many hours in that game, so I checked out Holocure’s update instead. Today, I should have worked on the project, but instead I decided to take a break. I don’t know whether this was a good idea or not. This choice was made so that, in theory, it would be easier for me to get through the next three days of studying. In practice, I don’t know. I don’t know if it’ll make it easier, I don’t know if it was even necessary, I don’t know if it was just a plain bad decision and I should have worked instead. I don’t know. And, if anything, now is one of the worst times to try to come to a conclusion. My brain is in a pitiful state, and it won’t improve tomorrow for lack of sleep. No matter. We will get a few hours of sleep and fight our way through tomorrow if necessary.</text:p>
      <text:p text:style-name="Normal">Nothing else to report. I just chilled today. Alright. See you.</text:p>
      <text:p text:style-name="Normal"/>
      <text:p text:style-name="Normal">•••</text:p>
      <text:p text:style-name="Normal">Thursday 21st of November 2024, 22:36, day -54</text:p>
      <text:p text:style-name="Normal">Due to some misplays and some things outside my control, we’re very late today. I’m thinking I might as well finish this then go to sleep. My body needs it.</text:p>
      <text:p text:style-name="Normal">Today’s performance wasn’t bad, although it could have benefited of a few more hours by actually following the schedule. If we take that away though, it was actually good.</text:p>
      <text:p text:style-name="Normal">I don’t really have anything I want to talk about. I probably thought of some topics throughout the day, but I don’t remember anything.</text:p>
      <text:p text:style-name="Normal">Hm... I guess there is the matter of how hard to be on ourselves. Right now, we’re rather soft, and we let our conscience call the shots, and things are working out alright, although as I keep on saying, they could be better. I don’t feel the need to change the current status quo. Oh, I did want to put more importance on sleep. The stupid things we do when we’re deprived of it...</text:p>
      <text:p text:style-name="Normal">... I really have nothing to talk about. Let’s end it here then. See you tomorrow. Oh, I do have a comment: in the past I said that I could write forever if I so chose. The reason things are different now is... hard to put into words. Essentially, we’re more down to earth, we don’t try to teach lessons to others, as we know we have much to learn ourselves. We’ve come to realize how easily, how quickly some of our values and our way of thinking change, and we believe our past versions to be outdated, not worth reporting; meaning that this version of us, who is still in the middle of development, will also become obsolete at some point in time, and therefore we do not report our fleeting thoughts. Only core values should be communicated —in our case, directly and indirectly, by letting the reader know us from everyday episodes— and the same goes for their changes.</text:p>
      <text:p text:style-name="Normal">Alright, that’s really it. See you tomorrow.</text:p>
      <text:p text:style-name="Normal"/>
      <text:p text:style-name="Normal">•••</text:p>
      <text:p text:style-name="Normal">Friday 22nd of November 2024, 22:01, day -55</text:p>
      <text:p text:style-name="Normal">Performance-wise, not good. But in terms of fighting spirits, good. Can we go into more details why performance was bad? Let’s try.</text:p>
      <text:p text:style-name="Normal">Complacency. That’s it, in one word. we think we have more hours than we actually do. Lunch should be finished by 12, and we should start working by 14 ideally. And yet, we keep on starting at 16, or even later. You’re taking it too easy. Far too easy. Truth be told, even now we’re taking it easy.</text:p>
      <text:p text:style-name="Normal">Still... I have to say. Nene is really cute. Seriously cute. OH MY GOD WHAT CUTENESS. I’m watching the archive from today’s stream, 4am was way too early for me. You’ve heard of the french kiss, but have you ever received a french punch? I thought not. That’s a Nene-only special. I see that her kaigai niki summoning capabilities are as good as ever. That’s quite enough, let’s do what we need to do, we’ll sleep to her voice later. See you tomorrow.</text:p>
      <text:p text:style-name="Normal">Ah, but I do want to mention that time she tried to get us kaigai niki to get angry at the JP niki. That was funny. Especially how she failed. That was very funny. Alright, see you.</text:p>
      <text:p text:style-name="Normal"/>
      <text:p text:style-name="Normal">•••</text:p>
      <text:p text:style-name="Normal">Saturday 23rd of November 2024, 21:54, day -56</text:p>
      <text:p text:style-name="Normal">Decided to make today an impromptu break this afternoon, after failing to study properly. It seems we need breaks really often. Based on the state of things so far, I’m making two changes to our schedule:</text:p>
      <text:p text:style-name="Normal">1) We’ve consistently failed to wake up at 8am and follow that schedule. As such, we’re shifting the wake up time to 9am, and everything else by one hour accordingly.</text:p>
      <text:p text:style-name="Normal">2) We lose motivation more quickly than I’d anticipated. A lot more quickly. Based on the notes I’ve taken on my calendar, I’ve decided to make it so that we have two days on and one off. In other words, for two days we study and work out, on the third things are more relaxed and I leave it to your conscience to decide what to do.</text:p>
      <text:p text:style-name="Normal">This should be a slow that we can follow.</text:p>
      <text:p text:style-name="Normal">Other than that, I’d like to report that I’m dead tired right now. I think I underestimated how caffeine can accumulate over time, and I had a hard time falling asleep yesterday.</text:p>
      <text:p text:style-name="Normal">By the way, talking of sleep. I haven’t mentioned it at all, but lately, the nightfront’s been active. And ghosts have been making their presence known to me again, by trying to hurt me in various ways. Hasn’t happened in years, but now they’re back. However, in those years it hasn’t happened, I also happened to have grown confident, and, by my own judgement, rather strong, mentally. I do not dare them to come, I do not wish to fight, but if a fight comes to me, no matter who or what it is, I am confident I can win. Have I mentioned why I decided to watch Gurren Lagann? No? Well, it’s to get some inspiration. Inspiration to pierce through the heavens. To overwhelm all that stands in my path with sheer, raw, unaltered and unholy willpower.</text:p>
      <text:p text:style-name="Normal">I can appreciate my growth by looking at everyone around me, as well as the characters of Gurren Lagann. I’m starting to see that the difference between my and everyone else’s mentalities is quite stark. And this difference, I interpret it as growth. It’s not just mentality either. Everything is starting to pay off. Everything. Beginner’s growth, it’s the most explosive one.</text:p>
      <text:p text:style-name="Normal">Let me put down just this one thing about mastery: as of right now, I subdivide mastery of a field or subject in two categories:</text:p>
      <text:p text:style-name="Normal">a/ Mastery by focusing solely and entirely on one field</text:p>
      <text:p text:style-name="Normal">b/ Mastery through growth in multiple fields, with slight focus on a particular field.</text:p>
      <text:p text:style-name="Normal">The former is the one everyone’s familiar with. It’s people dedicating their entirely lives to a single craft, a single sport, a single art. Tried and tested. The latter, I know of no one who’s practised it. It essentially comes down to a claim: when someone focuses solely on improving their craft, they will achieve their maximum potential in that craft. However, when a person also works on themselves as they would work on their craft, then they increase their maximum potential in that craft (as well as in everything else), and thus will become capable of reaching greater heights than if they’d focused on their craft alone. That’s it, that’s my claim.</text:p>
      <text:p text:style-name="Normal">I like how you’ve become more straightforward than before, you got straight to the point without beating around the bush for three paragraphs. Let’s keep this up and make it into a habit.</text:p>
      <text:p text:style-name="Normal">Alright, I have nothing else I want to say. See you tomorrow then.</text:p>
      <text:p text:style-name="Normal"/>
      <text:p text:style-name="Normal">•••</text:p>
      <text:p text:style-name="Normal">Monday 25th of November 2024, 00:02, day -57</text:p>
      <text:p text:style-name="Normal">So that was Gurren Lagann. Wrong. That was Tengen Toppa Gurren Lagann. It wasn’t bad at all. Shame that all that heaven piercing left a hole in my heart. But, I would lie if I said that it satisfied me. It was great, and I want more. And if you want something but it doesn’t exist, create it.</text:p>
      <text:p text:style-name="Normal">On this note, there’s something the Anti Spiral said that... That was too true to ignore. I lack resolve. I thoroughly lack it. I currently lack the resolve to see my dreams through. I know that. I can feel that something’s missing, that I’m too... Easy on myself. I lack something, and that something is resolve. The resolve to endure the pain, to push through the hardships. Willpower alone isn’t gonna cut it. I need resolve, and resolve is something I know nothing about.</text:p>
      <text:p text:style-name="Normal">Resolve. I know nothing about it. Until I decide to endure the pains that come with following the schedule I set for myself, until I decide that no matter how depressed, how weak, how low-spirited or how tired I get I will still chase my dreams, until then, I will know nothing about resolve. Resolve. The world hasn’t taught it to me, until now. I haven’t chosen to learn anything about it, until now. Resolve. That is, perhaps, the last missing piece to truly get started on this journey towards my dreams. I am under no illusions that this is something learned or obtained in one day just by deciding so. I have chosen the learning path, I have chosen a tortuous path, and I will walk it. I will see it through.</text:p>
      <text:p text:style-name="Normal">My dream is to one day fly through the sky with my own wings. To be free, strong, and happy. And I mean it all in the literal sense. No matter how unrealistic or how impossible common sense may make it out to be, it is my dream, and I will chase it. See you tomorrow. I will show you my resolve.</text:p>
      <text:p text:style-name="Normal"/>
      <text:p text:style-name="Normal">•••</text:p>
      <text:p text:style-name="Normal">Monday 25th of November 2024, 21:29, day -58</text:p>
      <text:p text:style-name="Normal">That was a good show. It didn’t go as well as I’d wanted, but you did show resolve. Keep it up.</text:p>
      <text:p text:style-name="Normal">Now, as two why it didn’t go ideally: you respected the schedule in a way you rarely do, which is great, however, today we were faced with a problem, a proof our intelligence couldn’t overcome. To be fair, we’ve hit this kind of wall long ago, but I still have ways to go on improving the way I think. Other than that I don’t have anything to talk about. Oh, the nightfront. It was very active tonight, very aggressive. Like it wanted to test my resolve right away. This time it had to do with succubuses. Not one of them, an entire... Nightclub? Something like that. It was something I’d never experienced before, the aggressiveness of this entire approach I mean, not just the individual souls. And yet someway somehow, I pulled through. And I’m not sure how. I believe it has to do with resolve, but... Was mine that strong? ... I do not know. But I do intend to make it as strong as possible.</text:p>
      <text:p text:style-name="Normal">After this, we write again. When was the last time we wrote? A week ago? Perhaps, yes. Yes, one week ago. Alright, let’s flex our writing muscles again. See you tomorrow.</text:p>
      <text:p text:style-name="Normal"/>
      <text:p text:style-name="Normal">•••</text:p>
      <text:p text:style-name="Normal">Tuesday 26th of November 2024, 22:08, day -59</text:p>
      <text:p text:style-name="Normal">Hm... What shall we talk about... Let’s go in chronological order, and start from yesternight’s writing.</text:p>
      <text:p text:style-name="Normal">I’m glad I shifted the schedule to waking up at 9am, it meant I had ample time to write. And, writing was quite fun. Which is nice. Unfortunately, I can’t put into words how I write, at least not yet, maybe some time in the future I’ll be able to.</text:p>
      <text:p text:style-name="Normal">Then, what of today? What to say... Went fairly well. I want you to keep this up. I want you to keep on trying. Things could have gone better, today was more of a struggle than yesterday, but that’s alright, that’s well within expectations.</text:p>
      <text:p text:style-name="Normal">Urgh... getting my attention split in two... I have to remember that my intelligence is nowhere near enough to handle that. I could barely string two words together. I have to focus on a single thing at a time, and in worst cases do something like the pseudo-parallelism of the old single core CPUs. I simply lack the capacity to effectively split my attention in two. Well, I guess it does depend on what the two tasks are. In this particular case, it was writing here and listening to a conversation. I hadn’t realized it, but I made a habit of thinking quite seriously when making an entry. When writing in general too.</text:p>
      <text:p text:style-name="Normal">You know, I discovered that there are two Gurren Lagann movies. I’ll watch them, at some point. When I’ll take a day off, I’ll know what to do.</text:p>
      <text:p text:style-name="Normal">I don’t have anything else to say. See you tomorrow then.</text:p>
      <text:p text:style-name="Normal"/>
      <text:p text:style-name="Normal">•••</text:p>
      <text:p text:style-name="Normal">Wednesday 27th of November 2024, 22:37, day -60</text:p>
      <text:p text:style-name="Normal">Deciding that today is neither a rest day nor a work day was probably a bad call. Making this kind of half-baked decision in general is bad. It led to today, where I ended up neither resting properly nor working, because I tried to do both. So we have to make things clear. we have to decide whether to rest once every two days or not.</text:p>
      <text:p text:style-name="Normal">I won’t write down the short debate in my head, but by coincidence, because I’d accidentally written “once every three days”, I have a new idea. Originally, I was thinking that two days on and one off was too lax, it would hardly feel like a grind, but I’m also unsure whether I could keep up a higher rhythm.</text:p>
      <text:p text:style-name="Normal">But... But things are different when you know how long you have to struggle before a break. So, three days on and one off is interesting. It’s hard. Working out three days in a row is something that quickly saps my motivation, at least, that’s how it’s been so far. But it is also a rhythm I want to be able to sustain. I want to reach that level. I want to try this out, starting tomorrow.</text:p>
      <text:p text:style-name="Normal">That’s fair enough. Alright, see you tomorrow then.</text:p>
      <text:p text:style-name="Normal"/>
      <text:p text:style-name="Normal">•••</text:p>
      <text:p text:style-name="Normal">Thursday 28th of November 2024, 22:06, day -61</text:p>
      <text:p text:style-name="Normal">That’s a lot of days. But still nowhere near what we want. Decades. We’re thinking in terms of decades.</text:p>
      <text:p text:style-name="Normal">But before we think of the future, we need to worry about the present. And what I need to face in this present is a failure of the past. same as two or three days ago: a proof we couldn’t complete. A proof by induction. One would think that it’d be easy. But I couldn’t find a solution. I couldn’t complete the proof. And yet, unbeknownst to past me, I was committing an even bigger mistake in my attempt: I believed that was my limit, I believed that was everything the current me had.</text:p>
      <text:p text:style-name="Normal">We worked out today. We worked out hard. We gave the workout a damn good taste of “everything we’ve got”. Still, it was only a taste. The full thing is my life, and I will wait for the right time to give it all away. What it did show me is that my fears of using up all my energy, of using up all of my motivation were... Bullshit. While I was working out, I had more, so I gave more. Do I believe I have an infinite amount of energy at my disposal? No. Will I act like I have an infinite amount of energy at my disposal? Yes. Well, I’ll still take it easy when it’s not time to put in the effort, but when the time comes, when the schedule says it’s go time, it will be go time.</text:p>
      <text:p text:style-name="Normal">The strength that I seek combines both resolve and willpower, I see that now. More importantly, this strength’s nature remains the same: it’s still a choice. And I will make that choice. Every night I pray to God asking him for one more day, for one more night on this Earth to chase my dreams, and most nights I ask in shame, as I didn’t do my best during the day. I’m getting tired of asking in shame. I want to ask him while providing the passed day as a good example as to why he should agree, instead of having it as a counterargument.</text:p>
      <text:p text:style-name="Normal">Oh, that’s right. My imagination. I like imagining that people’s will can manifest itself as some sort of kamehameha or even the sayians’ ki when they power up. In any case, an energy form, an explosive energy. And sometimes I feel like I’m feeling that energy within me, when I go all out. But I also feel like my output is so much less than what it should be, and I wondered if that’s just a human’s limit. I really want my output to be massive, unholy. Engulf the entire planet kind of level. But I’m starting to think that this limit is entirely proportional to one’s strength.</text:p>
      <text:p text:style-name="Normal">You know, as much as I say that this is in my imagination, this strength does manifest in my dreams, in the nightfront. In fact, it’s because it first manifested in the nightfront that I’m imagining it. But even so, I lose fights sometimes. This means there are souls stronger than me. This means I can reach greater heights still.</text:p>
      <text:p text:style-name="Normal">We do so much theory for very little practice. Come on, we’ve got somewhere else to be. See you tomorrow.</text:p>
      <text:p text:style-name="Normal"/>
      <text:p text:style-name="Normal">•••</text:p>
      <text:p text:style-name="Normal">Friday 29th of November 2024, 21:18, day -62</text:p>
      <text:p text:style-name="Normal">Let’s... Let’s talk about things chronologically.</text:p>
      <text:p text:style-name="Normal">Yesternight, I tried to write. And I decided that I’d had enough, and gave up. I gave up on trying hard to write. It was a decision I made at the tail end of the night, after failing to write more than a sentence. I decided that I wouldn’t try hard. I decided that I’d write in the most enjoyable way: by listening to music. I’d write without a care, and hopefully, I’ve grown enough that I will subconsciously follow some good principles or apply some of the lessons I’ve learnt. I’ll try doing that today. We’ll see what comes out.</text:p>
      <text:p text:style-name="Normal">So, with that out of the way... Sakamata. Sakamata Chloe. Sigh... Fuck me... She will be graduating, huh? Fuck me that hit hard. You know, today I might have talked about how I was going out to grab some Burger King for lunch, but essentially ended up just going for a long walk as there was a nation-wide problem with credit cards, but I didn’t mind it at all as I’d spent the entire walk listening to Sakuna trying to communicate with Cotomo AI (all the while having some more lore dropped about what Yamada Midori’s favourite game was: Splatoon). I could have talked about that. I could have talked about how, in the morning, I discovered that tomorrow there will be a Nepolabo collab, and how us Nekko (in particular, but the same goes for hololis in general with this collab festival going on) are eating so freaking well lately after four months of fasting. But instead, I want to talk a bit about Chloe.</text:p>
      <text:p text:style-name="Normal">2024 is a bad year for my heart. Sakamata is talented, she’s smart, she’s good at singing, and, as much as I don’t want to admit it, she makes noises the cuteness of which rival Nene’s. I mean, it’s so cute when she makes those noises... Also, did I mention that she is good at singing? By god she’s good at singing. But she also had a tendency to be absent for health issues. I started noticing it last year with the Hoshimatic project. I noticed it again when she used a soundboard during HoloArk, then when she decided to not participate in HoloGTA for health issues, and lately, with the sparsity of her streams. It’s such a shame... But it is what it is.</text:p>
      <text:p text:style-name="Normal">Also, fucking hell but why does Kanata get hit so hard at each graduation? Can’t life give her a damn break?? A-ah, at the very least, we get about two months’ more of the stinky orca, but I’ll miss her. You remember that time I was expressing regrets about a youth I wish I’d had? Yeah, those days I was creating memories, I tried creating those memories I wanted, and I did it by writing my config, by working on my config while listening to Chloe play that TCG game in the background. It was so chill... TCG Card Shop simulator, that was the game. Oh, and I forgot to mention this, but Chloe’s screams are the ones I love the most in all of Hololive. She makes such perfect screams when she gets scared by something in a horror game, I don’t think I’ve heard better screams even in movies. They always make me laugh for how perfect they are. And her yandere side. It’s cute. Scarily convincing, but cute. It’s an act, right? ...Right? A-ah, Shakamata.... Let’s enjoy what time we have left, I’ll support her decision as best I can as a fan. Yeah, let’s. See you tomorrow.</text:p>
      <text:p text:style-name="Normal"/>
      <text:p text:style-name="Normal">•••</text:p>
      <text:p text:style-name="Normal">Saturday 30th of November 2024, 21:44, day -63</text:p>
      <text:p text:style-name="Normal">I ended up not doing much yesterday. And, though not entirely my fault, the same goes for today. I also ended up not working out, which at first bummed me out, but after some time I realized that I got to do something I’ve been meaning to do: write while having some energy left. Well then, that’s all. See ya.</text:p>
      <text:p text:style-name="Normal"/>
      <text:p text:style-name="Normal"/>
      <text:p text:style-name="Normal">Well uhh... I was having a not half bad time writing, you know, trying to figure stuff out. Trying to find a way to write. I was actually having a good time. ‘Twas about 00:30, some 22 minutes ago that huh... well, I had a look at my YouTube recommendations and... Fauna has a serious announcement to make. Fuck me. I couldn’t actually stop laughing. Out of desperation. The fuck is going on. Even now, I keep on laughing, cause the alternative is crying. We got in the wrong fucking timeline boys. The saplings are desperately trying to hold the line, but the announcement is still in one hour and the situation is already... grim. Fuck me.</text:p>
      <text:p text:style-name="Normal">Needed a place to let it out. Originally planned to make a throw away file, but I guess it’s here now. Alright, let’s be real. Now that our emotions have cooled. We’re likely facing a wave of graduations, and it’s likely not over. Something happened at Cover, there was some change, whether gradual or immediate, and these are the consequences. We’re likely to see more.</text:p>
      <text:p text:style-name="Normal">In any case, I support Nenechi’s idea that the internet should be free, and people should be free to lose their shit wherever they want on it. Because that is freedom. Yes, keeping our emotions in check should be the priority, in order to not make it harder for the talents, but... But if we could do that, if humanity were capable of that, I wouldn’t need to write one or two mother of all stories.</text:p>
      <text:p text:style-name="Normal">What about us? Do we go to sleep, or do we stay to listen to what is almost inevitable?</text:p>
      <text:p text:style-name="Normal">... Tough decision.</text:p>
      <text:p text:style-name="Normal">Let’s go to sleep.</text:p>
      <text:p text:style-name="Normal"/>
      <text:p text:style-name="Normal">You know, I have this beautiful ultra super mega hyper cool deluxe ultimate wallpaper of Gurren Lagann. And when I look at it, I wonder: why do I even falter in my decisions? I know. I know that strength is a choice. Resolve is a choice. I want to show you my resolve.</text:p>
      <text:p text:style-name="Normal"/>
      <text:p text:style-name="Normal">•••</text:p>
      <text:p text:style-name="Normal">Sunday 1st of December 2024, 22:32, day -64</text:p>
      <text:p text:style-name="Normal">Ah. Yo. Hi. I chilled. A fair amount. Not as hard as I wanted, but a fair amount. Hm, I guess I do have something I want to talk about.</text:p>
      <text:p text:style-name="Normal">A~ah, Nepolabo... I really love Nepolabo.... That’s not what I wanted to talk about though. But I love Nepolabo. Their takopa off-collab is probably my favourite Nepolabo collab. Ah... we’ve eaten really well lately, us Nekko in particular and Nepolabo fans in general. You know, last year i watched those collabs while playing Sky: Children of Light, just going around doing nothing in particular while listening to Nepolabo in the background. Or even listen to their Raft collab while playing The Witcher 3. Alright, this wasn’t supposed to be about Nepolabo, but I need you to know something about me. Well, I don’t need you to, but, I’ll tell you anyway: it was the case with my favourite seyuu, Itou Miku, and it’s the case with Nene: I love Nene, and as a consequence I also love everyone Nene loves. Therefore, in my head, Nene has top priority over everything. Everything, except for Nepolabo. It’s a strange phenomenon, and it’s the same with Mikku and Pyxis, but that’s how I am. It’s also a coincidence, that both Mikku and Nene have groups they have a very strong bond with. Nepolabo is rather... Unique, in Hololive. There are probably no gens as tight-knit as them. And not all Holomem belong to very tight-knit groups like Nepolabo. In fact, I don’t think there were other groups that collabed more than Nepolabo lately. God, we’ve been feasting really well lately. It seems the chilling isn’t over quite yet. I’m rewatching my favourite Nepolabo collab right now. After this I might rewatch their Universal Studio recap collab.</text:p>
      <text:p text:style-name="Normal">You know, I was thinking I should work hard, and chill just as hard.</text:p>
      <text:p text:style-name="Normal">In any case, let’s briefly talk about what I wanted to talk about: my shift of mood. Despite Fauna’s announcement, today was a rather bright day. It was sunny outside, and I chilled. I tried to emulate one of the chillest moments in my memories, and read Alice In Wonderland while sipping on some liquor. And before that, I listened to Alice in Musicland. OH MY GOD NENEPOLU IS CUTE. NENENENENENENENENENE NE NE! PO PO! Ah... Nepolabo... But.., Falling off-topic like this is fine. it’s part of the topic, actually. The ability to give smiles. The ability to make hearts smile. To give them relief, to make them forget their worries. I want to do that with my stories. I also enjoyed writing yesterday. I wanted to do that today, but couldn’t find the time. Listening to music while writing makes it fun. Yes, it’s thanks to music, but it’s fun.</text:p>
      <text:p text:style-name="Normal">I’m currently torn between writing and continuing watching Nepolabo. Both are fun. I think I’ll stick to Nepolabo, as there isn’t all that much time left to midnight. Un, let’s do that. Alright, see you tomorrow!</text:p>
      <text:p text:style-name="Normal"/>
      <text:p text:style-name="Normal">•••</text:p>
      <text:p text:style-name="Normal">Monday 2nd of December 2024, 21:53, day -64</text:p>
      <text:p text:style-name="Normal">Today was a normal day. Nothing spectacular, but we do have food for thought:</text:p>
      <text:p text:style-name="Normal">1) as of late I completely forgot about how I wanted to increase my thinking speed. It would be nice if I could find a good way to train that. Would you look at that. It seems Lichess’ got us covered. I’ve always wanted to play chess against the computer with time control. Playing against humans makes me stress, a... gift, from past me, a relic of our past social anxiety.</text:p>
      <text:p text:style-name="Normal">2) Brain related, but more geared towards thought process: I redid an exercise I had previously done, and noticed to my own dismay that I had done it better last time, about one month and a half ago. However, noticing this degradation in our capacities made for an excellent opportunity to maintain calm and do my best under all circumstances, and more importantly, it was easy to figure out why past me, who had done the exercise mostly instinctively, did better than a focused me: the clarity of the ideas. The exercise consisted in drawing automata, and the ones past me drew were much clearer, much better at expressing my reasoning than today’s me. Therefore, I must put an accent on clarity, I must make an effort to make my ideas clear, because that will help me, and my instincts tell me it will pay dividends.</text:p>
      <text:p text:style-name="Normal">3) While I trained today, I deliberately chose to interrupt my training after the first phase, meaning I only shadow boxed: I was feeling pretty good about my performance, as I was training some combos. As I considered moving to the next phase, thoughts of conserving my energy and making time for writing made their way in my mind, and I decided to listen to them. Was this the right call? Dunno. It’s probably a neutral move, considering our overall objective. Although, it does have the consequence of ‘enabling’ this pattern of stopping mid-training. In any case, let’s make it worthwhile, let’s convert this decision into a good time. See you tomorrow.</text:p>
      <text:p text:style-name="Normal"/>
      <text:p text:style-name="Normal">I usually listen to Sanapri when I write, but, I listened to one of Dazbee’s new cover, the MoeChakkaFire one, and... well... Uh... I’m not even sure what this feeling is. I’m just so impressed at how thoroughly she mastered her own singing. It’s professional beyond belief. This feeling is similar to the one I had when I watched the Yorushika live, but since the domains of mastery are slightly different, since the way she expresses herself is different from the way I and n-buna express ourselves, I’m just left impressed. All the emotion that should have been a fire burning, roaring, raring to fight was transformed into admiration. I hadn’t listened to <text:s text:c="1"/>a new Dazbee song in a while as I’m the type to keep the songs I like on repeat, so this really put into perspective how good she is for me. I knew she was good but holy shit.</text:p>
      <text:p text:style-name="Normal">Still, I think I should keep the Dazbee streak for later stories. The one I’m writing is most definitely Sana-coloured. The one I plan after that though, it is very most definitely Dazbee-coloured. Very much so. But when that will be is... Unknown.</text:p>
      <text:p text:style-name="Normal"/>
      <text:p text:style-name="Normal">Sana’s colour is... very different. It feels special. It’s soft, sometimes it’s sad, sometimes it’s more energetic, but it’s always undoubtedly her. Even songs I didn’t know were hers, I wasn’t surprised to find out they were. Sana’s colour. It’s a bit of a mystery to me, but I listen to her songs because they’re the ones that... They’re the ones that Harmony likes to write to. They’re the ones that make me want to write. They’re the ones that make me enjoy writing. They’re special, and I don’t know how.</text:p>
      <text:p text:style-name="Normal"/>
      <text:p text:style-name="Normal">•••</text:p>
      <text:p text:style-name="Normal">Tuesday 3rd of November 2024, 22:05, day -65</text:p>
      <text:p text:style-name="Normal">Who would have thought that getting our asses thoroughly kicked by a chess engine three times over wouldn’t be good for morale? I, for one, hadn’t considered that aspect at all. However, it does once again provide an environment where I have to push through the defeats to do what I decided needs be done. In other words, it trains our resolve.</text:p>
      <text:p text:style-name="Normal">There is, however, a problem: it turns out that I’m so bad at chess I don’t even know what I’m bad at. I could try to throw guesses here and there as to what needs improvement, but I think I’ll take another approach instead. I’ll try the video game approach, where I don’t go out of my way to study my mistakes, but instead leave the learning to my nature and just keep on playing. I’ll keep on playing game after game after game, just doing my best. It will not lead to frustration as much as the deliberate learning approach, as I will be fully expecting to continue my losing streak for a long time. In short, it’s the long haul. I’ll keep on playing until I start understanding what I’m doing wrong, and then I can start deliberately learning.</text:p>
      <text:p text:style-name="Normal">Finally, there’s one more thing I want to touch on about this subject: in its essence, this game is a duel. And because of that, this new addition to my routine doesn’t only train my thinking speed, it trains my overall behaviour when engaged in duel. My focus, my vision, my reflexes, my reasoning, my composure, all those things and probably some others that aren’t occurring to me are being put to the test. It’s only a few minutes a day, and yet it gives me this much. I think I got a good bang for my time with this addition.</text:p>
      <text:p text:style-name="Normal">Alright, that’s it for the chess talk. Is there anything else I want to talk about...? Hm, I think I just want to mention that we need more discipline. We’ve been noticing it. Not discipline, but perhaps resolve. In any case, we need to do what we know we have to do. Because we aren’t. Very often, we aren’t.</text:p>
      <text:p text:style-name="Normal">Okay, I think that’s all for today. See you tomorrow then.</text:p>
      <text:p text:style-name="Normal"/>
      <text:p text:style-name="Normal">•••</text:p>
      <text:p text:style-name="Normal">Wednesday 4th of December 2024, 21:41, day -66</text:p>
      <text:p text:style-name="Normal">Hard to process that we’re already in December. Or rather, hard to remember. Just like how last month I thought we were still in October. Just like how yesterday it took me a double take to realize that we aren’t, in fact, in November anymore. Anyway.</text:p>
      <text:p text:style-name="Normal">It was also quite fun to write yesterday, and lately I’ve been starting to think about writing even when doing other stuff. Just a bit, just a little bit. Still, it’s not a bad sign. What is a slightly not good sign though is the fact that we still average around 170 words a night. Hm... That’s... not a lot... But so be it. I don’t actually particularly care of many or how few words I pump out per session. Perhaps in the near past I did, but right now, I only care about writing words that I really want to write. It’s fun to play games with one’s heart, to try to figure out whether it really likes what it’s seeing, and at the same time to reconcile that with my brain trying to tell me that no, the pacing is too slow, or that there’s too much nothing happening or whatnot. But, well, my heart has priority over all. And even if it’s only 170 words, it’s words that it likes. It’s words that I like. Still, I feel that I have a very long way to go, when it comes to learning how to write. Or rather, it’s more like I don’t see the end of the tunnel. That’s okay. I’ll keep on having fun, that’s the important part, and perhaps I’ll also learn to write along the way. What was it again? “He who works hard can never beat he who enjoys himself”, huh? I’m trusting those words to be true, Baki’s narrator. Baki’s author. I’m lying. I believe there is truth to them. I wouldn’t have rejected them so much the first time I’d read them, otherwise. That’s enough about this subject. Let’s talk about today.</text:p>
      <text:p text:style-name="Normal">Let’s go in chronological order. Chess. I’m currently capable of either keeping the position equal or just be plain winning, however I’m incapable of capitalizing on my advantages. </text:p>
      <text:p text:style-name="Normal">God they’re doing so much teetee right now on Ohapol. So much teetee so early in the morning. For some reason Miosha, and now Ayame and Lui have joined in on the stream. And... So much teetee. Ahem, let’s get back to the topic. So much teetee... </text:p>
      <text:p text:style-name="Normal">So, on capitalizing on my advantages. I’m currently too slow to do that. It’s blitz, and yet I find myself with positional advantages that would require some thought to convert. hell, even being up a full piece I I find that I don’t have time to make use of my additional piece to convert the advantage into a win. Ah.... the teetee.... I need to speed up my thinking speed, there’s no two ways about it.</text:p>
      <text:p text:style-name="Normal">Then, I procrastinated to hell and kingdom come on and failed to work on the project. I really have been neglecting the project for too long. And that’s a problem.</text:p>
      <text:p text:style-name="Normal">But I believe I made the right move by cutting my losses and sticking to the schedule regardless, instead of trying to create some plan to make up for the lost time.</text:p>
      <text:p text:style-name="Normal">And the workout went great. And that’s all for today. Well, one last thing: right now, I’m procrastinating too much, and I’m not sure why this is happening. I think it’s inaccurate moves that are being punished severely, because that’s how powerful YT addiction can be, even with the use of plugins to mitigate it.</text:p>
      <text:p text:style-name="Normal">See you.</text:p>
      <text:p text:style-name="Normal"/>
      <text:p text:style-name="Normal">•••</text:p>
      <text:p text:style-name="Normal">Friday 6th of December 2024, 02:35, day -67</text:p>
      <text:p text:style-name="Normal">Something’s off. A detail that’s important enough to have influence over how my days are going.</text:p>
      <text:p text:style-name="Normal">That “detail”, as you refer to it, I hae reasons to believe it’s called discipline. Resolve is good, willpower equally so, but we lack discipline. The discipline to do the daily tasks we set for ourselves. The resolve to follow the schedule towards our dreams. It’s more than just the schedule. It’s also about habits, and making healthy ones. Things like giving yourself time to think about everything and nothing, instead of being on the phone. Things like not constantly feeding music and emotions straight to our brain, and instead accept the boredom that is our life right now. Things like waking up when the clock says to, and daydreaming that one day you’ll get up “because the schedule towards my dreams says it’s time to get up”. Things like respecting the schedule because of what it is, because of why it we made it. Things like eating healthily and not snacking unnecessarily. We aren’t seeing those aspects as the big fights we have to fight throughout the day, so we’re neglecting them. But they’re important. They are.</text:p>
      <text:p text:style-name="Normal">There’s more I want to say but... Well, I guess it won’t hurt to remember today, a bit. I spent it watching Hololive streams, then reading a bit of Alice in Wonderland, then watching Hololive again, and then I played Holocure because I felt like playing video games. After that, I decided to play DMC 5, and was very much surprised, as a Vergil main, to find Vergil waiting for me at the top of the Bloody Palace. I allowed my emotions to get the better of me and failed to analyze Vergil’s moveset, which resulted in my defeat. Still, I was pretty happy to finally reach the top. After that, I chilled some more, then decided it was time to deploy my armored core again. I was surprised at myself that I wiped the floor with Ibis on the first try. A solid build with a trained fighting style meant that I wasn’t as focused as i wanted to be, but still got away with it. And now, here I am. Yup, one full day of chilling, but it’s incredibly late now and I won’t be as rested as I’d hoped for tomorrow. And that’s okay. That just means tomorrow I’ll have to try harder than usual.</text:p>
      <text:p text:style-name="Normal">Alright, see you tomorrow then.</text:p>
      <text:p text:style-name="Normal"/>
      <text:p text:style-name="Normal">•••</text:p>
      <text:p text:style-name="Normal">Friday 6th of December 2024, 22:27, day -68</text:p>
      <text:p text:style-name="Normal">I have many adjustments to make, I still have to grow stronger, there’s still so much room to grow, and growing is a choice. That’s the gist of today. And that’s all I’ll say, because I kinda feel like writing right now. Oh, and... We’ll need to discuss how to write, because... It’s important. But not now. See you tomorrow.</text:p>
      <text:p text:style-name="Normal"/>
      <text:p text:style-name="Normal">•••</text:p>
      <text:p text:style-name="Normal">Saturday 7th of December 2024, 22:38, day -69</text:p>
      <text:p text:style-name="Normal">Let’s talk about writing, a little bit. Ah, I’m so tired. But that’s okay.</text:p>
      <text:p text:style-name="Normal">So... I still don’t know how to enjoy writing, but overly relying on music sounds wrong. Something about it feels wrong. So, instead, we’ll apply one of our most basic principles, and introduce balance. Sometimes we’ll listen to music, but we’ll try not to listen to it too much.</text:p>
      <text:p text:style-name="Normal">I’m really quite tired.</text:p>
      <text:p text:style-name="Normal">But... When my mind and body gets tired, my heart steps up to take their place. Let’s try to write. See you.</text:p>
      <text:p text:style-name="Normal"/>
      <text:p text:style-name="Normal">•••</text:p>
      <text:p text:style-name="Normal">Monday 9th of December 2024, 01:10, day -70</text:p>
      <text:p text:style-name="Normal">Alright so the first words that came to mind right now are “Fuck today”.</text:p>
      <text:p text:style-name="Normal">But... Let’s not say that. Let’s maintain clam, and understand that days like these just happen sometimes. See, today, or rather the second half of today to be totally fair to the first half, has decided that it didn’t like me. While up there I wrote “Monday ...”, it was originally “Sunday 8th of December 2024, 23:31, day -70”.</text:p>
      <text:p text:style-name="Normal">And I was starting on how today was not a good day, how things didn’t go well in the project, and how I couldn’t work out at 19 due to circumstances, which made me want to not work out, but I worked out anyway one hour later. Then, the workout wasn’t going well at all, and I considered stopping as it was getting very late. But I decided to see things through until the end anyway.</text:p>
      <text:p text:style-name="Normal">And then, after a late dinner, I came here to remember that I don’t know how to write stories that I like, and as I began putting everything down here, I made a new theme, and ended up bricking the entire app because of some bug with the font I’ve chosen. Essentially, I’ve chosen a font that actually wasn’t a font, and this froze Focuswriter. And it freezes every time I get anywhere close to the themes. I had to pkill it, then mess with the config file to set the theme to a default one (as otherwise it would freeze on startup and ignore even hyprctl commands). </text:p>
      <text:p text:style-name="Normal">The best option would be a clean install. But this being Nixos, I don’t know how to do that. Focuswriter has a ton of entries in the Nix store, and while I could probably get away with just deleting them with some regex, I might end up making a mess, so instead I’ll wait to be able to use garbage-collect with the --older-than 1d flag. So I’ll have to uninstall Focuswriter after this, and not use it for a day. If this doesn’t work, I’ll manually delete the store paths. I will also consider switching filetypes from .odt to .md. As for other writing apps... Well, I have yet to find something like Focuswriter.</text:p>
      <text:p text:style-name="Normal">Alright, may tomorrow be more agreeable to us. See you.</text:p>
      <text:p text:style-name="Normal"/>
      <text:p text:style-name="Normal">•••</text:p>
      <text:p text:style-name="Normal">Tuesday 10th of December 2024, 03:26, day -71</text:p>
      <text:p text:style-name="Normal">I... I need to regain my composure first. I do not know what to make of the situation. Here’s what I wrote down while I waited for the system update: </text:p>
      <text:p text:style-name="Normal">“””</text:p>
      <text:p text:style-name="Normal">We wait. We need to calm down. We're flustered, almost. We must regain our composure. And realize that the one getting in the way of that,</text:p>
      <text:p text:style-name="Normal">the one actively not wanting you to do that, is yourself. Because of our sense of shame. Our sense of shame dictates that we should be ashamed right now.</text:p>
      <text:p text:style-name="Normal">Putting aside the question of whether we should discard shame or not, let's... let's get back to our senses.</text:p>
      <text:p text:style-name="Normal">The situation is complex, to say the least. I have no idea what to make of it, what to think of it. That's the interrupt signal.</text:p>
      <text:p text:style-name="Normal">“””</text:p>
      <text:p text:style-name="Normal">Should I delegate this to tomorrow? Or deal with it now? I feel like I betrayed my resolve. Or rather, didn’t live up to it. We didn’t lose to lust, per se, but we nearly did. Too closely to say we won a battle of wills. In fact, willpower wasn’t really involved. I was just in a terrible mood, tired, so temptation was easy.</text:p>
      <text:p text:style-name="Normal">I feel like I’m slowly coming back to my senses, finally. Alright, first things first, let’s make the situation clear. Fuck your vagueness. You said you were going to carry all of your mistakes on your back, now live up to your words.</text:p>
      <text:p text:style-name="Normal">Today was a rest day, but it didn’t go as well as I’d wanted. Basically, I just didn’t chill much. Then, I played Armored Core, and essentially used up all of my mental stamina in fighting the Allmind boss. As in, I was in search of a convincing victory, so I wanted to win with some sort of consistency. A lot of what little mental stamina we had left today was spent there, and I basically just felt grey as I called it quits at 2:30am.</text:p>
      <text:p text:style-name="Normal">Because of the sorry state we were in, all it took was some some background thoughts of hot women and whatnot to make me want to masturbate. So much for resolve... Except, we did have a little resolve left. I’d opened up a porn site and watched some videos, and normally that should have been the nail in the coffin. But we had some sense left, and it seems we did grow a little stronger mentally since last time, because we had the... strength, at some point, to close everything and, well, that was all I’d focused on, just close everything and stop.</text:p>
      <text:p text:style-name="Normal">So here we are now. Not a full defeat, but not that far from a victory either. A draw? I do not know. Should I feel ashamed or should I feel proud? No idea. However, we will do one thing: register the fact that temptation didn’t come as some sort of overpowering feeling that we’d have to fight with our own willpower, but... as a result of circumstances. We can easily generalise this: if we are to personify temptation, then temptation is opportunistic, it won’t shy away from kicking a downed opponent. But we already knew that. </text:p>
      <text:p text:style-name="Normal">But how to interpret this whole thing really bugs me: should I be proud or ashamed of myself? My gut tells me the former might be the case, but my conscience is reluctant in accepting that.</text:p>
      <text:p text:style-name="Normal">Let’s acknowledge that the situation is complex, and we do not have to answer it right away. We can leave that to time. What we can do is realize that we screwed up and learn how to not screw up. Thanks to Llama for the suggestion. Clearly, the problem was our positioning. Temptation is opportunistic, but we are the ones who gave it the opportunity. By exaggerating on video games. Dammit all. How many times do I need to do this mistake before I learn? Exaggerating on video games has never led us to a good position, and tonight we were punished for it.</text:p>
      <text:p text:style-name="Normal">That’s all for now. Let’s end it here. See you.</text:p>
      <text:p text:style-name="Normal"/>
      <text:p text:style-name="Normal">•••</text:p>
      <text:p text:style-name="Normal">Tuesday 10th of December 2024, 22:28, day -72</text:p>
      <text:p text:style-name="Normal">I’m alive today too. That’s great. Life really is quite something. Here I was marvelling at the complexity of the Internet, the moment I turned my eyes to life my mind was blown. Still, I’m not finding it as fascinating as discovering the world of cyber-security or how the internet works, perhaps because I’m not studying it as I did these two. I’m probably lacking exposition to mind-blowing facts about life, but even the few ones I’ve been taught are quite astonishing.</text:p>
      <text:p text:style-name="Normal">Anyway, that’s enough rambling about life. Today was a normal day, on the good side of the spectrum. Tomorrow, however, I will have to wake up at 4am. I won’t try to stay awake, I’ll catch what little sleep I can, but I do have to add that I have double the usual dose of caffeine coursing through my veins, so my plan may not go very well.</text:p>
      <text:p text:style-name="Normal">If I were to say anything about today... It would be meditation, and applying it outside the realm of meditation. Essentially, putting it into practice. Really, putting it into practice consists in nothing more than realising that my attention is slipping from my current target, and putting it back there. That’s all there is to it. It’s so simple, and yet... How can I say this... It’s not that it’s not obvious, it’s more that attention is criminally underrated, and in its base state it leaves a whole lot of room for growth for the average person. The ability to focus is a super power we’ve taken for granted, and we’ve thoroughly neglected its training. Quite the contrary, nearly every last company is fighting for it, for our attention, grasping however much of it they can get their hands on: it’s their gain, but it’s also our loss.</text:p>
      <text:p text:style-name="Normal">Been a while since I let my hands run like this.</text:p>
      <text:p text:style-name="Normal">... Shall we write? Feels like we haven’t done that in ages. Let’s do it. See you.</text:p>
      <text:p text:style-name="Normal"/>
      <text:p text:style-name="Normal">•••</text:p>
      <text:p text:style-name="Normal">Wednesday 11th of December 2024, 16:17, day -73</text:p>
      <text:p text:style-name="Normal">Driven by instincts, coaxed by unfelt mental fatigue, and spearheaded by my heart: breaking off from schedule. For no reason in particular, I wish to write. And I’ll write. I lie, there are reasons, but I won’t explain them, not now.</text:p>
      <text:p text:style-name="Normal"/>
      <text:p text:style-name="Normal">Thursday 12th of December 2024, 00:18</text:p>
      <text:p text:style-name="Normal">I came here because that’s what I told myself. I came here for the sake of coming here, meaning I have no plans. But my mind is a bit clearer than earlier. Recharged a bit, if you will. Decision: should I go to sleep right away and expand on this tomorrow or spend time to discuss things now? Latter. What happened was that due to circumstances, I was thoroughly sleep deprived. In the end, yesterday, I ended up not sleeping for the sake of writing. Only time will tell if it was a good decision, all I can say is that it had its ups and downs. End result is, I was dead tired without realising it today, and even sleeping from around 7:50 to 12:00 only helped so much.</text:p>
      <text:p text:style-name="Normal">Thing is, it’s hard for me to realize just how mentally exhausted I am, I have to do it by proxy: I do not feel particularly different from bad days, however, I notice symptoms, namely my head giving way to my heart. That’s the only way I can recognize that I’m in a terrible state, for now.</text:p>
      <text:p text:style-name="Normal">Then, there’s writing too. We’ve been writing without music, and we’ve been surpassing the average of 160 words per session. It’s tricky to explain what happened, what changed, but I’ll try. It was enough to make me go “what the hell have we been doing until now?”, so it’s worth putting down.</text:p>
      <text:p text:style-name="Normal">When I write, when I’ve been writing lately, I always had a very definite goal: that was either a passage i wanted to tell/an emotion I wanted to convey in this part, OR, very importantly, figuring out what I want to write next. The former is dependent on a writer’s style and storytelling abilities, so there isn’t much I can say about it. The latter, however, I’m doing it differently from how I used to do it. Because make no mistakes, this is a very basic thing that every last person who wanted to write a story is doing. And this is why it’s tricky, because there’s a difference between how I used to search for what I want to write next, and how I’ve been searching lately. Actually, I won’t focus on the difference, I’ll focus solely on how I’ve been doing it.</text:p>
      <text:p text:style-name="Normal">In short: my sole objective, when writing, is to write something that I like. I think I’ve just become good at finding stories that my heart likes. I don’t try to imagine how the entire next scene could unfold, instead, I just fire away my imagination, and, after some good thought, after a good amount of time, I have a good chance of obtaining a lead. I obtain one or more images, actions, some words, something that I want to write down. Something, anything. And now that I have something I want to put in, I put in the work to get there. Essentially, I have “Eureka!” moments where I pat myself on the back for making such good finds. If I make good finds. There’s no guarantee I’ll end up finding anything.</text:p>
      <text:p text:style-name="Normal"/>
      <text:p text:style-name="Normal">Hm... This really is tricky. What I ended up describing sounds hardly different from how we usually do it. And yet, something is different. That’s what I believe.</text:p>
      <text:p text:style-name="Normal">Perhaps in time we’ll grow capable of understanding what’s happening, perhaps in the future we’ll be able to see what changed. But now, it’s still unclear to me. It’s just near-undeniable that something’s changed, from being unable to put down a single word for an entire session to starting to write outside of schedule.</text:p>
      <text:p text:style-name="Normal"/>
      <text:p text:style-name="Normal">Oh, we’ve got a file from yesterday. The “Not a throwaway.odt” one. <text:s text:c="1"/>I forgot just how clear I had made my objective. That’s very important. Both today and yesterday my objectives were clear. I’ve been using helper files to put down my thoughts, my discoveries, or just to talk to myself. Throwaway files. And I also kept on changing my Focuswriter theme to feed my imagination. Things that are seemingly unrelated, unlikely help that comes.</text:p>
      <text:p text:style-name="Normal">It’s getting late. We really have a lot of sleep to catch up on. Let’s do just that then. See you tomorrow.</text:p>
      <text:p text:style-name="Normal"/>
      <text:p text:style-name="Normal">•••</text:p>
      <text:p text:style-name="Normal">Thursday 12th of December 2024, 22:35, day -74</text:p>
      <text:p text:style-name="Normal">I could talk about stuff.</text:p>
      <text:p text:style-name="Normal">Discipline. Resolve. To hold my ground against myself. The ability to overcome these emotions of not wanting to do anything and play video games instead. Discipline. Resolve.</text:p>
      <text:p text:style-name="Normal">Come on, let me see if you can... Knock me down.</text:p>
      <text:p text:style-name="Normal">I have not spoken a word of it here, but Kuroki Gensai has been freeloading in my head these past few weeks. A fictional character. That part is irrelevant. What matters, is that he embodies mastery. Dedication to his craft, focus, discipline, maturity, mental fortitude, sense of judgment, sharpness, cool-headedness, he has it all. A master.</text:p>
      <text:p text:style-name="Normal">Now that you remember your objectives, can we get down to business?</text:p>
      <text:p text:style-name="Normal">Today was not a good day. In fact, these past few days where I’ve failed to follow the schedule are starting to weigh on my heart. That, and human interaction. I’m used to having people not interact with me, but being left on read keeps bugging me, it stings more than I want it to. Although, it is in great part because of the way I speak. We’ve taken the habit of reaching conclusions.</text:p>
      <text:p text:style-name="Normal">I haven’t had proper proof of it yet, but my social skills are probably wildly inadequate right now. Because I want to talk to others the same way I talk to myself, making little to no compromises on my word-choosing. We’ve tried being more social in the past, but somewhere in the back of my mind it did feel as though I were lying to myself. We aren’t very social by nature —whether we’ve made this nature ourselves or not— and that’s okay. There’s no need to have everyone like us, and besides, if I am ever to meet someone truly on my wavelength, I’d have to be on my true wavelength for us to recognize one another.</text:p>
      <text:p text:style-name="Normal">Also, I’ve noticed just today just how much focus I put on understanding myself. When I have negative emotions, my first action is to try to figure out where they come from and why they’re here, and from there try to find a way to make them leave.</text:p>
      <text:p text:style-name="Normal">Having become aware of that, I could see that there were situations where knowing the why isn’t the most pressing issue, situations where it’s better to focus on proposing solutions right away. Like today’s workout. I’d realized that I was trying hard to figure out why I was so unwilling to work out, and instead tried to just do it.</text:p>
      <text:p text:style-name="Normal">Eventually I decided against it, and this raises another issue: for the longest time we’ve been dreaming of having unholy willpower. This conflicts with our reality, where our willpower seems very much limited. This in turn prompts the question: should we respect our (perceived) limits and give our willpower breaks, or on the contrary, if we want infinite willpower, shouldn’t we just always use it whenever the situation demands it (so always, in order to train its infinity, essentially) regardless of whether we feel close to our limit?</text:p>
      <text:p text:style-name="Normal">Earlier, I chose the former, and stopped working out after shadowboxing. I do not know if I’ve made the right choice. I have no idea. I don’t even know if there’s a right answer. What I do know is what I want.</text:p>
      <text:p text:style-name="Normal">I’ve just made a quick search on the subject. it seems that willpower can be likened to a muscle. If that comparison is accurate, then we know how to make muscles grow. If willpower is like a muscle, then, we might have made the right choice. And all evidence, all of our experiences so far suggest that it can be depleted, and it can be replenished.</text:p>
      <text:p text:style-name="Normal">Work hard, rest just as hard. That sounds reasonable. Whether the above is true or not, that sounds reasonable. Still, it seems beliefs can shape worlds. https://www.apa.org/topics/willpower-limited.pdf. Next time, I want you to believe that it’s an infinite resource. If that doesn’t work out, we’ll be reasonable. If.</text:p>
      <text:p text:style-name="Normal">Alright, that’s nearly all of the topics I wanted to touch on today. Now for the last one: did you know that us Nekko have been eating well lately?</text:p>
      <text:p text:style-name="Normal">Tomorrow is supposed to be a rest day, but I’ll do something strange and make tomorrow a work day, where I work on the project, so that the 14th can be my rest day. You see, Nene is having a collab with Shishiron. And that’s a matter that takes the utmost priority. Right now, as I’m writing, I have a grin the width of Chile’s coastline.</text:p>
      <text:p text:style-name="Normal">I... I don’t know what it is, but ever since I’ve known of and loved Nepolabo, I have sought ShiNeShiNe interactions. And hard. I think the difference with other Nepolabo pairings is the rarity. I can easily remember badly wanting other pairs, hell just a week ago I craved some MagaMaga-zu interaction. But it was readily available and recent, so my hunger was satisfied. The same cannot be said of ShiNeShiNe. Their last one-on-one collab was when Nene helped Botan with making Men’ya Botan posters on Minecraft, and that was about a year and a half ago. And it was also short, lasting about 40 minutes. Yeah, this level of knowledge is how badly I craved ShiNeShiNe.</text:p>
      <text:p text:style-name="Normal">So yeah, the 14th will be a day off for me :D.</text:p>
      <text:p text:style-name="Normal">Alright, that’s a lot of yapping. We’ll keep it down tomorrow. Let’s go to sleep soon. We still have a lot of sleep to catch up on, and God knows I’m feeling it. See you tomorrow then.</text:p>
      <text:p text:style-name="Normal"/>
      <text:p text:style-name="Normal">•••</text:p>
      <text:p text:style-name="Normal">Saturday 14th of December 2024, 03:52, day -75</text:p>
      <text:p text:style-name="Normal">Perhaps we should be reasonable after all. It should have been obvious, but choosing to believe that willpower is unlimited will lead, at least in early stages, to mental “burnouts” (that are thankfully much lighter than the real thing), and comes with no guarantee of improvement over time. Choosing the reasonable option, and treating willpower like a muscle, means that we’ll give it breaks. It is the safer option, and the chances that it will improve our willpower are, surprisingly, the same as the other option, as far as I can tell. If willpower is truly like a muscle, then it can be trained.</text:p>
      <text:p text:style-name="Normal">And with that sentence, you changed my entire perspective. There’s a chance it can be trained, just like everything else. And if it can be trained, we’ll train it. I think we should do that.</text:p>
      <text:p text:style-name="Normal">Beliefs shape worlds, but there’s also only so much you can believe. It’s probably rather unwise to continue down the road of “unlimited willpower works”, the more I look at it the more questions I have for my past reasoning.</text:p>
      <text:p text:style-name="Normal">Hm. That’s all. See you tomorrow. Oh, in case you’re wondering: today didn’t go well either. Hence the above. See ya.</text:p>
      <text:p text:style-name="Normal"/>
      <text:p text:style-name="Normal">•••</text:p>
      <text:p text:style-name="Normal">Sunday 15th of December 2024, 02:23, day -76</text:p>
      <text:p text:style-name="Normal">Hm. No comment.</text:p>
      <text:p text:style-name="Normal">Why is it so hard to get back up? A couple of coincidences is all it took to knock me down, and now I’m having such a hard time getting back into rhythm. Why is that, I wonder?</text:p>
      <text:p text:style-name="Normal">We do not have an answer yet, but we’ll try hard tomorrow. Or rather, I want you to try hard tomorrow. Come on now, we’ve got a very Windows update to watch over, let’s end it here. See you.</text:p>
      <text:p text:style-name="Normal"/>
      <text:p text:style-name="Normal">•••</text:p>
      <text:p text:style-name="Normal">Sunday 15th of December 2024, 23:08, day -77</text:p>
      <text:p text:style-name="Normal">Slow and steady. We have to take it slow. We’d accumulated a lot of momentum when we were stopped, and we were trying to resume straight from where we left off, without the momentum.</text:p>
      <text:p text:style-name="Normal">We’ll also drop the chess, it’s causing an unexpected problem in that it takes more time away from studying than I thought it would. Since it’s done right after meditation, and since it requires focus and provides a sense of accomplishment, I find it natural to take a break afterwards.</text:p>
      <text:p text:style-name="Normal">Anyway that’s all. Still, I could do better than this. I’m lacking the strength that I used to have. It’s frustrating being weak. See you.</text:p>
      <text:p text:style-name="Normal"/>
      <text:p text:style-name="Normal">•••</text:p>
      <text:p text:style-name="Normal">Tuesday 17th of December 2024, 01:26, day -78</text:p>
      <text:p text:style-name="Normal">Perhaps we do lack toxicity. Perhaps we’ve been too... Kind, lately. Balance is always key.</text:p>
      <text:p text:style-name="Normal">But perhaps it’s something else entirely. What’s going on? The worst part is that I don’t know. I don’t know why I’m having such a hard time getting back on my feet.</text:p>
      <text:p text:style-name="Normal">The narrow gate. It’s exactly because we’re having a hard time that we have to try harder. I’m not yet in a position to understand why I get demotivated so easily. But I am in a position to combat myself. I am in a position to fight. You’re my opponent. You’ve always been my one and only opponent. And until the day I can proudly bear the codename Harmony, you will always be my number one opponent. And to you, I give everything I’ve got. Tomorrow, we dance. The day after that, we rest properly. And we will get back up on our feet.</text:p>
      <text:p text:style-name="Normal">I see now that my misplays were many today. I’m as of yet unable to tie them directly to my lack of motivation, but I am convinced that if they were to have an impact on me, it would be a negative one. Tomorrow, we dance. See you tomorrow.</text:p>
      <text:p text:style-name="Normal"/>
      <text:p text:style-name="Normal">•••</text:p>
      <text:p text:style-name="Normal">Tuesday 17th of December 2024, 22:04, day -79</text:p>
      <text:p text:style-name="Normal">Good run. Good day. Today coding went particularly well, and I have to identify the reasons. Thankfully, they’re very easy to identify: I actually used my brain. I was aware of what I was doing, I kept an eye on the bigger picture while writing the individual functions, while considering each line of code.</text:p>
      <text:p text:style-name="Normal">Each new line of code is a liability, all the more so when they’re written by unexperienced programmers like myself, so I really have to be careful with what I write.</text:p>
      <text:p text:style-name="Normal">In essence, I knew what I was actually doing. It’s almost surprising how stupid this conclusion makes me look. Oh well. I’m used to you calling me an idiot.</text:p>
      <text:p text:style-name="Normal">We also worked out for the first time in like four days, and boy you didn’t go easy on yourself. Keep it up.</text:p>
      <text:p text:style-name="Normal">I see now. We get back up on our feet, only if we decide to do so. See you tomorrow.</text:p>
      <text:p text:style-name="Normal"/>
      <text:p text:style-name="Normal">•••</text:p>
      <text:p text:style-name="Normal">Wednesday 18th of December 2024, 22:28, day -80</text:p>
      <text:p text:style-name="Normal">Not bad, not bad. The frustrating part was an exercise we failed to complete, and another where we struggled for at least thirty minutes before accidentally stumbling on the solution and being baffled at how simple and was and how we were unable to find it. Simplicity, it’s an important thing. I tunnel-visioned into a line of thought, failing to reach any conclusion, failing to see the bigger picture. But it’s hard not to tunnel-vision. Sometimes, you feel like the answer is close, like it has to be somewhere in these ideas. Much like a machine learning model, we have to fine tune our parameters to understand when we should tunnel-vision.</text:p>
      <text:p text:style-name="Normal">On a different note: Anki. Lest we forget, To A World was originally... A sort of challenge. The goal was simple: make a story out of all the smaller, unrelated stories that come from making our kanji mnemonics. To A World will one day be rewritten as the second prelude to a world. And its rather... Random nature, will come from this.</text:p>
      <text:p text:style-name="Normal">Anki. We haven’t used it in at least a year and a half. We reset all of our progress o Kanji, but I feel it’s much better than Duolingo for learning. Or rather, Duolingo was never meant to be alone, it was always far too light, far too bite-sized for that. Especially for a language like Japanese. I essentially use it as a... Refresher? Something to keep my brain connected with the “learning Japanese” aspect of my life, and something that occasionally teaches new words. Anki was always meant to be the big boy to teach me kanji. We’ve just come back from it, and I think we’ve got something good on our hands (provided we don’t drown in a sea of reviews like we used to): until now, this time of the day was always a struggle for me, because I was tired, and my first instinct was to open YT and watch Hololive clips. But now, I’ve got a fun (?) alternative, a productive alternative to that: Anki. I can have fun (?) writing senseless stories to remember kanji that I’ll likely never see in the wild, and it will put me in a writing mood at that. That’s great*!</text:p>
      <text:p text:style-name="Normal">*<text:span text:style-name="T4">Provided we don’t drown in a sea of reviews</text:span></text:p>
      <text:p text:style-name="Normal">We shouldn’t drown in reviews though, I set a hard limit to 50 reviews a day. We should be good. Probably.</text:p>
      <text:p text:style-name="Normal">It’s just that... Writing in Anki and writing here is... different.</text:p>
      <text:p text:style-name="Normal">Yes, it is. You’re much more serious when you write here, but it’s a good deal better than having your mind devoured by the YT algorithm.</text:p>
      <text:p text:style-name="Normal">About writing... We’ll have to talk about it someday. When... When I get good enough at it, when I start understanding myself, when I finally figure out my own writing. A science of one, huh? I wonder how many of those I’ve had so far in my life. See you tomorrow.</text:p>
      <text:p text:style-name="Normal"/>
      <text:p text:style-name="Normal">•••</text:p>
      <text:p text:style-name="Normal">Friday 20th of December 2024, 00:56, day -81</text:p>
      <text:p text:style-name="Normal">I’m not a very social animal. Socialising makes me rather tired. Today was a rest day, but, well, socialising doesn’t count as rest in my book. I’m tired. Goodnight. See you.</text:p>
      <text:p text:style-name="Normal"/>
      <text:p text:style-name="Normal">•••</text:p>
      <text:p text:style-name="Normal">Friday 20th of December 2024, 21:45, day -82</text:p>
      <text:p text:style-name="Normal">What to say, what to say. We fucked up hard yesterday. I don’t know how we are at our strongest, but we are still weak at our weakest. And this led to us giving in to lust again.</text:p>
      <text:p text:style-name="Normal">Well, it’s unrealistic to expect you to suddenly become invincible and almighty. The priority was therefore to get back on our feet. Didn’t go badly. But, I’ve always been the kind to dream big. One day, I will make you invincible, strong. And I don’t know when that day will be, but we work on it every day that isn’t a break. There’s room for growth, that much is clear. And I don’t care if my genetics make it so that there’s a limit to how far I can go: I will never stop, not until <text:span text:style-name="T1">I </text:span>am happy with who I am.</text:p>
      <text:p text:style-name="Normal">There are so many flaws, so many plays that could be done better. As long as those exist, as long as there are wrinkles I can iron out, I will iron them out.</text:p>
      <text:p text:style-name="Normal">Hm, I need to make adjustments. In daily life, in making a move, I hardly ever consider the bigger picture. Let’s change that, little by little. See you.</text:p>
      <text:p text:style-name="Normal"/>
      <text:p text:style-name="Normal">•••</text:p>
      <text:p text:style-name="Normal">Sunday 22nd of December 2024, 02:28, day -83</text:p>
      <text:p text:style-name="Normal">Came home not long ago. We’ll go to sleep around about now. Still, we’re really bad at socializing, I wonder how it’s done. I won’t ponder on it though. GIGA!!! DRILL!!!!! BREAKEEEERRRRRR!!!!!!!!</text:p>
      <text:p text:style-name="Normal">One day. One day, I will pierce the heavens. I will break through that ceiling, and with my own wings, with my own will, I will fly freely. One day. One day.</text:p>
      <text:p text:style-name="Normal">And every day, we will work towards that day, we will make it come. See you tomorrow.</text:p>
      <text:p text:style-name="Normal"/>
      <text:p text:style-name="Normal">•••</text:p>
      <text:p text:style-name="Normal">Monday 23rd of December 2024, 00:18, day -84</text:p>
      <text:p text:style-name="Normal">Today was a rest day. And I spent it playing Osu!. It seems like a good alternative to the AAA games. It tested my focus, and... It’s a strange thing, that mix of instincts and intent, when conscious and subconscious cooperate towards the same goal. It’s a strange feeling: since my subconscious does most of the work, I feel like I can break focus, but if I do that, my subconscious starts to fail at its task. Even though consciously, I seem to do hardly anything, performance immediately suffers when my mind strays even a little. And, even more curious, when I know hard parts are coming and prepare myself mentally for them, I do better. It’s not strange written like this, but in the moment, I felt like just telling myself that the tough part is here shouldn’t change how I perform. But it did. Perhaps it’s because that way said tough part doesn’t catch me off-guard. A curious phenomenon, in my eyes.</text:p>
      <text:p text:style-name="Normal">Next question: what about writing? We... haven’t been writing much, lately. That’s bad. And it’s our fault, of course. How do I remedy to this? By choice.</text:p>
      <text:p text:style-name="Normal">Also, we’ll decrease the number of days we work out to twice every four days: writing while sorely lacking energy is almost a waste of time.</text:p>
      <text:p text:style-name="Normal">What about now? Do we write?</text:p>
      <text:p text:style-name="Normal">... Yes. We’ll make up for the lack of sleep with coffee.</text:p>
      <text:p text:style-name="Normal"/>
      <text:p text:style-name="Normal">•••</text:p>
      <text:p text:style-name="Normal">Monday 23rd of December 2024, 22:59, day -85</text:p>
      <text:p text:style-name="Normal">Didn’t get anything done today, had an errand to run. In fact, I think we’ll have a hard time getting anything done in the next couple days, so let’s relax things a bit.</text:p>
      <text:p text:style-name="Normal">Why? Because we’ll be busy. A bit.</text:p>
      <text:p text:style-name="Normal">Nepolabo is fun. We got something like seven collabs in the span of a month and a half. How wonderful.</text:p>
      <text:p text:style-name="Normal">Writing. Is it also fun? Dunno. What I do know is that I’m done setting time limits for it. The day will have to accommodate for it. And since day isn’t usually kind enough to do that, I will.</text:p>
      <text:p text:style-name="Normal"/>
      <text:p text:style-name="Normal">My mind is going all over the place. We can already see the effects of sleep deprivation at work, and yet tomorrow we are to wake up at 5:30. What’s the big plan? You know, we might as well just dive head first out of the window, at least it’ll be much faster and much more painless.</text:p>
      <text:p text:style-name="Normal">Then how am I to play? What am I to do?</text:p>
      <text:p text:style-name="Normal"/>
      <text:p text:style-name="Normal">... Why do you assume we’re heading for disaster? Why do you assume I’m not strong enough to withstand everything that’s coming, and resume the grind like nothing was? Beliefs shape the world, and it’s your choice to make one assumption, or its opposite. What will it be?</text:p>
      <text:p text:style-name="Normal"/>
      <text:p text:style-name="Normal">Very well. Then show me. Right now, as we speak, show me your strength.</text:p>
      <text:p text:style-name="Normal"/>
      <text:p text:style-name="Normal">My pleasure. See you tomorrow.</text:p>
      <text:p text:style-name="Normal"/>
      <text:p text:style-name="Normal">•••</text:p>
      <text:p text:style-name="Normal">Tuesday 24th of December 2024, 23:45, day -86</text:p>
      <text:p text:style-name="Normal">Surprisingly, we ended up getting something done: we worked out. And working out is... It should never be skipped.</text:p>
      <text:p text:style-name="Normal">We finally finished the first chapter. We started something like August 2023, and finally we have something acceptable for a first chapter. I’m glad I decided to learn how to write with this story, instead of jumping straight into a Prelude. The initial goal was to learn to use and express the magic of human emotions before we try our hand at other kind of magic, but it ended up broadening into “learning how to write, 101”.</text:p>
      <text:p text:style-name="Normal">I finally have an idea of how to write, and in the end it’s no different from how I do everything else: I just do and do and do until I have something I like. Whatever I do, I like to do it the best I can, and I think that’s why I’m here. On this Earth, I mean. I don’t seek perfection, but I do seek to perfectly satisfy my heart. And of course, hearts are very picky creatures, they don’t appreciate compromises. It’s really no wonder I had so much trouble learning how to write, and I’ve still got much to learn, much to do.</text:p>
      <text:p text:style-name="Normal">For your sake, dear reader, let me condense my lessons in a few words: listen to your heart. I’m not claiming this is a good way to write, in fact if anything it took me 16 months to write some 2000 words when trying to apply it —barring the five or six scraped drafts—, but I do believe it makes the entire process worth it. Well, we’ll see about that.</text:p>
      <text:p text:style-name="Normal">Oh and by the way, don’t forget about the basics of story-telling, those things are very important too. They’re like guidelines, and by following them I found that I ended up with things I liked. In a way, they’re like signposts, and they can lead you somewhere you want to be.</text:p>
      <text:p text:style-name="Normal">So, here’s a question, dear self: do we write or do we go to sleep?</text:p>
      <text:p text:style-name="Normal">Given how tomorrow we’re likely to get nothing done... The choice is easy.</text:p>
      <text:p text:style-name="Normal">We’ve been sacrificing a lot of sleep lately. Took a serious power nap this afternoon though. ‘Twas great. Also, Hololive is so full of activity, in fact even Sakuna and Pyxis were active, it really gave a Christmas-y feel to the day. Or Christmas eve, to be precise. Good day overall. 24/12 would do it again.</text:p>
      <text:p text:style-name="Normal">So, see you tomorrow? Yup.</text:p>
      <text:p text:style-name="Normal"/>
      <text:p text:style-name="Normal">Hey so since we are to wake up early tomorrow, have you perhaps considered not sleeping at all?</text:p>
      <text:p text:style-name="Normal">Alright, if we feel like it.</text:p>
      <text:p text:style-name="Normal"/>
      <text:p text:style-name="Normal">•••</text:p>
      <text:p text:style-name="Normal">Wednesday 25th of December 2024, 23:49, day -87</text:p>
      <text:p text:style-name="Normal">Merry Christmas!!</text:p>
      <text:p text:style-name="Normal">Got even less done than yesterday, but at the very least it was expected. With that said, I guess the priority is to get back on track now. Tomorrow is theoretically a rest day, and actually, I’m thinking of doing just that. I haven’t exactly gotten to rest and sleep well lately. It’s been a while since I’ve had a good night’s sleep, I’ve been thinking.</text:p>
      <text:p text:style-name="Normal">Also, yesterday we did try to write, but as I once stated, trying to write after working out can be a complete waste of time. I’m feeling stronger than ever thanks to the workout, yes, I have the confidence to take on anything in a fight right now, but that doesn’t mean I should just go ahead and fight everything. I’m still only a dumb animal at the end of the day. Fighting myself forever means that we won’t rest. And, well, you’re already in a sorry state when you’re rested, imagine when you’re not.</text:p>
      <text:p text:style-name="Normal">So, yeah, respect your limits. Pushing them teaches us lessons, but I can’t yet figure out what the lesson was in this one. I guess I have to respect my mental limit. When my brain is fried, there’s actually very little I can do about it. I should come to terms with that, cut my losses and not mess up the next day’s positioning by insisting on staying awake.</text:p>
      <text:p text:style-name="Normal">So, yeah, we’ll go to sleep now in order to catch up on our sleep debt, and tomorrow should be a normal day, the first one since perhaps Monday. Good night, and see you tomorrow.</text:p>
      <text:p text:style-name="Normal"/>
      <text:p text:style-name="Normal">•••</text:p>
      <text:p text:style-name="Normal">Friday 27th of December 2024, 02:48, day -89</text:p>
      <text:p text:style-name="Normal">We still lack discipline. We couldn’t overcome feelings of frustration from a game and sought refuge in another game, and now look at the time.</text:p>
      <text:p text:style-name="Normal">I’m not disappointed, but maybe I should be.</text:p>
      <text:p text:style-name="Normal">Two years ago, we weren’t playing video games at all. Two years and some weeks ago, we’d made the decision to not play video games at all, and to write instead. And, a little under two years ago, we didn’t feel like playing video games at all, we much rather wanted to write instead.</text:p>
      <text:p text:style-name="Normal">And you know? Even now, deep in my bones I can feel it, I have felt it: there is no game I know of that rivals writing. In fact, no activity, except perhaps watching movies and anime, and even then writing still has the edge.</text:p>
      <text:p text:style-name="Normal">Why don’t we make that decision again? Back then, a deadline dictated it, our first midterm of life dictated it. Now, it’s self-imposed. Why don’t we stop playing video games until the February exam session ends? Let’s do that. Let’s just stop.</text:p>
      <text:p text:style-name="Normal">It was on this day, two years ago, that we first felt the true magic of writing. It was on the 27th of December 2022, I believe. It was such an incredible feeling I doubted it was real when it happened. I had to, I’d never felt such an intense and powerful surge of emotions before. But then I resolved to always remember it, to never doubt its existence again. And so, to this day, I still believe in the existence of a passion. I believe that man can have a passion, and I believe I’ll find mine in writing. Not a hobby, not a job, a passion.</text:p>
      <text:p text:style-name="Normal">I want to feel those emotions, again. I want to enjoy writing, again. And I know I can, if I just do what I need to do.</text:p>
      <text:p text:style-name="Normal">Kyuukurarin. That’s the story I’m writing. And I realized, after being permeated in its atmosphere for a year and a half, that I would only be able to work within a narrow window of possibilities; that my freedom is limited by the themes of the song, and the select few themes I’m adding myself. For example, there is virtually no room for a Game of cat and mouse in a castle of bubbles, in this story, so I forgot all about the playfulness of the cat. Unless... Unless I make it so. I don’t think it would be the first rabbit I pull out of my hat. But it doesn’t fit. Yes, rabbits don’t usually fit inside hats, hence the saying. Anyway, the point is, with the current story I’m working on, it’s difficult to deploy and thus enjoy the many many facets of writing.</text:p>
      <text:p text:style-name="Normal">Alright, I think I get it: let’s make something exceptional, then. Let’s make this story somehow contain many of the many many facets of writing. Hm, alright. Let’s do that. Not now though. Tomorrow. Yeah, tomorrow.</text:p>
      <text:p text:style-name="Normal"/>
      <text:p text:style-name="Normal">•••</text:p>
      <text:p text:style-name="Normal">Friday 27th of December 2024, 23:39, day -90</text:p>
      <text:p text:style-name="Normal">A normal day at last, except that I’m here incredibly late and thus cannot write for long at all. Shit, something went wrong with our time management. It has to do with our willpower, we exerted a lot of it when we worked out.</text:p>
      <text:p text:style-name="Normal">I’m starting to wonder whether I should go to sleep early in order to rest well. Well, ‘early’ is relative. The point stands. I’m likely in an unideal state to write. And yet, I should at least try.</text:p>
      <text:p text:style-name="Normal">No, that’s the question: should I even? We said it before, whatever we do now will have consequences, whether it is choosing not to write or writing poorly or else.</text:p>
      <text:p text:style-name="Normal">Then, let us take a risk. Let’s risk writing poorly, for what little time is left.</text:p>
      <text:p text:style-name="Normal">But, there is a severe incompatibility between working out and writing, and I dislike it. It’s a positional matter, how can we make it so working out doesn’t get in the way of writing?</text:p>
      <text:p text:style-name="Normal">By working out earlier? No. The issue is the amount of energy lost. And the thing is, I don’t want to reduce the load, I want to keep on training my willpower. But, perhaps by working out earlier we will recover more energy. Contrariwise, it’s also possible that as more time passes, we get more tired. Do we just have to endure it?</text:p>
      <text:p text:style-name="Normal">To try real hard... It would be good, if we actually tried hard. If we actually did that, I wouldn’t have complaints, but...</text:p>
      <text:p text:style-name="Normal">Let’s try real hard, at writing. It’s not a habit yet. Not yet.</text:p>
      <text:p text:style-name="Normal"/>
      <text:p text:style-name="Normal">•••</text:p>
      <text:p text:style-name="Normal">Saturday 28th of December 2024, 18:29, day -91</text:p>
      <text:p text:style-name="Normal">I needed a place to speak, and I decided I might as well speak here. hi. It seems I’m very tired. It’s a phenomenon I’ve encountered in the past: after several days of sleep deprivation, when I get a good night’s sleep for the first time in a while, I’m actually worse off than usual. Instead of feeling well and rested, I’m more tired than usual. I wonder why that is. It’s like my entire body uses this occasion to allow itself to collapse. Body and mind. And so, I’m tired.</text:p>
      <text:p text:style-name="Normal">Should I heed my body’s signals and keep on resting? It’s already this hour, yet I’ve done next to nothing. A shame. I’ve decided to come here partially to at least position myself better for later. You know, so that I can just write and not let other things get in my way. I wonder if that’s what will happen though.</text:p>
      <text:p text:style-name="Normal">Should I push myself right now, or not? How does one determine the better answer?</text:p>
      <text:p text:style-name="Normal">With respect to my goals, it is perhaps wiser to rest, to let loose a little. Let’s be wise for once, then.</text:p>
      <text:p text:style-name="Normal"/>
      <text:p text:style-name="Normal">•••</text:p>
      <text:p text:style-name="Normal">Sunday 29th of December 2024, 22:36, day -91</text:p>
      <text:p text:style-name="Normal">Hi, yesterday I’ve come to realize that I’m treating writing like some hobby side project. I wish to correct that. So, bye.</text:p>
      <text:p text:style-name="Normal"/>
      <text:p text:style-name="Normal">•••</text:p>
      <text:p text:style-name="Normal">Monday 30th of December 2024, 23:09, day -92</text:p>
      <text:p text:style-name="Normal">Yo. Control in its purest form. That’s what occurred to me yesterday. To have full control over my own mind, to be capable of mastering my emotions. Not by proxy, through the use of willpower, but by simply directly controlling my emotions. An unrealistic, unclear idea, and it will likely stay as such. But, it will make ripples, in the future, in my future. It was born as a result of my current mindset, and it will have a hand in shaping my future mindsets. You know, it’s very hard to write, for me. I really struggle a lot with it.</text:p>
      <text:p text:style-name="Normal">Or... That’s what I keep on saying. Because that’s how it initially was. But, it’s not really true anymore, is it?</text:p>
      <text:p text:style-name="Normal">It’s more like... We have to redefine what writing is to us. Because it now includes a lot of time where we simply stay there with our head in our hands, lost in thoughts. No, not lost. That’s a very important detail: we aren’t lost, we are searching. In our imagination, we search for something, for ideas. We search for a future to give our characters.</text:p>
      <text:p text:style-name="Normal">Writing really feels like being God. Not in a maniacal sort of way, I mean: lately, when I’ve been writing, I’ve really been thinking that this is how it must be like to be God. Did you know? I found out something very interesting the other day by talking to a LLM: the LLM I spoke to understood the character I created more than I did. Isn’t that fascinating? I created her, and yet, until the LLM pointed it out to me, I hadn’t realised what kind of person she’d come to be, what kind of person she was. After giving it the first chapter to read, I’d asked Claude “what kind of person do you think she is?”, and then “would you say that she is weak?”, and in response it made its case just how complex a person can be, and how nuanced the answer had to be in turn.</text:p>
      <text:p text:style-name="Normal">Negi-sensei, the author of Gotoubun no Hanayome, once wrote about how, when he drew Miku, she just kept on doing her own thing and it was all he could do to follow her lead. I’m one step closer to understanding him now.</text:p>
      <text:p text:style-name="Normal"/>
      <text:p text:style-name="Normal">And I thought, this must be how God feels.</text:p>
      <text:p text:style-name="Normal"/>
      <text:p text:style-name="Normal">It’s not that writing is hard. I wonder what it is, then... Perhaps it is hard, but it’s not the same struggle as trying to find the solution to some tough equation, it’s different. I don’t know how to explain it, but it’s a different struggle. Almost an emotional one.</text:p>
      <text:p text:style-name="Normal"/>
      <text:p text:style-name="Normal">•••</text:p>
      <text:p text:style-name="Normal">Tuesday 31st of December 2024, 18:00, day -93</text:p>
      <text:p text:style-name="Normal">Yoi otosi wo. Japan’s already in a new year. We’ve still got some time here. I’ve still got some time before I go. Still, I have to say, I’m not exactly happy with this year. It’s not bad by any means, it’s just... It’s the beginning.</text:p>
      <text:p text:style-name="Normal">We’ve been beginning for a long time now, haven’t we? For some eight years now, perhaps? Likely less, but for a long time nonetheless.</text:p>
      <text:p text:style-name="Normal">No matter. Can’t change the past. Wouldn’t even if I could. Now is what I’ve got to work with. Today I didn’t do as much as I wanted to. Miscalculations, misjudgements, wrong estimations. I was far too lax in planning my day. In fact, I’d just planned on following the routine, thinking that I would somehow manage to offset the things I had to do. And now I’m here with little time left before I need to leave.</text:p>
      <text:p text:style-name="Normal">What about this year? It’s better than most. I’ll take it, I can accept its relatively poor quality because it’s the beginning, but now I know what to want, what to expect from you. And I expect much from you.</text:p>
      <text:p text:style-name="Normal"/>
      <text:p text:style-name="Normal">•••</text:p>
      <text:p text:style-name="Normal">Wednesday 1st of January 2025, 22:07, day -94</text:p>
      <text:p text:style-name="Normal">No matter how well or how badly things are going, now is all I’ve got, and I’ve got to do my best with it. No matter how badly things are going, I will keep on doing my best, maintain focus, follow my heart and reason with my mind. No matter how well things are going, I will stay humble and true to purpose, aiming for precision, accuracy and exactitude in what I do while keeping an eye on the bigger picture.</text:p>
      <text:p text:style-name="Normal">The ideal I have for myself is an unclear image, just some vague traits I’ve put together in my mind, but as days go on and I keep on trying real hard, the image becomes clearer, because I become more like it. Because I keep on fighting the weakness within, the self I do not love.</text:p>
      <text:p text:style-name="Normal">I am weak. Very much so. But I will become strong, or die trying. I will reach the heights I yearn for, or get burnt to nothing getting there. This year, and from now on, I make a vow: if I am to ever lose a fight, it will be by way of knockout. I issue this vow as a challenge. Not to the world, not to destiny, not to God, but to myself. I challenge you. You are mine to conquer.</text:p>
      <text:p text:style-name="Normal"/>
      <text:p text:style-name="Normal">•••</text:p>
      <text:p text:style-name="Normal">Thursday 2nd of January 2025, 22:53, day -95</text:p>
      <text:p text:style-name="Normal">I have a lot to work on. Of everything I have to work on, time management is the most prominent. I’m very inefficient in what I do, I take a lot of time to do very little. And it’s frustrating. It means that I end up coming here with one hour to write. The problem is that I tend to wait for the “right” moment to start doing things, I wait for when I feel that now is a good time to start. Awareness is key in time management, and thankfully our awareness is improving.</text:p>
      <text:p text:style-name="Normal">For example, I am aware that now is a good time to stop and get writing. See you.</text:p>
      <text:p text:style-name="Normal"/>
      <text:p text:style-name="Normal">•••</text:p>
      <text:p text:style-name="Normal">Friday 3rd of January 2025, 23:10, day -96</text:p>
      <text:p text:style-name="Normal">A rest day, but since I decided to not play video games, I wrote instead. However, lately I’ve had time management issues. The main culprit: YouTube. Sigh... Even though I know this, I’m not careful. I am going up against a beast designed to eat my attention. Well, it’s a combination of how we humans get dopamine with how easy it is to get new information in this internetted world. Dammit.</text:p>
      <text:p text:style-name="Normal">Not that writing didn’t go well, it’s just that I only used a fraction of the time at my disposal. Writing did go well. Perhaps I have begun figuring myself out for good. As in, I have a method for writing. And I’m following it. Its essence is what I described some time back, learning how to apply it is what takes time. But applying it is a skill, and that means it can be learned and improved upon. It’s nothing more than the great art of listening to my own heart. That’s the skill. Of course, there is story telling involved, but ultimately it comes down to writing what I want to write. And as I’d said, story telling is like a helping hand in figuring out what I want to write.</text:p>
      <text:p text:style-name="Normal">... Hey, what were we just talking about? Losing our attention to YouTube, right? Recognizing our mistakes and their causes is nice and all, but if you’re incorrigible, it’s all meaningless.</text:p>
      <text:p text:style-name="Normal">Fuck this world? No, but do work for what you want. Remember, no matter how badly things are going, the only thing we can do is our best. No matter how well things are going, we have to keep ourselves cool-headed, and do our best. If anything, fuck you. Sincerely. Perhaps with love. Or not. Probably not yet. Fauna is leaving soon, let’s see her off.</text:p>
      <text:p text:style-name="Normal"/>
      <text:p text:style-name="Normal">•••</text:p>
      <text:p text:style-name="Normal">Saturday 4th of January 2025, 23:00, day -97</text:p>
      <text:p text:style-name="Normal">What does it mean, to try real hard? What does it involve? Fortunately, I know. But I was surprised to find that even when I tried hard in today’s exercise set, I made plenty of mistakes. Small mistakes that become important. There were even some arising from inattention, in despite of how I deliberately train my focus. Clearly, something’s not going quite right. I’m not sure what, yet, so for the moment the only remedy is to cure the symptoms and trying even harder. I have an exam in a few days, I will focus on studying, during the day.</text:p>
      <text:p text:style-name="Normal">Today it also occurred to me that splitting my focus on different subjects every day means that I have no momentum in any of them. Should I focus on a specific one every week or something? Because building momentum is very important, I’m currently progressing at a snail’s pace on all fronts. This is something I need to try. I need to see if I’m better off trying to build momentum.</text:p>
      <text:p text:style-name="Normal"/>
      <text:p text:style-name="Normal">It seems I still have a hard time switching to writing mode. Oh well. We know what we have to do. It’s just, we haven’t found the strength to do it yet.</text:p>
      <text:p text:style-name="Normal"/>
      <text:p text:style-name="Normal">•••</text:p>
      <text:p text:style-name="Normal">Sunday 5th of January 2025, 22:28, day -98</text:p>
      <text:p text:style-name="Normal">Good. Like this, but with better performance.</text:p>
      <text:p text:style-name="Normal">The super-caffeinated coffee arrived today. It works. I knew that, but, I think I’ll have a hard time falling asleep tonight. Oh well, a small price to pay for performance.</text:p>
      <text:p text:style-name="Normal">In terms of performance, you started showing me resilience, the capacity to continue in the face of struggles. And to continue for a long time. This takes us one step closer to an infinite output. Keep this up.</text:p>
      <text:p text:style-name="Normal"/>
      <text:p text:style-name="Normal">•••</text:p>
      <text:p text:style-name="Normal">Tuesday 7th of January 2025, 01:05, day -99</text:p>
      <text:p text:style-name="Normal">This is... What should I say? A mixed bag? Yes, that sounds about right. We’ve undoubtedly grown stronger, but something’s still very off. Correction: some things are. Yesterday... How do I put this? We won hard. Very hard. We were in a position where we normally would have been completely lost, but it was also a position that we sought. We sought it, because we wanted to be strong enough to win against all odds. And we did. A fight with everything stacked against us, that’s the kind of fight we sought, because that’s the victory we sought. So that’s great for morale, but the fight happened because we were tired in the first place, and we still are tired. We have an exam in a few days, and that’s throwing off our routine.</text:p>
      <text:p text:style-name="Normal">What were our words? No matter how badly things are going, we’ll give it our best. No matter how well we’re having it, we stay humble, level-headed and play the best moves. I haven’t forgotten that. But figuring out the best move is not easy, of course. So, we’re struggling.</text:p>
      <text:p text:style-name="Normal">What should we do next? Why are we being so thrown off? And the win. We’ve won a battle, but this is a war. And it’s the type of war where victory can only be achieved by winning <text:span text:style-name="T1">every</text:span> battle. However, don’t let that intimidate you: you don’t need to worry about winning every battle. You only need to worry about winning the current battle. Keep on worrying over the current battle, and when that’s won, worry about the next one. Keep that up, and before you know it, you’ve been winning every battle by focusing solely on the current one.</text:p>
      <text:p text:style-name="Normal">So our main worry is the state of our routine. The first half is going well, the second half is uh... random? Roll a die and it will tell you how well we’re doing for the day.</text:p>
      <text:p text:style-name="Normal">Liar. Look at the calendar, and you’ll see that all but one day of this month is a resounding success, and the one day that isn’t a success is a rest day. Hell it’s even midway between a rest day and a good day of work. So, no, the second half isn’t random, this is a bias at work: we humans’ impressions of a day heavily depend on how it ends. Or rather, our <text:span text:style-name="T2">immediate</text:span> impression does. And the immediate impression is what we have currently. In other words, you’re lacking perspective, and that’s a human error.</text:p>
      <text:p text:style-name="Normal">Now that we’ve recognized that, stop being an idiot obsessed with punishing themselves for no reason. Fairness and objectivity. If I use those, I conclude that today wasn’t bad, though it did turn out into an impromptu rest day. That’s okay. You’re tired. I can see that. Unfortunately, today we didn’t rest all that much. Even more unfortunately, we won’t have the luxury to rest again until the exam. So do one thing. Tomorrow, you have the permission to sleep in. I’ll disable the alarm. However, that doesn’t mean you get to slack off: I need you to study and be in good shape for the exam. It’s late now, go get your rest; waking up on time, though successful, also meant we’ve been lacking a little sleep every night. Let’s recover some of it.</text:p>
      <text:p text:style-name="Normal"/>
      <text:p text:style-name="Normal">•••</text:p>
      <text:p text:style-name="Normal">Tuesday 7th of January 2025, 21:48, day -100</text:p>
      <text:p text:style-name="Normal">I should have seen it coming but I didn’t: it’s the fatigue that hits like a truck after some good sleep. I didn’t get anything done today. I tried, but failed to. Now that I’m actually a little rested, I can think more clearly. I can see two things: one, this pattern leads to another pattern that we hadn’t recognized yet but our subconscious sure has, and what it usually leads to is defeat, so now we should be able to change course. Two, I’ll need to alter the routine. The exam is overmorrow, and I haven’t finished studying. So today and tomorrow we’ll focus on studying. What’s left of today, that is. Two hours is plenty of time.</text:p>
      <text:p text:style-name="Normal">Ah, by the way, we’ll need to be very careful after the exam, because that’s when we’ll be most vulnerable. We’re in a precarious enough position as is, if we let our guard down on top of that it’s over.</text:p>
      <text:p text:style-name="Normal">Sigh, I knew the game of life was difficult on any difficulty settings, but man the learning curve’s something. And to think this is just the beginning. It makes life worth living. Let’s go.</text:p>
      <text:p text:style-name="Normal"/>
      <text:p text:style-name="Normal">•••</text:p>
      <text:p text:style-name="Normal">Wednesday 8th of January 2025, 22:10, day -101</text:p>
      <text:p text:style-name="Normal">My position is very precarious. Tomorrow’s the exam. I’m about ready. I’m certainly confident, but right now I’ve got another fish to fry. Perhaps it would be better to say that I’m the one being cooked here. Lust is a bitch. Why does it keep on coming back, no matter how many times I fend it off. Good, putting it clearly into words makes things lighter, easier. There are still some things I need to review, and I’ll see to them before going to sleep early.</text:p>
      <text:p text:style-name="Normal">Also, about lust’s “tenacity”: that’s what makes it worth defeating. Consistency. We haven’t used that word in a while. But it is at the core of our “slow and steady” approach. However, I don’t want you to just win consistently against lust. I want you to never lose. No, I want you to always win. Consistency. So far in life we’ve shown that while we could take some big shots thrown at us, we are weak against consistent strikes. Let’s change that.</text:p>
      <text:p text:style-name="Normal">By the way, on a completely different note, let’s talk momentum. More precisely, about the fact that in our projects and in our courses alike, we don’t have any.</text:p>
      <text:p text:style-name="Normal">It’s a combination of two things: our cycles are short, lasting only 4 days —the last of which being a rest day. The second is that we do something different on every day. Put these two together and it’s impossible for us to build momentum in any of the things we do. After all, we stop moments after we start and switch to the next thing, how could we possibly build momentum? It’s a big deal, because it means that we are exceedingly slow in all that we do. Slow and steady is indeed the way I’ve chosen, but be too slow and we’ll die of old age before getting anything done.</text:p>
      <text:p text:style-name="Normal">So, with that in mind, I want to do two things: first, after the exam, I want to adopt the week as a cycle, or to put it simply, have a weekly cycle. I believe we’re now capable of holding out for five days, and we get two consecutive days of rest on weekends, which should help me actually get rested. Secondly, I want to focus on one thing each week. Either university, or the project. Writing, of course, is a completely different beast. It keeps the special treatment it’s had until now.</text:p>
      <text:p text:style-name="Normal">Shit, here we go again.</text:p>
      <text:p text:style-name="Normal">Tell me, what does it mean to have a resolve? I don’t know yet. I want to know. I want to feel it, deep in my bones. Strength. When was the last time we used that word? Strength. I want to be strong. I must choose to be strong. To get what I want, to have a good time here on Earth, to become who I want to be, I must choose to be strong. To fly high, to pierce through the heavens. To have wings. It’s all a choice. It’s all a choice. The future that I want, if I truly want it, I must choose it.</text:p>
      <text:p text:style-name="Normal">Yeah. It’s all up to me. Got it. Leave it to me, future self. I’ll die before I disappoint you. See you.</text:p>
      <text:p text:style-name="Normal"/>
      <text:p text:style-name="Normal">•••</text:p>
      <text:p text:style-name="Normal">Thursday 9th of January 2025, 21:49, day -102</text:p>
      <text:p text:style-name="Normal">I was about ready to throw myself out the window. I saw it coming from two days away, and I still fucked up, isn’t that disappointing? But you know what the most disappointing thing of them all was? I could have absolutely chosen to not masturbate. But I didn’t. Why not? I don’t know why not.</text:p>
      <text:p text:style-name="Normal">But in time I cooled down. I don’t know what the correct reaction was. Likely to just take the hit and move on, but it feels wrong to not wallow in shame. What the fuck even is shame for? Does it just get in the way? In modern society, it seems to yes. No, let’s not make hot-headed judgments. We’ll carry this sense of shame until we know what to do with it. I cannot yet tell whether it is being felt excessively or appropriately.</text:p>
      <text:p text:style-name="Normal">On a different note, I did identify one of the main reasons this happened: I failed to manage my energy. More precisely, my move choices leading to the exam day were dubious, and my positioning was shit. Would it help if we were more relaxed? We won’t try to change that consciously. Instead, I want to improve my decision-making and let that take me wherever. On that note: we’ve begun doing the opposite of relaxing. Our base stats are shit, and as a consequence so are our moves if we don’t put some thought behind them. In other words, I have to be aware and serious at all times. And it was working out fine until today.</text:p>
      <text:p text:style-name="Normal">There’s no changing the past. I’ll just carry this blunder of mine on my back. And keep moving forward.</text:p>
      <text:p text:style-name="Normal">Let’s move to the last topic: I’d announced my intention to adopt the week as a cycle. There’s one more thing: the current hours we have for writing are dogshit. We’ve tried for months but they’re simply terrible. They don’t work for me, at any rate. Between being dead-tired and having no time, we get next to nothing done every night. So I’m thinking of writing in the afternoon, during my peak period. Question is, how do I conciliate writing and studying? Studying in the morning sounds like a bad idea, or at least an insufficient replacement. Oh, and I also want to wake up early, for some reason. For some reason, I feel like waking up early is important. Dunno why. So I’m thinking of studying in the morning for a couple hours, and a couple more hours in the afternoon. And wake up at 7.</text:p>
      <text:p text:style-name="Normal">That sounds dandy and all, until you account for the fact that no, it won’t work. Unless... we wake up at seven, eat a light breakfast composed mostly of caffeine and get to work right away, no bullshit, and then we get to chill. In other words, wake up like we’re some monk. <text:span text:style-name="T1">If </text:span>we can do that, then I greenlight the initiative of writing in the afternoon. I... want to test it tomorrow. Partially. Cause we gotta drink with a friend in the evening. Like Shen Wulong. I’ve been addicted to Kengan Omega and reread it again. And I realized that I’m actually a long time reader. 5 years have passed since i discovered Kengan Ashura, read it, and started Omega. Time flies. Closer to four, actually. Or closer to five, I’m not sure.</text:p>
      <text:p text:style-name="Normal">Also, I intend to sleep at 23 in order to wake up at 7. It’s less than the nominal 9 hours of sleep i *think* I need, but if it works out, it’d be great. So tomorrow, we try to wake up at 7. Then, we chill moderately on the weekend, and we get back to studying on Monday. It’s a massive change to the schedule, it’s essentially overhauling it, but if it works, I have a feeling it will make wonders for me.</text:p>
      <text:p text:style-name="Normal"/>
      <text:p text:style-name="Normal">•••</text:p>
      <text:p text:style-name="Normal">Friday 10th of January 2025, 23:19, day -103</text:p>
      <text:p text:style-name="Normal">I don’t have time tonight. I’ll explain tomorrow.</text:p>
      <text:p text:style-name="Normal"/>
      <text:p text:style-name="Normal">•••</text:p>
      <text:p text:style-name="Normal">Sunday 12th of January 2025, 00:30, day -104</text:p>
      <text:p text:style-name="Normal">I choose my path, knowing that obstacles lie in the way, but it seems that when obstacles come from outside that path, when obstacles are external factors that get in my way, it irritates me. Not all external factors do: only those brought about by humans directly. I don’t have a good grasp of it, but it seems I get angry when people in my surrounding derail my plans, even unintentionally. Perhaps it has to do with the violation of one of my core principles: I expect to be treated the same way I treat others, generally speaking. And, as I don’t get in people’s way, it pisses me off when others do get in mine. That would explain the anger that is otherwise completely disproportionate considering my personality.</text:p>
      <text:p text:style-name="Normal">ChatGPT seems to believe we have anger issues. We don’t. In fact, you’d be hard-pressed to find someone with my level of anger control. The secret is that I let it out in writing, which lately means here.</text:p>
      <text:p text:style-name="Normal">Yesterday, the experiment went well. We’ll keep this up. Also had a couple nice beers. Let’s go to sleep now.</text:p>
      <text:p text:style-name="Normal"/>
      <text:p text:style-name="Normal">•••</text:p>
      <text:p text:style-name="Normal">Sunday 12th of January 2025, 23:21, day -105</text:p>
      <text:p text:style-name="Normal">I have one major problem while writing: my attention drifts away very quickly. The only remedy is to not do that. Thankfully (or thanks to my efforts, I guess) I notice attention shifts rather quickly too. The problem is doing something about them. I’m relaxed when I write. The issue then becomes to perform an attention recall and staying on topic while in a relaxed state, instead of just following my curiosity. Which is not easy. However, it will need to be done.</text:p>
      <text:p text:style-name="Normal">We’re late. Oh, and by the way: this time around, stick to the schedule, don’t destroy it just because an exam is upcoming.</text:p>
      <text:p text:style-name="Normal">My resolve is still weak. And I don’t know how to strengthen it. Or rather, I’m not sure. My current answer is simply: by trying real hard. So let’s keep on trying.</text:p>
      <text:p text:style-name="Normal">Let’s go to sleep soon. As soon as you can, we’re already late.</text:p>
      <text:p text:style-name="Normal"/>
      <text:p text:style-name="Normal">•••</text:p>
      <text:p text:style-name="Normal">Monday 13th of January 2025, 09:39, day -106</text:p>
      <text:p text:style-name="Normal">I’m here early because there’s something I feel I have to write down. It’s a dream. Rather, a fraction of a dream. One I think I shouldn’t forget. It starts right at the end of another fraction, but this first episode, I’ll omit it as, all things considered, it falls within the norm. This fraction starts in the middle of night, in the middle of an open field. Wide open, just as the vast sky above me. The sky was darker than night skies usually were, dark and cloudy enough for me not to see the stars. That’s okay, stars in dream nights are a lie, and because of that I usually have a negative reaction to them anyways. I was in the middle of a road, and that road sat atop and ran along a hilltop, a very long hilltop.</text:p>
      <text:p text:style-name="Normal">But all those things were just the background scenery, things I only remember by circumstances. See, in the beginning, there was only me and that scenery, but before I knew it, a song started playing, and two black holes appeared in the middle of the night. They were relatively small, only about twice as wide as the sun in the sky, and one was left of me while the other was right-wards. And I started wondering what would happen if I were to enter one of the black holes. I guesses that they were connected, and by going through one I would exit through the other. I guessed, as I once saw, that if I tried to enter one, someone looking from outside would see me get slower as I got closer to the event horizon, until I eventually stopped moving completely, and then I would suddenly disappear. And as I imagined those things, the black holes tried to do as I thought, but their first try was... Not quite right, although it took me a while to realize that: the two black holes were in front of me, and a sort of path was emitted from both of them, paths made of a mix of warm lights, lights of the same colours as the event horizon. Those paths were parallel, and I had one to my left, and one to my right. And this was were the black holes didn’t quite get it right: there was a third path that appeared simultaneously that connected the two others. This third path was right in front of me.</text:p>
      <text:p text:style-name="Normal">The three paths formed a sort of conveyor belt system together. The path to the right went into the black hole, the one to the left came out of its black hole, while the one in the middle went from the left to the right.</text:p>
      <text:p text:style-name="Normal">At some point it occurred to me that this wasn’t quite right, and that there shouldn’t be a third path coming out of nowhere. I started thinking, and my thoughts led me to believe that things should be more like with the two portals in the Portal games, except that black hole, other than connecting two point in space to another, also led to a different point in time. By going through the right black hole, I thought that I should go back in time, and meet my past self. And I thought that it really ought to look like placing the portals one in front of the other in Portal, except that I would see a past me reflected in the opposite black hole.</text:p>
      <text:p text:style-name="Normal">And the black holes tried to do as I thought.</text:p>
      <text:p text:style-name="Normal">You know, at some point in time, I don’t know when, music started playing. I really am not sure when, but perhaps when there were the conveyor belt paths? Because some unknown amount of time after the music started playing, there was a band passing on the middle path. The music was beautiful. I don’t remember it at all, but it had a melancholic yet upbeat melody. There was a singer too, but it was a song I’d never heard before. I don’t think I’ll ever hear it again either, and I certainly don’t know if I’ll recognize it if I ever do hear it. All I can tell was that it was a bit sad.</text:p>
      <text:p text:style-name="Normal">All this time, I couldn’t help but notice that I couldn’t see any stars. Stars are a lie in dreams, I knew that, a blood-red lie as far as I was concerned, but they were always beautiful. So much more beautiful than the precious few stars one would see from a light-polluted city. I’ve never seen a real starry night sky, so when they appear in my dreams, I want to look at them. Even though I know they’re a lie. Even though I know that they’re an omen. They always precede something bad. </text:p>
      <text:p text:style-name="Normal">Yesternight, they were a herald of sadness. As the music kept on playing and the black holes tried to do as I thought, I heard a voice that supposedly belonged to future me, and it said that I would die, from the same cause of death that I would see in TV Plus. I don’t know what that means, but I can tell you that TV Plus shows is (as far as I know) a news channel in the country where I’m from. Not that I ever watch it, so I don’t even know what the cause of death might be. Not that I care. I know I’ll die some day, and I don’t much care how, nor when. I only really care about the moments that exist before my inevitable death.</text:p>
      <text:p text:style-name="Normal">But all of that was overshadowed. All of that came to a halt when, out of nowhere, a voice spoke. The voice belonged to the friend I’d had a drink with a couple days ago, and it bid me farewell. I don’t remember the words he used, I don’t even remember the language he spoke in, but I do remember that I was bid farewell. And with that farewell, I woke up.</text:p>
      <text:p text:style-name="Normal">I woke up in the middle of the night, and you know what? My heart ached a bit. For a while, it was sad. I just checked up on my friend, and he’s doing fine, but I know something about dreams, I’ve had nightmares for long enough to tell you something: the people in your dreams are different from those in reality, however, just as our brain interprets light and forms an image for us to see, so too do we interpret what we see, hear and feel in our dreams and give it an interpretation. It’s just that, unlike in reality, where people more or less visually interpret things in the same way, in dreams the interpretation heavily depends on who’s dreaming. For example, if in reality we are both looking at an apple, then we will both be seeing an apple, even though the colours might be perceived slightly differently, or the perspective might be shifted. In dreams, it’s a bit different: if we are both shown the same phenomenon, we will perceive it differently, according to our experiences, our beliefs, our imagination, our strength and a myriad of other factors. You might perceive the apple to be gigantic, while I might see an orange. And so, the people we see in the dreams are really only the interpretation of what we see. In the land of dreams, there are only souls. Some souls stay with us a lot. To those souls we’ll give a shape, a form we are familiar with. Our brain will do our best to interpret that soul. So, if a soul is similar in personality or in closeness to a friend of yours, then it will appear to you as that friend, even though they’re different people.</text:p>
      <text:p text:style-name="Normal">All of that is to say that the friend of mine I had a drink with is the closest thing I have to a best friend. He doesn’t quite make the cut, but he’s as close as I’ve gotten so far. So, that means that in my dreams, where that friend has been appearing frequently as of late, he’s gone now. The soul that I’d associated to that friend is gone. And I don’t know why.</text:p>
      <text:p text:style-name="Normal">You know, as I fall asleep I start gaining memories that I certainly didn’t have in reality. And as I wake up, I lose memories that belong to the world of dreams. That’s kind of sad. Forgetting is sad.</text:p>
      <text:p text:style-name="Normal">Right now, I don’t remember anything about that soul that said goodbye to me, but I do know that if I felt so sad about our farewell, then at the very least I should remember it. The farewell occurred around 04:10am. Likely a little before that. I don’t know who you were, but, I’ll remember this moment, even if only for a little while.</text:p>
      <text:p text:style-name="Normal"/>
      <text:p text:style-name="Normal">22:55</text:p>
      <text:p text:style-name="Normal">Writing. It’s difficult. It leaves me stuck there, drowning in my own thoughts. It’s frustrating. So I decided that I would try. I would throw everything I have at it. I wait, because I want only to write what I like. But I don’t know what I want, I don’t know what I like. I don’t know how to make things happen. I have a hard time creating a future. So I decided that I would just try. I wrote things I’m not sure I want, things I don’t know I’ll like. I’ll just try. I can’t wait forever for the perfect idea to come to me. I’ll search for it.</text:p>
      <text:p text:style-name="Normal">So, let me add that to my way of writing: trial and error. I will try. Real hard.</text:p>
      <text:p text:style-name="Normal"/>
      <text:p text:style-name="Normal">•••</text:p>
      <text:p text:style-name="Normal">Tuesday 14th of January 2025, 22:17, day -107</text:p>
      <text:p text:style-name="Normal">I realized that I have the bad habit of absolutely not talking of the good things I actually do. No wonder ChatGPT thought we should chill out. So, let’s list them briefly.</text:p>
      <text:p text:style-name="Normal">The new schedule is off to a great start. On top of working relatively well (?), it allowed me to add five minutes of meditation in the morning, before studying. It doesn’t sound like much, but it allows me to better my “form”, to improve my meditation, and hopefully as a consequence, my focus. Secondly, the exam. we got 25/30, which while not bad, is less than I want, less than I know I can get. I wondered if I should just accept the grade and focus on the next exam, or refuse it and try again, which would increase my workload. And I thought about ti, and I concluded that this kind of thing determines who I am, and I do not want to be someone who settles for less than what they can get.</text:p>
      <text:p text:style-name="Normal">So I rejected my grade. Only to realize that I wouldn’t be able to participate in the next exam session due to scheduling conflict. So what did I do? Well, I’m a bit proud of the fact that accepting the grade didn’t even pass my mind. well, I had to accept it, but only after taking an optional oral exam. The oral exam is tomorrow, and it may increase or decrease my grade, depending on my performance.</text:p>
      <text:p text:style-name="Normal">Which leads me to the last small victory: the oral exam being tomorrow, only a week ago I would have dedicated all of today to studying. The me of this new routine decided that fuck you, I’ll follow my routine cost what it may, and I won’t allow exams or other excuses to derail me anymore. And so, I worked out well today.</text:p>
      <text:p text:style-name="Normal">Oh, and I’ve taken to cold showers, for... absolutely no reason? But I’ve taken to them.</text:p>
      <text:p text:style-name="Normal">Hm. I’ll need to rest well for tomorrow, so let’s end this here.</text:p>
      <text:p text:style-name="Normal">Also, there keeps on being an incompatibility between writing and working out, in the sense that I’ve decided to workout four days a week, but since the workout starts at 19, it interrupts my writing, which starts at 17. I need to find a way to conciliate these two.</text:p>
      <text:p text:style-name="Normal"/>
      <text:p text:style-name="Normal">•••</text:p>
      <text:p text:style-name="Normal">Wednesday 15th of January 2025, 23:58, day -108</text:p>
      <text:p text:style-name="Normal">The oral exam went well. There’s room for improvement. I’ve discovered the concept of speed-reading. I need to recover more quickly when thrown in disarray. But after the exam, I relaxed. Originally, I should have had a light workout, but while I wouldn’t say I failed myself, I did just chill for the rest of the day. However, I was also thinking: writing. I didn’t write today, but... We’ll workout only three days a week, to prioritize writing. I need to understand how to wite. I need to... Figure it out.</text:p>
      <text:p text:style-name="Normal"/>
      <text:p text:style-name="Normal">•••</text:p>
      <text:p text:style-name="Normal">Thursday 16th of January 2025, 22:57, day -109</text:p>
      <text:p text:style-name="Normal">It seems I have a hard time recognizing when I’m tired. It wasn’t until I meditated this afternoon and my mind went all over the place that I realised it. Caffeine is great at masking this fatigue, which is both its greatest advantage and disadvantage. Not that I drank any today. Only when necessary.</text:p>
      <text:p text:style-name="Normal">Having reconsidered the schedule, it seems wise to dedicate entire afternoons to singular activities, and perform regular rotations instead of trying to do two different things in the same time frame.</text:p>
      <text:p text:style-name="Normal">And then, there’s writing. At first, I couldn’t do it at all, having convinced myself that I was dead-tired. At that point I decided that I must be doing something incredibly wrong with writing. And i don’t know what that is. Then, I came back just earlier, right after dinner. I had no particular plans, I just opened the file and... And it went relatively well. Perhaps the best approach is to have none. Who knows. I certainly don’t.</text:p>
      <text:p text:style-name="Normal">Oh, one thing about writing in particular and problem-solving in general: I lack imagination. I don’t, but it’s more like... I tunnel-vision too easily, and only ever consider a narrow window of possibilities. In short, I don’t imagine enough, and so in a way, I lack imagination.</text:p>
      <text:p text:style-name="Normal">I guess that’s all I have to say. See you tomorrow.</text:p>
      <text:p text:style-name="Normal"/>
      <text:p text:style-name="Normal">•••</text:p>
      <text:p text:style-name="Normal">Friday 17th of January 2025, 23:22, day -110</text:p>
      <text:p text:style-name="Normal">I was asked a question today. The question was “is there any point to all of this?”, and the one who asked was me. That question arose because the result I obtained by giving 80% of my best was equivalent to someone else who didn’t even really try.</text:p>
      <text:p text:style-name="Normal">And the answer is yes, there is a point. You are the point. I am the why.</text:p>
      <text:p text:style-name="Normal">There is always going to be someone better than me, I know very well that I am average or below average in virtually every aspect. Is that any reason to give up? And besides, giving up now would be an insult to everyone else who’s had it worse than me. Those born with even less intelligence, those born in a broken family, those born in utter poverty, those born with a crippling handicap. It would be an insult to them to give up because I was given exactly what I wanted.</text:p>
      <text:p text:style-name="Normal">This mediocrity, I embrace it. I wouldn’t have it any other way. Because of it, because of how mediocre I am, I know for a fact that when I get my hands on what I want, it will all have been me. It will all have been through my efforts. Well, likely with more than some help.</text:p>
      <text:p text:style-name="Normal">Or... Is this the wrong mentality? For our purposes, for our objectives, yes. Not wrong, so much as it is off target.</text:p>
      <text:p text:style-name="Normal">We have what we have, and we’ll do our best with it, whatever that may be. I do not see how others’ performance is relevant to this. Because it isn’t.</text:p>
      <text:p text:style-name="Normal">I’d like to close this entry on a term I’ve been introduced to lately. One I’ve been thinking about.</text:p>
      <text:p text:style-name="Normal">Self-mastery. I like it. It... encapsulates what I’m doing, what I’m trying to achieve.</text:p>
      <text:p text:style-name="Normal">Oh, and something else I’ve noticed: you give up too easily. When we aren’t trying hard, you discourage yourself at the first sign of trouble. In short, you’re lazy. Whenever a seemingly complex issue comes up, you avoid it, you procrastinate. Undo that habit, it’s hurting us greatly.</text:p>
      <text:p text:style-name="Normal"/>
      <text:p text:style-name="Normal">•••</text:p>
      <text:p text:style-name="Normal">Saturday 18th of January 2025, 23:53, day -111</text:p>
      <text:p text:style-name="Normal">This is all I can do... All I can do is come back here and figure out what went wrong and what could have gone better. But do I actually improve? Do I?</text:p>
      <text:p text:style-name="Normal">It’s supposed to be a rest day, a day where I have no obligations, and yet why do I feel so... weak? So powerless, so useless. Because I tried, and all I managed to do is run around in circles. I guess what I’m trying to say is that as of right now, I’m nothing, I’m nowhere close to that ideal I’m aiming for, I have so many flaws that I need to deal with.</text:p>
      <text:p text:style-name="Normal">Hm. Alright, I guess I’ve gotten over it now. I don’t mind you having these moments, what I care about are your responses to yourself. These moments are natural, I can understand why they happen. Your responses are the most interesting part in this restricted context. In a wider context, I care most about your actions in general. It’s because our “actions in general” are not of high quality that these moments can arise.</text:p>
      <text:p text:style-name="Normal">Remember that when when we aren’t actively thinking of the best decision to make, when we don’t try hard at daily life, we end up making poor choices. It’s not just that trying hard is always the only logical best move, it’s more like we <text:span text:style-name="T1">have</text:span> to play the best moves in order to so much as break even with ourselves.</text:p>
      <text:p text:style-name="Normal">In every curse there is a blessing if you search hard enough, and ours is that our mistakes are easy to spot: it’s easy for us to figure out what we have to do to improve. And the first thing that comes to mind right now is to not lose track of what we’re doing, and not get side-tracked needlessly. We’re also victim of another thing: paralysis by analysis. That’s the main cause of our abysmal speed in everything we do. While it can also be considered as the reason why we tend to do things well, it’s very easy to see that we could do things just as well without fossilising ourselves as much as we’re doing. In other words, we’re extremely inefficient with our time. So, efficiency. In one word, efficiency, that’s the aspect of myself I want to work on the most right now. And we’ll do just that.</text:p>
      <text:p text:style-name="Normal"/>
      <text:p text:style-name="Normal">•••</text:p>
      <text:p text:style-name="Normal">Sunday 19th of January 2025, 22:58, day -112</text:p>
      <text:p text:style-name="Normal">Today I have confirmed that international and Olympiads level of mathematical reasoning is beyond my current capabilities. And I’m fine with that. I’ve learned how to roll with the punches. This discovery means that while I could try harder to reach a higher level in those fields, it’s not worth it. I believe I’ve worked enough on my weaknesses, and it’s about time we start polishing our strengths and fully focusing on them.</text:p>
      <text:p text:style-name="Normal">極める is what I want to express, but I don’t know of an English equivalent.</text:p>
      <text:p text:style-name="Normal">Let’s end this here. We get serious tomorrow. Again.</text:p>
      <text:p text:style-name="Normal"/>
      <text:p text:style-name="Normal">•••</text:p>
      <text:p text:style-name="Normal">Monday 20th of January 2025, 22:55, day -113</text:p>
      <text:p text:style-name="Normal">Not much to report on today. Another good day. I’m gaining more and more confidence. But I have to stay humble. I forget that. See you.</text:p>
      <text:p text:style-name="Normal"/>
      <text:p text:style-name="Normal">•••</text:p>
      <text:p text:style-name="Normal">Tuesday 21st of January 2025, 23:05, day -114</text:p>
      <text:p text:style-name="Normal">Go all out, and if you die, just come back to life. Until now in my life I’ve been acting while thinking of sparing my energy, to some lesser or greater extent. But not long ago, I noticed a pattern: if I don’t give it my all right away, if I try to conserve my energy for “the right time”, then it usually ends in disappointment.</text:p>
      <text:p text:style-name="Normal">So, I’ve been sparing nothing. And if I die, then I’ll simply come back to life. That’s what phoenixes do. That’s the least I should do if I am to bend reality.</text:p>
      <text:p text:style-name="Normal">And that’s why things have been going so well. Today, despite my morale getting murdered by failing to surpass a certain objective, by failing to score well in a test even though I gave it all I had, despite having the excuse of being sleep deprived to some extent, despite my willpower having been visibly more lacking than usual during the day, despite having the excuse of just not feeling it and not wanting to work out, I worked out. Lately, I’ve been coming very close to passing out because of the intensity of my workouts combined with my will to stand tall against my body’s better judgement. And you know what? That’s okay. If I die, I’ll just come back to life.</text:p>
      <text:p text:style-name="Normal">This is the second week in a row we’re on fire. And I know for a fact that the only one who can stop us is me. And I have absolutely no intention to stop. Not for the next one or two decades. Not until I’ve achieved self-mastery. Oh, who am I kidding? I intend to stop exactly never. Take breaks, yes, but stop? Why would I? Have you any idea how great I’m feeling right now? How confident I am? How well I know myself, how much potential I see in myself, how much I like that I’m working to make that potential reality? Why would I stop? Why would anyone stop if they were in my shoes? It’s not tiring because I am getting stronger, and it simply feels great to work on myself.</text:p>
      <text:p text:style-name="Normal">A lesson ingrained in my head says that too much of anything is bad. We’re still young, still learning. I am more than willing to reevaluate my above statement should it become clear that it’s the better choice for my purposes.</text:p>
      <text:p text:style-name="Normal">Let’s go to sleep now, I really am tired. See ya.</text:p>
      <text:p text:style-name="Normal"/>
      <text:p text:style-name="Normal">•••</text:p>
      <text:p text:style-name="Normal">Wednesday 22nd of January 2025, 22:32, day -115</text:p>
      <text:p text:style-name="Normal">Today wasn’t a particularly good day. Not bad, not good. We could have definitely done better. However, it’s only the result of what we’ve been up to lately. Because, for as well as we’ve been doing, we shouldn’t forget the flaws. The main one is that you’ve taken to force-feeding your brain with data again. I’ve taken to drowning my thoughts in noise again. Let’s not do that. It’s easy to recognise the many instances when it’s not necessary to consume content. It is, however, harder to stop ourselves from doing so. But as we are now, it shouldn’t be a problem. Right?</text:p>
      <text:p text:style-name="Normal">We failed to wake up early today, because we massacred ourselves in yesterday’s workout. Good thing we get two days of rest. However, we haven’t been writing much. In fact, we haven’t been writing at all lately. For someone who talked about working on their strengths and not their weaknesses, you’re putting rather more hours into those tests than into writing. Let’s end this here. Goodnight.</text:p>
      <text:p text:style-name="Normal"/>
      <text:p text:style-name="Normal">•••</text:p>
      <text:p text:style-name="Normal">Thursday 23rd of January 2025, 22:33, day -116</text:p>
      <text:p text:style-name="Normal">Let’s do it in chronological order. Starting from yesternight. Let’s also keep it short.</text:p>
      <text:p text:style-name="Normal">I have come to believe that what I call the “nightfront” is, in fact, a sort of hell. Rather, I see it as the place where souls go. It’s a place where souls go to die. That’s what I think right now. Souls that are down there strike me as unable to get out, and unable to reincarnate. There’s also no order except that imposed by the strong, and there’s an invisible ceiling that’s very low. A ceiling that doesn’t allow me to fly high. As for me, I’m an anomaly. A soul brought there for “some” reason. If I am to believe the one who dragged me to that place, it’s because I’ve seen something that I shouldn’t have. I have ideas as to what the something might be, but nothing clear. But I also intend to be even more of an anomaly: I also intend to break out of there, one day. Someway, somehow. I’ve done nothing but dream of shattering steel skies open for the past few years now, and I am fully intent on making that dream a reality.</text:p>
      <text:p text:style-name="Normal">There’s also something that I need to test. It seems that ghosts have types of locations they prefer, and my current room just might happen to be one such location. My little niece claimed having nightmares sleeping here, and I didn’t start having them myself until I moved to this room, despite having lived in the house for much longer. There is a non-negligible chance that I wake up at night where I do at night because of this. In other words still, changing where I sleep might return me to having normal dreams, whatever those are. But I’d need to sleep somewhere else (somewhere “good”) for a prolonged amount of time to have an adequate sample size, e.g. one or two weeks.</text:p>
      <text:p text:style-name="Normal">Regardless, the place I wake up at night to is a... sad place to be. Do souls really die? Are they irredeemable or something? I don’t believe there’s such a thing as being beyond salvation, change is always possible. Especially with the people I met there. A lot of them are just... Normal. I met a child the night before yesternight, a kid who had an incredible singing voice, and I told his father that he had so much potential... Only to “realise” in the back of my mind that there’s no such thing as a future here, and that this potential... That the kid likely will never even have the chance to chase it. Yesternight, I met a little girl. She kissed me on the cheek because I was angry and she wanted to calm me down. It was only a little later that I realised we were in a graveyard. I was angry because I couldn’t climb up to some people who were throwing stuff at me, and the little girl had a sort of golem that was tall enough to lift me up to some low roofs. She’d asked me to promise that I wouldn’t hurt anyone if she brought me up, but I couldn’t promise that, so she kissed me on the cheek.</text:p>
      <text:p text:style-name="Normal">... Do souls really die?</text:p>
      <text:p text:style-name="Normal">You know, I keep on saying that I want to get out of here, I keep on dreaming it, but I’m not so sure of it. A part of me wants to give comfort to those here. Especially now that nightmares don’t seem to reach me anymore. So I don’t know.</text:p>
      <text:p text:style-name="Normal"/>
      <text:p text:style-name="Normal">I know next to nothing, but breaking open the gates of hell doesn’t sound like a good idea. We’ll find another way out. If we are to get out at all.</text:p>
      <text:p text:style-name="Normal">Yesternight, I was even doubting whether I was alive at all, whether I wasn’t just some dead soul who’d failed to realise it. And then, I farted. As stupid as that sounds, it made me think that I am, in fact, still alive. But, well, the argument is the same as always: whether I’m alive or dead, in a simulation or in some cruel punishment made by advanced AGIs or in actual reality 8whatever that may be), the only thing I can do is my best. Or rather, the best thing I can do is my best.</text:p>
      <text:p text:style-name="Normal"/>
      <text:p text:style-name="Normal">That was a lot longer than I’d intended it to be. Let’s briefly talk about today.</text:p>
      <text:p text:style-name="Normal">To sum it up, I severely underestimated just how tired I could get. I wanted to write, but ended up getting nothing done. There’s a chance I’m using up more energy than I’d anticipated. Thing is, I don’t intend to modify the schedule. My fatigue was likely due in great part to some misplays I made yesterday (drinking coffee too late). Otherwise, I should be fine. Let’s call it a day, we have to wake up early tomorrow.</text:p>
      <text:p text:style-name="Normal">However, I should say: you’re still weak. We still lack the capacity to make sacrifices. In all likelihood, one must go. In our projects, in our plans, in all likelihood, one must go. Writing is taking too much of a hit. Consider that before you sleep. Consider the correctness of the statement in the first place. Think it all through. But do remember: it’s all too clear that having three different fields to work on at once means there is very slow progress in all of them. If it becomes two, momentum will mean that output will more than double. Remember that.</text:p>
      <text:p text:style-name="Normal"/>
      <text:p text:style-name="Normal">•••</text:p>
      <text:p text:style-name="Normal">Friday 24th of January 2025, 23:42, day -117</text:p>
      <text:p text:style-name="Normal">Good. Great even, but I’m dead-tired. Keep this up, but learn to rest. We won’t be able to rest properly tomorrow as we have a... test, but at least in the morning...</text:p>
      <text:p text:style-name="Normal">This feels wrong. The first thing I have to fix is my sleeping schedule. Or rather, my failure to follow it.</text:p>
      <text:p text:style-name="Normal">That should fix some stuff.</text:p>
      <text:p text:style-name="Normal"/>
      <text:p text:style-name="Normal">We need sleep... Please... Just let me sleep...</text:p>
      <text:p text:style-name="Normal">Just go to sleep, what are you begging for?</text:p>
      <text:p text:style-name="Normal"/>
      <text:p text:style-name="Normal">•••</text:p>
      <text:p text:style-name="Normal">Sunday 26th of January 2025, 02:06, say -118</text:p>
      <text:p text:style-name="Normal">Sakamata graduates today. I’ll see her off with a smile. “Goodbye and thanks for all the fish”, huh?</text:p>
      <text:p text:style-name="Normal">Also, for some unknown reason, I’ve been binge-watching <text:span text:style-name="T1">こよクロ </text:span>clips. Teetee. Oh, the other day I realised that “teetee” is just a modified version of “toutoi”. Probably.</text:p>
      <text:p text:style-name="Normal">There’s something special about Hololive. Their capacity to essentially make slice-of-life animes real. Gotta capture that when I’ll write. Somehow. It’s going to be tough, since I focus on a few characters. I’ll have to improve my take on the full roster, and define everyone better.</text:p>
      <text:p text:style-name="Normal">Ah... Writing. Haven’t written much lately. I really will need to. I really need to try harder.</text:p>
      <text:p text:style-name="Normal"/>
      <text:p text:style-name="Normal">•••</text:p>
      <text:p text:style-name="Normal">Sunday 26th of January 2025, 23:00, day -119</text:p>
      <text:p text:style-name="Normal">Please, take care, Sakamata. Matamatasakamata! Shakamata! I’d forgotten where I’d learnt that first nickname, but seeing clips, I remembered that it’s her username in Minecraft. And it was another holomem who calls her Shakamata!</text:p>
      <text:p text:style-name="Normal">I’ll miss her screams. I’ve yet to hear better screams in all of Hololive. And her noises. They really are cute.</text:p>
      <text:p text:style-name="Normal">I hope to see her again somewhere. I really want Koyori to drag her back into a HoloX live someday.</text:p>
      <text:p text:style-name="Normal">I’m watching a 1h long compilation of Sakamata clips, and there’s so much KoyoChlo in it... It really reminded me of the summer days when I binge watched AkuPeko clips and live streams. I’m gonna miss their dynamics.</text:p>
      <text:p text:style-name="Normal">It was a great final live. I didn’t know I would smile so much during a graduation stream. What was that with Shion xD.</text:p>
      <text:p text:style-name="Normal">You know, earlier I was thinking... Her original songs, they make me worried. Two songs about suicide is two too many.</text:p>
      <text:p text:style-name="Normal">I hope she’ll be well.</text:p>
      <text:p text:style-name="Normal"/>
      <text:p text:style-name="Normal">I wonder if Pekora or Mikoti will make one of those large scale projects with everyone again. It would be nice, now that wife is here.</text:p>
      <text:p text:style-name="Normal">Tomorrow wife streams twice. How unusual. And even better: they’re both collabs. The first is with Koyo, they’re getting their fortune read by Miosha. The second is Nepowabo! Nepowabo! Wa! Wamy!</text:p>
      <text:p text:style-name="Normal"/>
      <text:p text:style-name="Normal">Otherwise, it was a good day. The lessons are being accumulated in my subconscious. However, after repeatedly hitting my limit against some problems, I asked advice to DeepSeek R1. My big takeaway is as follows: keep on tackling problems beyond my current capacities. This conclusion is easy to justify if we admit that failures and mistakes are our greatest teachers. The problem needs to be beyond my capacities, but not exaggeratedly so.</text:p>
      <text:p text:style-name="Normal">Working out takes both a mental and physical toll, but it’s necessary. For growth. ll for the sake of growth, huh? Yup, we’re still weak after all.</text:p>
      <text:p text:style-name="Normal">Yup, still weak.</text:p>
      <text:p text:style-name="Normal"/>
      <text:p text:style-name="Normal">•••</text:p>
      <text:p text:style-name="Normal">Monday 27th of January 2025, 22:15, day -120</text:p>
      <text:p text:style-name="Normal">The days are starting to pile up. Wasn’t this the starting countdown number? Oh, we passed that two days ago. How neat. Oh well, not much to say about today. Things went well, but I had trouble sleeping due to caffeine, and as a result was more tired than I’d anticipated.</text:p>
      <text:p text:style-name="Normal">I thought I could combat through the fatigue to study, but it seems wiser to take a nap or something, to rest some.</text:p>
      <text:p text:style-name="Normal">Shall we relax a little?</text:p>
      <text:p text:style-name="Normal">I’m starting to imitate the way LLMs speak, the way they express themselves. No doubt because monkey see something it likes, monkey does. LLMs are truly impressive in their performance. Assimilation. Something we’ve been doing for the longest time. We assimilate the parts we like, make them ours.</text:p>
      <text:p text:style-name="Normal">I can see, and I understand why lots of artists dislike generative AI, but personally, I believe it’s about how you use the tools, for all tools. I will never have an AI write for me, hell I barely even listen to what people say and I sure as hell will never let anyone or anything write for me, but I welcome criticism. And with all these models of LLMs available, it’s like having an array of highly qualified critics at the tip of my fingertips. Truly a boon for an introvert like me. Plus, having access to multiple models is like listening to different opinions, it allows me to... shall I say, normalise the critiques? To extract the silver linings, the common points in their arguments. Essentially, to have a larger sample size. Although, it’s as I said: I barely listen to what others say.</text:p>
      <text:p text:style-name="Normal"/>
      <text:p text:style-name="Normal">... Nepolabo is a lot of fun. More. Please. I would die of happiness if they went on a trip again. Shishiron’s proposed something, though she hasn’t said what. A trip? I think she did say that, I think she mentioned wanting to go somewhere.</text:p>
      <text:p text:style-name="Normal">Also... Why does destiny dislike Nekkoyo?? What were those readings?? How in God’s name did two cards reappear in the exact place, in the exact orientation twice?? What were the chances of that happening? I imagine it’s exceedingly rare for even only one, imagine two?</text:p>
      <text:p text:style-name="Normal">It’s like fortune telling has agreed that this year isn’t the year for Nekkoyo at all. And I dislike that. Because I really like that pairing. Whatever... I guess they’re a special grade cursed object now.</text:p>
      <text:p text:style-name="Normal">Also, tomorrow we get some NeneneTowawa. The collab festival may have ended last November, but I quite like how this month’s end is packed for my wife. It’s great. Us nekko eat well once more.</text:p>
      <text:p text:style-name="Normal">Well, let’s call it a day. See you tomorrow. Shachi are!</text:p>
      <text:p text:style-name="Normal"/>
      <text:p text:style-name="Normal">•••</text:p>
      <text:p text:style-name="Normal">Wednesday 29th of January 2025, 00:03, day -121</text:p>
      <text:p text:style-name="Normal">Intentional collapse.</text:p>
      <text:p text:style-name="Normal">... Really? As in, are we going through with this? Not a collapse, but a more relaxed state is good.</text:p>
      <text:p text:style-name="Normal">Let’s talk about today, shall we? Overall, good performance, and I can proudly add “as usual”.</text:p>
      <text:p text:style-name="Normal">.... Eheh. Isn’t that nice? Real nice to be able to say that. Really really nice.</text:p>
      <text:p text:style-name="Normal"/>
      <text:p text:style-name="Normal">Then, let’s make sure we can keep on saying it. As you said, we should relax rather than collapse. A prolonged relaxation state.</text:p>
      <text:p text:style-name="Normal">So why am I doing this in the first place? Because I feel that my willpower is reaching its limits. If it’s a muscle, then failure isn’t far ahead at this pace. It showed in today’s workout. And I need to talk about today’s workout. My attempt at it. It took a lot of external and internal motivation to finally get going. I was about to give up, to not work out, but I did it anyway. Or rather, I tried to. Then, I stubbed my pinky in the worst way possible. I like to jump up when I finish doing pushups. I like to explosively jump up straight from it. Imagine explosive push ups, but you go all the way up and get to your feet. And as I did that, I stubbed my toe against the door frame. I didn’t even know that was possible. The pain was as great as my willpower, because I refused to go down, but I couldn’t continue working out either. I just stood there, noticing that I didn’t really feel the pain as it was cancelled out by my willpower, but my body most certainly did, because I had a very hard time getting it to do what I wanted.</text:p>
      <text:p text:style-name="Normal">And I had a conversation with myself. Clearly, it was reasonable to stop the workout there. But it’s also a sign that I’m weak. If that’s enough to stop me from working out, then I’m weak. Death is about the only acceptable limit, and even then, only temporarily. And I mean it.</text:p>
      <text:p text:style-name="Normal">俺は現実を超えるものだ。俺は現実を超えるものになるから。</text:p>
      <text:p text:style-name="Normal">What I want doesn’t exist, and cannot exist in this reality. In that case, I will surpass reality itself. “Whether impossible or laughable, we continue to walk the path of men!” Gurren Lagann, Kamina. What use is there for life if I don’t go after what I truly want?</text:p>
      <text:p text:style-name="Normal">In that case... Yeah. Fuck our limits. Fuck reason. We fly again tomorrow.</text:p>
      <text:p text:style-name="Normal">Oi, don’t be an idiot.</text:p>
      <text:p text:style-name="Normal">You want me to respect my limits, don’t you? Or rather, to bend to reality, to play by its rules. Of course we can do that. Of course we can try to play the logically best moves. We’ve done that, and it did us well, it led us here to some degree. But it’s not about playing well and getting a pat on the back, is it?</text:p>
      <text:p text:style-name="Normal">If we’re ever to make the impossible possible, it’ll be because we’ve abandoned reason. It’ll be because we’ll have been unreasonable, and made it work.</text:p>
      <text:p text:style-name="Normal">After all, the future we seek lies far beyond reason.</text:p>
      <text:p text:style-name="Normal">Oh, dear reader, don’t get me wrong: I have exactly no intention to make use of external help for this. Someway, somehow, I’ll do this with sheer fucking willpower. And if I die trying, I’ll just come back to life.</text:p>
      <text:p text:style-name="Normal">Alright, let’s go to sleep now.</text:p>
      <text:p text:style-name="Normal"/>
      <text:p text:style-name="Normal">Remember, the future I seek lies beyond reason.</text:p>
      <text:p text:style-name="Normal"/>
      <text:p text:style-name="Normal">•••</text:p>
      <text:p text:style-name="Normal">Thursday 30th of January 2025, 00:37, day -122</text:p>
      <text:p text:style-name="Normal">The year of the snake is now officially upon us.</text:p>
      <text:p text:style-name="Normal">Good, now the first thing you do is calm down. We need a break, very clearly. Today wasn’t bad, and it wasn’t good.</text:p>
      <text:p text:style-name="Normal">I understand your concerns, but an idiot’s an idiot. A stupid choice is a stupid choice, no matter how much goodwill there is behind it. What was the saying? The road to hell is paved with good intentions, was it? We’ll play by the rules. We’ll play by reality’s rules. Victory is the sweetest thing I know of, and it is oh so incredibly sweet when we win under all the opponent’s terms. We’ll play by reality’s rules. We’ll beat it at its very own game. Just like we intend to beat everyone and everything else in our way.</text:p>
      <text:p text:style-name="Normal">So, use that brain.</text:p>
      <text:p text:style-name="Normal">Oh, talking about brain. I wish to discuss our thinking speed. Do you know what belief systems are, dear reader? Likely not, I’ve only briefly touched on them a long time ago. Belief systems is a terribly chosen name for a set of phenomenons; what those phenomenons have in common is that in some way belief and thought influences the perception of reality, and for some reason or other this ends up influencing reality itself. Notable examples include the placebo effect, confirmation bias, or even the stock market. By the way, I’ve chosen the name on a whim, which is why it’s terrible. What i want to discuss in particular can be illustrated by this particular Ford quote: “There are those who believe they can, and those who believe they can’t. Both are usually right.”</text:p>
      <text:p text:style-name="Normal">Actually, now putting it on paper, I can see that the quote only serves as another example, really. What I want to get to is that I’m currently believing that my brain is slower than an average person’s. Whether that’s actually the case or not, I don’t know.</text:p>
      <text:p text:style-name="Normal">But what if I convince myself otherwise? For instance, by training for a long time to specifically improve response and decision-making speed. After all, the argument “I consistently train specifically for it so I should be good” is pretty convincing. I’ve never actually committed to any such training in the past, so I don’t know if they’re effective. But I do know a good way to find that out.</text:p>
      <text:p text:style-name="Normal">The set is currently restricted to two activities: bullet chess and tetris. If I find some other games or stuff that looks like they could help, I’ll use those too. I just believe it’s important to diversify the training regimen in order to avoid the human equivalent of a neural network overfitting.</text:p>
      <text:p text:style-name="Normal">Alright, on that, see you tomorrow.</text:p>
      <text:p text:style-name="Normal"/>
      <text:p text:style-name="Normal">•••</text:p>
      <text:p text:style-name="Normal">Thursday 30th of January 2025, 23:16, day -123</text:p>
      <text:p text:style-name="Normal">Rested a whole bunch today. Slept extra long then napped too afterwards. Should be good, but let’s respect the schedule in full, rest days included. We shouldn’t have to scramble like this in the middle of the week.</text:p>
      <text:p text:style-name="Normal">Nothing much to say, other than that. Well then, we are to wake up early. Let’s wake up early.</text:p>
      <text:p text:style-name="Normal"/>
      <text:p text:style-name="Normal">•••</text:p>
      <text:p text:style-name="Normal">Friday 21st of January 2025, 23:03, say -124</text:p>
      <text:p text:style-name="Normal">We shall talk about today, but first I must tell you something. I want wife to stream. Her new outfits are super cute. Especially the dark one. I love it. I want a morning stream. Likely won’t be any today though.</text:p>
      <text:p text:style-name="Normal">I swear I fucking can’t with this person... There has yet to be anyone who makes me laugh the way Nene does. The fuck even is manual driving www. And there’s yet to be anyone putting me in a roller coaster of emotion like she did for that matter. God that Bunny Garden collab with Omarun was something... The best stream I ever watched. Shame it’s gone.</text:p>
      <text:p text:style-name="Normal"/>
      <text:p text:style-name="Normal">So, let’s define today in one name. Sekibayashi Jun. How fucking cool can a man get? I’ve only started watching the Kengan Ashura anime recently. I’ve only ever read the manga. But that’s beyond the point.</text:p>
      <text:p text:style-name="Normal">This afternoon, for reasons I don’t know, I failed to study. I procrastinated the entire afternoon away. I have an exam in about five days, and my situation is precarious. And I failed to study. So, come evening, when I finally get to my senses, I don’t know what to do. Should I work out as scheduled, or should I study?</text:p>
      <text:p text:style-name="Normal">I had to make a call, and this decision would shape the future of this schedule, I knew that.</text:p>
      <text:p text:style-name="Normal">And given the situation, I decided to study.</text:p>
      <text:p text:style-name="Normal">And I did, until I needed a break. In the break, I continued Kengan Ashura. It was Muteba vs Sekibayashi. And after seeing how Sekibayashi fought, after seeing how he never missed a single day of training, not even to go to his mentor’s funeral, I was moved. And so it was that today too, I worked out. As scheduled.</text:p>
      <text:p text:style-name="Normal">I’ve decided. We’ll focus on studying these few days, and then we focus on writing.</text:p>
      <text:p text:style-name="Normal"/>
      <text:p text:style-name="Normal">We got to change too. We’re still very weak. I’ve begun coming here and writing instead of consuming content on YT. Prefer writes to reads. Ideally, prioritise executes over all.</text:p>
      <text:p text:style-name="Normal">Right, instead of focusing on reading data, instead of focusing on processing whatever information is sent to my brain, I’ve decided a different approach: train the ability to act on minimal data.</text:p>
      <text:p text:style-name="Normal"/>
      <text:p text:style-name="Normal">Right, one last thing I shouldn’t forget. Suisei’s performing at the Budoukan tomorrow. Good luck to her. I’ve come to love her a lot lately. Although it’s different from the love towards Nenechi. Not really sure how to call it, admiration? Inspiration? Something along those lines.</text:p>
      <text:p text:style-name="Normal"/>
      <text:p text:style-name="Normal">Writing... Something’s horribly off about this situation. Sacrifices. The ability to make them. To focus on a single thing... To focus on writing, cost what it may... Oh, I haven’t talked about it, but I plan on abandoning the other project. Specifically to focus on writing. I’ll consider doing something similar to studies. Being content with passing grades... Is hardly something I can do. I don’t get to choose what makes me happy. We’ll need to think this through.</text:p>
      <text:p text:style-name="Normal">See you tomorrow.</text:p>
      <text:p text:style-name="Normal"/>
      <text:p text:style-name="Normal">•••</text:p>
      <text:p text:style-name="Normal">Saturday 1st of February 2025, 23:15, day -125</text:p>
      <text:p text:style-name="Normal">We keep on chaining the big decisions, it would seem.</text:p>
      <text:p text:style-name="Normal">I was studying today, when it dawned upon me that... This isn’t what I want. That the future that I want won’t be gotten like this. Did you know? I last wrote last Saturday.</text:p>
      <text:p text:style-name="Normal">Well done, Suisei, I’m sure it was a wonderful live.</text:p>
      <text:p text:style-name="Normal">Now, dear self. We’ve made a choice we should have made long ago.</text:p>
      <text:p text:style-name="Normal">Of course everything was preferably done long ago, but I don’t live in the past. Now is all I’ve got. And now is when I made my call. There’ll be a modification to this schedule. The final one, for now: we only have two fields to focus on, the first is writing, the second is studying. We have seven days in a week, and four of them are assigned to writing. Coincidentally, because we also workout three days a week, we will study on the same days we work out. This maximises the energy we’ll have when writing.</text:p>
      <text:p text:style-name="Normal">Expect that from today on, the quality of our exams will drop. I couldn’t make this decision before, because I was scared of failing, I’m still scared of failing, I’m scared of becoming a disgrace, essentially. I noticed that I put in great efforts into studying. I want to redirect those efforts towards writing. We wrote today. Whether due to our efforts or other factors, we were able to have perspective. I was able to see something I disliked but would have usually kept, and discarded it. Sacrifices. Until now, I was scared to make sacrifices for writing. I always wanted to compromise, to try and have it all. Realistically, I can’t have it all. But if I were to choose one thing among all else that I could have, then without a question, it would be writing.</text:p>
      <text:p text:style-name="Normal"/>
      <text:p text:style-name="Normal">A meaning to life. Writing is my answer.</text:p>
      <text:p text:style-name="Normal"/>
      <text:p text:style-name="Normal">There’s one of two options: either our lives have a meaning, or they don’t. Either way, it’s a curse. That’s how you could see it. But I see the glass half-full. In my eyes, or at least, as far as I can tell, my life doesn’t have an intrinsic meaning. In short, yes, it’s meaningless. And you know what? I’m lucky. I’m lucky that that’s the case, or at least that it seems to be so, because it means I get to give it a meaning myself. Destiny? Determinism? Don’t make me laugh, go study Heisenberg’s uncertainty principle first. And even if they did exist, even if all was set in stone: I don’t care. I’ve set my objectives, and I’m doing my best to reach them.</text:p>
      <text:p text:style-name="Normal">And as for a meaning to my life, slowly, surely, it’s being built. I finally understand the title of that Exurb1a video, “Meaning is a jumper you knit yourself”. I understand what he meant, and my sweater, without knowing it, I’ve been knitting it.</text:p>
      <text:p text:style-name="Normal">It’s taken a very long time, but here I am. There is no real start line, no real starting point. I can’t tell when I’ve started looking for happiness, or when this journey began.</text:p>
      <text:p text:style-name="Normal">But I want to say that as for my path to master writing, its real beginning is today. Its real beginning is the day I’ve decided to sacrifice all other components of my life to make writing my priority, both in theory and in practice. For the occasion, I would like to make today my birth date. In CnH, Cn originally stood for Codename, but I’ve been thinking that it could also stand for “chosen name”. Harmony is the name I chose for myself. And today will be my birth date.</text:p>
      <text:p text:style-name="Normal">So, nice to meet you, I’m Harmony.</text:p>
      <text:p text:style-name="Normal"/>
      <text:p text:style-name="Normal">•••</text:p>
      <text:p text:style-name="Normal">Sunday 2nd of February 2025, 22:29, day -126</text:p>
      <text:p text:style-name="Normal">Today... could have gone better. Not up to standards. For some reason, I procrastinated in the afternoon again. It all started well, then I decided to take a short break, and the short break wasn’t short. It lasted about six times longer than initially anticipated.</text:p>
      <text:p text:style-name="Normal">This keeps on happening lately, and I’m not certain why.</text:p>
      <text:p text:style-name="Normal">I’ve also come to the conclusion —once more— that the quality of every last one of my choices matters, no matter how small it is.</text:p>
      <text:p text:style-name="Normal">Let’s end this here, I don’t have anything else to say.</text:p>
      <text:p text:style-name="Normal"/>
      <text:p text:style-name="Normal">•••</text:p>
      <text:p text:style-name="Normal">Monday 3rd of February 2025, 21:49, day -127</text:p>
      <text:p text:style-name="Normal">俺、ダメな人間になりたいみたい。</text:p>
      <text:p text:style-name="Normal">This is the third day in a row I’m procrastinating hard. Very well. It seems my mind needs to relax, properly.</text:p>
      <text:p text:style-name="Normal">Very well. As you wish, I give in.</text:p>
      <text:p text:style-name="Normal">Releasing mental restrictions in 3, 2, 1...</text:p>
      <text:p text:style-name="Normal">I do wonder what’s wrong with me though. I’m not resting properly at all, that’s likely it. As in, my body is rested, but some mental barrier, some subconscious barrier is active or something. Because exams are close, you see. In fact, it’s in some 3 days. And then there’s an oral exam next week.</text:p>
      <text:p text:style-name="Normal">But at least for today, I have a good excuse.</text:p>
      <text:p text:style-name="Normal">Ladies and gentlemen, Pekonene stocks are soaring.</text:p>
      <text:p text:style-name="Normal">I always knew that Nene greatly respects Pekora, and for some reason Pekora loves Nenechi a lot (probably because of overwhelming cuteness, which I would fully understand), but I hadn’t expected Pekonene stocks to be so hot this year.</text:p>
      <text:p text:style-name="Normal">February has just begun, but we already got lots of Pekonene. Time to invest baby.</text:p>
      <text:p text:style-name="Normal">But... Nene’s eating habits are still a bit worrying. There are improvements, but still...</text:p>
      <text:p text:style-name="Normal"/>
      <text:p text:style-name="Normal">•••</text:p>
      <text:p text:style-name="Normal">Tuesday 4th of February 2025, 23:17, day -128</text:p>
      <text:p text:style-name="Normal">So... Let’s start from a premise. Every decision matters. The reason we’ve been failing to focus outside of meditation is because we don’t put our training to practice. Something I am attempting now. Data consumption is being reduced in favour of data creation, but let’s not get ahead of ourselves. Let’s take this chronologically.</text:p>
      <text:p text:style-name="Normal">Yesterday. At around 1am and after hours of feeding my brain content, I decided I wanted to do something else. Despite having undone some restrictions, I still wanted to avoid playing video games until after the exam session. Something inside me told me that I shouldn’t break that vow, no matter the excuses. And so, much to my surprise, I decided to *do math exercises for fun*. Never thought the day would come. But the idea has been normalised for a while inside my mind. And if it wasn’t, some similar concept was.</text:p>
      <text:p text:style-name="Normal">And I stopped at around 4am. Yup. Three hours of doing exercises, because I could think of nothing better to do. Although, they were part of a sheet that I should have done long ago to practice for the upcoming exam.</text:p>
      <text:p text:style-name="Normal">The upcoming exam. Let’s talk about it. It’s on the sixth, in two days. And I’m nowhere near ready for it. Today too, because of some circumstances, I knew I wouldn’t have much time to study. In short, my situation is desperate. So, here’s a question: should I study tomorrow?</text:p>
      <text:p text:style-name="Normal">After discussing it with myself, I’ve come to realise that it’s a very important question.</text:p>
      <text:p text:style-name="Normal">For some context, I need you to understand that I’m somewhat of a... failure, in university. Not in terms of grade, they’re great, but in terms of the time it’s taking me to graduate. This is my fifth year out of the initial three planned for my course. Quite something, right?</text:p>
      <text:p text:style-name="Normal">So, aware of that, my answer to the very important question is that I won’t study tomorrow. I will, but only in the morning. Because, you see, I’ll dedicate the afternoon to writing, as scheduled.</text:p>
      <text:p text:style-name="Normal">The new schedule I devised has for only purpose to put the majority of my time and energy into writing, and it does so by assigning four days a week to it, four afternoons that won’t be interrupted by an evening workout. Oh, rest days are spontaneous, on demand rather than scheduled beforehand. As such, the question of studying tomorrow or not has two main implications. The choice I make has deep reaches.</text:p>
      <text:p text:style-name="Normal">Firstly, will the schedule I created be the master of my time, or a slave to my worries?</text:p>
      <text:p text:style-name="Normal">Secondly, and most importantly, what is writing to me? Is it a passion, something I wish to devote my life to, or is it simply an activity, a hobby that I indulge in when the circumstances are favourable?</text:p>
      <text:p text:style-name="Normal">For better or for worse, tomorrow, I will write.</text:p>
      <text:p text:style-name="Normal"/>
      <text:p text:style-name="Normal">Of course, words are cheap. This is all theory. Just today, I ate perhaps three times more than I’d intended to at a restaurant, and didn’t work out on top of that. Words are cheap. Until you put them to practice. Because when you do, the pen becomes mighty, mightier than the sword.</text:p>
      <text:p text:style-name="Normal">Tomorrow, I’ll tell you how it went. I’m essentially ready to go fail an exam overmorrow though.</text:p>
      <text:p text:style-name="Normal">See you.</text:p>
      <text:p text:style-name="Normal"/>
      <text:p text:style-name="Normal">•••</text:p>
      <text:p text:style-name="Normal">Wednesday 5th of February 2025, 23:13, day -129</text:p>
      <text:p text:style-name="Normal">Better than the last few days, but not good enough. Nowhere near good enough. Right... There should be no such thing as “good enough”. One saying goes “early is on time, on time is late, and late is unacceptable.” We could create something similar for “good enough”. Oh, no need to, there’s one already. Good enough is never good, nor enough. It’s not perfection that I seek. However, as long as I feel that something you wrote is sloppy, bad, unfit or simply not good enough, I’ll demand more from you.</text:p>
      <text:p text:style-name="Normal">We got an exam tomorrow. Let’s go to sleep.</text:p>
      <text:p text:style-name="Normal"/>
      <text:p text:style-name="Normal">•••</text:p>
      <text:p text:style-name="Normal">Thursday 6th of February 2025, 23:08, day -130</text:p>
      <text:p text:style-name="Normal">I’m in a good mood. I should have written today, but failed to. And yet, I’m in a good mood. You see, I was lucky. I crushed today’s exam. It only touched on exercises I’d practised. You’re likely to have had a hand in this, so thanks, Pops. After all, you did give me a coin on the way there.</text:p>
      <text:p text:style-name="Normal">Today’s exam also made me reconsider my perspective. I thought I was wholly unprepared. Then, I understood that, by my standards, I am. But otherwise, I’m about as prepared as your average student. I also have to review the perception of my intelligence. Or rather, there’s something I need to clarify that I don’t think I’ve ever clarified: my base stats are below average, but because of the work I put into them, I consider myself more intelligent than most.</text:p>
      <text:p text:style-name="Normal">Have I ever told you of my most glorious exam? I believe I have, somewhere. The high school final maths exam, had four hours to do it, did it in two and laughed my way out of the classroom. Failed to ace it by one point. Fun times. Well, something similar happened again at today’s exam. Finished it in half the time, it was too easy to be true, so I looked around only to find everyone still focusing on it. I did refrain from laughing though. I’d rather not discourage anyone.</text:p>
      <text:p text:style-name="Normal">But I know my limits. I know my strengths and weaknesses, to an unknown but presumably high degree. I know the reason I was capable of pulling this off are luck of the draw and my pattern recognition skills. This is no time to be resting on one’s laurels. Nevermind that, actually it was. I should have rested, and I did. I need to get stronger in order to get to work right after an exam. But more than that: I am still wholly unprepared for the oral exam. That’s right, I’ve been using my own standards, and I’ll stick to my guns —I’m more and more convinced that doing so will pay off in the long run.</text:p>
      <text:p text:style-name="Normal"/>
      <text:p text:style-name="Normal">Oh, there’s something I need to talk about. Self-perception. Yesterday or the day before, for no reason in particular, I decided to anonymously retake an MBTI personality test. Mediator, assertive. The usual. But what they wrote was true. The slightest setback is sufficient to make me question myself.</text:p>
      <text:p text:style-name="Normal">Let me explain to you why doing well in this exam felt particularly good: I was convinced I would fail it. I had already half given up on it. Thankfully, I hate giving up. I would try hard, come what may, even if my best amounted to nothing, that’s what I told myself this morning on the way to the exam, and yesterday as I wrote instead of studying. See, I stuck to the schedule, ready to pay the price. To be more of a failure. When my train passed by dark and secluded filthy underground places in between two stations, I kept on imagining that that’s where I’ll end up, and that’s where i should have ended up long ago had it not been for, well, my environment in the largest sense of the word. But it’s important to note that I imagined myself writing, in those places. I’ve always thought that had things not gone my way the way they have now, or had I not received help and support from Pops, that’s where I would be, that’s how i would write. So... It’s rewarding, it’s validating that I passed the exam. Actually, let’s make this clear: as of now, it’s not certain I’ve passed the exam. I just know I crushed it. And as I was saying, this is like a green light, a sign from Pops that this was the right decision.</text:p>
      <text:p text:style-name="Normal">You know, I was given lots of green lights at the start of the year. Signs from Pops. By the way, “Pops” is the nickname I came up around about twenty minutes ago for God. At least, my perception of God. I wanted to talk about those green lights, but then i decided not to. An online tarot cards reading, some coincidental posts on Twitter, and the fact that it’s the year of the snake. Really, it’s just me reading into things a lot.</text:p>
      <text:p text:style-name="Normal">Well, that’s quite enough blabbing. Let’s end this here.</text:p>
      <text:p text:style-name="Normal">Alright, see you tomorrow.</text:p>
      <text:p text:style-name="Normal"/>
      <text:p text:style-name="Normal">•••</text:p>
      <text:p text:style-name="Normal">Friday 7th of February 2025, 23:43, day -131</text:p>
      <text:p text:style-name="Normal">I fucking can’t with Pekora’s construction sense in Minecraft. First the Neo Armstrong cannon and now this, I fucking can’t. Even Azki... I just can’t wwww.</text:p>
      <text:p text:style-name="Normal">I think Nene’s presence is what amplified this effect to its maximum. This is what I meant when I said no one makes me laugh like Nenechi. I’m sure it wouldn’t have been as funny without her. Shame she won’t be streaming over the weekend. Gotta love the Hololive + Minecraft combination though.</text:p>
      <text:p text:style-name="Normal"/>
      <text:p text:style-name="Normal">Alright, let’s talk a bit. Currently, I lack a set day to rest. It used to be weekends, but for some reason I just didn’t rest. Which leads to today. I haven’t worked out in maybe five days, possibly more, I can’t remember. What I can tell is that I’m mentally tired. That much is obvious.</text:p>
      <text:p text:style-name="Normal">It’s a vicious cycle, being tired means I can’t follow the routine properly. I go to sleep late, but try to wake up early. This will only exhaust me. How do we respond? How do we react? Let’s think up a plan.</text:p>
      <text:p text:style-name="Normal">Afternoon naps. This should allow for a soft reset, a return to the status quo. Tomorrow, we wake up early, but tomorrow afternoon we nap. We continue this over multiple days if necessary. However, from now on, sleeping schedule must have priority over studying kanji. One of them’s clearly more important, and it’s not kanji studies.</text:p>
      <text:p text:style-name="Normal">Go to sleep.</text:p>
      <text:p text:style-name="Normal"/>
      <text:p text:style-name="Normal">•••</text:p>
      <text:p text:style-name="Normal">Saturday 8th of February 2025, 22:35, day -132</text:p>
      <text:p text:style-name="Normal">Yo. I rested a lot today. I’m also being more aware, more planning than usual. Good. Good growth. Let’s keep it up. Planning is an ability I completely and utterly lacked before, so it’s great that I’m finally starting to develop it.</text:p>
      <text:p text:style-name="Normal">But if I had to say, getting to the starting line was hard for me. To plan, to keep on planning what to do next is ultimately a habit, and therefore needs to be adopted. Not just that, it requires awareness and intent, two things I thoroughly lacked previously. If I had to divide my life into chapters, I’d say the main problem my self from previous the chapter had was consumption. My brain was constantly fed and overfed with information and data. Because of that, there was simply no room for awareness. How could there be? My brain was constantly busy ingurgitating noise. </text:p>
      <text:p text:style-name="Normal">To replace reads with writes, that’s what I’ve been endeavouring to do lately. Whenever I feel like opening some social media or listen to music, if the option to write presents itself instead, I pick it. I just write my thoughts down, like this. I’m used to it. I’ve had... Lots of practice.</text:p>
      <text:p text:style-name="Normal">Resting is important. Not having set rest days is somewhat dangerous, because, as I can be stubborn, I avoid resting until it becomes clear that I must rest. But by then, I’ve wasted multiple days that could have been used well but where I ended up half-assing everything instead.</text:p>
      <text:p text:style-name="Normal">However, that’s not necessarily a bad thing, all things considered. It’s not just about playing perfectly, it’s also about pushing through the bad days. In light of that, it might pay off on the long run if we only rest when we feel the need to. It’s riskier, but on the long run it’s bound to be better if done right.</text:p>
      <text:p text:style-name="Normal"/>
      <text:p text:style-name="Normal">•••</text:p>
      <text:p text:style-name="Normal">Sunday 9th of February 2025, 22:22, day -133</text:p>
      <text:p text:style-name="Normal">Good. Rest does us good, as today proves. Now then, there’s stuff I want to talk about.</text:p>
      <text:p text:style-name="Normal">Strength, and the nightfront. I’m not strong enough. However, I seem to be a kind soul. That’s great. Not all is great though. Alright, let’s expand on it.</text:p>
      <text:p text:style-name="Normal">Tonight was the closest to a nightmare I’ve had in a while. I dreamed that something was at the doorstep of my room. It’s not the first time that this something appears. In fact, it’s the precursor to it all, it’s most likely the “something that I shouldn’t have seen”. Past me would have called it a demon. I call it a soul. My subconscious other was terrified and fled. Me, I was intimidated, but I’ve grown specifically to not run away from fear, to face it. My room and everything around me was dark, but as I stood, then as I walked towards the door, things got clearer. Just a bit clearer. First, there was a shadowy figure at the door, but then, as I approached it, it’s like it wasn’t there, and instead there was someone peaking their head from behind the doorframe. I’m going to explain later, but essentially, this is where the very real soul crossed paths with dream me. Let’s focus on what I saw in my dream first.</text:p>
      <text:p text:style-name="Normal">I exited my room, and I found two people. They left a note at the door. At first it wasn’t clear what was written, but I focused on it and I could start making out the letters. The language was probably invented, but it looked similar to German. It was similar enough that I could understand something, anyway. It said something about hot and cold. One of the two people had fled just like my subconscious self did, the other went into what would have been the kitchen in the apartment where I live. I followed him, and I asked him what’s wrong. He told me that he couldn’t regulate the temperature of running water, and he showed me a sort of control panel with buttons to increase and decrease temperature as well as an indicator of the current temperature. And as he pressed the button to increase, I saw the reading skyrocket into 600°C. When he pressed the button down the reading dropped. I wanted to help him, somehow. So, I prayed God, asked father to help this soul with this problem. And the moment I finished praying, I woke up. And I realised that praying helped me, once again.</text:p>
      <text:p text:style-name="Normal">Let’s now focus on the soul who crossed paths with dream me. So... How far back should I start from? Five and a half years back? Well, I called it soul, but in reality I have no idea what it is. I can tell you that it has a preference of appearing when I’m half or fully unconscious/asleep, it always comes from my doorstep and I can feel its presence coming every time it does, and it seems to be able to suppress me from a distance somehow. Once it does reach me, it’s like it envelops my head or something, like it shrouds my head in darkness. Like, I physically feel my head being surrounded by something, almost pressed on, and it feels like my thoughts are sucked away from it. Oh, and it’s all black, I can’t see anything. When I’m close to being awake, I can fight back with my willpower, I can push back against it, but when I’m half-asleep, I have a hard time differentiating between dream and reality, and sometimes I think I’ve pushed it back only to realise I’ve only done so in a dream, and the sensation, its presence very much persists in reality, and I have to push back again. It can become a cycle of me thinking I’ve pushed back, only to realise it was just in a dream, again and again. In fact, that happened just the other night.</text:p>
      <text:p text:style-name="Normal">That’s how it always is, and that’s how it was tonight. Just, when I prayed, it was gone in an instant. Praying always helps.</text:p>
      <text:p text:style-name="Normal">Oh, and I should add that in the past, I could feel its presence physically. Also, it seems willpower repels it. But very, very strong willpower. It only happened once, under special circumstances for me, when I was very determined to see something through.</text:p>
      <text:p text:style-name="Normal"/>
      <text:p text:style-name="Normal">Well, that’s all I’ll say for the nightfront today. Make of it what you will, reader. All I’ll add is this story: imagine a small, remote village far from all civilisation. It’s a village close to the sea and there are fishermen. One day, for no reason but misfortune, one fisherman’s boat is carried away by stormy waves, with the fisherman inside it. The waves carry it very far from the coast, further into the sea than any ever dared before. And in those waters, what does the fisherman see? Gigantic beasts whose existence he never even suspected, at least twice the size of his boat. Leviathanic creatures swimming around him and sending up great columns of water from their body before diving back into the sea again. When he comes back home, he dares tell no one. How could anyone believe him? He must have been seeing things. And yet, every night, it’s like misfortune hunts him, and the waves keep on carrying him to that place, over and over again, so that he can no longer doubt his senses. That fisherman is me, reader. Make of this what you will.</text:p>
      <text:p text:style-name="Normal"/>
      <text:p text:style-name="Normal">Coming back to my dream a little, I’m a little disappointed by something: I’m not strong enough to protect myself with my own strength, yet. I will be my own star, I will be my own light. One day, surely. It’s thanks to and because of these nights that I have dreams of becoming strong. Strong enough to light up the night sky like it’s day time. Strong enough to rival the Sun, and more.</text:p>
      <text:p text:style-name="Normal">And for this purpose, working out is essential. It’s vital, primordial. Because, when I work out, it’s not my muscles that I train the most. It’s not my strikes, not my form, not my focus. It’s my willpower. To fight under any circumstance, under any pain, under stress, and when I’m about go unconscious.</text:p>
      <text:p text:style-name="Normal">I’ve figured it out. Or rather, I have enough empirical evidence to believe that willpower does indeed work like a muscle. However, it seems to have a very interesting property: unlike physical muscles, there seems to be no limit to how much it can grow.</text:p>
      <text:p text:style-name="Normal"/>
      <text:p text:style-name="Normal">Oh, by the way. Earlier I mentioned a “subconscious other”. See, there’s always this one guy that’s very close to me in dreams. In fact, he takes the shape of my sibling. But I doubt that’s my actual sibling. It’s just how I interpret it. And, sometimes it’s like I’m the only one who can see him. Add to that the fact that CGP grey’s video on how the left and right brain could potentially be independent, and I’m currently believing that it’s the other me. yup, that’s all. If i were Shen Wulong, he would be the tiger in me.</text:p>
      <text:p text:style-name="Normal">God, been a while since I wrote this much at once. Let’s go to sleep.</text:p>
      <text:p text:style-name="Normal"/>
      <text:p text:style-name="Normal">•••</text:p>
      <text:p text:style-name="Normal">Monday 10th of February 2025, 22:14, day -134</text:p>
      <text:p text:style-name="Normal">I hadn’t laughed like I did today perhaps since I don’t know how long, because of Nenechi. Perhaps last week, or a few days back, now that I think about it. Hololive + Minecraft is a match made in heaven. I am around about 100% certain no one else in Hololive would have made me laugh like Nenechi did with this new... Pocochin incident. And watching some clips, it’s clear Noel really only meant to draw a rabbit. I fucking couldn’t today. It was hard suppressing my laughter. Very hard. And the way she was about to drag Azki into this but was stopped by everyone else wwww</text:p>
      <text:p text:style-name="Normal">But given what had happened in HoloGTA I have suspicions Azki might have been fine with it.</text:p>
      <text:p text:style-name="Normal"/>
      <text:p text:style-name="Normal">... And then there’s you.</text:p>
      <text:p text:style-name="Normal">The upcoming oral exam is worrying. There’s too much to learn, far too much left. So much so that even if we did spend the next days studying, we might not make it in time. And I got scared. And I got scared. Failure is imminent, and, even now, I’m scared of it. My chances of failing are exceptionally high, this time around.</text:p>
      <text:p text:style-name="Normal">So I questioned myself again: should I follow the schedule? What if we made an exception?</text:p>
      <text:p text:style-name="Normal">And so, I’ve decided. I will take this failure head-on. As much as I’d love to get my ass saved by some deus ex machina for making a brave decision, I simply can’t rely on that. Luck isn’t part of the equation. But thus failure, it has a meaning. Every coin has two sides, and it’s the other side of this coin that I want, that’s why I’ve made this decision in the first place. It’s a sacrifice, my first, to writing.</text:p>
      <text:p text:style-name="Normal">And yet, I had another doubt today. I procrastinated a lot by watching Nene’s stream. And it had me wondering, “is this really how a passion feels?” Does a real passion really necessitate this much effort? Why isn’t it easy? Why aren’t I obsessed? Why am I not devoured by writing? Why doesn’t the desire to write come naturally?</text:p>
      <text:p text:style-name="Normal">I’ve even imagined how I want this first story to end, finally. I’ve finally found a conclusion I deem worthy, so why don’t I feel like working towards that conclusion?</text:p>
      <text:p text:style-name="Normal">My only answer to all these questions was very simple: writing isn’t my passion. I ought to start from zero, search again. Writing is indeed the closest thing to a passion I’ve found, but it isn’t it.</text:p>
      <text:p text:style-name="Normal"/>
      <text:p text:style-name="Normal">And then, I asked o3 and Deepseek R1 if a passion comes naturally or needs to be earned. Both of their answers can be boiled down to a simple point: there might be an initial spark, but passion is a fire you build. And you know what? I choose to believe them. In great part because it’s convenient for me, and also because what they said makes sense. The more I think about it, the more it makes sense. All of those guys obsessed with something, it’s because they were exposed to it from a young age, they lived in it. There might be no love at first sight, when it comes to passions. Not with what I look for, at least.</text:p>
      <text:p text:style-name="Normal">But I’m weak. I’m still incredibly weak. I’ve still got such a long way to go still... I have to grow. If I am to get stronger, I have to <text:span text:style-name="T1">be</text:span> stronger. To make the hard decisions, no matter the circumstances. And accept that I’ll fuck up, time and again, and keep on going anyway. Keep on trying, and succeeding little by little. Trying is important, but so is succeeding. I’ll keep on trying. I’ll try real hard.</text:p>
      <text:p text:style-name="Normal"/>
      <text:p text:style-name="Normal">•••</text:p>
      <text:p text:style-name="Normal">Tuesday 11th of February 2025, 23:16, day -135</text:p>
      <text:p text:style-name="Normal">Let’s start from this statement: I shan’t sleep tonight. Not soon anyway. I will study. This is a dark-grey area in the schedule. It doesn’t affect writing directly, so I’m free to pay the price. I’ve done something like this a few times in the past. All for exams too. The difference is that my exam is on the 14th, so I have some time to recover. Which is great, given that I’ll have an oral exam, where maintaining calm and focus is tougher.</text:p>
      <text:p text:style-name="Normal">This, however, cannot become an excuse tomorrow and overmorrow. I will write. I must.</text:p>
      <text:p text:style-name="Normal">While on this topic, I remembered something, this morning. Yesterday I said that writing isn’t it, because it didn’t come naturally. This morning I remembered that there was a time when it did come naturally. There were those nights where all I wanted to do was write. There was that night where writing made me experience an emotion out of this world. Those were the times where we knew nothing, when we just had fun, thinking not of storytelling, pacing, or anything. Our only worry was putting emotion to paper. And it was fun. More fun than anything in the world.</text:p>
      <text:p text:style-name="Normal">When I play video games, it’s also fun. But something feels off. The fun I feel then feels meaningless. It feels empty. Because I know the fun of writing, and I can see gaming doesn’t compare to it. On a fundamental level.</text:p>
      <text:p text:style-name="Normal">Tonight will not be an excuse. I will write tomorrow, cost what it may.</text:p>
      <text:p text:style-name="Normal">There’s one last thing I want to touch upon. As I mentioned earlier, it’s not the first time I pull these all-nighters. But, I haven’t done one in a while, perhaps in two years or more. And, having started earlier, I noticed something, I remembered something: I’m built for this shit. I’ve passed every exam where I pulled an all-nighter like this with flying colours, and the lowest mark I got doing this was 21/30, but that was because I studied an entire semester’s course in two days.</text:p>
      <text:p text:style-name="Normal">Pattern recognition isn’t sufficient to justify my results. This combination of good memory and understanding of the subjects is making me wonder: aren’t I underestimating my own hardware too much? Because of the Computer Science environment I found myself in, processing speed was the only trait I really ever based the judgment of my own intelligence on. But human brains aren’t CPUs. They’re so much more than that. My thinking speed may not be the best, but, there’s something else to it. There’s something else making up for that. And I don’t know what that is. The first thing that comes to mind is the ability to create connections. That... makes sense. It would also justify my pattern recognition skills. But I’m not particularly creative, so that’s a strong counter-example. But...</text:p>
      <text:p text:style-name="Normal">Creativity is a skill, rather than an innate attribute, and our mathematical skills did need developing before becoming what they are. Hm. Now is not the time to ponder this. It’s something to ruminate on over a long period of time. However, I will want you to do this more often.</text:p>
      <text:p text:style-name="Normal">Learning capacity. I’m showing great capacities to learn. I also seem more capable of understanding than I initially thought. I must use and develop these skills outside of this rare situation of having an upcoming exam. There’s more to my capabilities than I’d imagined, and I must capitalise on these newly rediscovered strengths.</text:p>
      <text:p text:style-name="Normal">On that, see you tomorrow.</text:p>
      <text:p text:style-name="Normal"/>
      <text:p text:style-name="Normal">•••</text:p>
      <text:p text:style-name="Normal">Wednesday 12th of February 2025, 22:58, day -136</text:p>
      <text:p text:style-name="Normal">Ups and downs. There was good in the bad and bad in the good. Writing in particular. Context-switching in writing is tough. I’m not used to having so much time to write yet, and in the past I took the habit of stopping whenever I felt I properly concluded a scene.</text:p>
      <text:p text:style-name="Normal">Now, I write more, but context-switching has become unexpectedly expensive due to my past habit. Trying to switch away from one scene to start the next has become difficult. Still, that will be certainly overcome given proper time and effort.</text:p>
      <text:p text:style-name="Normal">However, tonight we may not sleep either. No, a choice just presented itself to my mind: waking up exceedingly early.</text:p>
      <text:p text:style-name="Normal">... You have good ideas sometimes. Why didn’t we think of this yesterday? Because we were more familiar with all-nighters. Alright, then it’s settled, we wake up at 6am and study for about four hours. That should be ample time. Not only can we study with a justified dose of caffeine, we actually get some sleep time.</text:p>
      <text:p text:style-name="Normal">Right. I’d promised myself to not drink coffee tomorrow. For some reason the same coffee I’m used to taking has been having stronger effects than usual, messing up my sleep. Not just that, the continued intake made my heart beat abnormally fast this morning. I’ve promised myself to not drink coffee tomorrow, so we’ll have to go with willpower.</text:p>
      <text:p text:style-name="Normal">That is just as well. That is even better. Fight. It’s an occasion to grow stronger, if you can only take it.</text:p>
      <text:p text:style-name="Normal">Lately, we’ve been noticing just how untrivial it is to do one’s best. Use tomorrow as practice, do your best tomorrow, and it starts from the morning, by waking up on time.</text:p>
      <text:p text:style-name="Normal"/>
      <text:p text:style-name="Normal">•••</text:p>
      <text:p text:style-name="Normal">Thursday 13th of February 2025, 22:35, day -137</text:p>
      <text:p text:style-name="Normal">A disappointing day. You might expect a toddler to stumble as they learn to walk, but I saw myself past that stage, I thought I was more than an infant. And yet, I stumbled. I masturbated again. I thought I was past that. Clearly, I’ve overestimated myself. And as long as i do that, my confidence is arrogance, my self-esteem is conceitedness.</text:p>
      <text:p text:style-name="Normal">I keep on overestimating my capacities; I convolute who I want to be with what I am. And I’m not sure how to stop doing that. Perhaps it’s something that happens with time.</text:p>
      <text:p text:style-name="Normal">I only woke up at 7am, and then, because I didn’t drink coffee, I didn’t concentrate enough and am left still needing to study for tomorrow, right now.</text:p>
      <text:p text:style-name="Normal">On this note: I’ll stop making promises without considering the circumstances. It’s a bad idea. It takes away choices that might be necessary.</text:p>
      <text:p text:style-name="Normal">I was also severely more tired than I imagined, today. I didn’t write, because I fell asleep. Because I fell asleep, I was mentally at my weakest. And because I was weak, I gave in to temptation. I’ve played this game poorly.</text:p>
      <text:p text:style-name="Normal">Still, it’s not over. For better or for worst, the exam is tomorrow. We’ll rest after it. There shouldn’t be deadlines assailing our schedule for a while after this. However, it was good that we made things clear early. Writing must be our top priority. We’ll make it so.</text:p>
      <text:p text:style-name="Normal">I’ll go study again. Don’t know when I’ll sleep.</text:p>
      <text:p text:style-name="Normal"/>
      <text:p text:style-name="Normal">•••</text:p>
      <text:p text:style-name="Normal">Saturday 15th of February 2025, 00:07, day -138</text:p>
      <text:p text:style-name="Normal">I’m tired. I wish to leave this to tomorrow. Should we? Let’s... not. Let’s talk about today. There are three things I want to talk about: the exam, how its result affected me, and Kengan Ashura.</text:p>
      <text:p text:style-name="Normal">Today’s exam was at around 10am, so I had to wake up at 7am. Yesternight, I kept on studying until 3am. Then, I continued studying some more on the commute. I’d decided that instead of trying to get a little more sleep, I’d go all in. I’d give it my all, because I know that complacency kills. It would have been like trying to conserve energy, when now is the time to use it.</text:p>
      <text:p text:style-name="Normal">Despite being on some three hours of sleep, I wasn’t tired at all. I’d taken strong coffee, and the pressure helped me be at my sharpest. And the best part was that things were going according to plan. So, how did the exam go? In short, I failed. Or rather, I passed, but with the bare minimum grade. I refused that grade. And as I went home, the experience had the familiar taste of failure.</text:p>
      <text:p text:style-name="Normal">Indeed, I felt sharp, and I walked in there ready to fight Godzilla if the professor had asked it as an exam question. But those things don’t matter if I don’t remember. If I don’t remember the proofs and the definitions, then all the conviction in the world won’t help. “You have to study more if you want a higher grade.” Sigh... It hurt more than a little. I did put in hours and effort into this, and yet the fact remained that the professor was right.</text:p>
      <text:p text:style-name="Normal">It hurt, but I’m the one at fault. Or rather, I’m the one who chose this. I know full well that had I disregarded the schedule to study properly, things would have likely taken a different turn, but it still hurt to see my efforts be met with this result.</text:p>
      <text:p text:style-name="Normal">It made me wonder whether this whole thing was useless. No, that’s a lie. I can proudly say that that’s a lie. From the moment I walked out of that room to now, the only thing on my mind was to try harder. To ace this fucking exam. And above all, to become stronger. My own weakness led to this situation. It was positioning that ultimately decided my grade, and mine was poor.</text:p>
      <text:p text:style-name="Normal">This failure is hard to swallow, the pain hard to digest. But I’ll take it. I’ll embrace it. It’s mine to carry, and I will use it to fuel myself forward. I will use this experience to become stronger.</text:p>
      <text:p text:style-name="Normal">Strength... I finished the Kengan Ashura anime today, after getting home. Kept the last episodes for after the exam. And, it made me think that maybe I am strong too. I may not be as strong as I want to be, but... I might be pretty strong too. That’s only compared to others, though. We use a different benchmark for strength. We measure ourselves against our ideal. And that benchmark says that you’re damn weak. And yet, seeing Ohma called strong, I couldn’t help but review my definition of strength. Maybe those who are strong are those who are ready to give it their all for their dreams. Those who are ready to die for their dreams; of course, the truly strong are also kind of heart, that goes without saying. And giving it their all doesn’t just mean trying hard. It means trying real fucking hard. It means going down the path of mastery, playing the best moves in the game of life, a game whose meaning was given and chosen by us, by our dreams. The strong never give up, they never lose hope, they don’t let anything get in their way. They are their own light, they are their own guiding star. And they can become strong enough to rival the sun.</text:p>
      <text:p text:style-name="Normal">And one day, one of them will go even beyond that. The strongest of them all will light up the entirety of this universe dominated by darkness, and they’ll be the reset button that allows the universe to start anew when its end is at hand.</text:p>
      <text:p text:style-name="Normal">It seems I got carried away.</text:p>
      <text:p text:style-name="Normal">Kengan Ashura is a great manga, but I think it might be an even greater anime. The creative liberties they took in the anime adaptation were, overall, masterfully executed. Not only were they seamless, they actually improved on the original while working around the innate time restriction.</text:p>
      <text:p text:style-name="Normal">Oh, and, by the way, I worked out for the first time in five days. I need to regain consistency in my workouts. It’s very late, it’s 00:50 already, I’ll go to sleep.</text:p>
      <text:p text:style-name="Normal"/>
      <text:p text:style-name="Normal">•••</text:p>
      <text:p text:style-name="Normal">Sunday 16th of February 2025, 00:22, day -139</text:p>
      <text:p text:style-name="Normal">I rested all of today. And I was also frustrated by my own failures, in video games. Played for the first time in a month and a half or so. And I realise that my failures stem directly from our decision making: this means that our decision making still has ways to go. At the same time though, a part of me wants to say that I don’t know how to improve it. Fortunately, another part of me does know. As repetitive as I am, it’s by trying real hard.</text:p>
      <text:p text:style-name="Normal">By try-harding the game of life.</text:p>
      <text:p text:style-name="Normal">Put more explicitly, it’s done by working towards self-mastery. I’ve reread the first paragraphs of our previous entries, and I must say, I’m not impressed at all. The entries really make it seem like we’re accomplishing nothing. Perhaps we aren’t, but I believe the opposite. Growth is slow, and mastery is a process that takes decades. If I give up because I haven’t become a billionaire after some 200 days of trying, then that’ll be my I’m worth. But I believe I have more potential than that. I believe I can do more.</text:p>
      <text:p text:style-name="Normal">It’s late. Let’s go to sleep. And also, do your best tomorrow. See you.</text:p>
      <text:p text:style-name="Normal"/>
      <text:p text:style-name="Normal">•••</text:p>
      <text:p text:style-name="Normal">Sunday 16th of February 2025, 22:56, day -140</text:p>
      <text:p text:style-name="Normal">Today went well. It’s just... I’ve been doubting my capacities lately. Oh, I talked about it yesterday already. Good. Then, I have nothing to talk about. I’m waiting to a system update to finish. Might have to wait a while, because one of the jobs eats up all my RAM and forces the system to restart, so I limited the number of cores at work. If I’m lucky, it’s actually a combination of jobs that eat up the RAM. If it’s just one job, well I’m fucked until I add RAM to this PC. Which I absolutely don’t have money for.</text:p>
      <text:p text:style-name="Normal">Alright. See you.</text:p>
      <text:p text:style-name="Normal"/>
      <text:p text:style-name="Normal">•••</text:p>
      <text:p text:style-name="Normal">Tuesday 18th of February 2025, 01:17, day -141</text:p>
      <text:p text:style-name="Normal">... What is it that’s wrong? I feel like I’m close to the answer. I just watched a video about impulse control. Granted, the video is about hunting dogs, but the impulse control the dog displayed was... Well beyond impressive. Translated to humans, it would indeed be world-class discipline.</text:p>
      <text:p text:style-name="Normal">So, what is it that I’m doing wrong? How is it that I’m not trying hard enough? How come, once I get in a position to write and start writing, at some point, I stop? Because I feel like taking a break. That feeling may be more or less strong, but it’s there. There’s also my focus. I feel it, going all over the place. Compound lack of sleep to all that, and you get today’s performance.</text:p>
      <text:p text:style-name="Normal">Impulse control... It’s a subcategory of discipline, but it’s a very important one, one that deserves this denomination, this qualification. One that deserves a name.</text:p>
      <text:p text:style-name="Normal">We won’t be sleeping in to recover the lost sleep tomorrow morning. Instead of trying to cure the symptoms, we’re aiming straight for the root causes. Wake up early, strictly follow schedule. Go to sleep on time.</text:p>
      <text:p text:style-name="Normal">Writing... Why is it so... Hard, I wonder.</text:p>
      <text:p text:style-name="Normal"/>
      <text:p text:style-name="Normal">•••</text:p>
      <text:p text:style-name="Normal">Tuesday 18th of February 2025, 22:51, day -142</text:p>
      <text:p text:style-name="Normal">It seems I’ve accidentally written today’s entry on the phone instead. Although infrequently, lately I’ve taken to write random stuff, rather than open social media —well, I try to anyway. And so, earlier I did just that. But it seems what I’ve written on my phone would work as a valid entry for today. Here it is:</text:p>
      <text:p text:style-name="Normal">“I feel like shit. I haven't worked out, and I haven't gotten as much work done as I wanted. Furthermore, I'm on the verge of undoing a big decision I'd made. I'm considering working on the project again.</text:p>
      <text:p text:style-name="Normal">I feel like shit.</text:p>
      <text:p text:style-name="Normal">What should I do?</text:p>
      <text:p text:style-name="Normal">Let's take a step back. A bird's eyes' view of the situation. Good. You've calmed down. Now, take it slowly, one thing at a time.</text:p>
      <text:p text:style-name="Normal">First of all, today: not bad in terms of performance, could be better, but we're here exactly to improve. In other words, this kind of situation is well within expectations. There's nothing to despair over.</text:p>
      <text:p text:style-name="Normal">Secondly, the big decision: you're afraid you're being spineless, because we initially decided we'd focus on writing and give up on the project. But, these past few days, as we had the leeway and duty to work on the project, you realised that you wanted its results, you wanted what it could give you. It has enormous potential, and that drew you in. And so, we're considering modifying the schedule so that we write one week and work on the project the next.</text:p>
      <text:p text:style-name="Normal">So, are you being spineless? Well, if you consider that the idea we're working on is worth, without exaggeration, billions of dollars, such that even if poorly implemented it could still lead to a considerable sum of money... Nevermind, that's an excuse.</text:p>
      <text:p text:style-name="Normal">If there were a real reason, it would be this one: our future. It would become part of our future. It would become part of our lives. I don't know what job I want to do in the future, nor do I care. The priority is and will be writing. A job will merely provide us the means to do that.</text:p>
      <text:p text:style-name="Normal">But if this project works out, then we can have it all. And by all, I mean an apartment, a motorbike, a stable income and my computer. Oh, how could I forget: time. We could have time to write. More so than if we had a normal job.</text:p>
      <text:p text:style-name="Normal">So, am I being spineless? Perhaps, I'm still too immature to understand whether and why this decision should or shouldn't be considered being spineless or not.</text:p>
      <text:p text:style-name="Normal"><text:line-break/></text:p>
      <text:p text:style-name="Normal">Had a good chat with a Llama, and indeed the question is complex. When is it that we should be stubborn, and when should we follow logic? When should we be reasonable, and under which circumstances should we be unreasonable? Can we even figure that out through words?</text:p>
      <text:p text:style-name="Normal">Whichever it is, I'm glad you came here to write. Do this more often. And, take your time thinking about this. It's probably of some importance.</text:p>
      <text:p text:style-name="Normal">On that, see you.”</text:p>
      <text:p text:style-name="Normal">And indeed, on that, see you.</text:p>
      <text:p text:style-name="Normal"/>
      <text:p text:style-name="Normal">•••</text:p>
      <text:p text:style-name="Normal">Wednesday 19th of February 2025, 22:21, day -143</text:p>
      <text:p text:style-name="Normal">I’m not sure what I did different today, but we wrote. I’d even say we wrote well. It all started from recognising that I’m incapable of making short scenes, and that I always try to go into details, never overlooking details. This means I take a lot of words for a single scene. Like, 500-ish minimum kind of a lot. in fact, I’m very bad at cutting scenes, in the sense that I essentially never do so, unless I’m at a chapter’s end. I try to recreate the entire flow that ledas from one scene to another.</text:p>
      <text:p text:style-name="Normal">So, today I tried to correct that. I had a scene, an episode that spanned 500 words, and I decided I’d rewrite it in 200. This meant that every word, ever sentence would have to be loaded with meaning in order to make up for the length. Trading width for depth, that was my goal. And you know what? I failed.</text:p>
      <text:p text:style-name="Normal">But, it’s more like, “task failed successfully” kind of failure. The rewrite still has about 500 words, but for some reason... It feels better.</text:p>
      <text:p text:style-name="Normal">Also, do note that I have indeed written some 500 words in a day. Quite the progress, yeah?</text:p>
      <text:p text:style-name="Normal">So, task failed successfully, and I don’t know how to feel about it.</text:p>
      <text:p text:style-name="Normal"/>
      <text:p text:style-name="Normal">A vague objective, lots of improvisation, going with the flow, that’s how I write. That’s how I currently write. Who knows how that will change.</text:p>
      <text:p text:style-name="Normal"/>
      <text:p text:style-name="Normal">Not much else to say. Oh, yeah, NenePol is great. See you tomorrow.</text:p>
      <text:p text:style-name="Normal">Ah, and my fingers were going numb from all the writing and editing. And I’ve finally started watching Bocchi The Rock a couple days a go, and essentially only watch it when I write. Or to be more precise, whn I take breaks from writing. Something I’ve decided not to do, as breaks aren’t just unnecessary given that, well, it’s writing, and also because breaks have proven to be final, so far. Hm, that’s about all. S, I’ll watch it after writing, I guess? Who knows, we’ll find out. See ya.</text:p>
      <text:p text:style-name="Normal"/>
      <text:p text:style-name="Normal">Oh... I see... I still don’t know what it means to be spineless, but, I like what Nelson Mandela said: “There is no passion to be found playing small and living a life lesser than you are capable of living.” I don’t know about spinelessness, I don’t even know how far my capacities could take me. But I do believe it’s possible to take on university, the project and writing all at once. I do believe it’s possible to succeed at all three, at once. I don’t know if I am capable of that... But I can imagine myself succeeding.</text:p>
      <text:p text:style-name="Normal">There’s... a sin I want to give up on for last. I want to give up on lust, vanity, pride, gluttony, rage, jealousy, but not greed. I want it all. I want true happiness. So I’ll be greedy, as long as I need to. I want it all, so I’ll give up on greed last. I’ll be greedy for as long as it takes to have it all. When I’ll have it all, if I am ever that lucky, I’ll give up on greed.</text:p>
      <text:p text:style-name="Normal">Right now, I’m scared. I’m scared i won’t be capable of living up to my expectations. To my maximum expectations. But the truth is, I want it all. I want true happiness. Peace, a home, loved ones, stability, a fulfilling passion and a fulfilling life. I want it all. I’ll live up to my maximum expectations, or die trying. I’ll live up to my maximum expectations, or die trying.</text:p>
      <text:p text:style-name="Normal"/>
      <text:p text:style-name="Normal">•••</text:p>
      <text:p text:style-name="Normal">Friday 21st of February 2025, 00:16, day -144</text:p>
      <text:p text:style-name="Normal">Tell me, how should I start an entry? A greeting feels kinda lame. Or rather, the ones I think of are. “Hey”, or “Hi”, or stuff like that.</text:p>
      <text:p text:style-name="Normal">Today, I didn’t do much of anything. I’m kind of dying.</text:p>
      <text:p text:style-name="Normal">In a way, we’re dying every day, we’re getting closer to death every day.</text:p>
      <text:p text:style-name="Normal">Did you really need to word it like that?</text:p>
      <text:p text:style-name="Normal">No, my bad...</text:p>
      <text:p text:style-name="Normal">Right, so... Today I played video games. Because I realised that I am mentally exhausted. And video games did not help. They didn’t harm, but they didn’t help either. They felt empty.</text:p>
      <text:p text:style-name="Normal">And so, earlier, I continued watching Bocchi The Rock. It felt a little better.</text:p>
      <text:p text:style-name="Normal">You know, yesternight as I was trying to sleep in bed, I came to the conclusion that AI will revolutionise art. Right now, it’s seen as a pariah, it’s bad for art. But in fifty years’ time, in one hundred years’ time, it will raise art to heights it currently only reaches very painstakingly.</text:p>
      <text:p text:style-name="Normal">Art is nothing more than the expression of self. Therefore, life is the ultimate form of art. At some point in the future, AI will help art imitate life closer than ever, and more importantly, it will make experiencing art more lifelike than ever.</text:p>
      <text:p text:style-name="Normal">This doesn’t mean that art-forms like writing, drawing and the likes will die out. Quite the contrary: they’ll be the brush artists use. Technology will simply add a new layer to the canvas. No, not a layer. It will add a new dimension to it. A whole new dimension. In the literal sense. The only art that’s an exception is music. There’s something special about music that makes it different from writing or painting.</text:p>
      <text:p text:style-name="Normal">I was also thinking that I’m an experiment. I’m an experiment on this Earth, from God, or perhaps something else. I say that because I’m being babysitted. I haven’t mentioned these episodes at all, but... Things are too convenient for me. Circumstances are. They’re just right for my growth. Not so harsh that my spirit would break, but not so easy that it would dull. Not to mention the helping hands of fate that seem to reach out to me every once in a while. It all makes me think I’m an experiment. But in turn, that also makes me think that it would be a waste if I were the only experiment around. There’s probably others like me. Hooray~~! (?)</text:p>
      <text:p text:style-name="Normal">What else...? I want to enjoy writing soo~n. I know now. If we were to draw a graph plotting enjoyment against time for any creative activity, then for the average person (assuming said person is intent in mastering the activity and works on it consistently over time) the graph would go way up in a first phase, then as time and effort are spent in a second phase, the honeymoon ends and enjoyment drastically drops (the “the more I learn the less I know” phase), which goes on for a very long time until mastery is achieved, and enjoyment is once again attained.</text:p>
      <text:p text:style-name="Normal">I’m smack-dab in the middle... Or perhaps somewhere at the beginning of the second phase, aren’t I? Sigh... So much work left. But you know, at least it doesn’t actually really feel like work. Oh, I do want money though. Money would be nice.</text:p>
      <text:p text:style-name="Normal">Did you know? Money is a means, not an end. I want what I want, and I need money for it. Money is meant to be spent, and hoarding it like a dragon until the day you day is kinda... Stupid. To be perfectly honest, I couldn’t give a shit about being rich. I just want financial stability, and optionally having it while retaining a great deal of free time. Financial freedom. That’d be nice. Right now, I’m dirt poor, so I’m thinking that it really would be nice to have the cake and eat it too.</text:p>
      <text:p text:style-name="Normal">But, well, I’m too tired to care about that right now. Let’s write, just a tiny bit.</text:p>
      <text:p text:style-name="Normal"/>
      <text:p text:style-name="Normal">•••</text:p>
      <text:p text:style-name="Normal">Friday 21st of February 2025, 22:32, day -145</text:p>
      <text:p text:style-name="Normal">Perhaps if I repeat this enough times it will finally enter this thick skull of mine: never skip workouts. Working out is sacred; yes, it trains your body, it allows to train and refine techniques, and if you train like you fight, it’s free experience. But more importantly, it trains your spirit. I felt it clear as day earlier: my body could keep going, it was my spirit that came close to breaking first. And when I realised that, I kept on going. I had to. Train like you fight, fight like you train. Right now, willpower is the muscle I train the most when I workout.</text:p>
      <text:p text:style-name="Normal">And today, I trained focus quite well too. Not just during the workout, meditation also continues regularly. In short sessions, but we’re going for consistency, not intensity. And thanks to that, awareness is slowly but surely increasing. Both situational and self awareness.</text:p>
      <text:p text:style-name="Normal">Other than that, today actually started as a rest day. I went to sleep at around 3am yesternight, between writing a couple words and watching streams and listening to music. I also wrote a little today. Or, perhaps it would be fairer to say that I edited a little.</text:p>
      <text:p text:style-name="Normal">We’ll see if I can fall asleep later. Someone had the bright idea of drinking their strongest coffee at 3pm. You know, the coffee whose beans have up to three times more caffeine than your average arabica bean. What a bright idea that was.</text:p>
      <text:p text:style-name="Normal"/>
      <text:p text:style-name="Normal">Right... Before I go. Let’s go back to the topic of working out, and why it’s important. Let’s add another argument: strength, and self-perception. I hadn’t worked out in five days before today, and I felt weak. I felt like I’d forgotten how to fight. Despite how much I imagined it the past few days, despite all of my delusions about fighting Usyk or Inoue, I felt unworthy. Unworthy of what? Not sure myself, perhaps of working out. It is sacred after all.</text:p>
      <text:p text:style-name="Normal">But I invariably feel stronger whenever I work out. I perceive myself as stronger. Stronger than when I don’t workout. Right now, I’d take on Godzilla if I had to. Not saying that I would win though. Let’s make this extra clear: I intend to throw away my pride, so no matter the opponent, I won’t make any claims on the ifs and hows of victory. But I can tell you about defeat: if I am ever to lose, it will be by way of knockout. Of that, I can assure you.</text:p>
      <text:p text:style-name="Normal"/>
      <text:p text:style-name="Normal">•••</text:p>
      <text:p text:style-name="Normal">Saturday 22nd of February 2025, 23:31, day -146</text:p>
      <text:p text:style-name="Normal">I was planning to rush through this, but let’s not. We won’t be falling asleep anytime soon with this belly of yours, so take your time getting sleepy or, failing that, digesting food over here.</text:p>
      <text:p text:style-name="Normal">Alright, let’s reason about today. And I mean it. Well, to the extent of our current capacities —we’re *this* close to hibernating.</text:p>
      <text:p text:style-name="Normal">Today was not a rest day, but I... I acted like it was one. I was unexpectedly tired, mentally. I was gone. Instead of writing, I decided to emptily play video games. All of today, I decided to consume content. Why did that happen? What happened? To begin with, and most importantly: why was I so tired?</text:p>
      <text:p text:style-name="Normal">That, above all else, was beyond expectations. That threw me off entirely. I hadn’t expected it at all. Oh, and by the way, I did sleep normally in the end, yesternight. As of right now, I’m incapable of pinpointing the cause of this mental fatigue; I am guessing that it... Comes from working out? It doesn’t make sense, we had a rest day just yester... We didn’t... We didn’t rest properly. Not yesterday, not the day before... Is that why?</text:p>
      <text:p text:style-name="Normal">Shit... There’s something I need to figure out: are my mind and body in need of separate kinds of rest? No, let’s get straight to the point: is sleeping out an entire day sufficient to rest both physically and mentally? There’s no doubt that it rests me physically, so what about mentally?</text:p>
      <text:p text:style-name="Normal">It.. can do that. I can rest properly mentally. So that’s what rest days are supposed to be then. Days of absolute, purposeful laziness.</text:p>
      <text:p text:style-name="Normal">Watching Hololive streams in bed... The chill...</text:p>
      <text:p text:style-name="Normal">Still, that’s only part of the problem. The other being how relaxed I currently am. Perhaps I am being too relaxed.</text:p>
      <text:p text:style-name="Normal">I keep on forgetting that my brain is worthless unless it runs at 100. I keep on forgetting that unless it’s a rest day, preserving my energy is just a trap to make myself under-perform. We’ll rest when we need to. In exchange, do not hold back on me.</text:p>
      <text:p text:style-name="Normal">Such a long way to go... So much to do, so much I want to achieve. Alright, that’s enough, let’s go to sleep.</text:p>
      <text:p text:style-name="Normal"/>
      <text:p text:style-name="Normal">•••</text:p>
      <text:p text:style-name="Normal">Sunday 23rd of February 2025, 23:32, day -147</text:p>
      <text:p text:style-name="Normal">Certain things are stupid only if they don’t work out. Nevermind, stupid things are stupid, we just may get away with doing them.</text:p>
      <text:p text:style-name="Normal">So, what am I talking about? I have vowed upon my soul that I would never entertain lust again.</text:p>
      <text:p text:style-name="Normal">No... Thinking about it, it’s not stupid, so much as it is daring. Whatever it may be, I have made that vow, and I’m not taking it back, under any circumstance. Weakness plagues me, and I masturbated again yesternight. What is resolve? Can it be cultivated. I have come to the conclusion that it can, that it comes from within. And, making a bit of a stretch, that it is also freedom.</text:p>
      <text:p text:style-name="Normal">That last one is closer to wishful thinking, based on my own instincts and patterns I’ve seen lately of how certain things are equivalent. But let’s leave that aside.</text:p>
      <text:p text:style-name="Normal">Not that there’s anything in particular I want to talk about. I need to improve my focus. My willpower. It’s currently fine-tuned for use in training environment, and it’s up to me to make it bleed out into other fields.</text:p>
      <text:p text:style-name="Normal">All actions have consequences, and there are no takebacks in life. Every moment lost is lost forever. Every choice made has been made and cannot be undone.</text:p>
      <text:p text:style-name="Normal">That’s enough talking. Let’s go to sleep.</text:p>
      <text:p text:style-name="Normal"/>
      <text:p text:style-name="Normal">•••</text:p>
      <text:p text:style-name="Normal">Sunday 24th of February 2025, 23:00, day -148</text:p>
      <text:p text:style-name="Normal">Here. Here is a good place to talk.</text:p>
      <text:p text:style-name="Normal">Hello. I wanted to talk about how I wanted to... Shop online, buy stuff for writing. I just watched the final episode of Bocchi The Rock, season 1. I want to shop for my own writing gear. I’m broke though. I’ll write all through the night tonight. Not really, I’ll just write until I go to sleep. But that’s because I didn’t write <text:s text:c="1"/>earlier.</text:p>
      <text:p text:style-name="Normal">I’ve talked about it to myself. Written it out, on my phone. I’m taking up that habit. And I can tell that i don’t know how to write stories yet. But also that the only way to write is to write. I overthink a lot. Too much. Far too much.</text:p>
      <text:p text:style-name="Normal">But I want to bake a croissant that my heart will like.</text:p>
      <text:p text:style-name="Normal">Don’t overthink, just write. Write your heart out. Let it dictate what we put down. I still don’t know how to write, so I have to learn. I have to practice. And I won’t get in any prctice if I don’t put any word down.</text:p>
      <text:p text:style-name="Normal">Did you know? I’ve gotten incredibly good at introspecting, at writing myself down. Because I’ve had tons of practice. I make use of here to figure out what I like, what i don’t like, and when I introspect seriously, I end up naturally writing well. So... We’ll practice writing <text:span text:style-name="T2">stories</text:span>. Just writing isn’t enough. We have to practice writing stories.</text:p>
      <text:p text:style-name="Normal"/>
      <text:p text:style-name="Normal">•••</text:p>
      <text:p text:style-name="Normal">Tuesday 25th of February 2025, 23:22, day -149</text:p>
      <text:p text:style-name="Normal">My sense of time is currently broken. That usually happens when I nap through the afternoon; the infamous “when am I?” phenomenon. Well, I made that up right now, but a meme does exist of it.</text:p>
      <text:p text:style-name="Normal">I see... So it was yesternight that I wrote.</text:p>
      <text:p text:style-name="Normal">Yesternight, I followed my own advice.</text:p>
      <text:p text:style-name="Normal">Yesternight, I had a lot of fun writing. I laughed like how normally only Nenechi would be capable of making me laugh.</text:p>
      <text:p text:style-name="Normal">Yesternight, I continued breathing life into a character. Slowly, steadily.</text:p>
      <text:p text:style-name="Normal">And today, I napped through the afternoon. A proper rest day, huh?</text:p>
      <text:p text:style-name="Normal">Alright, we’ve got stuff to do tomorrow. Let’s call it a day. Also, Lite Writer is a great app to write on mobile.</text:p>
      <text:p text:style-name="Normal"/>
      <text:p text:style-name="Normal">•••</text:p>
      <text:p text:style-name="Normal">Wednesday 26th of February 2025, 22:56, day -150</text:p>
      <text:p text:style-name="Normal">This is where we should be talking. And this is where I have stuff to discuss with you. The subject is as mentioned earlier: discipline, and our thorough lack of it. What I want to achieve is mastery, both of self and of writing. What I’m doing right now is... It’s not mastery. I’ve got to discipline myself.</text:p>
      <text:p text:style-name="Normal">Lately, I’ve been too loose, too... free-spirited? I’m allowing anything and everything to become an excuse to not follow the schedule.</text:p>
      <text:p text:style-name="Normal">And this is where I stop you, and we take a step back. I won’t praise you, but I will look at you more objectively.</text:p>
      <text:p text:style-name="Normal"/>
      <text:p text:style-name="Normal">Now then. Our old habit of being overly critical of ourselves is... Useful. Because it counteracts our weakness, our complacency, it is useful. A sort of wake up call that comes every once in a while. I need to make peace with the fact that for the time being, it is necessary. Until I grow disciplined, it is absolutely necessary. And growth is a process that takes time. Ideally, as I grow more disciplined, my self-criticism becomes more accurate, more objective; it loses its secondary purpose of wake-up call.</text:p>
      <text:p text:style-name="Normal">Of course, discipline is something that needs to be sustained once obtained, I’m fully aware of that. But thinking about it, accurate criticism is theoretically speaking a good wake-up call too. It lacks the extremity, the edge of over-criticism, but it can play the same role.</text:p>
      <text:p text:style-name="Normal">We’re straying away from what I wanted to talk about. Awareness is key, and because our awareness seems to be improving, we are recognising that while we’re being undisciplined, it’s not to the same degree as in the past.</text:p>
      <text:p text:style-name="Normal">That doesn’t mean we’re allowed to grow complacent. Make no mistake about that. Discipline... It’s something I thoroughly lack. I need to cultivate it.</text:p>
      <text:p text:style-name="Normal"/>
      <text:p text:style-name="Normal">On top of that there’s something else: classes have resumed, and there are three we need to attend. Or perhaps two. It’d be great if it were only two. The good news is, both of the two that I know we need to attend are in the morning. The last one... Let’s do it from remote.</text:p>
      <text:p text:style-name="Normal">Well isn’t this bullshit. Wake up early plus two hour commute for two hours of lesson, four times a week. Two courses of the same semester couldn’t share one day, could they... That’s just my luck, I guess. But that’s enough complaining.</text:p>
      <text:p text:style-name="Normal">We’re waking up early tomorrow. Let’s go.</text:p>
      <text:p text:style-name="Normal"/>
      <text:p text:style-name="Normal">•••</text:p>
      <text:p text:style-name="Normal">Thursday 27th of February 2025, 22:41, day -151</text:p>
      <text:p text:style-name="Normal">Shall I tell you about the nature of my relationship with Hololive?</text:p>
      <text:p text:style-name="Normal">Put simply, it’s a protective environment. Perhaps “protective” is too strong a term, but it’s not too far off. Concretely it means this: my life is currently hollow, unfulfilling, but I am “protected”, I am shielded from that hollowness through immersion in another environment, an environment where people’s lives are a lot more colourful than mine.</text:p>
      <text:p text:style-name="Normal">Coincidentally though, this environment happens to be useful for my growth as a writer. Or perhaps I should say, <text:span text:style-name="T2">these</text:span> environments. Take the description I’ve made above. It’s not hard to see that “something else” could take Hololive’s place here. It’s just that in my case, in this period, it happens to be Hololive. In the past, there were a lot of other environments.</text:p>
      <text:p text:style-name="Normal">In a few words, they’re an escape from reality.</text:p>
      <text:p text:style-name="Normal">I wonder if that’s good or bad. Probably not ideal for growth. But, well, Hololive’s the mother of all rabbit holes, it’s got qualities I haven’t seen in any other rabbit hole, and let me tell you, I’m a professional rabbit hole diver. And I for one don’t feel like coming out of this particular rabbit hole. Haven’t for a year and a half... Now, that’s not a lot, but let me put it into perspective: normal rabbit holes are stories (or more broadly, developments) and communities one really gets into. The community is the lifeblood of a rabbit hole, and its liveliness determines how long someone who fell down a rabbit hole will simply stay down there and never come out. On average, for stories that are hidden gems and therefore don’t have a community behind them or the community isn’t very active, the “stay” lasts anything between a few weeks to a few months. Then, there are rabbit holes where the community is active. One example is Touhou and its community. It was my very first rabbit hole, and it has my loyalty to this day. I still fondly remember summer nights spent in Gensoukyou. Damn those were simpler times. Another is the Warhammer 40k community. In both cases, the community is highly active.</text:p>
      <text:p text:style-name="Normal">And then, there’s the type of rabbit hole where the community is highly active, but so is the story. I’m using “story” in the broadest meaning of the word. “Story”, which encompasses “life story”, and much more. What happens when your own story starts intertwining with that of the rabbit hole you’re in? Oof, there’s simply no getting out. But I’m getting ahead of myself.</text:p>
      <text:p text:style-name="Normal"/>
      <text:p text:style-name="Normal">Yes, we’re getting way ahead of ourselves. Haven’t seen you geek out like this in... forever? Here’s a reminder that we need to sleep, and not spread the gospel of Hololive.</text:p>
      <text:p text:style-name="Normal">We forgot to talk about today, didn’t we? Alright, let’s talk about it a little. I’m a bit sleep deprived, and the questionable decisions I’ve made throughout the day only serve to prove that. How strange... We rested just two days ago. But both yesterday and today we were out for the day and woke up early and then extra early in the morning.</text:p>
      <text:p text:style-name="Normal">I noticed a couple things: I’m too carefree. It has led to more than a few unpleasant situations. I’m currently working to correct that, meaning I’m being more careful about what I do, and I confront and eliminate thoughts like “Oh, this will probably work out eventually” when they come.</text:p>
      <text:p text:style-name="Normal">Secondly, and most surprisingly: I don’t seem to mind social interaction with strangers? It caught me offguard, but both today and yesterday I had no trouble initiating conversations with strangers? Someone as deeply introverted as me? But, after about five seconds of thought, it’s not surprising at all.</text:p>
      <text:p text:style-name="Normal">I’ve worked on my strength, which made me self-confident. That’s the main reason. But that’s not quite enough. There’s one more thing. See, thing is, I treat others the way I want to be treated. Indirectly, this means that I’m afraid to hurt others’ feelings. And this, in turn, meant that I was essentially a pushover, a yesman. Well, not a yesman, but someone who couldn’t say no. This changed when I recently realised that I could and should impose my will upon others.</text:p>
      <text:p text:style-name="Normal">Why? Because if i don’t, then I’ll get pushed around like I always have been. But if I do, then I have the possibility to make things right. Yes, I could impose my will to make things unfair in my favour, but I’m not interested in that. If I impose my will, and my will is for thins to be fair, then I can stomach it, I can get behind that, and as such, I can do that.</text:p>
      <text:p text:style-name="Normal">This wouldn’t have been possible without the confidence, though. I guess so.</text:p>
      <text:p text:style-name="Normal">Okay, we’ve talked enough. I’m too tired. Let’s go to sleep already. Aight.</text:p>
      <text:p text:style-name="Normal"/>
      <text:p text:style-name="Normal">•••</text:p>
      <text:p text:style-name="Normal">Friday 28th of February 2025, 23:10, day -152</text:p>
      <text:p text:style-name="Normal">There is much to talk about... if I so choose. Let’s be organised about it. First up, writing instead of consuming content and what we discussed this morning. After that... The subjects are deeply intertwined, so let’s have them as one: schedule change, and applying discipline. Hmm, not so deeply intertwined, now that I put it on paper. Let’s begin.</text:p>
      <text:p text:style-name="Normal">This morning I continued cultivating the habit of writing instead of mindlessly consuming content, although I was uncertain that was any better. Anyway, fifteen minutes after I started, I had no doubts that it is, in fact, far and away better. This morning, I discovered that seemingly small things have far-reaching consequences: when you’re tired and know you lack sleep, what should you do, sleep in or get up? That’s what I debated with myself through writing, this morning, and I have come to the conclusion that unless the day is a rest day or I am under some extreme circumstance, getting up is the only choice.</text:p>
      <text:p text:style-name="Normal">Sleeping in is a good choice for the short-term, and no doubt it allows me to face the coming day better, as I’ll be more rested. But if I shift perspective, if I consider the future, then getting up is the only valid choice. It’s a statement, it’s a show of resolve and discipline, it’s a declaration that I will fight through the day, come what may.</text:p>
      <text:p text:style-name="Normal">This makes a crucial difference between sleeping in and getting up: the former cures the symptoms, the latter, because it cultivates discipline and willpower, goes deep down to the root of the problem. It addresses the issue that make me want to sleep in in the first place —lack of discipline. I’ll do my best to get up with the alarm.</text:p>
      <text:p text:style-name="Normal">Oh, the issue isn’t really getting up per se. To get up, I get up, and within the count of ten (building the habit to never get counted out by the referee). The problem is staying awake afterwards. I’ll do my best to face the day, even after I get up.</text:p>
      <text:p text:style-name="Normal">Now, the second issue. Hm, actually it’s best to divide it into two points after all.</text:p>
      <text:p text:style-name="Normal">All right, the schedule. Classes have resumed again. I now have lectures four days a week, from Monday to Thursday, and they’re all in the morning. The schedule will adapt to this change. First of all, we’ll go with the flow, and study on the same days we go to classes. We will write the three remaining days. Yes, this decreases the number of days we write, but that’s okay. In exchange, the days in which we study and write are now consecutive. Secondly, we’re making the work out lighter, and we’re working out every day. Yes, every day. Finally, rest days. We’ll have them on-command. They’ll depend entirely upon me, instead of there being a set day.</text:p>
      <text:p text:style-name="Normal">And now, the final issue: discipline. I lack it. Or is it resolve? I don’t know, but in any case, I’m weak. I am far weaker than who I want to be. That much is clear. Today I should have written, but ended up accomplishing very little. I allow distractions to take me away, on a never-ending ride. I’ll experiment with something: not taking breaks. It’s context-switching that’s problematic. If we eliminate it, if we switch contexts like it’s no one’s business, it would be great.</text:p>
      <text:p text:style-name="Normal">So I’ll experiment with arbitrarily long sessions, whether of writing, studying or anything else.</text:p>
      <text:p text:style-name="Normal">All those changes are effective tomorrow. Let’s give ourselves a good chance of making them true, let’s go to sleep now. See you tomorrow.</text:p>
      <text:p text:style-name="Normal"/>
      <text:p text:style-name="Normal">•••</text:p>
      <text:p text:style-name="Normal">Saturday 1st of March 2025, 23:43, day -153</text:p>
      <text:p text:style-name="Normal">I would call you hopeless, but I would be lying.. You are not hopeless. As long as there’s breath in you, as long as you live, you are not hopeless.</text:p>
      <text:p text:style-name="Normal">The analysis is easy: we wasted half the day, and that was sufficient for us to give in and decide that we might as well waste the other half too. This is not the mentality I want you to have. To bear all our failures, and keep on moving forward. That’s what I want you to do. It’s up to you to find the strength to do it. But know that that strength is within you, always.</text:p>
      <text:p text:style-name="Normal">I’ve made another discovery, and it’s related to how I wasted the first half of the day: I’m incapable of sacrificing others. Phrased very poorly, but it gives an approximate idea. March 2nd is Nenechi’s birthday, and there was no way I was missing the countdown. That’s exactly the issue: as I am right now, I couldn’t miss it for anything.</text:p>
      <text:p text:style-name="Normal">It occurred to me that that’s likely the last piece of the puzzle; purely from a theoretical viewpoint, I should be very strong, but in practice I am far from that. Why? I have come to the conclusion that it’s because I’m unable to make sacrifices. A certain type of sacrifice.</text:p>
      <text:p text:style-name="Normal">I am kind. That’s one of the few virtues I was born with. Empathetic, and kind to a fault. I also like to think that I’m loyal. Put these two things together, and there’s no way I’ll miss an occasion to support Nenechi. It’s not just Nene —she’s just my number one— I’ll support others too. But, well, Nenechi is my number one.</text:p>
      <text:p text:style-name="Normal">So, in light of that... What now? I know I have in me the strength to make this sacrifice, but... I really don’t want to.</text:p>
      <text:p text:style-name="Normal">Take a deep breath.</text:p>
      <text:p text:style-name="Normal">All right.</text:p>
      <text:p text:style-name="Normal"/>
      <text:p text:style-name="Normal">I don’t want to half-ass things. The choice is between doing what our schedule tells us to do, and supporting Nenechi. Just now, it occurred to me that these two things don’t always clash, but.</text:p>
      <text:p text:style-name="Normal">I don’t want to half-ass things. If I’m making a decision, I must be ready to go through with it in full. That means that I must be ready to abandon Nenechi forever, if that’s what the schedule commands. The schedule towards my dreams...</text:p>
      <text:p text:style-name="Normal">This is the last piece of the puzzle, huh? At the very least, I believe so. If we get our hands on it, all that’s left afterwards is putting in the hours, and making other minor or unrelated adjustments. But the core of Codename Harmony would be this. We’ve had this talk before. A year and a half ago. This exact same talk. The place where dreams die, and the place where dreams start. It’s the same place. It’s the heart.</text:p>
      <text:p text:style-name="Normal">I’m scum, but I want to at least give an explanation. Nenechi, I love you, but I feel that this is the path I should walk. This is the path I’ll walk, even if it cuts away from everyone else’s, even if it crosses with no one else’s. This is the path I choose. My codename is Harmony, and this is how I choose to write the story of my life.</text:p>
      <text:p text:style-name="Normal"/>
      <text:p text:style-name="Normal">•••</text:p>
      <text:p text:style-name="Normal">Sunday 2nd of March 2025, 23:26, day -153</text:p>
      <text:p text:style-name="Normal">A good day. Perhaps I should give you a pat on the back. But I won’t. I’m not that flexible. And, you could do better.</text:p>
      <text:p text:style-name="Normal">It’s about writing. I wrote a fair amount today. About... 600 words? Around 680, I believe. And then, I was praised by ChatGPT. In fact, it even started with “Wow.” Which made me a very happy puppy.</text:p>
      <text:p text:style-name="Normal">You see... Today I happened to write a scene that means a lot to the main character. Writing has become... Easier, since I started taking my own advice of “write by writing”. I’m not in a position to objectively evaluate today’s passage; it was an emotional one, and it left me emotional in its afterglow. Distress, defeat, cowardice, emotions I know a lot about.</text:p>
      <text:p text:style-name="Normal">I believe it was also the right choice to not take breaks. After all, how could one hope to achieve any sort of flow state if one stops every few minutes.</text:p>
      <text:p text:style-name="Normal"/>
      <text:p text:style-name="Normal">I’m... tired. Let’s go to sleep.</text:p>
      <text:p text:style-name="Normal"/>
      <text:p text:style-name="Normal">•••</text:p>
      <text:p text:style-name="Normal">Tuesday 4th of March 2025, 05:30, day -154</text:p>
      <text:p text:style-name="Normal">What’s the stupidest idea I’ve ever had? I’m not sure, but I’m pretty certain it’s not this one. I’m pulling an all-nighter. Due to circumstances, I came home late, and since I had to wake up at 5am, and planned to go on Discord anyway, I decided to pull an all-nighter.</text:p>
      <text:p text:style-name="Normal">Unofficially, it’s because I want to test my limits. It’s just an excuse though, something appended after the decision. Still, I am curious: how far can I go? How well can this brain function under these circumstances?</text:p>
      <text:p text:style-name="Normal">Just to be blear, I fully plan to give this day my best.</text:p>
      <text:p text:style-name="Normal">Alright. We’ve got a lecture to catch. Let’s get moving.</text:p>
      <text:p text:style-name="Normal"/>
      <text:p text:style-name="Normal">•••</text:p>
      <text:p text:style-name="Normal">Tuesday 4th of March 2025, 23:27, day -155</text:p>
      <text:p text:style-name="Normal">It was undeniably a bad idea.</text:p>
      <text:p text:style-name="Normal">Incorrect. It could be argued that it was a good idea; I should refrain from making absolute statements just because they sound impactful. However, I am of the opinion that this is something that shouldn’t be repeated unless absolutely necessary. There is little to gain, and the sleep debt will need to be paid some other time anyway.</text:p>
      <text:p text:style-name="Normal">However, it did help me discover that, with appropriate willpower, the quality of my choices doesn’t deteriorate after an all-nighter. I’m not sure if I should be happy about that or not. Leaves me conflicted, you know?</text:p>
      <text:p text:style-name="Normal">We have to wake up at the same time tomorrow, and the day after that. Let’s go to sleep.</text:p>
      <text:p text:style-name="Normal">Oh, before that. Socialising. It’s when there are a lot of people around that I feel loneliness. Hm... That wasn’t what I felt. It was more like, a sense of defeat from failing to make any attempt to socialise. Not loneliness. Loneliness is a different beast, it hurts a lot more.</text:p>
      <text:p text:style-name="Normal">In any case, the point that we ought to go to sleep holds. Let’s go. See you tomorrow.</text:p>
      <text:p text:style-name="Normal"/>
      <text:p text:style-name="Normal">•••</text:p>
      <text:p text:style-name="Normal">Wednesday 5th of February 2025, 22:15, day -156</text:p>
      <text:p text:style-name="Normal">These last few days haven’t been pretty. We had trouble adapting to this new schedule.</text:p>
      <text:p text:style-name="Normal">Surely there’s something I want to talk about... Indeed: how do we fix this situation? Let’s expose the problem first. We lack sleep, and our morning is entirely eaten away by lectures. When we get back, the degree of fatigue is such that, so far, we’ve gotten nothing done in the afternoon. This happens four days a week.</text:p>
      <text:p text:style-name="Normal">Admittedly, this is our first week, and there was the misplay of Monday night. In other words, I’d like to try this schedule next week too, to see if I was just unlucky.</text:p>
      <text:p text:style-name="Normal">And yet, in my experience, the first impression is very accurate. And even if it weren’t, the current schedule shows a big flaw: lack of robustness. It does not hold up against random events.</text:p>
      <text:p text:style-name="Normal">Very well, let me propose the following solution then: let’s generalise what we’ll do tomorrow, and allow ourselves to skip lectures at will. We ought to remember priorities after all. Writing and self-mastery on equal footing, then university, then the project.</text:p>
      <text:p text:style-name="Normal">Life is such a hard game to play... I’m really not sure what to do. To use the entirety of my brain always. That should be a core concept.</text:p>
      <text:p text:style-name="Normal"/>
      <text:p text:style-name="Normal">What do we do tomorrow? I guess we study. Let’s go. Good night.</text:p>
      <text:p text:style-name="Normal"/>
      <text:p text:style-name="Normal">•••</text:p>
      <text:p text:style-name="Normal">Thursday 6th of March 2025, 22:29, day -157</text:p>
      <text:p text:style-name="Normal">Today was a little better. Just a little though. Barely managed to study. Also, just earlier... I was looking forward to tomorrow. Starting tomorrow, we have three days of writing. And I was looking forward to it, a little. Right now I’m a bit apprehensive though. I’m a bit scared, that writing might be tough tomorrow. I don’t know what I’ll write, and it occurred to me that the tone of the story didn’t really match what I wanted to write. Although... Right now, I’m not sure what I wanted to write, anymore. Perhaps that’s for the better.</text:p>
      <text:p text:style-name="Normal">Anyway, my heart is a little heavy. Murasaki Shion. My heart really is a little heavy, but I think I’m controlling myself better than in the past. Thank you for all the memories, Shion, let’s make some new ones in the time we have left. Let’s make some good ones. And hopefully, hopefully, you’ll make great memories even afterwards. I seem to understand Shion may not pursue a career in streaming in the future. In any case, fair winds to her.</text:p>
      <text:p text:style-name="Normal">If there is a beginning, then there will eventually be an end. That’s just how the cookie crumbles. That’s life. The great art of it consists in enjoying what happens in-between its beginning and its end.</text:p>
      <text:p text:style-name="Normal">If there’s a beginning, there will be an end. I’m grateful Nenechi’s around. I’m grateful she cheered us up just before Shion’s announcement. She really is our heart’s energy drink... I want to support her, in these fleeting moments before the story ends. And I want these stories to continue, for no reason in particular, other than they’re enjoyable, both for those who watch them, and for those who live them. I want life to continue. I don’t want the universe to die without beginning again. I don’t like the idea that eventually, there will be nothing. Or rather, there will be somethings, but those somethings will all be inanimate, dead, cold. It’s not really about me. I’ll be dead, I’ll be gone, I won’t exist. I just don’t like the idea that one day, long after our Sun is gone to count days, this universe’s last story will end, and that’ll be it.</text:p>
      <text:p text:style-name="Normal">Perhaps it is selfishness, perhaps I’m just incapable of accepting loss, but I think it’s a real waste if the universe were just to die. But if that’s its fate, on my own I’d be powerless to stop it. So... In the time I have, I want to enjoy the stories around me, and I want to plant the seed for future ones. Stories are great. It would be a real shame if there were none left to tell.</text:p>
      <text:p text:style-name="Normal">シオンよ。。。</text:p>
      <text:p text:style-name="Normal">Sigh... You know... After Aqua’s graduation... I was glad Shion was still around. Then there was 天下統一 with Pekora, which is something I really hoped for. Then they did that collab, that psychological test, and boy did I smile that time.</text:p>
      <text:p text:style-name="Normal">Man, there are lots of memories. I hope the internet never dies. And yet, even hard disks get corrupted. Sigh... People are the only way to store memory on the long term, then. Stories, again... You know, stories are great.</text:p>
      <text:p text:style-name="Normal">Urgh... Watching a video of the Holomem’s reaction... It hurts a bit... It stings. It’s only at times like these that I think “fuck my life”. Like I understand that phrase to its very core. But it’s just a few words, I don’t really mean them. I’m grateful for the chances I’m given. So... What’s left is to enjoy these moments, before the story ends. Before our stories end.</text:p>
      <text:p text:style-name="Normal">Man, there really are a lot of memories. See you tomorrow.</text:p>
      <text:p text:style-name="Normal"/>
      <text:p text:style-name="Normal">•••</text:p>
      <text:p text:style-name="Normal">Friday 7th of March 2025, 23:14, day -158</text:p>
      <text:p text:style-name="Normal">I think it’s better for me to sleep now. I’m having a hard time thinking, focusing, so writing is tough. Today didn’t go very well. I still have a lot of growing up to do. A whole lot. A whooole lot. See you tomorrow.</text:p>
      <text:p text:style-name="Normal"/>
      <text:p text:style-name="Normal">•••</text:p>
      <text:p text:style-name="Normal">Sunday 9th of March 2025, 00:27, day -159</text:p>
      <text:p text:style-name="Normal">I’m rather tired right now, and thankfully it’s for good reasons. Today went well. Today, I rolled with a punch.</text:p>
      <text:p text:style-name="Normal">I tried to write, but I couldn’t. I was too tired to write, I even fell asleep. So, instead, I worked on the project. I believe that was the right choice under the circumstances. Of course, ideally such circumstances shouldn’t occur, but I’m still a long way away from such high levels. So I rolled with the punch, I used my time differently, in a more productive manner.</text:p>
      <text:p text:style-name="Normal">Oh, and I’d also had plans to go out with friends this evening, so it came as a nice surprise to myself that I worked out. For the first time in a week, it feels.</text:p>
      <text:p text:style-name="Normal">Other than that, it was a nice evening out. Which is why I’m a bit tired. Time to go to sleep, see you!</text:p>
      <text:p text:style-name="Normal"/>
      <text:p text:style-name="Normal">•••</text:p>
      <text:p text:style-name="Normal">Sunday 9th of March 2025, 23:43, day -160</text:p>
      <text:p text:style-name="Normal">Today, I started writing, then had trouble writing, then kept on writing. It worked out in the end.</text:p>
      <text:p text:style-name="Normal">I... Still have a lot to work on. I want to achieve self-mastery, and to do that I want to master the very basics. To that end, I’ve determined that the most basic state achievable is being alone with one’s own thoughts. The null state, state 0. To master this state would then be to control my flow of thoughts. That’s... Not an easy task. Thankfully, some groundwork is already being laid for it, namely meditation. Still, I’ve got a long, long way to go.</text:p>
      <text:p text:style-name="Normal">Writing on my phone has the advantage and disadvantage of creating another place to put my thoughts down, so that I don’t write all that much here anymore.</text:p>
      <text:p text:style-name="Normal">Alright, it’s getting late, we should go to sleep. See you tomorrow.</text:p>
      <text:p text:style-name="Normal"/>
      <text:p text:style-name="Normal">•••</text:p>
      <text:p text:style-name="Normal">Monday 10th of March 2025, 22:05, day -161</text:p>
      <text:p text:style-name="Normal">In terms of tasks performed, and purely in those terms, today was perfect. Woke up, went to uni, followed the lecture well, even socialised some, came back home, didn’t eat like a pig, meditated, studied, worked out, and now I’m here fairly early.</text:p>
      <text:p text:style-name="Normal">In terms of performance and choices though, there’s a lot of room for improvement. A lot. State 0 is an important concept. Mastering the flow of thoughts. My flow of thoughts. The good news is that I can see what needs improving. That’s already a better state than we were a few weeks back. No, perhaps we’re underestimating our past selves.</text:p>
      <text:p text:style-name="Normal">In any case, my focus, my thoughts, I have to have a better hold of them.</text:p>
      <text:p text:style-name="Normal">Right... Just like right now. State 0, the most basic state. To master the basics... Alright, let’s go to sleep. See you tomorrow.</text:p>
      <text:p text:style-name="Normal"/>
      <text:p text:style-name="Normal">•••</text:p>
      <text:p text:style-name="Normal">Tuesday 11th of March 2025, 21:14, day -162</text:p>
      <text:p text:style-name="Normal">Someone’s on a streak. Under the same terms as yesterday, today was perfect too. Furthermore, performance is improving compared to yesterday.</text:p>
      <text:p text:style-name="Normal">I still have to learn to roll with the punches better, as well as improve my positioning, and obviously better performance doesn’t mean optimal performance; I’m still a long way away from that. But damn it feels good to make steps in the direction I want to go.</text:p>
      <text:p text:style-name="Normal">I should also note how much of a difference sleep makes. It’s essentially what makes or breaks the day. How rested I am influences in great part the energy I have at my disposal, which in turn makes it more or less easy to go through the day doing what I need to do.</text:p>
      <text:p text:style-name="Normal">Since we are to wake up early as always tomorrow, I’ll go to sleep fairly soon. It’s quite something to go to sleep so early. It’s a luxury, and I’m glad I have it. I’m glad I provided it to myself.</text:p>
      <text:p text:style-name="Normal">Awareness is also increasing. I wrote to myself about it, about what it means to “master my flow of thoughts”. And I came to the conclusion that I don’t know, and I’m making it up as I go. That’s indeed the case. I’m stumbling around, in hopes of happening on a good answer, an answer that will help me towards my dreams. So, the answer I’ve made up for now is: to master the null state, I have to keep a constant eye out for my thoughts, understand the direction they’re going, and changing that direction if I deem it necessary. Awareness is key, which means that meditation is more important than ever for this purpose. Awareness is a skill, so not only does it need to be trained, it also needs to be used in order to sharpen it. And my awareness is perceptibly increasing, which is one of the things I’m happy of, today. I have more control on my thoughts than ever, although I’m still far from who I want to be.</text:p>
      <text:p text:style-name="Normal">Still, I’ll be patient, and keep this up. The perceived improvements have been very encouraging, so far. Heck, even writing is going well lately. What a lovely period.</text:p>
      <text:p text:style-name="Normal">Let’s enjoy some downtime, then go to sleep. See you tomorrow!</text:p>
      <text:p text:style-name="Normal"/>
      <text:p text:style-name="Normal">•••</text:p>
      <text:p text:style-name="Normal">Wednesday 12th of March 2025, 22:49, day -163</text:p>
      <text:p text:style-name="Normal">The streak ends today, but the momentum doesn’t. The morning went well, and I did well in class, probably. But as I came home, I had more trouble getting myself to study than I anticipated. That’s when i decided that I would take it easy today. There will be an extraordinary exam session soon, and I intend to retry the one I essentially failed. With that in mind, it will be likely that in the future I will feel too obligated to study to rest properly. After all, I’ve always had a tough time determining when I should take a breather. With all this in mind, I decided to take the afternoon off.</text:p>
      <text:p text:style-name="Normal">Which leads me to the second thing I want to talk about. I spent a couple hours playing DMC V again. It’s by far and away the game I’ve played the most since I got this laptop. But that’s an useless anecdote. What’s important is my performance: it was bad. Put simply, I lacked concentration. Ironic for a Vergil main, isn’t it?</text:p>
      <text:p text:style-name="Normal">I lie, a bit. I probably concentrate as well as the next person, but what I seek is far beyond what I’m currently doing. I believe I essentially seek to enter the flow state. And I don’t know how to do that. My tentative hypothesis is that it should be achieved by engaging my brain more. In other words, I should try real hard. It’s not just in DMC that this happens, it’s in every other game and activity. I don’t recall ever achieving the flow state. In the particular case of fast-paced games, that my brain is possibly slow at computing *might* be a factor: because it could be too slow to reason, I don’t actually have an opportunity to engage it more. But that’s doubly fishy: for starters, I don’t even know if my brain is really slow at computing, and secondly, even if it were, I’m not convinced it would be slow enough to become a factor. Oh, perhaps I should talk about speed later. Before that though,</text:p>
      <text:p text:style-name="Normal">That my performance was bad is also another lie. A half-lie. I actually played two separate sessions, and I indeed sucked ass during the first. But I immediately realised what was wrong, and while I didn’t (and still don’t) know how to remedy to not being in the zone, I tried harder in the second session, and I did rather well.</text:p>
      <text:p text:style-name="Normal">On a different but related note, let’s talk speed. Both subconsciously and consciously, as I’ve been trying to make better decisions in my daily life, speed also came along as a natural development. In the sense that I should be quick in doing whatever I do, and not take my sweet time; that’s one of the conclusions I reached in trying to make better decisions.</text:p>
      <text:p text:style-name="Normal">So, I believe speed is important, in everything, and it should be worked on. And thankfully, I’m trying to improve my speed in all the areas where I can improve it.</text:p>
      <text:p text:style-name="Normal">Alright, that’s quite enough for today. Let’s go to sleep now. It seems we aren’t used to being up this late anymore. How quickly the body’s clock changes. See you tomorrow.</text:p>
      <text:p text:style-name="Normal">Oh, before we go, there’s one more thing I’d like to add: man, I love my wife. Nene’s been working so hard lately, heck, even after the fes she still went to dance lessons right away and then streamed afterwards. And she’s been keeping that up for a few long while now. Man I love my wife. That’s the sentence that’s been going through my head lately. Man I love my wife. Man I love Nene. See you tomorrow.</text:p>
      <text:p text:style-name="Normal"/>
      <text:p text:style-name="Normal">•••</text:p>
      <text:p text:style-name="Normal">Thursday 13th of March 2025, 23:29, day -164</text:p>
      <text:p text:style-name="Normal">It’s always a couple of things that I want to talk about. No, let’s not let confirmation bias run its course. It just so happens that this was the case for two days in a row. Besides, today’s topics are intertwined.</text:p>
      <text:p text:style-name="Normal">No, I have more than two things to talk about. First of all, the day. It went rather well, although it could have gone better. I must also point out that it could have gone much much worse. Temptation struck multiple times today, and it has done so for the past few days in fact. I do not underestimate it. I know firsthand just how strong lust can be. But make no mistake, I have no intention whatsoever to lose to it. Especially since I vowed upon my soul I wouldn’t.</text:p>
      <text:p text:style-name="Normal">Putting that aside, one thing I gotta be wary of is my state after working out: my guard is down, and because of my fatigue my self-awareness naturally decreases. Strangely enough though, the same can’t be said of my self-discipline today. That’s great. Let’s keep this up.</text:p>
      <text:p text:style-name="Normal">Alright, now onto the main topics. Or, main topic. They’re actually more deeply intertwined than I first thought. Belief systems. They include the Pygmalion effect. No, that’s not the effect I want to talk about, but it is similar. It’s something similar to the “There are those who believe they can, and those who believe they can’t, and both are usually right.” As of late, I’ve been believing that I have a guardian angel. “Guardian angel” is a term i used just now so that you get the tone, but to be more precise, I’ve been believing that I have an assigned researcher or something of the sorts. This belief comes from the fact that things are too convenient for me. The second topic will be an example of just that.</text:p>
      <text:p text:style-name="Normal">But before we get to that, I have a question to ask you: does God exist just because I believe he does? Is this whole thing just a massive case of confirmation bias? Where I keep on convincing myself of my beliefs by looking specifically at certain things, while ignoring counterpoints? Am I confusing ‘luck’ with ‘divine help’?</text:p>
      <text:p text:style-name="Normal">Me, I don’t know. Not yet, anyway. With that in mind, the best course of action is to use softmax on my beliefs. And since I lack empirical proof for my beliefs, I gotta lower their probability.</text:p>
      <text:p text:style-name="Normal">How interesting, applying softmax just now got me to dissociate the second topic from the first. Let’s get to it, then go to sleep. I’m tired.</text:p>
      <text:p text:style-name="Normal">I should preface this by saying that a few days ago, I was contacted by someone from my course —someone I don’t know— about studying, as they were looking for people to study with and I’d reacted positively to a group message of theirs asking who was planning to give a certain exam. They wanted to do exercises together, but since the exam is oral, I wanted to study the slides, and I told them as much. Since there is a written part anyway, I told them I’ll probably join them in doing exercises today, if I could. But... Did you know that I’m an introvert? A lot of debating happened with myself, and I came to the conclusion that I would focus on the slides. By the way, the exam is the one I talked about last time, the one I refused the grade to.</text:p>
      <text:p text:style-name="Normal">Essentially, by the looks of things, that person and I probably wouldn’t mesh as well as I would want to. I am looking for a soulmate, and I... lack interest in those who do not seem to fit my criteria. <text:s text:c="1"/>But I am aware, that finding a person with whom I click right away is like winning the lottery. I am aware that some, no, that most relationships start off awkward before growing into something greater. Even so... Even so, I want to find a soulmate. Coming back to the topic though, deciding to not talk to that person was tantamount to setting a precedent, a presumably bad one where I don’t even give others a chance and I rely solely on impressions to make a judgement.</text:p>
      <text:p text:style-name="Normal">And yet, despite my choice, we ended up talking talking quite a bit. Over chat, mind you —choices still have consequences—, but I hadn’t expected to socialise at all. They seem like a smart person. If we were to ignore the softmax for a second, I wonder: is this a person that should be in my life?</text:p>
      <text:p text:style-name="Normal">My answer right now is the same as earlier: beats me. I’ll simply live my life, making the choice I deem best. What comes comes.</text:p>
      <text:p text:style-name="Normal"/>
      <text:p text:style-name="Normal">Anyway, we put all of this aside now, because tomorrow, we write.</text:p>
      <text:p text:style-name="Normal">I’ve been waiting for this. I’ve been imagining how to continue the story. I seem to quite like vending machines. I like them especially when they are in places they don’t belong. Like, for example, someone’s inner world. So, tomorrow, I’ll put a vending machine in that world of hers.</text:p>
      <text:p text:style-name="Normal">Also, I don’t know if I’ve talked about this, but I have an idea how to end the story. I’ve had it for some weeks (months?) now. Yup, it only took me some one year and a half to figure out an ending for this story. I’ll end it by being honest. Fully honest. With myself, with you, with the world. Not long ago, I came across a Nietzsche quote that reflects what I’m gonna do: “Truth is ugly. We possess art lest we perish from truth.” Don’t worry, it doesn’t spoil the ending. Although, it’s too late to say that. Well, it spoils it if you’re very sharp, but statistically you aren’t, so don’t worry about it. Don’t think about it either, you’re just gonna spoil yourself. Oh, the story doesn’t have a title yet, does it? In any case, for now it’s the file titled ‘Kyuukurarin’.</text:p>
      <text:p text:style-name="Normal">Alright, it’s extremely late now, let’s go to sleep.</text:p>
      <text:p text:style-name="Normal"/>
      <text:p text:style-name="Normal">•••</text:p>
      <text:p text:style-name="Normal">Friday 14th of March 2025, 23:40, day -165</text:p>
      <text:p text:style-name="Normal">Some things, especially psychological ones, are only as bad as I make them out to be. I was assaulted quite regularly by temptation today. In fact, yesternight, in my dreams, I gave in to it. The vow should be broken then, right?</text:p>
      <text:p text:style-name="Normal">No. I believe I would feel it, if I broke it. Truth be told, I don’t know. I don’t know why I’m not feeling terrible. No, I know: it’s because I’m naturally at my weakest in my dreams. The fight was likely too unfair for me to consider it properly. But regardless of this, the point still sends: this situation is only as bad as I choose it to be. I have endured through all of today, but tomorrow will be different: tomorrow, I dominate. Tomorrow, no, from this very moment on, I conquer. I have done it before, and I will do it, over and over again, as many times as it takes.</text:p>
      <text:p text:style-name="Normal">The only way to become stronger is by being stronger. And I will do just that. In the face of any and all adversity, I will conquer.</text:p>
      <text:p text:style-name="Normal">Don’t go exaggerating now, but this is the spirit. This is the way to growth.</text:p>
      <text:p text:style-name="Normal">By the way, because of some events today, my softmax on the beliefs I mentioned yesterday have been updated: I now give 0.5 to the probability that I have been assigned a guardian angel, or something similar. This means that it’s now the belief with highest probability amongst the competing ones. You know, it’s not every morning that the wifi that always works perfectly suddenly stutters and stops responding just as I give in to temptation and pick up my phone, and then resumes working normally a little later.</text:p>
      <text:p text:style-name="Normal">Anyway, writing. because of lust, I actually was reluctant to write today, as it would divert my attention and shut down my willpower in favour of emotions. So I decided that I would try, and if I really couldn’t focus, I would just roll with the punch and stop. And I’m glad I made this decision, because I wrote a lot today. in fact, I think I even wrote pretty well.</text:p>
      <text:p text:style-name="Normal">But... Something felt off. Something’s off, and I don’t know what it is. It’s just, I didn’t like writing as much as I’d expected to, perhaps? No, that’s not it either. The quality, it’s not... I mean, I believe I done well, and with some refinement I’ve got some good stuff on my hands, but even so, I can’t help but the feel like my writing’s off. And I don’t know what it is. Could I do more? Perhaps that’s it. Perhaps somewhere deep within I’m thinking that I could have done better. It’s definitely true that I could have done better, that I could have worked harder, but is that really it?</text:p>
      <text:p text:style-name="Normal">Actually, it might be. That might be it. Let’s try and do that tomorrow, then. If you can write. We’ll be a bit sleep-deprived. And I need you to rest.</text:p>
      <text:p text:style-name="Normal">I will. One last thing: I reread the chapter I just finished, and I could look at it somewhat objectively. I was capable of finding things that I didn’t like, things that I thought needed improvement. I believe that’s a good sign. That’s all. See you tomorrow.</text:p>
      <text:p text:style-name="Normal"/>
      <text:p text:style-name="Normal">•••</text:p>
      <text:p text:style-name="Normal">Sunday 16th of March 2025, 00:13, day -166</text:p>
      <text:p text:style-name="Normal">I’ve come to the realisation that the entries have been too long lately. Plus, I need sleep anyway.</text:p>
      <text:p text:style-name="Normal">I could talk a lot, just like I could say very little. Today, I’ll keep it short. Courage, and self-imposed stress. As I suspected, stress and pressure greatly increase energy consumption, which left me very tired and very vulnerable the second half of the day. But the only way to become stronger is by being stronger, and if I want something I’ve never had, I’ll have to do something I’ve never done.</text:p>
      <text:p text:style-name="Normal">“Conqueror”, “King”, “Emperor”, those are all nice titles, and they are all equally useless to us. Throw away your pride, throw away the desire for such empty words, but keep the essence of why you want them. I stand by my word, I will conquer, or die trying. But I will not inflate my ego in the process. Confidence is great, but humility is just as vital to our ideal self.</text:p>
      <text:p text:style-name="Normal">We did not write today. It was a choice i made considering the state we were in. So instead I watched a Ghibli movie. Howl’s Moving Castle. And... Putting it simply, I feel like something’s missing. Oh, that reminds me of something else, I’ll come back to it later. But, in this movie, like in other Ghibli movies I’ve seen, I feel that it’s great, but... It’s off. It starts great, I love it, but the way it ends leaves me wanting. It’s characteristic of many of the great movies and animes and such that I’ve seen: I feel like the potential wasn’t exploited to its fullest.</text:p>
      <text:p text:style-name="Normal">And you know what? I stand on the shoulder of giants. This lesson, I’ll take it to heart. この違和感。。。 I’ll write such that it won’t be felt. Such that it can’t be felt. Such that no one can look at the worlds I’ve created and say “Hm, I feel like it could have been done better.”</text:p>
      <text:p text:style-name="Normal">And on that theme, this morning, I think I figured out what felt wrong with the chapter I completed yesterday: it’s disconnected. It’s entirely independent from the first two, it could stand on its own. This is a syndrome I’ve had for a long time now, at least since the time I wrote To A World in 2022, and most likely ever since I first wrote. As things stand, right now, the girl described in that chapter is different from the girl we accompany in the first two chapters. And I need to change that. And it’s vital, it’s essential, it’s primordial that I do that. Because I want to create magic. I wrote myself something to this effect, this morning:</text:p>
      <text:p text:style-name="Normal">A magical potion is only magical because all the necessary ingredients have been mixed together properly. You could have the tears of a unicorn or crystals of time, and they could be very beautiful or rare things, but on their own, they don’t do all that much. It’s when you mix them together with everything else (and make sure to mix them properly!) that the the world becomes magical. And I want to create magic.</text:p>
      <text:p text:style-name="Normal">So, tomorrow, I want to do just that. I’ll have to review the entire chapter and make the necessary adjustments. Goodnight now.</text:p>
      <text:p text:style-name="Normal"/>
      <text:p text:style-name="Normal">•••</text:p>
      <text:p text:style-name="Normal">Monday 17th of March 2025, 01:26, day -167</text:p>
      <text:p text:style-name="Normal">I guess this actually is my limit. There’s no shame in admitting that, I’m just unsure whether that’s actually the case. Let’s write this somewhere better. Here is better.</text:p>
      <text:p text:style-name="Normal">I’ll try to keep it short. I’ve made a couple changes today: the first one is in my priorities. From lowest to highest, it was like this: project -&gt; university -&gt; self-mastery and writing. As you can see, self-mastery and writing are on the same pedestal. That’s no longer the case. Writing now has the highest priority, in a league of its own. This is something that I can am doing <text:span text:style-name="T1">only because I deem my current level of self-mastery sufficient. </text:span>It’s nowhere near where I want it to be, but it’s good enough to not need the highest of priorities anymore. It is still higher than uni though.</text:p>
      <text:p text:style-name="Normal">The second change is what I mentioned yesternight. I’ve modified the chapter, the section to fit her better, and I think it is the best piece of writing I’ve created so far in my life. Even the LLMs showered me in praises. That’s probably a good sign. The initial plan was to write as long as i felt like it, as long as I needed to, but I guess this is my limit. This is as far as the current me is capable of going. I believe I’ve grown as a writer. From struggling to string together 150 words in a few hours to writing what I wrote. The biggest change is probably that now, unlike a couple months ago, I “write by writing”. I don’t curb my thoughts, my ideas, I put them down on paper and see what happens. Probably for that reason, the ideas don’t stop flowing. Even now, I already have ideas of how to continue, I’m just judging myself incapable of producing anything worthwhile.</text:p>
      <text:p text:style-name="Normal">Because of that, because of what I’ve written and how I’ve written it, I have more faith in myself than ever. I am confident in my skills, and expectant in my growth. The codename Harmony, while technically mine, still seemed so far away. Now it looks closer. It looks reachable, achievable. I feel like I actually have the potential to earn that name.</text:p>
      <text:p text:style-name="Normal">But I need to work on myself still. A lot. Even now, although not as strongly as in the previous days, I still feel lust and temptation. And my focus is still all over the place, not to mention my slow and suboptimal decision-making. And my mental stamina, the reason why I’m stopping here today. I still have a lot of growing up to do. A whole lot.</text:p>
      <text:p text:style-name="Normal"/>
      <text:p text:style-name="Normal">Also, as an aside, I want to introduce you to what I wrote to myself this morning. To me, Theseus’ ship isn’t a paradox or a problem. That’s because of my definition of identity: we are the sum total of everything that makes us. For humans, that includes their environment. But what I’m interested in are stories. This morning, it occurred to me that I disliked the idea of erasing the entire chapter and rewriting it again to fit her better. Not because there’s more work to do, that was irrelevant in my judgment (in fact, not gonna lie, I actually quite enjoy writing now :D). And yet, I don’t mind modifying the story. In fact, I wouldn’t mind if I were to change it so much that in the end, it was like writing a new story. Why was that? If the end result could be the same, why could I stand modifications but not a complete rewrite?</text:p>
      <text:p text:style-name="Normal">I came to the conclusion that the latter is like trying to erase a mistake, pretending like it didn’t happen. I dislike doing that. My ideal self carries all of my mistakes on their back, no questions asked. I don’t want to make a new story, I want to improve the old one. So, that chapter was a sort of Theseus’ chapter. Some pieces were changed, some new ones were added, but in the end it’s still the same story, the same chapter. Goodnight. See you tomorrow.</text:p>
      <text:p text:style-name="Normal"/>
      <text:p text:style-name="Normal">•••</text:p>
      <text:p text:style-name="Normal">Monday 17th of March 2025, 21:54, day -168</text:p>
      <text:p text:style-name="Normal">I broke my vow, so don’t overthink it if I were to lose my soul at some point in time. I masturbated again. This time around though, after the initial disappointment, I couldn’t get angry at myself. Put simply, I tried too hard for me to get angry. My reaction was closer to nihilism: I should be getting stronger, I should have grown considerably, I was doing so well, but even with all that I still lost?</text:p>
      <text:p text:style-name="Normal">I’ll cut to the chase: I reached the conclusion that I am fundamentally weak. But there are different types of strengths, so there are different types of weaknesses. Getting back up and fighting is one of my strengths. Withstanding everything, enduring hardships and trials and keeping on fighting on, is not.</text:p>
      <text:p text:style-name="Normal">I’ve come to believe that I lack something. I lack a backbone, resolve, conviction. You see, I lack a reason to go against lust. I don’t have any real reason to do that. I just do it because I have some vague beliefs I shouldn’t give in to it. Beliefs so vague I’m unsure about them myself. And because I lack a backbone, I am weak. Not just that. I’ve thought about it, and a reason isn’t something I can go and pick from a tree. It’s not something I can create by myself. It comes from the environment. It is given by the environment.</text:p>
      <text:p text:style-name="Normal">And you know what? That’s fine by me. I am weak? Yeah, I am, and I’ll embrace my weakness. If falling and getting back up is the only thing I can do, then I’ll be damned if I don’t do it. Plus, I’ve always been a purist at heart anyway. Somewhere deep within, a voice whispers that true strength is the ability to endure, fight, and get back up, even when there is no reason to do so. So, for strength alone, I’ll adopt this purist definition. And if God ever gives me a backbone, you better believe you’ll have a hard time finding someone stronger than me. I’m off to sleep now. See you tomorrow.</text:p>
      <text:p text:style-name="Normal"/>
      <text:p text:style-name="Normal">•••</text:p>
      <text:p text:style-name="Normal">Tuesday 18th of March 2025, 23:00, day -169</text:p>
      <text:p text:style-name="Normal">I do not have much to talk about. Or at least, I don’t recall anything. I’ll go to sleep in a minute. Before that, I guess I’ll tell you about the anime I somehow keep sleeping on: Megalo Box. I slept on he first season for two years, even though I heard it was good. Watching it did nothing but confirm what I heard. Then, when the second season came out, I slept on it until yesterday. Even though I heard it was good. And right now, yeah, it’s proving every bit as good as I heard. But I can see why it’s not popular.</text:p>
      <text:p text:style-name="Normal">Megalo Box and Megalo Box 2: Nomad, are both animes that are not about Megalo boxing. They’re about humans, their stories, their struggles. The second season in particular, though I’m only at episode five, is proving to be rather heavy. It’s because it’s so well executed, the stories are so believable. The stories feel so real. That’s the greatest thing holding it back from popularity: it’s not an escape from reality. Or rather, it is, but just into another reality where struggle is omnipresent.</text:p>
      <text:p text:style-name="Normal">For how short it was, for how simple and yet effective it was, the first arc of Nomad is, essentially, perfect. There’s hardly anything to take away, and adding more would mean telling a different story. The story that is told in the immigrants’ arc is told perfectly, by my reckoning. You’d need a genius to make the same story reach even greater heights. A story genius. And all I can tell you is that for all of the stories I’ve witnessed, I’ve never seen a storytelling genius. There were some really skilled people, make no mistake about that, but no geniuses. Perhaps it’s time someone changed that. And you know what they say about being the change you want to see...</text:p>
      <text:p text:style-name="Normal">Where did humility go, I wonder?</text:p>
      <text:p text:style-name="Normal">You’re right, I’m counting my chickens before their grandparents have even hatched. Still, it’s because I see those dreams, because I imagine them, because i imagine myself living them that I want to make them true.</text:p>
      <text:p text:style-name="Normal">So, I’ll keep my imagination in check. In moderation.</text:p>
      <text:p text:style-name="Normal">I’m tired. See you tomorrow.</text:p>
      <text:p text:style-name="Normal"/>
      <text:p text:style-name="Normal">•••</text:p>
      <text:p text:style-name="Normal">Wednesday 19th of March 2025, 23:01, day -170</text:p>
      <text:p text:style-name="Normal">Today was a wasted day. Everything I did, I half-assed. And because I half-assed everything, I accomplished nothing. I wasted an entire day because I couldn’t control my emotions. The only silver lining is exactly that, the lesson that comes from this mistake: there isn’t just a flow of thoughts, there’s also a flow of emotions. Therefore, I need to master that too.</text:p>
      <text:p text:style-name="Normal">I could go on and on on my thoughts about the latter flow, and how it’s deeply intertwined with the former. But, I believe I should start taking the habit of not doing that. I believe I should take up the habit of exactitude, and do only as necessary, not more nor less. Therefore, goodnight. See you tomorrow.</text:p>
      <text:p text:style-name="Normal"/>
      <text:p text:style-name="Normal">•••</text:p>
      <text:p text:style-name="Normal">Thursday 20th of March 2025, 23:15, day -171</text:p>
      <text:p text:style-name="Normal">A two-headed dragon. That is the image I’ve associated to the two flows: a two-headed dragon. Taming it will take time, patience, effort, and much more. But once you do tame it, it’s a two-headed dragon at your command.</text:p>
      <text:p text:style-name="Normal">The use of an image is very useful to someone like me. I’ve always been the dreamy kind, and this metaphor will serve to keep the concept in my mind, not to mention it will help me visualise fighting either or both of the heads.</text:p>
      <text:p text:style-name="Normal">To master myself, the first step will be mastering the flow of thoughts, and the flow of emotions. This requires consistent and regular observation of myself and my state. But, if I do achieve self-mastery, then I can already think of a symbol to represent this feat: a two-headed dragon with a leash on each of their neck. But the idea is temporary, who knows how many heads the dragon will end up having?</text:p>
      <text:p text:style-name="Normal">Enough of that subject. You’re growing. You’re becoming more of an adult, more daring, more... Proactive. More willing to bear responsibilities that past us would have avoided. I like that. Keep it up.</text:p>
      <text:p text:style-name="Normal">Then, there’s writing. It’s ironic: you wanted to love writing, to become obsessed with it, but now that we’ve reached a point where you actively want to write instead of doing other things, you have to curb your desire. This is the kind of irony I want to be a victim of, and I’m glad I am a victim of it. Tomorrow, we write. Try not to ruin it.</text:p>
      <text:p text:style-name="Normal">Oh, by the way, it has come to my attention that we struggle to get anything done at 1500, and we really only get started hours later. Investigate that, when our brain is uh... In a better state. For now, good night. See you tomorrow.</text:p>
      <text:p text:style-name="Normal"/>
      <text:p text:style-name="Normal">•••</text:p>
      <text:p text:style-name="Normal">Friday 21rst of March 2025, 21:31, day -172</text:p>
      <text:p text:style-name="Normal">I’m gonna run at 6am tomorrow. Or rather, I’ll wake up at 6am, run, and continue with my day. I... Wasted today. I couldn’t win against the second dragon, you see. I fought my flow of emotions to a draw. So I decided to continue watching Megalo Box 2: Nomad. A good decision. It’s a very inspiring story, and I will finish it after this.</text:p>
      <text:p text:style-name="Normal">You see, I’ve noticed. I always drag my feet in the afternoon. Always. Reasons vary day by day, which makes it hard to see, but the end result is the same. There will always be a reason for this or that to happen, but the fact that I let those reasons become excuses is my fault. So, I’ve noticed: nothing changes if nothing changes. I keep doing the same thing over and over again, and expect to get different results. That’s the definition of madness, isn’t it? I need to change. I need to evolve. And see, I can reach that conclusion because I have someone I want to be.</text:p>
      <text:p text:style-name="Normal">What I want is perfect play, and I must make peace with the fact that perfect play is something very special. To go through a day only making the right moves, choosing only the best paths towards my dreams, that’s a very tough thing to do, but I believe I can do it. It is theoretically possible for anyone to do it, including me, and I have faith in myself for this. As of late, my plays have been getting better, my decision-making has been visibly improving, my memory is being incredible, always recalling relevant memories from the distant past no matter the circumstances. My brain even puts situations I’ve never looked back on, provided it is similar to the current situation. Even my reflexes are showing themselves better than ever with me always catching things the moment they fall. That’s something I couldn’t do even in my time as a goal keeper. My intelligence is able to keep up and even lead in the same classes that I once couldn’t follow. Now more than ever, I have faith in myself.</text:p>
      <text:p text:style-name="Normal">I have much to do, I have so much to do, and I’ll do everything, one small task at a time. In all my progress, I ought not drown in hubris; failure is always looking for the moment I let my guard down, ready to strike at any moment. And when it does, and when I fall, I must get back up again, and continue fighting. I have to go now, I ought to go to sleep early if I am to wake up at 6am. See you tomorrow. Goodnight.</text:p>
      <text:p text:style-name="Normal"/>
      <text:p text:style-name="Normal">•••</text:p>
      <text:p text:style-name="Normal">Sunday 23rd of March 2025, 04:01, day -173</text:p>
      <text:p text:style-name="Normal">I’ll report everything tomorrow.</text:p>
      <text:p text:style-name="Normal"/>
      <text:p text:style-name="Normal">•••</text:p>
      <text:p text:style-name="Normal">Sunday 23rd of March 2025, 21:27, day -173</text:p>
      <text:p text:style-name="Normal">Lesson 1: if it isn’t broken, don’t fix it. I should find a way to drill that into this thick skull of mine. As promised, let me talk about yesterday.</text:p>
      <text:p text:style-name="Normal">There isn’t actually much to say about it. I woke up with the alarm clock. It took me some time to actually get up, but I went out for a run, and things were going well. Right up until the afternoon. I’ve been looking for a game where I can just relax, for a while. Sky: Children of Light was one such games, but, it lacks too much. Then I remembered the times I played Genshin Impact, and it occurred to me that Genshin fit the bill perfectly. Except, I got tired of Genshin, a while back. For multiple factors. And, looking for an alternative, I rad an article of Wuthering Waves, and discovered that it is very similar to Genshin, but with DMC-like combat. Yeah it didn’t take long between that discovery and the moment I clicked the download button. Things had been going well, but then I lost the entire day and a huge chunk of the night playing Wuthering Waves. The long hours are a bad habit of mine, a horrible gaming habit of mine. But, more than that, <text:span text:style-name="T1">if something isn’t broken, don’t fix it. </text:span>I don’t know what had gotten into me, thinking that it was a good idea to run first thing in the morning. I was painfully aware of just how much energy that takes away from me, how tired and weak I became afterwards. But I had to give in to my emotions and try to make up for a wasted day by being reckless the next day.</text:p>
      <text:p text:style-name="Normal">If something isn’t broken, don’t fix it. The schedule wasn’t broken. I am the one who broke it. I am the one who kept on making changes to it, for no good reason. None. Just spur of the moment decisions that somehow overruled a fully functional schedule. It works fine. In fact, I know just how well it can work.</text:p>
      <text:p text:style-name="Normal">Ah... I see what it was. I was looking to make tweaks. I wanted to minmax it, and made changes to it?</text:p>
      <text:p text:style-name="Normal">No, that’s not it. What’s happening right now is a very common mistake I make: I tunnel-vision on a single argument, on a single point I want to make. And I fail to be objective. In this case, there’s a chance that the schedule was <text:span text:style-name="T1">not</text:span> working. More precisely, whether the schedule works or not depends entirely upon me. Past me might have been trying to make adjustments so that making it work became easier.</text:p>
      <text:p text:style-name="Normal">I see... In that case, I need data. I need large scale data, ideally, but I can’t get that. So I’ll get a sample. It is true that sticking to the schedule is a test of discipline. So, let’s strictly abide to it for two weeks. In other words, on Sunday 6th of April, we take note of how things went. We figure out whether the schedule needs adjustments or not.</text:p>
      <text:p text:style-name="Normal">Alright. There’s one more thing I thought about yesternight.</text:p>
      <text:p text:style-name="Normal">I do have a backbone. I do have a reason to fight.</text:p>
      <text:p text:style-name="Normal">It’s weak, it’s fragile, but it exists. I want to be happy. I’ve always wanted a dream that was independent of the circumstances, an objective that, it didn’t matter if I was poor, rich, healthy or sickly, whether I was born in a first-world country or the poorest, or —since I like to use extreme examples to figure things out quickly— whether there were no circumstances at all. I wanted to have a dream that I would have still dreamt of, even if I were born in a dark, empty universe with pure void as my only companion. I wanted a dream that would have been my dream, no matter what. Happiness might meet that criterion. And, for the sake of that happiness, I believe I ought to be strong, strong enough that I love myself.</text:p>
      <text:p text:style-name="Normal">It’s a weak backbone, it’s a vague reason, but it is what I have. it will be up to me to make it strong, as strong as the strongest backbone can be.</text:p>
      <text:p text:style-name="Normal"/>
      <text:p text:style-name="Normal">As for today, I don’t have much to say. Congratulations for coming here and not wasting the night gaming, I guess. No, let me be more serious about it. Well done, that was a good choice. I had my hands tied by some obligations today, so I really don’t have anything to say. But, you did well by coming here, now. Come on, let’s finish Megalo Box and go to sleep. See you tomorrow.</text:p>
      <text:p text:style-name="Normal"/>
      <text:p text:style-name="Normal">•••</text:p>
      <text:p text:style-name="Normal">Monday 24th of March 2025, 22:3, day -174</text:p>
      <text:p text:style-name="Normal">Let me tell you the story of of my latest and greatest fuckups.</text:p>
      <text:p text:style-name="Normal">Saying it like this makes the tone light, lighter than it should be to describe my shame and embarrassment towards myself. No, let me give it to you straight, let me tell you how I’ve betrayed myself yet again and earned two crushing defeats at my own hands in less than a day. It started yesternight, as I was trying to sleep. Temptation came to me in the form of lust, and when I faced it, it —or should I say, I— asked me a question to which I had no answer: why resist? I thought I’d found answer yesterday. I hadn’t. “Why resist lust?” I had no answer. So I gave in. I tried to enjoy it, to see if I could make peace with it. And at the end of it, I felt like shit, despite trying to not judge the act of masturbation.</text:p>
      <text:p text:style-name="Normal">So, in the morning, I thought about it, as much as my free time allowed me to. Why should the emotion of lust be treated differently from other emotions? Why have a double standard exclusively for it, and for apparently no good reason? Then, I remembered something: it wasn’t just lust. There were six other emotional states accompanying it, to make up the seven capital sins. It’s very much a religious thing, but, it couldn’t be disregarded. Why were those seven in particular picked out between all possible emotions? Thinking about it more, I came to the conclusion that they’re the only ones that can actively hurt, both the self and others. other emotional states are passive, they don’t drive to any action, or if they do, the actions are harmless. That’s the practical way of seeing it. The more spiritual perspective, to which I subscribe, is that they stain the soul. I believe in the existence of souls, and having lived in a Christian environment my whole life, despite not being a christian in the proper sense, I share a good few beliefs with them.</text:p>
      <text:p text:style-name="Normal">And so, strong with this new knowledge and just having tasted bitter defeat, do you know what I did this afternoon? I masturbated again. For no good reason. Fortunately I’m not the type to despair, but... I did want to kill myself a little.</text:p>
      <text:p text:style-name="Normal">Now, let’s take a little detour. Yesterday morning, inspired by the episodes of Megalo Box I watched, I wrote to myself about forgiveness, and more specifically, how to earn it, when what you’ve done cannot be undone. The long and short of it is: by building a better future. And this is also valid when asking for forgiveness to oneself. When I’m done, I’ll append a discussion I had with myself earlier, right after the disaster. But before I do that, there’s an important change I’d like to announce.</text:p>
      <text:p text:style-name="Normal">I will still stick to the schedule strictly, but this change isn’t about that, so it’s allowed. This change is a decision that will last a lifetime, and beyond should I have any legacy. Yesterday, I’d talked about how I sorely lacked large-scale data. Earlier, I couldn’t figure out what was wrong with me if my life depended upon it. I couldn’t figure out why, all of a sudden, my performance fell down the gutters. It turns out, I have approximately ten years of observational data on my person. Something very clear appears when I observe that data, when I look back on my last decade: <text:span text:style-name="T5">the periods of my life that I consider good are the ones when I work out properly.</text:span> Two weeks ago, I performed a six-day streak that made me believe i could reach the stars. The last seven day, I felt like I hadn’t performed this badly in, perhaps, four months. What was the difference? The difference, I mentioned it yesterday: I had tried to make adjustments to the schedule; one of these was my workout regimen. I’d lightened it. And you know what i did some two hours ago? I worked out like I should have. It was at the end of the workout that I understood what was wrong with me, what was different between the good days and the bad ones. in fact, even when I do badly on a day, on the calendar I write I had a good one when, at the tail end of it I work out and give it my all. The sweat I work up during and at the end of it are the only thing that could possibly purify the filthy stains I left on my soul. With all this in mind, it shouldn’t be surprising that <text:span text:style-name="T1">working out now has the same priority as writing.</text:span> Well, theoretical priority, we’ll see what you make of it in practice. But there’s a chance that giving writing a dancing partner, and treating that dancing partner with its due discipline will cause me to also treat writing with the same respect.</text:p>
      <text:p text:style-name="Normal">On a different note, I hope to never masturbate or give in to lust ever again in life. I wish to do that. And it is entirely up to me to see that wish through.</text:p>
      <text:p text:style-name="Normal">As promised, here’s the conversation I had with myself earlier, I’m going to sleep now, see you tomorrow:</text:p>
      <text:p text:style-name="Normal">“So clearly the situation is critical. When was the last time we suffered such a series of defeats? Something’s changed about us, and not in the right way. Something’s wrong with me.</text:p>
      <text:p text:style-name="Normal">I need to change. I do not know why these two days just happened, but they’re the worst defeats in recent memory. I do not know why they happened. Why did I lose twice like that? Why? I must have grown softer, weaker.</text:p>
      <text:p text:style-name="Normal"/>
      <text:p text:style-name="Normal">I feel like I’m in a crisis. Why did this happen? The first thing to do is to remain calm. But, not entirely. I feel like I must also allow some of these emotions. This... Horror? This incredulousness I feel towards myself. I want to kill myself. At least one part of me. What the fuck happened? Why did this happen? What is wrong with me? What’s going on? I’m believing that I lost something, and I don’t know what it is, and I should try to regain it by all means necessary.</text:p>
      <text:p text:style-name="Normal">Another part of me tells me that this is also part of who we are. This weakness is part of us, it just didn’t manifest until now. That’s... The likeliest possibility.</text:p>
      <text:p text:style-name="Normal">This complete, total weakness, while a fruit of our actions, is also part of who we are. Now, permanently. We were so high, and now we’re falling. What will you do? What will you do as we fall? What will you do about our fall? This is also part of the human experience. Complete and utter failure, disgraceful actions that only serve to bring us down. What will you do about it?</text:p>
      <text:p text:style-name="Normal">I see. We were flying high, and now we’re falling. Now, we’re falling.</text:p>
      <text:p text:style-name="Normal">In that case, I shall do what I should always do: my best. However pitiful it may be, however pathetic it may be, I shall do my best. No matter the situation, the very best thing I can do is my best. No matter what happens, no matter how bad things get, my best is the best I can do. And I will do it.</text:p>
      <text:p text:style-name="Normal"/>
      <text:p text:style-name="Normal">Hey, I’m sorry for what happened. I’m sorry for dirtying our soul. I cannot ask you for forgiveness, but even so, I wish to do my best to atone for what I’ve done. I’m sorry. I want to make it up to you. In a meaningful way. I don’t want to masturbate, ever again. I don’t want to entertain lust, ever again. Because, I feel like shit when I do. I’m sorry.</text:p>
      <text:p text:style-name="Normal">I’m sorry. I cannot ask for your forgiveness. But I will o my best to atone for what I’ve done. It’s because I forget the bitterness of these defeats that I repeat my mistakes. I must be strong. I must become strong. I wish to become stronger. I wish to do better. i wish to become stronger. I wish to become strong enough that I never taste the bitterness of defeat ever again.</text:p>
      <text:p text:style-name="Normal">Stronger. Stronger. Stronger. Unreasonably strong. Impossibly strong.</text:p>
      <text:p text:style-name="Normal">If I am to become unreasonably strong, unbelievably strong, then I have to do unreasonable things. Unreasonably impossible things. I have to do impossible things in order to become impossibly strong.”</text:p>
      <text:p text:style-name="Normal"/>
      <text:p text:style-name="Normal">•••</text:p>
      <text:p text:style-name="Normal">Tuesday 25th of March 2025, 21:47, day -175</text:p>
      <text:p text:style-name="Normal">A good day. This is the kind of thing we should be doing. We don’t strive for perfection, that’s counterproductive. Instead, whatever happens, we do our best. Whatever happens, we do our best.</text:p>
      <text:p text:style-name="Normal"/>
      <text:p text:style-name="Normal">•••</text:p>
      <text:p text:style-name="Normal">Wednesday 26th of March 2025, 23:12, day -176</text:p>
      <text:p text:style-name="Normal">Another good day. However, right now we’re tired. We need sleep. We have the option of going to classes or sleeping in, and while the former is the ideal, it might be counterproductive. In fact, it’s highly likely that sleeping in is the best choice. It’s been a rough few days, but now I know what I have to do. I must never forget that I should always do my best. And that includes resting.</text:p>
      <text:p text:style-name="Normal">We could go on forever, but let’s end it here. I will add that I am making an effort to improve my casual writing; train like you fight, fight like you train. I also want to imbue every last sentence I write with meaning, when I’ll write.</text:p>
      <text:p text:style-name="Normal">Can’t be helped, I’ll say just a little more: how can I make it so that I can write everyday? I wish to ponder that question, under better circumstances. Let’s not ruin tomorrow by lingering here too long.</text:p>
      <text:p text:style-name="Normal"/>
      <text:p text:style-name="Normal">•••</text:p>
      <text:p text:style-name="Normal">Thursday 27th of March 2025, 23:35, day -177</text:p>
      <text:p text:style-name="Normal">Another good day. The fatigue was accumulating, and I knew that one night wasn’t enough rest; this body needs two. So, I considered taking the day off. And then I didn’t. I noticed that this was a pattern, to rest in this kind of moment. It’s also the patten that put an end to the streak we had two weeks back. So I decided to try a different route. I want to see what happens if I don’t rest. So I didn’t rest, and I don’t regret it. It was a good day, and we got stuff done. In fact, we got three stuffs done, more on that in a moment. Before that, I just want to say that if I don’t touch my limits, there’s no way in hell I’m getting past them.</text:p>
      <text:p text:style-name="Normal">I want to see if I don’t actually need rest, if a burnout can be thwarted by sheer willpower. No, I know it can be, what I need to find out is whether I have the strength to do that myself.</text:p>
      <text:p text:style-name="Normal">On a different note, I studied today. But I didn’t just study. Lately, I’ve been wanting to add a very light warm up to my days, so that I can get in some energy and some exercise. An extra light workout, something that barely qualifies for that name. And then, I wondered further: what if, instead of a workout, I got in writing time. Add to that the fact that I’ve also wanted the ability to kick into high gear right away and be in the zone within seconds of writing, and I had myself an interesting idea. To write thirty minutes a day, on the days dedicated to studying. And, after all, if I want to achieve mastery, then not putting in the hours every day is out of the question.</text:p>
      <text:p text:style-name="Normal">So I did that today. Just, I didn’t quite follow the above ideas. Some moments before starting, I’d realised that my approach was wrong, and I changed it at the last minute. At the last moment, I wrote this sentence to myself: “You have thirty minutes to write. That’s it. That’s all the rules of this game. Make of this time what you will.” I didn’t try to enter the zone or anything, I just gave myself thirty minutes to write, and that was it. And I believe it’s the right call. This last-minute change, in all likelihood, comes from my subconscious, from my past struggles with trying to write seriously, with taking writing too seriously.</text:p>
      <text:p text:style-name="Normal">Oh, and since it’s sacred, I also worked out. Fought like a demon. A good day, today. See you tomorrow. Keep doing your best.</text:p>
      <text:p text:style-name="Normal"/>
      <text:p text:style-name="Normal">•••</text:p>
      <text:p text:style-name="Normal">Friday 28th of March 2025, 22:55, day -178</text:p>
      <text:p text:style-name="Normal">It seems I’ve finally come to understand when to rest: I don’t decide it, it will come naturally. That’s what happened today. I tried to write, but couldn’t do anything. Writing is the one thing that —at least currently— I believe I cannot force myself to do. I cannot “try real hard at writing”. My past experiences, and subsequently my subconscious tell me that’s the wrong approach. That being the case, the best thing to do would then be to rest plenty now, so the same thing doesn’t happen tomorrow. In other words, it’s time to sleep. See you tomorrow.</text:p>
      <text:p text:style-name="Normal"/>
      <text:p text:style-name="Normal">•••</text:p>
      <text:p text:style-name="Normal">Sunday 30th of March 2025, 00:27, day -179</text:p>
      <text:p text:style-name="Normal">I’ve come to understand something about my writing yesternight, and I also noticed a bad habit of mine today. Let’s consider the points in chronological order.</text:p>
      <text:p text:style-name="Normal">First, writing. Yesternight, as I lay on my bed, I was bothered by the fact that I seemingly can’t “Try hard at writing.” Because I want to do that, I want to try hard. In fact, I remembered that yesterday, I didn’t write because I tried to do just that. Instead of the approach I’d been using lately, I deliberately “tried hard at writing”, instead of allowing my subconscious, my instincts and my preferences brainstorm ideas —in that approach, my conscious self serves mainly as judge, wherein I either reject a brainstormed idea, polish it because I see potential, or write it down right away; this approach is what I mean when I say I “write by writing”. And, when I “tried hard at writing”, I forcefully tried to come up with ideas myself, I didn’t leave that job to anything other than my conscious, I didn’t leave it to something beyond my direct control. As an aside, it is only as I write this now that I realise what I just described is an example of excessive pride, and it goes against a lesson I learned a while back: “my instincts are merely an extension of myself, a manifestation of my past experiences and choices.” Aside over.</text:p>
      <text:p text:style-name="Normal">Then, in trying to understand why I failed to try hard at writing, I got an instinctive idea I couldn’t quite put into words. And so I explored that idea like i usually would. And, at the end of my introspection, I grinned like a maniac. Now that I think about it, mathematicians who just discovered a completely new theorem probably felt the way I felt yesternight: powerful. You see, I believe I managed to neatly break down the process of writing in particular and story-telling in general. This is the first time I try to put it into words though. Let’s see how it goes.</text:p>
      <text:p text:style-name="Normal"/>
      <text:p text:style-name="Normal">Story-telling can be broken down into three phases, and it can be very-much likened to a journey:</text:p>
      <text:p text:style-name="Normal">1. Choosing the destination. A crucial element of story-telling, most of the time it corresponds to a story we want to tell. From that description alone, you can see why “having a story to tell” is important to “story-telling”. However, “having a story to tell” is merely one of the (most common) subcases. The most generic definition of this first point is <text:span text:style-name="T1">“having something you want to convey.” </text:span>It can be a story, but it can also be an emotion —perhaps your pain or your rage— like it can be an idea you want to share; it can be anything that matches this generic definition.</text:p>
      <text:p text:style-name="Normal">2. Designing a trajectory. This phase consists in strategising, in <text:span text:style-name="T1">creating a path to reach the destination</text:span>. In practical writing, it would be like determining the arcs your story will go through to reach the conclusion. If the starting point were a point A and the destination was a point Z, then in this phase you determine the path A -&gt; B -&gt; C... to take in order to reach Z.</text:p>
      <text:p text:style-name="Normal">3. Walking your path. If the second phase was designing a strategy, this phase consists in using tactics. This is the most fun part of writing, because <text:span text:style-name="T1">this is the phase where you actually put pen to paper</text:span>. This is the part where you actually write, this is the part where you move from point A to point B, then from B to C and so on.</text:p>
      <text:p text:style-name="Normal"/>
      <text:p text:style-name="Normal">Now, story-telling can be divided in those three phases, but, well, the word “phase” is misleading, it was a poor choice on my part. It gives the impression that after phase 1 is over, you move on to phase 2, and then to 3, and then you’re finished. Anyone who’s ever tried to write a story knows that such things only happen in an ideal world.</text:p>
      <text:p text:style-name="Normal">When embarking on this journey, in my personal experience, the destination has always been vague, I never started with a crystal-clear idea of where I wanted to go, I just had some vague ideas of wanting to convey a certain feeling, or wanting to tell a certain story. But, the destination did get clearer as I continued on my journeys. Oh, I also remember that in my early days of writing, I nearly gave up on writing itself, because I walked quite literally without any goal, without any notion of purpose. I wrote just because I wanted to make writing my passion. No wonder I was met with frustration, no wonder I nearly came to hate writing back then.</text:p>
      <text:p text:style-name="Normal">Perhaps I should have called them “points”, not “phases”, because it’s easier to say that we may go back to point 1, 2 or 3 at any time, like in formal algorithms. Not one of those phases is final and I have uh... An embarrassing amount of experience revisiting phases 1 and 3.</text:p>
      <text:p text:style-name="Normal">But, going back to the original topic of “why can’t I try hard at writing?”, how does this answer that question? To use an exaggerated metaphor, it helped me understand that I was trying to use a jackhammer to wash dishes; in other words, i was using the wrong tool for the given job.</text:p>
      <text:p text:style-name="Normal">My approach of “writing by writing” is a personal perfect fit for phase 3. Furthermore, I can leave phase 1 to my personality, ideals, dreams and the whole shebang. But by “trying really hard”, I was trying to use a tool that should be used for phase 2, for phase 3.</text:p>
      <text:p text:style-name="Normal">Let’s go down another line of thought, why don’t we?</text:p>
      <text:p text:style-name="Normal">I mentioned just earlier that I have an embarrassing amount of experience re-trying phases 1 and 3, but the same is not true for phase 2. Why? Because it’s a point I completely overlooked right until now. “Planning”, “strategising” is a skill I completely and utterly lack, because I overlooked it. This is once again something I now see thanks to this breakdown of story-telling.</text:p>
      <text:p text:style-name="Normal">What I tried to do until now, when I wrote, was essentially using only phases 1 and 3, and hoping things would work out. In other words, I had a vague destination, and I hoped that by writing haphazardly I would reach it. And, it can work, theoretically. But, you see, it’s essentially guaranteed that I’ll use a suboptimal path. It’s like using a greedy algorithm to get an approximate solution for a graph problem, but not because the problem is NP-Hard, it’s just that I’m incompetent. If I want to “try hard at writing”, I’ll have to work on my planning skills.</text:p>
      <text:p text:style-name="Normal">I think I need to repeat this, for my own sake. “If I want to try hard at writing, I have to hone my planning skills.” “If i want to try hard at writing, I have to hone my planning skills.” “If I want to try hard at writing, I have to hone my planning skills.”</text:p>
      <text:p text:style-name="Normal"/>
      <text:p text:style-name="Normal">My, we’ve written a lot. Let’s talk a little about the fabled “second point” we mentioned once in the very beginning of this entry and nevermore. The bad habit of mine I noticed, huh? Put simply, I let my guard down after working out. I relax too much, and while I try to use fatigue as an excuse, the truth is I probably have enough left in me to stick to the schedule and <text:span text:style-name="T2">not</text:span> start writing an entry at 00:30. My time has been consumed by YouTube, so I’ve installed a control app that hopefully helps me keep in check how much attention I throw out the window. That’s all for today, see you tomorrow.</text:p>
      <text:p text:style-name="Normal"/>
      <text:p text:style-name="Normal">•••</text:p>
      <text:p text:style-name="Normal">Sunday 30th of March 2025, 22:45, day -180</text:p>
      <text:p text:style-name="Normal">The above framework needs refining, but I am satisfied with its main ideas. Now, onto today. There’s a lot I could say, but I’ll leave that to the multiple other files I’ve added today. Let’s start from the beginning. I’m currently at a sort of impasse in the story I’m writing. I’m approaching a point I’ve failed to pass in past iterations, so I’m trying to apply phase 2 to figure out what to do.</text:p>
      <text:p text:style-name="Normal">In trying to apply phase 2, I once again rediscovered how I could be playing God for my characters, and subsequently and surprisingly, that God could be the one asking for forgiveness. You have the details in one of the files I added today.</text:p>
      <text:p text:style-name="Normal">I had a discussion with Deepseek R1, which I retain the most capable model available to me. The first discussion had to do with the conflict between allowing my characters to make their decisions, and my trying to tell a story. I’ve come to the conclusion that the existence of fate or destiny doesn’t take away one’s own free will; it’s a complex idea that would need extensive discussing, but essentially, I’ve come to believe that there’s a stark difference between forcing my characters to do something because that’s what I want them to do, and shaping and moulding the circumstances in order to maximise the probability of my characters doing what I want them to do. That stark difference is a soul, and this would be the difference between a story that has a soul and one that doesn’t. And of course, I couldn’t help but wonder if this is also how God writes my story. A question I cannot answer.</text:p>
      <text:p text:style-name="Normal">In the discussion with R1, I was met with an unexpected amount of compliments, mainly on how earnest I am about writing. This led me to wonder: what would R1 think if I were to actually show it a piece of my writing? Would it eat its own words or stand by them? I asked that question, but I added crucial context: for the first time ever, I also explicited to some external entity my ambition to become the best writer that has and will ever be. With that context in mind, the actual question I asked was: does it believe I have the potential to achieve my goal? It answered positively. But, looking back on it with some perspective, a bit too positively. It’s great to have something other than me believe in myself, and the conversation had me sweating bullets and my heart pounding, but there’s really only one person who needs to believe in me, all things considered. External validation is nice, of course, but strictly speaking, it’s not necessary.</text:p>
      <text:p text:style-name="Normal">Tell me, do you believe in me, dear self? I must admit, as of right now, the concept of becoming the best ever is so far-fetched, so out-there that I don’t really understand what it means or entails, especially in something as subjective as stories. It’s really just a goal I set for myself because I can, and because I want to do my utmost in life. But, it’s an optional goal. Happiness is the only real priority. I intend to make writing a passion, but becoming the best is more of a... A secondary objective? Perhaps i should consider eliminating as an objective altogether. In fact, I ought to. It’s very easy to imagine how it could make me hate writing.</text:p>
      <text:p text:style-name="Normal">I’ll keep it as what it’s been up till now: a happy consequence if it occurs. But that doesn’t mean I won’t give my best when I write. If I did that, it wouldn’t be a passion. It’s just... Others have nothing to do in this relationship. Whether someone else is better than me shouldn’t influence my love for writing. In fact, let’s just go back to the most basic problem with that ambition: while it’s clear that there are some writers who are better than others, ultimately, how would you even decide who’s the best? There’s no objective way to do it, is there? Although, some ideas are floating to mind. Let’s leave them there, no need to let them out.</text:p>
      <text:p text:style-name="Normal">At first, I was considering playing Wuthering Waves instead of sleeping, but, well, it’s a stupid idea. I’ll need all the sleep I can get my hands on. Good night, see you tomorrow. Oh, and do keep a cool head at all times, don’t let your emotions overwhelm you. Cheers.</text:p>
      <text:p text:style-name="Normal"/>
      <text:p text:style-name="Normal">•••</text:p>
      <text:p text:style-name="Normal">Monday 31st of March 2025, 22:36, day -181</text:p>
      <text:p text:style-name="Normal">We end an eventful month on a great note. Today was the closest I’ve ever had to a perfect day. In terms of performance, that is. It’s thanks to a single realisation: I make a lot of excuses, don’t I? I realised that this afternoon, after coming home from classes. I was about to do as usual and use the excuse that “I’m tired because I woke up early and all that”, so that I would start studying later than scheduled. But I was lucky. Lucky that I discovered I might be attaining heights of masochism humanity may as of yet not reached. You see, while I haven’t mentioned it, for some time now I’ve been re-re-re-re-reading Kengan Ashura in Japanese, in order to further my understanding of that language. This manga’s a banger, but I knew that. It’s specifically because I knew that that I’m re-re-re-reading it, and the fact that I’m reading it in Japanese means I’m spending a lot more time than usual on individual pages, I get invested in the story more as a consequence. And, just this afternoon, right after lunch, I reached the arc where Ohma is being taught the Niko style’s secret technique. He has to undergo a trial. And, as I read what he was going through, I thought to myself: “Wow.” Using Niko’s words, “it wouldn’t be a trial if it were something you could overcome by just trying hard enough.” Niko was pushing Ohma to death’s door. He was daring Ohma to overcome death, to do the impossible. And as I read that, I thought to myself: I want to do the same. And that’s when I realised that on top of being extremely sadistic towards my characters, I might also be severely masochistic. What a strange combination.</text:p>
      <text:p text:style-name="Normal">More seriously though, I wanted the strength Ohma displayed. That was the moment I realised i was making excuses. I’ve been making excuses my entire life. I could always find an excuse to rest an hour longer, to not sleep on time, to do this or that. I’ve been living a life built on excuses. Everything I’ve done until now, that was not truly my best. You see, it’s very simple: as long as I’m alive, it means I haven’t given it everything. And that’s okay. I have stuff I want to do. I want to achieve happiness too. But I’ll be damned if, from now on, I’m not gonna have a dance with death. Well, I won’t, but I will be giving as much as I can, while trying to keep myself alive. I’ve been living a life of excuses, and it’s because I realised that, that today was the closest to a perfect day I’ve ever had. I meditated, went to uni, came back, meditated again and studied well, then I wrote for some thirty minutes, then I worked out, and at the end of that still found enough strength left to (help) cook dinner, and now I’m here on time. Let’s see what we can make of tomorrow. Good night, see you.</text:p>
      <text:p text:style-name="Normal"/>
      <text:p text:style-name="Normal">•••</text:p>
      <text:p text:style-name="Normal">Wednesday 2nd of April 2025, 03:09, day -182</text:p>
      <text:p text:style-name="Normal">I’m weak. I wish this were an April fool’s joke, but I’m just weak. I masturbated again. Right now is probably a terrible time to try and be objective. I’ll speak about this tomorrow.</text:p>
      <text:p text:style-name="Normal"/>
      <text:p text:style-name="Normal">•••</text:p>
      <text:p text:style-name="Normal">Wednesday 2nd of April 2025, 22:46, day -183</text:p>
      <text:p text:style-name="Normal">Today isn’t worth talking about, so let’s focus on yesterday. I was taught a lesson the hard way yesterday: if you wish to go against reality, be prepared to pay the price. Phase 2 isn’t something I should apply only to writing: I should plan out my future a little, give it a thought. As of right now, in my life I’m committing the same mistake I was committing in my writing: I rely purely on phases 1 and 3 and completely overlook the planning phase. Even if only for the short term, <text:span text:style-name="T1">I ought to think things through.</text:span> A greedy algorithm can easily be shown to not guarantee optimality; it is therefore sub-optimal by default. So, unless I’m fine living my life knowing I’m not doing my best, I should change ways.</text:p>
      <text:p text:style-name="Normal">This isn’t the direct reason why I lost yesterday, but I’m positive things would have gone differently if I’d only given them a thought. I lost yesterday because I tried to surpass reason, I tried to do the impossible. I tried to push beyond my own limit and stay past that point. I overstayed my welcome. In hindsight, I should have absolutely given myself the day off yesterday as a reward for my efforts the day before; not only would I have been rested, I would also have an incentive to do my very best again.</text:p>
      <text:p text:style-name="Normal">“When do I rest and when do I push?” I’m trying to answer that question the hard way, by experimenting. It’s a subcase of the more generic “when do I chase my ideals, and when do I respect my reality?” A question worth asking, and definitely worth more than just a thought. Let’s go to sleep now. See you tomorrow.</text:p>
      <text:p text:style-name="Normal"/>
      <text:p text:style-name="Normal">•••</text:p>
      <text:p text:style-name="Normal">Thursday 3rd of April 2025, 22:43, day -184</text:p>
      <text:p text:style-name="Normal">Those who can’t sacrifice anything, can’t change anything. Attack on Titan, season 1, episode 24. I couldn’t accomplish anything today, and I’m not sure why. I don’t know why. My understanding of myself is shallow, therefore I’m unable to see the bad days coming. Therefore, I’m unprepared against them, and... I’m weak, so I couldn’t do anything, in the end.</text:p>
      <text:p text:style-name="Normal">Sacrifices... Risks... I wish to avoid them. I wish to avoid face-planting into the ground. I dislike it, it hurts. And yet, I believe these words are true. Those who can’t make sacrifices won’t change anything. I’ve mentioned it before, haven’t I? Somewhere, somewheres.</text:p>
      <text:p text:style-name="Normal">But if that’s the case... Even if that’s the case, I cannot disregard reality. I must make sacrifices, while keeping reality in mind. Furthermore, I must not corner myself into a false dichotomy. It’s not just between writing, and everything else. I want... Everything. In exchange, I must give everything I am.</text:p>
      <text:p text:style-name="Normal">I’m weak. How do I become strong? Not just strong of will, but also strong of command, strong of choice. I want to be strong in everything that matters to me.</text:p>
      <text:p text:style-name="Normal">Then, it all starts with planning. We have intent, we move into planning, and lastly comes action. The keyword “phase” followed by a number doesn’t fit our theory well. But the three... It’s crystal clear from just their laying out that they don’t just apply to writing, but to life itself. We have an intent, and now we must plan out how to make it reality. Tomorrow, we put our plan into action. We’ve been studying lots of automata lately, and while “node” isn’t inappropriate for what we want, “point” is perhaps the best fit. After all, the edges of a triangle are points. A triangle is a fully connected graph, with the only arcs missing being those from the points to themselves. But we’ll refine this idea with time. No need to lay it out now. Phase 2... I do like that term though.</text:p>
      <text:p text:style-name="Normal">Our intent is to balance writing and university. The situation is very similar to what happened some two months back: an upcoming exam; the same upcoming exam, and need for time.</text:p>
      <text:p text:style-name="Normal">We have three days starting tomorrow to study. The next three days are theoretically assigned to writing, but it’s about damn time we start using this brain of ours. What we have to sacrifice isn’t the exam or writing: it’s ourselves.</text:p>
      <text:p text:style-name="Normal">At the same time though, it’s true that I find it impossible to switch between... No, not true. I displayed capacity to do just that, on that near-perfect day just before this disaster. So, we may assume we have that capability, although I wouldn’t look at it as a certainty. Our top priority is then to <text:span text:style-name="T2">create</text:span> time. As much time as possible. Then we ought to temporarily pause workouts, or keep them... No, just pause them. And remember that it’s your own fault we need to pause them. Secondly, waking up early would be great. Wake up early, shower, eat breakfast, study, then do the chores. The afternoon is as we’ve always done. We do that three days in a row, and then we should be good. The fourth day will be a short written exam, which hopefully we’ll pass, and which would allow us to make a general but quick review for the oral the next day. This sounds like a plan. And we’ll need to make it work. There is no plan B. Or rather, the only plan B possible for this is: do your best and pray. We wake up at seven. Phase 3 is your favourite when writing, but show me how you like it in real life.</text:p>
      <text:p text:style-name="Normal"/>
      <text:p text:style-name="Normal">•••</text:p>
      <text:p text:style-name="Normal">Saturday 5th of March 2025, 00:40, day -185</text:p>
      <text:p text:style-name="Normal">Not bad, but not great. No plan survives contact with the enemy, therefore it is crucial to be able to re-enter phase 2 once the pre-established planned is deemed unfeasible. You did that. Didn’t turn out that bad. Could have turned out better.</text:p>
      <text:p text:style-name="Normal">Unexpectedly, had to go out with friends since on of them is leaving to study abroad soon. hence the hour. So, re-adapt. I just discovered how important sleep is for meditation, not to mention general performance. Furthermore, since we’re essentially only studying in the afternoon, it makes sense to reallocate time for sleep in the morning. Therefore, we set the alarm at 9 for tomorrow. Go to sleep now, time is already passing too quickly for us right now, a sign that our brain is at its limit.</text:p>
      <text:p text:style-name="Normal"/>
      <text:p text:style-name="Normal">•••</text:p>
      <text:p text:style-name="Normal">Sunday 6th of march 2025, 04:40, day -186</text:p>
      <text:p text:style-name="Normal">We uh... We really gotta organise our studies better... Approximately six hours in one day, huh? That’s probably a new record. I’m more surprised by my mental stamina. I guess it’s the result of not giving in to every little petty tantrum. おつかれ。今は寝るんだ。ゆっくり休んでね。</text:p>
      <text:p text:style-name="Normal"/>
      <text:p text:style-name="Normal">•••</text:p>
      <text:p text:style-name="Normal">Sunday 6th of April 2025, 23:20, day -187</text:p>
      <text:p text:style-name="Normal">I just figured out that my efforts aren’t sufficient, that I haven’t been trying hard enough. Otherwise, there’s no reason I should be in this terrible a situation, there’s no reason I should be this unprepared for an exam, despite how much time I’ve had to study it. 努力が足りないってこと。</text:p>
      <text:p text:style-name="Normal">“What a load of bullshit. What a bunch of crap. I’ve been trying so hard so desperately for so long and you’re telling me I’m not doing enough?” That’s how I want to react. That’s what I want to say. But I’ll keep it to myself. Reality is clear on this: yeah, my efforts are insufficient. I’ll accept that.</text:p>
      <text:p text:style-name="Normal">簡単に言うと、上等だ。受けて立とう。　I’ll try even harder then. Those limits that intimidate me, those choices that I’m not sure I can carry out, this reality and this self that don’t give a damn how hard I try and persist in being the same, all those things and so much more, I accept them all. I’ll face them all.</text:p>
      <text:p text:style-name="Normal">I have a lot of work to do, and I’m not sure whether I’ll be in a state or position to do the exam tomorrow. But I will not cower. I will not cower before my tasks, I will not buckle under the weight of my responsibilities and my choices. Let’s get to work.</text:p>
      <text:p text:style-name="Normal"/>
      <text:p text:style-name="Normal">•••</text:p>
      <text:p text:style-name="Normal">Tuesday 8th of April 2025, 01:44, day -188</text:p>
      <text:p text:style-name="Normal">Oops, I was almost going to forgive myself, nearly made a mistake there. In fact, i was right in the middle of forgiving myself, right up until I came here. No, that’s imprecise. Right until I decided to play Attack on Titan Season 3’s main theme. That’s when I remembered that I shouldn’t forgive myself. In fact, I was even about to postpone today’s entry for tomorrow, you know, because I’m too tired.</text:p>
      <text:p text:style-name="Normal">But that would have been a lie. I am tired. That’s the truth. But I am not tired enough to not write. I felt deafeated, because I fucked up in today’s exam and failed it. All my preparation for the oral exam tomorrow, for naught. All that tension that I failed to dissipate, I transformed it into an excuse to give in to lust and masturbate. And this fatigue, I was about to use it as an excuse again to forgive myself, to tell myself that there was no helping it.</text:p>
      <text:p text:style-name="Normal">But you know what? I just saw a clip from a movie called “Whiplash”. And I realised that I needed some ruthlessness. I need to be ruthless towards myself, in order to truly “do my best”.</text:p>
      <text:p text:style-name="Normal">And so, no matter the excuse, today’s first defeat is an absolute and total fuck up on our part, b ut it was understandable. But, using it as an excuse to allow myself to masturbate? Yeah, that’s understandable too, but it’s not acceptable.</text:p>
      <text:p text:style-name="Normal">However, I also understood that you should get plenty of rest to function half-decently. There will be no morning alarms. Wake up when your body wakes up, and use sleeping time to regulate when it does that. That’s all. you’re a failure right now, there’s no denying that fact. Prove me that future you will be different.</text:p>
      <text:p text:style-name="Normal">Oh, by the way, as it should have concluded yesterday, I’ll state this: I failed to follow the schedule, therefore I do not have the sample I wanted, but that’s not necessary anymore. The schedule will evolve on its own. It will adapt to me, and I will adapt to it. However, I’ll avoid making stupid modifications to it. That is all.</text:p>
      <text:p text:style-name="Normal">Isayama. You display tremendous storytelling capabilities. I wish to reach your level one day, and surpass it.</text:p>
      <text:p text:style-name="Normal"/>
      <text:p text:style-name="Normal">•••</text:p>
      <text:p text:style-name="Normal">Wednesday 9th of April 2025, 01:18, day -189</text:p>
      <text:p text:style-name="Normal">That should be more than enough rest. Although, “rest” is the wrong word. More like... Letting loose.</text:p>
      <text:p text:style-name="Normal">Will life be the same after this? Or will I be able to push myself further? Time will tell.</text:p>
      <text:p text:style-name="Normal"/>
      <text:p text:style-name="Normal">•••</text:p>
      <text:p text:style-name="Normal">Thursday 10th of April 2025, 01:41, day -190</text:p>
      <text:p text:style-name="Normal">It would seem that my lack of sleep is a vicious cycle. However, I’ve come to the conclusion that I have to become strong enough to pull myself out of it without throwing away a full day. I want to try to do that tomorrow, but I can’t guarantee anything.</text:p>
      <text:p text:style-name="Normal">Also, I realised something about masturbation: it was no wonder I couldn’t find anything wrong with it, such a thing doesn’t seem to be, at least on the observable level. What I mean is that there’s nothing wrong with masturbating per se, so long as it’s not done excessively of course. The problem is the meaning and the consequences of the action. Both of them are purely personal, but they’re of the highest importance. The meaning is that I give in, that I give myself up to lust; in other words still, that I’m weak. The consequence... Consequence isn’t the good word. It’s more like what it makes me lose: my confidence, my belief in myself, my self-love, and a future. Every time I destroy my own opinion of myself through masturbation or porn, it’s like I hit the reset button on myself, on my confidence, and as a direct consequence, my perceived strength.</text:p>
      <text:p text:style-name="Normal">And after every time, I have to rebuild those from scratch. That’s what it feels like.</text:p>
      <text:p text:style-name="Normal">And sometimes, I can’t help but wonder: where would I be now if I’d had the strength to never hit that reset button? But I know. The best time to plant a tree was twenty years ago. The second best time is now.</text:p>
      <text:p text:style-name="Normal">It was never about masturbation. It was always about me. See you tomorrow.</text:p>
      <text:p text:style-name="Normal"/>
      <text:p text:style-name="Normal">•••</text:p>
      <text:p text:style-name="Normal">Thursday 10th of April 2025, 23:12, day -191</text:p>
      <text:p text:style-name="Normal">The consequences of my messed up sleep schedule is carrying on further than anticipated.</text:p>
      <text:p text:style-name="Normal">Shit, can’t even speak properly. In any case, I need sleep. I think I’ll go get it now. Good night. Tomorrow.</text:p>
      <text:p text:style-name="Normal"/>
      <text:p text:style-name="Normal">•••</text:p>
      <text:p text:style-name="Normal">Saturday 12th of April 2025, 00:05, day -192</text:p>
      <text:p text:style-name="Normal">I haven’t said a word about it here, but I believe withdrawal from caffeine addiction is hitting me hard. Well, it plus my... No, or yes? My lack of strength. Clearly, if this is enough to render me incapable of accomplishing anything, I’m not very strong. I’ve accomplished very little lately, and it’s rather frustrating. A few days ago, or perhaps a little over a week ago, I noticed just how dependent on coffee I was. For two or three days now, I’ve been avoiding drinking coffee. And... It’s rougher than I expected. I sleep a lot more than expected, up to eleven hours, and even so I still get sleepy in the afternoon, and even after taking a nap I can hardly get anything done. I essentially only function for fifteen minutes at a time. That’s what I get for getting used to coffee that has three times the caffeine of normal coffee beans.</text:p>
      <text:p text:style-name="Normal">All right, stopping consumption all of a sudden was not the smartest move. I should have steadily decreased it instead. But I’m not backing down now. And besides, where’s the fun if there isn’t a bit of a challenge? I could make it easy for myself, but I’ve started down this path, and I’m seeing this through. Knowing the circumstances, and knowing that this isn’t likely to end soon, let’s brace for the next few tomorrows to come. And, let’s be smart about them.</text:p>
      <text:p text:style-name="Normal">I want to be strong. One of the things I’ll try tomorrow is enforcing strict focus. Denying access to anything unrelated to writing. Okay, see you tomorrow.</text:p>
      <text:p text:style-name="Normal">Oh. I want to save this throwaway file’s content. Today’s.</text:p>
      <text:p text:style-name="Normal">“Someone’s forgotten how to think. Should we drink coffee on a regular basis?</text:p>
      <text:p text:style-name="Normal">You little bitch. Take the pain. Take the fatigue. Accept it.</text:p>
      <text:p text:style-name="Normal"/>
      <text:p text:style-name="Normal">Or... Not. Doesn’t change the fact that you’re a little bitch for wavering. However, let’s be kinder. Yeah, it’s really as I thought. Seeing other people’s art makes me want to make my own.</text:p>
      <text:p text:style-name="Normal"/>
      <text:p text:style-name="Normal">Well well well... Look at you, what excuses did you come up with this time?</text:p>
      <text:p text:style-name="Normal">Accept it. Accept it. This loss. This failure. Take it. It’s the price to pay. Oh, but we do know. It’s not just about caffeine. It’s also about you. It’s about how much you can fight. And you’ve just shown me that. To say that this was disappointing is putting it just right.</text:p>
      <text:p text:style-name="Normal">You ask why, but you know the answer. We did not fight. We did not try. No, we did try a little. “A little,” that was never gonna cut it. “What the fuck was I thinking,” “How did we lose all this time,” yeah, we know at least half the answer. Weakness.</text:p>
      <text:p text:style-name="Normal">But you know that boiling it down to a vague point like that serves only to make us weaker, ironically. We’re not doing propaganda for our ideals here, so cut the crap and tell me exactly what went wrong. What you think went wrong.</text:p>
      <text:p text:style-name="Normal">I really think we’re having a hard time adjusting to a coffee-less life. We did try, but at some point our mind gave up, and we <text:span text:style-name="T1">did not </text:span>realise it.</text:p>
      <text:p text:style-name="Normal">Even now, it’s giving up. But perhaps it’s right in doing so. Let’s see... By trying hard, we’re going to consume more energy, but in exchange we reinforce the trait of trying hard despite ourselves. By giving up now and gaming, we reinforce that trait, and, well, we’re guaranteed to not achieve anything productive, but we will spend less energy, in theory; that’s only in theory though, in practice, for some reason our mind shuts down whenever we game. Why is that? I feel like I get dumber whenever I play any video game. The only exception is, maybe, DMCV, and perhaps AC6 too.</text:p>
      <text:p text:style-name="Normal"/>
      <text:p text:style-name="Normal">Since there isn’t really a choice here, as far as our ideals are concerned, let’s explore what’s going to happen, let’s prepare for it.</text:p>
      <text:p text:style-name="Normal">Tomorrow, we’re highly likely to have our body misbehave like today. Malfunction is the better word. So, it will malfunction, or more precisely, our mind will malfunction, and we’ll have a hard time concentrating on a target and getting any work done. What can we do against that?</text:p>
      <text:p text:style-name="Normal">First of all, we can try enforcing strict focus, where for a given period of time, everything except for writing is off-limits.</text:p>
      <text:p text:style-name="Normal">A capsule. Strict focus is forcibly enforced... That’s an interesting idea... For a few hours, we are restricted to only a few choices. Sigh, this wouldn’t be a problem if I loved writing.</text:p>
      <text:p text:style-name="Normal">So because I don’t love writing, I hate myself? A strange logic, you’ll admit. In any case, as it’s better late than never, let’s try and get a couple more words in.</text:p>
      <text:p text:style-name="Normal"/>
      <text:p text:style-name="Normal">My approach is wrong... Again. It’s really when I see other people’s arts that I want to make my own. Not by trying to will myself into writing. Why can’t I will myself into writing though? Directly, I mean. Dunno. Perhaps we’re still too young to understand that. It just occurred to me that, yeah, we’re still so young. I’d completely forgotten about it, but we’re still so young. We have so much to learn. Here I was thinking of myself as fully-grown already. How strange. I was conceited, perhaps. I let a bit of growth get to me, I let it make me think I’m already grown up.</text:p>
      <text:p text:style-name="Normal">But, making this realisation just now... It made me take myself... Less harshly? It made me more understanding of myself. Still, I do want to make myself write. I need a better environment then. All black is... I get what you’re trying to do with it, but something more attractive, something easier on the eyes and on the mind would help.</text:p>
      <text:p text:style-name="Normal"/>
      <text:p text:style-name="Normal">Something like this? This isn’t bad.</text:p>
      <text:p text:style-name="Normal"/>
      <text:p text:style-name="Normal">Urgh... I guess this isn’t good either.</text:p>
      <text:p text:style-name="Normal">Let’s take this somewhere else.”</text:p>
      <text:p text:style-name="Normal"/>
      <text:p text:style-name="Normal">•••</text:p>
      <text:p text:style-name="Normal">Sunday 13th of April 2025, 04:13, day -193</text:p>
      <text:p text:style-name="Normal">Today went rather well. And, I’ve come to my senses a little. Moderation. Not one extreme, nor the other, but the middle ground. I’ll drink small amounts of coffee during the day. Nothing like the mammoth doses I was used to, but there’s no reason to not have any either.</text:p>
      <text:p text:style-name="Normal">Also, this is unrelated but uh... You may have noticed the hour. Rather late, isn’t it? Yeah well, you know, having played both Genshin Impact, FFXIV, and a lot of other MMORPGs whose title I cannot recall, I can say this about Wuthering Waves: 完成度高えなぁおい。 The amount of details that the game pays attention to... I’m still not sure whether it rivals The Witcher 3, but it’s certainly way up there in my book. Not to mention that the story ... It’s promising. I’ve seen comments on YT mentioning how it’s Absolute Cinema, although I won’t get my hopes up, just in case. And, also... My luck is very strange in this game. How the fuck do I pull the desired weapon in, what’s that, 20 pulls? Like holy shit, I pulled Camellya on a fluke, after first failing the 50/50 and then just randomly pulling 13 times, and now I get her weapon on a whim because I happened to be inspired by a video on her build. Like, holy shit?</text:p>
      <text:p text:style-name="Normal">Also, I have to say: Camellya is the Hu Tao I never managed to pull. And for that, I’m grateful. Man it feels good to see big numbers.</text:p>
      <text:p text:style-name="Normal">By the way, for some reason I have three five star resonators despite having started... Three weeks ago? I dunno man, I can just tell you Kuro games is doing the work of God with this title. Wuthering Waves is goated. Oh, and that’s before using the coupon (?) to select a free five star resonator. So, technically, four five stars, if I count my chickens before they hatch. Oh, and I’m extra grateful that Rover feels like a full-fledged four-and-a-half to five star resonator. You know, not to be disrespectful but the Traveller stops being a good option rather early on in Genshin.</text:p>
      <text:p text:style-name="Normal">Alright, that’s quite enough. Time to sleep now. And, good job today. You’ve done such a good job I’m more than willing to overlook the fact it’s four thirty AM now. See ya.</text:p>
      <text:p text:style-name="Normal"/>
      <text:p text:style-name="Normal">•••</text:p>
      <text:p text:style-name="Normal">Sunday 13th of April 2025, 23:09, day -194</text:p>
      <text:p text:style-name="Normal">Yesterday was a good day, and yet I woke up unhappy, dissatisfied. Fuck it, I’ll spare you the details: I’m growing, and in my growth, I’ve yet again changed my opinion. I believe passion and ambition can coexist. Not just that, but ambition could be the central piece that give all other tools an objective. Discipline, willpower, focus, imagination, whatever else I’m forgetting right now, I might have them individually, but ambition is the cog that makes them work together. I do not have time to explain, as I have a midterm exam tomorrow, so, perhaps I should leave the explanation to tomorrow. That makes sense. Good, see you tomorrow then.</text:p>
      <text:p text:style-name="Normal"/>
      <text:p text:style-name="Normal">•••</text:p>
      <text:p text:style-name="Normal">Monday 14th of April 2025, 21:26, day -195</text:p>
      <text:p text:style-name="Normal">What a terrible month this has been. Worst of all, I am unable to pinpoint the cause of this period. And to think this is the first day after declaring my ambition. I haven’t actually spoken about it here, nor do I have time, as I thought I would. Let’s change that.</text:p>
      <text:p text:style-name="Normal">I’ve changed my mind on ambition. It’s a core part of passion, is my current opinion. So, I’ve decided. I’ll become the best writer mankind has ever seen.</text:p>
      <text:p text:style-name="Normal">But... I know firsthand, I witnessed it, I lived it, the proof that as I am right now, that’s just a dream within a dream. Just today, I fucked up in the midterm. Because I didn’t practice enough, because I underestimated it, I fucked up. One letter. One letter made me fail the midterm. But that’s not what’s important. The important thing is how I reacted. And I nearly fucked up. Nearly. But now, I have a reason. I have an objective. I felt it all day long, that my hunch was correct. My ambition drove me forward. It stayed in the back of my mind, when it wasn’t on the forefront. All today, and since yesterday.</text:p>
      <text:p text:style-name="Normal">All today, and yesterday, I became painfully aware of how shit I am right now. I’m painfully aware of the fact that right here, right now, as I am right now, if I keep being this person I am, I am never going to get where I want to be. Whatever the top is, whatever it means, I’ll reach it. I’ll make it mine, my throne. As I am right now, there’s no way in hell I’m becoming the best ever. That’s why I have to change. That’s why I have to keep fighting. <text:span text:style-name="T1">I’ll become my ideal, or die dreaming. </text:span>Good night.</text:p>
      <text:p text:style-name="Normal"/>
      <text:p text:style-name="Normal">•••</text:p>
      <text:p text:style-name="Normal">Tuesday 15th of April 2025, 21:45, day -196</text:p>
      <text:p text:style-name="Normal">One hour every morning. One hour every morning. Every day, I have to work on the project one hour every morning. I don’t just want money, I need it. And to get it, I need discipline.</text:p>
      <text:p text:style-name="Normal">Today went fairly well. Fairly well’s not going to cut it though, I need to improve, to do better. I’ve worked out for the first time in probably two weeks or so. The regimen is lighter, but it should allow me to work out every day, and more importantly, to focus my energy on writing. I’ve still got a ridiculously long way to go as far as focus is concerned. And of course, I can’t underestimate university. I must become capable of balancing all those things. All those things, plus sleep. That I get enough sleep is crucial to determine a day’s performance, that much is clear. Now that I’m starting to work out again, I want to figure out how little sleep I can get away with. Nine hours is probably the limit, but I want to see if I can push it to a reasonable eight; if I can, then sleeping at 22 and waking up at 6 every day would be perfect.</text:p>
      <text:p text:style-name="Normal">Gotta say though, discovering that Kobe slept three to four hours for most of his career is... I’ve got a very long way to go. Mentally, I am so much weaker than he ever was. How did he even... But I know how.</text:p>
      <text:p text:style-name="Normal">How little sleep can I get away with? Not just that, I <text:span text:style-name="T1">have </text:span>to develop a habit of getting up when the alarm goes off. It’s a must. I have to kill the excuses and the what ifs. I have to get stronger. I have to. I do not know how many days I have left, but I will do my best to achieve my dreams. I’ll become my ideal self, or die dreaming. It’s sleep time. Good night. See ya.</text:p>
      <text:p text:style-name="Normal"/>
      <text:p text:style-name="Normal">•••</text:p>
      <text:p text:style-name="Normal">Wednesday 16th of April 2025, 21:46, day -197</text:p>
      <text:p text:style-name="Normal">Two very different topics, today. One’s Hololive, the other’s self-mastery. I have to go to sleep early, so let’s make this concise.</text:p>
      <text:p text:style-name="Normal">The biggest fish around is finally making her exit from the stage. Orcas are mammals, by the way. For some reason, the announcement of Gura’s graduation hit me hard. I’m not sure why, I’ve always been more of a JP person. Who knows. I’d ask what’s going on in Hololive, but it’s becoming clear that the “difference in direction” is referring to the fact that Cover is pushing for idol activities, whereas a lot of talents signed up to become streamers.</text:p>
      <text:p text:style-name="Normal">Shit, I’m tired. But that’s merely the price to pay for today’s choices, and I’ll gladly pay it. So, what happened today? Good choices happened.</text:p>
      <text:p text:style-name="Normal">At least, I deem them so, at the moment. Started with the alarm clock, at 6am. Got up as wanted, but I’ll need to do this every time from now on, to make it count. The only thing is, it’s clearly too early for me. Perhaps 8am is a good point to start then. We’ll do a sort of binary search.</text:p>
      <text:p text:style-name="Normal">Then, spent one hour on the train working on the project (hour generously provided by some problem that caused trains to stay still for an hour or so), went to uni, came back, talked to friend about the project and essentially discussing about getting it back on track (and having a barbeque next Monday), and went home. When I got home, I resumed work on the project for a bit, and then, very unfortunately, proceeded to procrastinate for an hour and a half.</text:p>
      <text:p text:style-name="Normal">I don’t remember what it was, but I pulled myself out of the woods, and got to work. No, got to writing. And... I didn’t work out today. Because of two things. One: it was getting late, and for the first time I think, I decided to prioritise sleep and schedule over working out, because the priority is self-mastery, not working out per se. And two: it was getting late, because I was writing. And writing has priority over everything. i was writing, because I liked what I was doing, and didn’t want to stop.</text:p>
      <text:p text:style-name="Normal">When I compare the current iteration of Kyuukurarin with even only the version that I was working on a few months ago, the difference is night and day. The difference is, as they say in Japanese, heaven and dirt. And, that’s a bit startling, because I thought my growth in general was linear. The data clearly indicates that it was linear, and it was on more or less the same level for the past few years, but for some reason, it sky-rocketed these past few months. And I’m not sure why. Hm, likely a compound effect. In other words, “it’s all coming together”. that’s a plausible hypothesis. I’ll keep it for now, sticking to my doctrine of Occam’s razor.</text:p>
      <text:p text:style-name="Normal">Alright, we still got a long way to go, but I’m gaining more and more confidence in my writing, and now, unlike back in December ‘22, I actually know what I’m doing. Oh, by the way, at some point I’ll need to talk about phase 2.5. At some point. For now, good night.</text:p>
      <text:p text:style-name="Normal"/>
      <text:p text:style-name="Normal">•••</text:p>
      <text:p text:style-name="Normal">Thursday 17th of April 2025, 22:38, day -198</text:p>
      <text:p text:style-name="Normal">It’s late, I ought to go to sleep. I don’t have much to say about today. Right... I wasted the entire afternoon. Or rather, I didn’t spend it writing. Wuthering Waves is goated, so I can’t say my time was wasted. Still, it’s abundantly clear that I still lacked the discipline to stop playing and get to writing. Also, fuck Windows. Its update just messed with GRUB, someway, somehow, and had it pointing at an empty partition for booting. How do you even cause that?</text:p>
      <text:p text:style-name="Normal">Still, “fuck Windows” is too extreme a reaction, too uncontrolled. I understand your dissatisfaction, but keep yourself in check. Keep your emotions in check.</text:p>
      <text:p text:style-name="Normal">I also want to attempt something: waking up at 6am, but having a nap in the afternoon. This will work if an only if I do wake up at 6am, then don’t waste my time in the morning. I have to be strong, and get up when the alarm clock says it’s time to get up.</text:p>
      <text:p text:style-name="Normal">I have to be strong, and face my demons and whatever ghost gets in my way. I want to stand atop human art. That’s an interesting idea... If only we had one more life to chase it. But no, not art in general. We aim for a specific art. I want to stand atop writing.</text:p>
      <text:p text:style-name="Normal">And yet, what’s done is done. You’ve planted a seed unknowingly. “To master art.” I have a feeling. I am unlikely to be the one to do that. This seed will germinate in someone else. The one who will stand atop all arts.</text:p>
      <text:p text:style-name="Normal">Tch, like a lifetime is sufficient to do that. Of course it is, you just need the right circumstances. I could imagine them for you, very easily. That person will come. That person will exist. In that case, let them be, let them have that title. However, let us also make it so that the title comes with a caveat, with a fine print.</text:p>
      <text:p text:style-name="Normal">“The one who stands atop all art*.”</text:p>
      <text:p text:style-name="Normal">*<text:span text:style-name="T4">except for writing.</text:span></text:p>
      <text:p text:style-name="Normal">Yeah, yeah that sounds good. Let’s ruin their title. Let’s have a fight across space and time. But make no mistake, I am not the challenger. You are.</text:p>
      <text:p text:style-name="Normal"/>
      <text:p text:style-name="Normal">•••</text:p>
      <text:p text:style-name="Normal">Friday 19th of April 2025, 22:16, day -199</text:p>
      <text:p text:style-name="Normal">I need to work on my pacing. Also, for some reason I’m falling into repetitiveness in my sentence patterns. That’s not a problem I had before... Other than that, there’s the very obvious fact that while things started well today and right up till the first half or full hour of writing, I then procrastinated away the rest of the afternoon. It’s deeply related to the lack of sleep, that much is clear. While I want to say that willpower alone is capable of offsetting that, I also can’t deny that performance suffers without proper rest. I didn’t rest properly after lunch, something I should have done, and more alarmingly, as of late I’ve taken to force-feeding my brain with content; likely a consequence of lack of full sleep. What’s strange is that I didn’t have as much trouble as I’d expected to get up this morning. Whatever.</text:p>
      <text:p text:style-name="Normal">There’s also something else I’ve been thinking about. At some point I’ll need to publish this story, and give it a title. But I will also need to give it a book cover. And while you can claim all you want that what matters is what’s on the inside, it’s undeniable that the first impression is crucial. Let me cut to the chase: I want to draw the cover art myself. That way I’ll also put that 100€ graphic tablet to use, finally. As for what to draw, I have ideas already. And I also fully intend to use the three-phase framework I created for writing to drawing. And, besides, I’ve noticed that i liked a certain style of art in the wallpapers I pick; since then I’ve believed that if I’d been an artist, that would have been my main style. The problem is time. When? When do I draw?</text:p>
      <text:p text:style-name="Normal">That’s not a question for now. Now, we have to go to sleep. And, think about our style. Our writing style. Pacing and repetition. The former is my most glaring weakness, the latter becomes more obvious the more I write. Goodnight.</text:p>
      <text:p text:style-name="Normal"/>
      <text:p text:style-name="Normal">•••</text:p>
      <text:p text:style-name="Normal">Sunday 21st of April 2025, 00:49, day -200</text:p>
      <text:p text:style-name="Normal">I have to stand up for myself. Stand up to myself, to others, to circumstances, to whatever is trying to get in my way, in the way of mastery and self-mastery. I nearly missed today’s entry because I didn’t.</text:p>
      <text:p text:style-name="Normal">And... A question: how badly do you want it? The title of number one? To be at the top? You’ve come to understand two things: no days off, until your soul, your heart of heart says so. If it hesitates, you know what that means. And you also understand that 8am is best for us. Unfortunately, circumstances make it so that tomorrow, wake up time is 6am. Fight. Fight. Get up. Fuck your excuses. You keep using them, you keep coming up with them, you keep allowing them to rule you. Fuck them. Good night.</text:p>
      <text:p text:style-name="Normal"/>
      <text:p text:style-name="Normal">•••</text:p>
      <text:p text:style-name="Normal">Monday 22nd of April 2025, 00:16, day -201</text:p>
      <text:p text:style-name="Normal">I cannot let circumstances become excuses to not do my best. I allowed it time and again over the weekend. I betrayed my ideal time and again this weekend. I cannot allow circumstances to become excuses not to do my best. At any and all times, the best thing I can do is my best. This means that we’ll have to start doing things that at first glance seem unreasonable. Like cleaning up your setup at midnight because you were out all day and only came home dead tired, but previously told yourself that Sunday would be the day we clean up the setup. It’s only unreasonable at first sight. When you look deeper into it, you can easily see that I did it because I said I would. And, there’s something behind “doing something because I said I would” that’s... Important. More so than immediate logic.</text:p>
      <text:p text:style-name="Normal">Still, I’m liable to fall asleep at any moment. I’ll call it a day. See ya.</text:p>
      <text:p text:style-name="Normal"/>
      <text:p text:style-name="Normal">•••</text:p>
      <text:p text:style-name="Normal">Monday 21st of April 2025, 22:15, day -202</text:p>
      <text:p text:style-name="Normal">どうやら間違っていたようだな。　Digging deeper in my above statements, you’ll find that they’re contradictory. In order to play the best move, flexibility is required to react and respond to situations and changes to them. To stick strictly to “what I said” kills that flexibility. There are things that one ought never go back on, but those are things of the heart. Yesterday’s stubbornness led to my own downfall. I was already in a precarious state, and I aggravated it expecting that things would work out somehow. They didn’t. I should have gone to sleep right away, and instead, thanks in no small part to my exacerbated fatigue, I got the brilliant idea of watching porn. Anyway, there’s no undoing the past. We’ll carry these mistakes.</text:p>
      <text:p text:style-name="Normal">One more thing. I keep on calling myself weak. That’s stupid. But at the same time, I can’t call myself strong; I am not, and I do not like to lie. But if I said that I can do it, then I wouldn’t be lying. If I said that I can get stronger, that I can achieve my dreams, that I can be the best ever, I wouldn’t be lying. Because I can.</text:p>
      <text:p text:style-name="Normal">I’ve got to keep on paying attention to what I’m doing wrong, and try to come up with ways to do better. As long as I live, I’ll keep on trying to become my ideal self, no matter how many times I fail, how many times I fall. Good night.</text:p>
      <text:p text:style-name="Normal"/>
      <text:p text:style-name="Normal">•••</text:p>
      <text:p text:style-name="Normal">Tuesday 22nd of April 2025, 23:55, day -203</text:p>
      <text:p text:style-name="Normal">That’s a lot of days. That’s a lot of entries. You wrote well today. You wrote well enough that you afforded yourself the message “あら。。。 How strange… Now we don’t feel like playing video games anymore. Welcome back, this is the magic of writing. It’s been a long time.</text:p>
      <text:p text:style-name="Normal">I don’t know what to do now, though. “</text:p>
      <text:p text:style-name="Normal">Congratulations. We’ve been writing a lot. I want you to keep this up. No… I want more. Kobe Bryant worked so much harder, so much more than I am working. If am ever to become the best, I have to do more. A lot more. Good night. See you tomorrow.</text:p>
      <text:p text:style-name="Normal"/>
      <text:p text:style-name="Normal">•••</text:p>
      <text:p text:style-name="Normal">Thursday 24th of April 2025, 01:06, day -204</text:p>
      <text:p text:style-name="Normal">It feels pretty bad to be given a full day to write, and waste it all doing something else. Ignorance is bliss, and this pain is the price I have to pay for having been aware the whole time that I should stop playing and go write. I want to say that it’s normal, given my history, that I expect there to be a continued alternation between days when we make good choices, and other days. But... I’m still disappointed. Disappointed, because I wanted myself to do more, to do something else. Disappointed, because others can, did, and do do more. Others could, but here I am. Why didn’t I? What’s wrong with me? Why am I like this? What is it that I need to change? I’m impatient, I know, and changes take time, I know... But... Why can’t I pull off a miracle?</text:p>
      <text:p text:style-name="Normal">I’ve decided. I’ll try to pull off a miracle. To simply play my very best, for as long as I remember to. Forget becoming the best, if I keep on disappointing my own lowly standards, there’s no future where I’m the best. I want to become the best, I have to put in the work. If I want to become the best ever, I have to put in more work than anyone ever has or ever will. Doubly so because I was born completely average, if not below average. Right... I think I kept on forgetting to write this: willpower is a trait in the same vein as intelligence, in all likelihood. Some are born with more of it than others. Yeah, that answers my earlier question, at least in part. But I don’t care. That doesn’t matter. The only thing that matters is how I handle myself, my feelings, and my future.</text:p>
      <text:p text:style-name="Normal"/>
      <text:p text:style-name="Normal">… I need to be honest with myself. An honesty that I can only achieve on an empty mind, on an empty heart. I’ve been feeling off, these past few days, and I’ve only noticed it now. I know what it is: I’m using mastering writing as an excuse to avoid all other responsibilities, aren’t I? I’m using that as an argument to not study, to not consider what I ought to consider. That’s the wrong thing to do. No, this is the worst part, I want to convince myself that it’s not wrong. But I should be objective. And, objectively, I don’t know. I would have to think about it. It’s extremely hard, to get past these final layers around my own heart. I thought I was good at introspecting, but I’m clearly hiding things from myself still.</text:p>
      <text:p text:style-name="Normal">I ought to quietly give myself up to my own heart… Not… Quite. I should... Do my best to please it, rather. No, not even that. My heart only speaks at certain times, of its choosing. I should listen carefully when it does. Most of the time, it only ever whispers, just like me. I know it’s not always right, but its voice is always worth your attention.</text:p>
      <text:p text:style-name="Normal">Actually… There was something else I’d come back here to discuss, but I figured I’d start with the argument of “feeling off”, just so I would have a more solid grounding for this next question. Do I really care about becoming the best ever? I don’t, do I? I play the game on difficult mode, I completely lack external motivations. Except for a soulmate, but that’s not a source of motivation. I’ve decided to make peace with the fact that as the creator of a story, I’m a God. I am a God to my characters, to my world, but I am also everyone and everything’s parent. As such, it’s my responsibility to see my stories through.</text:p>
      <text:p text:style-name="Normal">I just killed my external motivator, but it wasn’t a complete lie. I do want to make my stories the best I can make them.</text:p>
      <text:p text:style-name="Normal">Hey… I have a feeling… Because of these decisions just now, and because in the immediate future we’ll make some questionable decisions, we’ll find what we want. Let’s stop with the cryptic. I’m probably going to abandon the project, and the promise to my friend of working on it one hour a day. I’m probably going to write every hour I can. That’s what my heart wants. To break a promise I was never committed to keep. To do what my guts tell me to do. To immerse myself in a different world.</text:p>
      <text:p text:style-name="Normal">I… I’ve always been somewhat purist. Somewhere in me, there’s always been an unfounded belief that… There’s something to be gained, there’s something nuique about… About… About having a dream that depends only on myself. About having ideas and ideals that do not depend on circumstances. About allowing only myself as my only anchor, and only using “pure” ideas to fuel my will, my true wants, and myself. God of my story, I’m sure not even you know what will happen for certain, for my future is in my hands, as all Gods want for their children. Good night, sleep tight, and don’t let the bedbugs bite. See you tomorrow.</text:p>
      <text:p text:style-name="Normal"/>
      <text:p text:style-name="Normal">•••</text:p>
      <text:p text:style-name="Normal">Thursday 24th of April 2025, 21:13, day -205</text:p>
      <text:p text:style-name="Normal">A good day. I ought to break it down tomorrow, to expose why today was a good day. Tomorrow. Good play implies brain usage, couple that with my sleep deprivation and I’m currently on the verge of falling asleep. This is the first time,that I postpone an entry because it’s good. I can see the uniqueness of the situation. Good night. Oh, as a substitute, I’d like to place the contents of today’s temp file.</text:p>
      <text:p text:style-name="Normal"/>
      <text:p text:style-name="Normal">&lt;Ah...&gt;</text:p>
      <text:p text:style-name="Normal">&lt;Perhaps I like using these brackets.&gt;</text:p>
      <text:p text:style-name="Normal">&lt;What do you call them?&gt;</text:p>
      <text:p text:style-name="Normal">&lt;We ought to write. What shall we do?&gt;</text:p>
      <text:p text:style-name="Normal">&lt;A strange question, shouldn’t we write?&gt;</text:p>
      <text:p text:style-name="Normal">&lt;Indeed... I see, I’m experiencing fatigue from lack of sleep. That’s something I should work to overcome.&gt;</text:p>
      <text:p text:style-name="Normal">&lt;So... Pacing. It’s our greatest weakness, the one thing we can’t seem to be able to control.&gt;</text:p>
      <text:p text:style-name="Normal">&lt;I’m dead, but I’m alive. I’m feeling tired, but I know I can work. I have to put my mind to it. Yes, it starts with posture, but that’s just the beginning. Now comes the choices. What do we do? We put in the work.&gt;</text:p>
      <text:p text:style-name="Normal">&lt;Pacing. Let us write about it. How should I pace my story? No, that’s not the issue. The issue is me, and my lack of usage of phase 2.5. I have to use it more, and understand the pacing I want. The issue is my style, which has come to be very descriptive and slow, hence the pacing. So... I have to cut down on details. I have to learn to cut corners... I see now. I normally refuse to cut corners... That’s the issue, in all likelihood. Because I refuse to cut corners, I feel a duty to describe a scene in its utmost details. And, I like using details to ground a scene.&gt;</text:p>
      <text:p text:style-name="Normal">&lt;Still, it was a good idea to analyse our own style, or rather, to think that the source of our slow pacing is our style. How do you propose we fix that?&gt;</text:p>
      <text:p text:style-name="Normal">&lt;With fast-paced action. The nature of this story doesn’t lend to that, so it’s not the best learning ground. It could, however, be used as an advanced learning ground, an unforgiving one, a devious one where it’s easy to fall into slow pacing. And, in all honesty, we both know how we feel about trying to write a new story. Ideas ought to come on their own, they have to grow. We can’t force them into existence.</text:p>
      <text:p text:style-name="Normal">I guess I’m saying that we ought to use this story as a way to learn pacing too. Now, one of two things: either we review the current state of the pages and try to improve pacing, or we do that later. My guts tell me to do that later, and that we learn to pace well now so that we come back later with a good sense of what to do. Because it’s true that as of now, I’m reluctant to kill my babies, and I can only think of one scene, one paragraph I could streamline.&gt;</text:p>
      <text:p text:style-name="Normal">&lt;Understood, then we shall do just that. Although, before that, did you know that I’m dying? I’d like some form of help somehow, is willpower the only thing we have to counter our fatigue?&gt;</text:p>
      <text:p text:style-name="Normal">&lt;We also have access to writing. Ideally, we get so engrossed in it that we forget our fatigue, but in reality that comes from making a series of great decisions quickly, something we’re not exactly in a state to pull off. Food is a terrible idea, that’s a premise. As for drinks, since coffee is a no-go now, we have either water, milk, or we can make some tea or hot chocolate or anything in-between. Hot water. Let’s make some hot water. Anything else is likely to make us more sleepy.&gt;</text:p>
      <text:p text:style-name="Normal">&lt;Let’s get to work.&gt;</text:p>
      <text:p text:style-name="Normal">&lt;My codename is Harmony. Hello.&gt;</text:p>
      <text:p text:style-name="Normal">＜言ったはずだ。今なら修正はしないほうが良い。＞</text:p>
      <text:p text:style-name="Normal"/>
      <text:p text:style-name="Normal">Good night, see you tomorrow.</text:p>
      <text:p text:style-name="Normal"/>
      <text:p text:style-name="Normal">•••</text:p>
      <text:p text:style-name="Normal">Saturday 26th of April 2025, 04:14, day -206</text:p>
      <text:p text:style-name="Normal">The key to yesterday was listening. Listening to my heart and doing as it commanded. Making the harder choices. Something I didn’t do today. The strength to do what must be done compounds over time, but breaking the chain slows growth down significantly. I’ve also spotted impatience as a flaw. I’m impatient. No wonder I want to play perfectly right away. But I know I must play on probabilities, and the strategy with highest probability to succeed is “slow and steady”. Slow and steady. See you tomorrow.</text:p>
      <text:p text:style-name="Normal"/>
      <text:p text:style-name="Normal">•••</text:p>
      <text:p text:style-name="Normal">Saturday 26th of April 2025, 23:22, day -207</text:p>
      <text:p text:style-name="Normal">またね、しおん！ Have a nice life!</text:p>
      <text:p text:style-name="Normal">As for me… There’s something that’s been going on for a few days now, but I’ll wait to see if it continues and stabilises before talking about it. Perhaps I’m afraid to jinx it. An unfounded fear. Let me try to explain it then. I feel like my awareness has awakened, perhaps as a result of suffering so many defeats. I’ve been consistently in a state where I don’t care about much, and I just try to do my best. It’s started happening about four days ago, when I went to uni on four hours of sleep after failing to do anything other than play video games for an entire day and into the night. A state of decreased... cares, increased awareness, with a vague, underlying sense of needing to overcome myself.</text:p>
      <text:p text:style-name="Normal">Since I clearly like to play Wuwa and will use any to boot it, I’ve decided that I’ll play it exclusively on Fridays and Sundays.</text:p>
      <text:p text:style-name="Normal">I also once again got to appreciate how my intelligence was nothing special. But in that case, there are some things that I can hardly explain. Some separate episodes, as well as... Our confidence in our stories. I see, that last one is misplaced confidence. Except it isn’t. For some reason, perhaps because I am myself, I believe there’s something special about me. Something deeply related to the purism I mentioned. In any case, I’m tired now, I’m going to sleep. Goodnight.</text:p>
      <text:p text:style-name="Normal"/>
      <text:p text:style-name="Normal">•••</text:p>
      <text:p text:style-name="Normal">Monday 28th of April 2025, 03:43, day -208</text:p>
      <text:p text:style-name="Normal">It’s not that self-control is inexistent. It’s that we lack the ability to make sacrifices. We removed ambition, we removed the cog that connected it all, but that’s not the only issue. Even if ambition were there, our various skills are… Some leave much to be desired. Ah, impatience is striking again. I’d made a pact. Since we clearly like playing Wuwa, we’ll play on Fridays and Sundays exclusively, and I would honour my part of the contract, so I expect you to do the same.</text:p>
      <text:p text:style-name="Normal">Oh, by the way, the “thing that’s been going on for a few days” seems to be that since my brain is put so often into some form of critical state through my misplays, it just automatically sharpens in response. I will try to remember the feeling and reproduce that state without the “critical” part.</text:p>
      <text:p text:style-name="Normal">But I must admit, while right now is not the time to be making decisions, I do want to be impatient. I want it all from you. Perhaps by persisting in our impatience, we’ll eventually achieve what we’re so impatient to achieve. Become who we want to become. To do that, we must make sacrifices. What am I willing to do for my future? It should be obvious, but why is it so hard to do? I’m impatient, and I want my impatience to pay off. The singular change I want from you is to make sacrifices. I want to be able to make sacrifices.</text:p>
      <text:p text:style-name="Normal">Sacrifices. What am I willing to sacrifice... We’ll see. You’ll show me.</text:p>
      <text:p text:style-name="Normal"/>
      <text:p text:style-name="Normal">•••</text:p>
      <text:p text:style-name="Normal">Monday 28th of April 2025, 23:20, day -209</text:p>
      <text:p text:style-name="Normal">Got invited to a boxing gym by a friend. Went there. Barely survived. Haven’t trained properly in a long time. No stamina. But... I barely survived. I have to try harder. I have to approach death, if that’s what it takes.</text:p>
      <text:p text:style-name="Normal">Isn’t that an exaggeration?</text:p>
      <text:p text:style-name="Normal">It is. It absolutely is. Should it be done though? Train like you fight, fight like you train. It should be done. I can’t miss a day. I have to fight. I have to go the days I have to go. I’m modifying the schedule very slightly. Mondays, Wednesdays and Fridays we study before going to the gym. Every othe day, we write. Sacrifices. I have to be able to make sacrifices. Tomorrow, I have to wake up early. I can’t fuck up like I did today. I have to get up.</text:p>
      <text:p text:style-name="Normal">Let’s go to sleep. See you tomorrow.</text:p>
      <text:p text:style-name="Normal"/>
      <text:p text:style-name="Normal">•••</text:p>
      <text:p text:style-name="Normal">Tuesday 29th of April 2025, 00:39, day -210</text:p>
      <text:p text:style-name="Normal">The shittiest performance I’ve showed in a... Very long time. A very, very long time. My play should have at least been passable, if not decent, but for some reason, for some reason I don’t know, I ended up masturbating twice. Why? I don’t know why. My weakness shouldn’t warrant that.</text:p>
      <text:p text:style-name="Normal">We’re not sure why temptation was especially strong today, perhaps yesterday’s training and atmosphere caused an increase in testosterone or something. Regardless, it’s about from now on. Put simply, this can’t be it. This simply can’t be our life. I don’t care what the cause is, this can’t be our performance. This can’t be our future.</text:p>
      <text:p text:style-name="Normal">I wish to kill you, one way or another. So, let’s consider our future. What do we do from now on? Nothing we do seems to work, perhaps because we lack consistency, or perhaps because we’re not doing what’s right. Let’s go back to the very basics. What should we be doing? Studying is our realistic number one priority. Then can come my hobbies, or the things I want to do. Writing is what I want on top of that list. Right... Writing should be on top of that list... We have already shown a lack of capacity to do more than that. So, we’ll stick solely to those two things. Solely. Self-mastery and the project are... Abandon them. For the time being, abandon them.</text:p>
      <text:p text:style-name="Normal">And yet... Is this what I want? Is this really what I want? We should give equal consideration to our realistic priorities+emergencies, and our... Dreams. Perhaps they should become impossible for a moment for us to realise whether they’re really dreams to us or not. Perhaps we should die for a moment to understand that. No need to.</text:p>
      <text:p text:style-name="Normal">I don’t want a future of compromises. I don’t want a future where only half of our goals are achieved. I want all or nothing, even if nothing is far more likely than all. I’m shit. Right now, I’m utter dogshit. I’m less than nothing in the grand scheme of things. Not that I care about that. But the point is, I want... More. I want to become more. More influential, and have a legacy. But more than that, I want to become that ideal self.</text:p>
      <text:p text:style-name="Normal">Two days. I give you two days to make reckless choices in the name of our future. You’ve got two days to show me you can fight. Two days to show me how hard you fight. You fail that, we change paths.</text:p>
      <text:p text:style-name="Normal"/>
      <text:p text:style-name="Normal">•••</text:p>
      <text:p text:style-name="Normal">Wednesday 30th of April 2025, 23:24, day -211</text:p>
      <text:p text:style-name="Normal">What a tumultuous month. Just today, I wrote this: 「自殺したい」と言う気持ちはようやく分かってきた。そうか。こんなもんか。自分は自分に失望しすぎて、本当にどうしょうもねえってことさ。Not that I... This is hard to justify. I understand the feeling. That’s all there is to it. I did think it, for a split second. Nothing in particular happened today, I just... I guess I came to realise how... Terrible, I am. Worthless? Useless? A waste? I felt that my existence wasn’t justified, that I didn’t justify it. I understood just how weak, how vulnerable I am. I guess I’m flirting with despair. A failure. That’s the word.</text:p>
      <text:p text:style-name="Normal">Anyway, I’m going back to the basics. Dropping everything else. University, writing, that’s all I’ll focus on. The hope is that I’ll grow as I do that, and become capable of adding more stuff on top, eventually.</text:p>
      <text:p text:style-name="Normal">But I think that’s enough self-pitying. Perhaps... No, I brought this experience down upon myself, and... And now that I understand, no, I can’t claim that, but now that I have an idea what it means to want to die, I want to write better. I want to write her story better. This is something I’d have never known. This experience, I’ll give it to her. She, nameless. A girl, faceless. I’m her God, her parent, her creator, and if nothing else, if it gives me nothing else, I want to give her this experience. To her, and to you.</text:p>
      <text:p text:style-name="Normal">And me. My name is harmony. I... Wish for something I can’t describe. Beyond happiness, beyond glory, beyond fulfilment. I want... What do I want? I have to become the best, and at this rate, that’s a dream within a dream. harmony. That’s my name.</text:p>
      <text:p text:style-name="Normal"/>
      <text:p text:style-name="Normal">•••</text:p>
      <text:p text:style-name="Normal">Thursday 1st of May 2025, 22:49, day -212</text:p>
      <text:p text:style-name="Normal">You’re late. You should have gone to sleep 50 minutes ago. And improve on your writing. We need to. We need to learn how to pace stories. We also need to find a way to put university into the mix. And only university. Let me think. For fuck’s sake why in love’s name ar ewe incapable of waking up early... That would solve all of our problems. Discipline. We lack strength. That’s why. We lack the willpower to wake up early when there’s only us telling us to do that. For the sake of our future, for the sake of dreams, for the sake of not fucking killing ourselves, I <text:span text:style-name="T1">have </text:span>to wake up early in the morning. But it also means we <text:span text:style-name="T1">have</text:span> to nap in the afternoon. Not rest, <text:span text:style-name="T1">nap.</text:span> Fuck all of your excuses and pathetic feelings. You have to be disciplined. We’re waking up at 6am. If you don’t, I’ll really be tempted to kill you.</text:p>
      <text:p text:style-name="Normal">Wisdom. That’s what we pledged to follow. While we’re not focusing on self-mastery anymore, it still holds that our every action shapes who we are. And I’m not having you... Sigh... Have we actually stopped focusing on self-mastery? That’s... sad. But it’s a necessity. At the moment, we’re incapable of striving for it while balancing everything else. we’re focusing on two things, with the hope that we’ll grow strong enough to be able to go back to self-mastery. Alternatively, there’s also the possibility that self-mastery and mastery of writing are the share path for a good while. Because... I really want to become that ideal self. Or perhaps, I really don’t want a future where I fail to become him.</text:p>
      <text:p text:style-name="Normal">Still, what you said above is grounded in truth. we really are flirting with self-hatred right now. Do your best to wake up at 6am, and take a nap in the afternoon. This is so that we can study in the morning, so don’t forget to do that. Go to sleep now.</text:p>
      <text:p text:style-name="Normal"/>
      <text:p text:style-name="Normal">•••</text:p>
      <text:p text:style-name="Normal">Friday 2nd of may 2025, 22:26, day -213</text:p>
      <text:p text:style-name="Normal">Better than yesterday, but still not ideal. I also realised that the reason I couldn’t wake up early in the morning was that I had no valid reason to. This morning, I decided to write instead of studying, I decided to wake up so that I could actually do something I wanted to do. And now, I can’t help but lament: I’m not in a position to do this for the rest of my life. I’m simply not in a position where I can write every hour of the day. We wake up to write. And, we nap in the afternoon to recover the lost sleep.</text:p>
      <text:p text:style-name="Normal">I do not hate myself, but my own life is so underwhelming, I’ve achieved so little in retrospect. Harmony, we’ve brought nothing but shame on this name. harmony. A slightly revised version of the name. Something to make it more subtle. Something to erase the stains of the past. Let’s go to sleep, we should have done so thirty minutes ago.</text:p>
      <text:p text:style-name="Normal"/>
      <text:p text:style-name="Normal">•••</text:p>
      <text:p text:style-name="Normal">Saturday 3rd of May 2025, 22:40, day -214</text:p>
      <text:p text:style-name="Normal">Late again. I have to take this more seriously. And, writing... It’s true that I can’t “try hard” at actually writing because it kills my imagination, but I have to find a way to try hard differently. And, for now, the only thing that comes to mind is thinking. Thinking and thinking. I guess I ought to get up and walk sometimes, to diversify my environment and get some inspiration. But, the main point is, I hate it when I don’t know what to write, how to continue. I have to find a way around that, and persevering in thought might be the only way. Persevering. Goodnight, harmony.</text:p>
      <text:p text:style-name="Normal">Oh... I forgot. Let me paste this right here, an excerpt from today’s throwaway.</text:p>
      <text:p text:style-name="Normal">“but we’re struggling. we don’t know how to continue writing. Or... We’ve been going at it wrong, haven’t we? We have to work without music, without anything, just ourselves. I... I got complacent. What I want isn’t fleeting enjoyment. What I want isn’t just a couple smiles, a couple giggles. I want passion. I want a flame that burns ever so brightly, ever so strongly. And to get that, I have to... Try hard. I have to try hard. To do my best. Because this isn’t my best. I could do more. I have to do more.”</text:p>
      <text:p text:style-name="Normal"/>
      <text:p text:style-name="Normal">•••</text:p>
      <text:p text:style-name="Normal">Sunday 4th of May 2025, 22:04, day -215</text:p>
      <text:p text:style-name="Normal">A satisfactory day... Is what I’m almost tempted to say. But good enough is neither good, nor enough. I want more from you. I want to die knowing I’ve lived to the fullest, knowing I’ve given this life my all. So good enough is neither good, nor enough. We worked out harder than ever, only to notice that we really did take it too easy in our workouts in the past. We’ll do more. We have to do more. We’re already late: we should be sleeping right now. Let’s go. Good night.</text:p>
      <text:p text:style-name="Normal"/>
      <text:p text:style-name="Normal">•••</text:p>
      <text:p text:style-name="Normal">Monday 5th of May 2025, 22:00, day -216</text:p>
      <text:p text:style-name="Normal">Earlier. We have to go to sleep earlier. And, I couldn’t contend with writer’s block today. Frustrating. No, I couldn’t contend with myself. This time, I played it safe and rested. I followed wisdom, as you commanded. But truth be told, I want more. Now... Now that I’m in this position where I’m more rested, I can imagine it.</text:p>
      <text:p text:style-name="Normal">... And what I imagine isn’t what I want. Works of the mind are different from works of the body. Rest is actually necessary. I need to maximise writing time, and for that, I need rest. Proper rest. Meaning, go to sleep now, and fight later.</text:p>
      <text:p text:style-name="Normal"/>
      <text:p text:style-name="Normal">•••</text:p>
      <text:p text:style-name="Normal">Tuesday 6th of May 2025, 21:57, day -217</text:p>
      <text:p text:style-name="Normal">Great fight, but it’s far from over. We know that consistency is key. Keep this up, keep this up and become your ideal. Keep chasing your ideal. We owe a lot to the giants that are Kobe and Micheal Jordan. Hyper-competitiveness. It is far from over, and you have shown me that you are capable of not resting. Rest at the end, not in the middle. See you tomorrow.</text:p>
      <text:p text:style-name="Normal"/>
      <text:p text:style-name="Normal">•••</text:p>
      <text:p text:style-name="Normal">Wednesday 7th of may 2025, 21:47, day -218</text:p>
      <text:p text:style-name="Normal">Better, let’s not stay here too long. I owe much to Kobe and MJ. I thought that I would have to discover my path all alone, but they showed me that it’s possible, to go through the week and more without a rest day. And, I owe thanks to myself, for going through the week and more without a rest day, for keeping up the effort. It’s a great thing to see, and I can only pray that I’ll sustain it for years to come. Pray, or make my own prayers come true.</text:p>
      <text:p text:style-name="Normal">Writing. There’s ups and downs. Let’s start with the downs: I waste too much time. Too much of the time i sit in front of my computer, with the story open and waiting to be written, I don’t do anything. I gotta change that. I have to be more efficient with my time. The up: I laughed a lot today. Giggled like a schoolgirl, because it was fun. Of course, there’s no knowing whether it will be as fun for you to read as it was for me to write, and in all likelihood I’ll need to revisit this passage. But, it was fun.</text:p>
      <text:p text:style-name="Normal">Tomorrow, how do I make time to write? The early wake up’s going to go to preparing to go to uni, so what... I have to wake up earlier than usual then. 4am. Listen, we said we’d go easy on the coffee, and put at least multiple days between each cup, but I think... Tomorrow, we’ll need it. Then, no more coffee for the rest of the week. Unless it’s a dead emergency. But here, I’m doing something more important than managing caffeine addiction: I want to show dedication, I want to develop obsession. Wuwa is goated and I’m loving it, but I want to become such that whenever I have some free time, the first thing I think of is writing. We wake up at 4am or die trying, let’s go.</text:p>
      <text:p text:style-name="Normal">Oh, and by the way: lose some weight.</text:p>
      <text:p text:style-name="Normal"/>
      <text:p text:style-name="Normal">•••</text:p>
      <text:p text:style-name="Normal">Thursday 8th of May 2025, 21:40, day -219</text:p>
      <text:p text:style-name="Normal">...</text:p>
      <text:p text:style-name="Normal">...</text:p>
      <text:p text:style-name="Normal">... What is there even to say? I failed to wake up at 4am. And, things didn’t go all that well in uni, I wasn’t very productive. I came home tired, very much tired, after running some errands. Also, I haven’t mentioned this at all, but the nightfront’s been getting very... Bad, lately. I thought that if I performed well, it would be reflected in my dreams too, but it was the opposite, and things have been consistently... Bad, over there. On top of all that, today, for some reason, for some misfortune, I’ve been exposed to a lot of lewd stuff. And the fact that I haven’t rested in so long...</text:p>
      <text:p text:style-name="Normal">It was only natural that today was a catastrophe... Or was it?</text:p>
      <text:p text:style-name="Normal">Gotcha there, didn’t I? Everything above is true, except that today wasn’t a catastrophe. It would have 100% been one had I been my old self. I do not know what changed, I do not know what i was thinking, or what I’ve done right, but today, today, in despite of everything, in despite of my mental fatigue, in despite of everything that got in my way, I planned around in unconventional manners to maintain the schedule, and I did everything I planned on doing.</text:p>
      <text:p text:style-name="Normal">I don’t say this very often, but I’m proud of what I’ve done today.</text:p>
      <text:p text:style-name="Normal">And, actually, i do know what I did right. I stood on the shoulder of giants. MJ, and Kobe, now I believe that it’s as you said: greatness is how much you can inspire the ones around you, the next generations. I want to become great.</text:p>
      <text:p text:style-name="Normal">But, I have to be fair: it’s not just about standing on the shoulder of giants. They allowed me to see what was possible, what my way could be, but it was up to me to walk it. And I’m grateful to myself that I walked it, against all odds. I’ve pushed through today, and I’ve pushed through a week without rest. Because of these two things, and because of what I’ve learned from the greats, I know I can keep this up for years on end.</text:p>
      <text:p text:style-name="Normal">Whether I believe I can or whether I believe I can’t, I’m right. And I believe I can. Rest is not something I get by lazing around for an entire day. Rest is about being disciplined, disciplined enough to go to sleep on time and get the amount of sleep and rest I know I need and have assigned myself. Because when you are disciplined, you are strong, and when you are strong, the rest you set for yourself is sufficient. I don’t know how to explain it, but that’s the way it works. I have to go to sleep now, good night.</text:p>
      <text:p text:style-name="Normal"/>
      <text:p text:style-name="Normal">•••</text:p>
      <text:p text:style-name="Normal">Friday 9th of May 2025, 21:52, day -220</text:p>
      <text:p text:style-name="Normal">I was about to be subjective, but being objective is the correct choice according to my instincts. If we look solely at performance, today wasn’t bad at all, but it wasn’t great. We’re still extremely wasteful with our time. We have to be more efficient.</text:p>
      <text:p text:style-name="Normal">But if we relativise, I’m doing better than past me. I haven’t mentioned it, but this morning I realised and remembered that the days immediately following a victory are the most dangerous ones, because of complacency and the relaxation. And today, by past standards, I should have lost to temptation.</text:p>
      <text:p text:style-name="Normal">Anyway, have I talked to you about our lords and saviours, the Black Mamba and Black Jesus? Kobe and MJ. I really am standing on the shoulder of giants, and I have them to thank for this. Them and me, but mostly them. I have to keep a cool head on my shoulders, stay humble, and maintain focus. I’ve got to keep fighting, every day. Every single fucking day. And I will. Let’s go to sleep. While I haven’t said a word of it yet, I am struggling to wake up at 6am. In fact, I never wake up at 6 sharp, always some time later. Why is that, I wonder. In any case, time to go to sleep now, good night.</text:p>
      <text:p text:style-name="Normal">And, keep this up. Never stop fighting. Against yourself, and all that persists in our way.</text:p>
      <text:p text:style-name="Normal"/>
      <text:p text:style-name="Normal">•••</text:p>
      <text:p text:style-name="Normal">Saturday 10th of May 2025, 22:02, day -221</text:p>
      <text:p text:style-name="Normal">Where do I even start... From the fact that I’m late? No need to be overly critical. In fact, that’s actively harmful. Stay as neutral as possible. We start from the beginning. So much happened I’m not even sure all of this happened within the last 24 hours.</text:p>
      <text:p text:style-name="Normal">Did it really start yesternight? I think so, otherwise I would have talked about it yesterday. Yesternight. Yesterday I drank coffee, since I knew I was more tired than I really felt and hoped it would help me. However, while I did drink the cup in the morning, I could not fall asleep at night. I suppose caffeine detox did its job too well. Fact of the matter was, I was well aware that days after big wins were and are the most dangerous ones, because of complacency. Add to that the fact that I lay in bed, unable to sleep with nothing to do on top of my mental fatigue, and of course temptation would pounce on me.</text:p>
      <text:p text:style-name="Normal">So maybe this is getting old, but have you a moment to talk about our lords and saviours, Kobe and MJ? Their lessons really came in clutch. One step in front of the other, do not look at the entire mountain, focus on putting one step in front of the other. Any other me would have lost to temptation yesternight. It was just too strong. It was so strong, I didn’t think I could possibly resist it. So I decided fuck that bitch ass talk: I would fight, and I would go down fighting. If I could only resist for one minute, then so be it, I’ll resist for one minute. But, I’m not entirely stupid, and I put one foot in front of the other. I resisted one minute. Then I resisted another minute. Then another. And before I knew it, I was fast asleep.</text:p>
      <text:p text:style-name="Normal">The nightfront was... calmer than in the past few nights. I’ll take it.</text:p>
      <text:p text:style-name="Normal">Then comes today. For the first time since I can remember, I was efficient with my writing this morning. That I felt rested certainly helped. Still, mental stamina needs working on.</text:p>
      <text:p text:style-name="Normal">Also... Hunger. Physical hunger. In trying to lose weight, I’ve limited the amount of food I ate at meals. But this meant that i’m essentially under-eating, leaving me in a constant state of hunger, which leads to snacking and erodes both my focus and my willpower. And then, I remembered that some ten years ago, I already did something similar to this. Way, way back when I just started working out, I used to follow along Shaun T’s Insanity:max thirty training regimen on YT, every day without rest, as I hadn’t known the concept of rest days yet. And I’d also essentially starved myself. All in an effort to lose weight. And where did that lead me? Nowhere in particular, as far as my main goal was concerned. Under other aspects though, it was an important period. This is why I’ve decided that I’ll “fight till I’m dead, eat till I’m fed, never gonna stop, to catch my breath.” A bit ironic that the song is called “Hungry”, now that I think about it. Train well, rest well, eat well, sleep well. And, I must say, it’s only been a few hours, but having one’s stomach full is a different beast. It’s a far cry from the constant hunger I felt.</text:p>
      <text:p text:style-name="Normal">Second to last thing: studying. Today was a studying day, but I procrastinated until 1700 by playing Wuwa (which is goated btw), and only then did I start studying. However, unlike usual where I would reprimand myself and then study right away, I used that thing in between my ears, and thought. I would normally start with the question “what is wrong with me? Why am I so weak?” But I rightfully noted that they’re unhelpful. So instead, I asked the question “why didn’t I feel like studying? What went wrong?” Bingo. Some analysis later, and I’ve come to this conclusion: I don’t have a drive to study. I still don’t have it, but now, at the very least, I have a reason to: I want to stand on my own two legs, I want to become independent, find a job and have a house that’s mine. I don’t have a strong drive, but I have a reason to study now, and that’s much better than what I had before; it’s much better than nothing.</text:p>
      <text:p text:style-name="Normal">Finally, I also realised that I have yet to introduce my new schedule. Let’s change that:</text:p>
      <text:p text:style-name="Normal">6am~8am: Wake up, go through morning routine</text:p>
      <text:p text:style-name="Normal">8am~10am: Write</text:p>
      <text:p text:style-name="Normal">10am~2pm: Chores, eat</text:p>
      <text:p text:style-name="Normal">2pm~3pm: Nap</text:p>
      <text:p text:style-name="Normal">3pm~7pm: Depending on the day, either write or study</text:p>
      <text:p text:style-name="Normal">7pm~8pm: Write, or if it’s a study day, work out</text:p>
      <text:p text:style-name="Normal">8pm~10pm: Dinner, down time, sleep</text:p>
      <text:p text:style-name="Normal">I aim to write as much as possible. One day out of two will be dedicated to it, the other day i study and workout. There are no rest days, something which should be clear by now. i’ll do my best to maintain and adapt this schedule for as long as possible. I’m aiming at least a couple decades, and I’m going at it one day at a time. One foot in front of the other. Good night. Keep this up. And stay humble. Humble, but confident.</text:p>
      <text:p text:style-name="Normal"/>
      <text:p text:style-name="Normal">•••</text:p>
      <text:p text:style-name="Normal">Sunday 11th of May 2025, 22:33, day -222</text:p>
      <text:p text:style-name="Normal">Continuity is nothing but an illusion, and reality will stop routines dead in their tracks in the blink of an eye. The fragility of life is hidden to us, by ourselves, and to the best of our abilities when we live in a society. Fortune, or lack thereof, will inevitably remind us one day that we cannot deceive ourselves forever. I was lucky this time around, just like I was lucky a year and a half ago. Nothing overly grave happened, but something could have very well have.</text:p>
      <text:p text:style-name="Normal">Still, it is up to me to continue my routine and push through the day no matter what. Today is not a failure, because you caught yourself at the last minute.</text:p>
      <text:p text:style-name="Normal">Let’s try and do our best tomorrow too.</text:p>
      <text:p text:style-name="Normal">By the way, I’m considering something: if by the end of this month, we... No, we wake up at 6. We wake up at 6, and you fight. Good night.</text:p>
      <text:p text:style-name="Normal"/>
      <text:p text:style-name="Normal">•••</text:p>
      <text:p text:style-name="Normal">Monday 12th of May 2025, 22:16, day -223</text:p>
      <text:p text:style-name="Normal">I have to fight harder, do more, do better. I’m... Not doing my best. It’s not that there’s been a drop in performance, it’s more like... We’ve plateaued? And yet, we’re still so far from our ideals. we’re settling into a routine, we’re not pushing ourselves beyond our own limits, are we? We are growing complacent, and we aren’t growing anymore. That’s what’s happening. We’re settling into a routine, and the hunger is dying away as a result.</text:p>
      <text:p text:style-name="Normal">We’ve got to try harder. Comfort will be the end of us. I’ll allow myself to grow comfortable once I’m satisfied with my routine. But until then, we keep searching, and searching means doing more. Searching means searching how far we can push ourselves. What we search are our limits. Good night.</text:p>
      <text:p text:style-name="Normal"/>
      <text:p text:style-name="Normal">•••</text:p>
      <text:p text:style-name="Normal">Tuesday 13th of May 2025, 22:42, day -224</text:p>
      <text:p text:style-name="Normal">How do I start... With the conclusion, I think.</text:p>
      <text:p text:style-name="Normal">I don’t love writing. I’m not obsessed with it. That’s where all the problems come from. That’s where today’s defeat stems from. Willpower alone will not give me what I want. Mine is insufficient, and even if it weren’t, there’s only so much it can accomplish. This morning, I figured out that I should imbue it with emotions, but I don’t know how to do that.</text:p>
      <text:p text:style-name="Normal">The real difference between me and the greats is the love for the game. I, don’t have it.</text:p>
      <text:p text:style-name="Normal">I’ve reached only one conclusion: I want to write beautifully. Despite everything I’ve said, despite all my theorising, I feel from deep within, that i lack control over my own writing. I want to make it beautiful. I want to fall in love with my own writing. Then, the only problem will be to make time and energy for it. I want to fall in love with my writing... I want to write beautifully... How do I achieve that, I wonder?</text:p>
      <text:p text:style-name="Normal">I do not know. I... It’s the process I want to love, in reality.</text:p>
      <text:p text:style-name="Normal">However, that doesn’t mean we everything falls apart. The process, is just one part of the puzzle. The most important part, yes, but still only one part. How do I fall in love with the process... Perhaps my personality disallows for that. Then, I would need to change. Emotions. Perhaps, on the contrary, my situation favours loving writing...</text:p>
      <text:p text:style-name="Normal">No. Emotions, me, and, the true missing piece... You. Because, I do not write only for myself. You, your reactions, how the words affect you, and, your soul. Still, I cannot and do not do this only for others’ sake. This alone won’t be sufficient to make me love writing.</text:p>
      <text:p text:style-name="Normal">Resonating, with my own heart. If I can make that happen, if I can truly listen to my own heart... More than anything else, I believe that’s what’s important. How I can touch... My own soul.</text:p>
      <text:p text:style-name="Normal">I see... That might be the answer. Deep resonance with myself. To listen to my heart, that is the trick, in all likelihood. To resonate with my heart...</text:p>
      <text:p text:style-name="Normal"/>
      <text:p text:style-name="Normal">•••</text:p>
      <text:p text:style-name="Normal">Wednesday 14th of May 2025, 22:18, day -225</text:p>
      <text:p text:style-name="Normal">We do not die after one failure. We’ve known nothing but failure, and we’ll feed on them. We’ll use them to learn, we’ll endure through them and fight. Keep this up.</text:p>
      <text:p text:style-name="Normal"/>
      <text:p text:style-name="Normal">•••</text:p>
      <text:p text:style-name="Normal">Thursday 15th of May 2025, 23:33, day -226</text:p>
      <text:p text:style-name="Normal">I want to dedicate my life to writing, but I can’t. As I am right now, it’s not financially possible. And because of my choices, living off of my craft isn’t an option. I... I have to sacrifice writing now in order to write later. In the morning, I’ll be working on... Something. I don’t know what yet. I... Have to give up on certain things. On many things. First, the focus is on university. After we clear that, we work on the project. or am I getting my priorities off?</text:p>
      <text:p text:style-name="Normal">If the project works, it’s a ticket to what I want. It’s a chance to spend my life writing. Let’s... Gamble on the project then. We work on it in the morning. With a crystal clear goal.</text:p>
      <text:p text:style-name="Normal">I want to love writing, and a little imagination showed me that that’s only achievable by dedicating my life to it.</text:p>
      <text:p text:style-name="Normal">We’re also throwing away our pride, and will wake up at 7am. If your spirit breaks just because we get one more hour of sleep as our body demands, then... You’re not worth wasting a life on. Let that be understood. The choice is throwing away my pride, which wants to conquer the 6ams, but wisdom says that we are lacking one leg in the holy trinity. We work hard, we eat our fill, but we don’t rest plenty. we are unintelligent enough as is, I don’t need your constant debuffs from lack of sleep, I promise. Thus, we wake up at 7. And for two hours, we work on the project. Everything else goes as always.</text:p>
      <text:p text:style-name="Normal"/>
      <text:p text:style-name="Normal">•••</text:p>
      <text:p text:style-name="Normal">Friday 16th of may 2025, 21:54, day -227</text:p>
      <text:p text:style-name="Normal">It’s starting to feel like I uncover some deep truth every day. Today was an okay day, and I realised that this wasn’t okay. “Good enough is neither good, nor enough.” Those words are... I have to live by them. I realised that being fine with an okay performance is why I’m living the life I’m living. It’s the reason why my life is so... Average. Accept an average performance, get an average result.</text:p>
      <text:p text:style-name="Normal">So, I have to hunger for perfection. If not perfection, at least great performance, day in day out. To get what I want, I have to put in the work. And to reach my ideals, I have to be unreasonable.</text:p>
      <text:p text:style-name="Normal">Good enough is neither good nor enough. I have to live by those words. Good night. I’m late to sleeping.</text:p>
      <text:p text:style-name="Normal"/>
      <text:p text:style-name="Normal">•••</text:p>
      <text:p text:style-name="Normal">Sunday 18th of May 2025, 01:04, day -228</text:p>
      <text:p text:style-name="Normal">You can under-perform for an entire day, that’s to be expected. You can hang out with friends, that’s okay too. But tell me just one thing: what will you do tomorrow? Will you... Continue in today’s footsteps, or did you do what you’ve done, ready and willing to get back to work right away? I said “tell”, but, well, you’re a writer. Show, don’t tell.</text:p>
      <text:p text:style-name="Normal">Our expectations for ourselves grew. Will the same be true for our performance, I wonder.</text:p>
      <text:p text:style-name="Normal">I spent half of today doubting myself, because of that. Whatever, now’s not the time to be thinking about these questions. You go to sleep now. Tomorrow, you get to work.</text:p>
      <text:p text:style-name="Normal"/>
      <text:p text:style-name="Normal">•••</text:p>
      <text:p text:style-name="Normal">Sunday 18th of May 2025, 22:03, day -229</text:p>
      <text:p text:style-name="Normal">My efficiency is the one thing I have to work the most on. The discrepancy between the theoretical available time and the time I actually use productively is... Unacceptable. We’re also making some modifications to the schedule. First of all, one day out of two is fully dedicated to writing, from morning. Secondly, the time at which we wake up now depends on when we go to sleep. The goal is going to sleep at 21 to wake up at 6, otherwise 22-7. That’s all.</text:p>
      <text:p text:style-name="Normal">Keep on fighting, keep on trying hard. Keep on pushing through our failure, past the mistakes our past. Goodnight.</text:p>
      <text:p text:style-name="Normal"/>
      <text:p text:style-name="Normal">•••</text:p>
      <text:p text:style-name="Normal">Monday 19th of May 2025, 21:40, day -230</text:p>
      <text:p text:style-name="Normal">You faced your fears and did not run away. Good. Very good. Keep this up. Also, there’s one thing I never talk about that was a major factor in the defeat I incurred a few days ago. Tell yourself, reader, how often do you feel loneliness?</text:p>
      <text:p text:style-name="Normal">In my case, it depends. When I am closed up in my cocoon at home and stay there, I’m safe from it. But when I have to go out, when I am surrounded by people who seemingly have a connection with one another, that’s when it assaults me. And I’ve decided that I would carry it, until I find such a thing as a soulmate.</text:p>
      <text:p text:style-name="Normal">By the way, I’d made another discovery the day before yesterday, but I forgot it. Something about writing. まあいい。かまわない。</text:p>
      <text:p text:style-name="Normal">Today, I did accept that I’m rather dissimilar to normal people, in that I can’t seem to connect with anyone. それでもいい。戦い続ければ。 Good night.</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